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12cm" svg:stroke-color="#231f20" draw:stroke-linejoin="miter" svg:stroke-linecap="butt" draw:fill="none" fo:padding-top="0.006cm" fo:padding-bottom="0.006cm" fo:padding-left="0.006cm" fo:padding-right="0.006cm"/>
    </style:style>
    <style:style style:name="gr4" style:family="graphic" style:parent-style-name="standard">
      <style:graphic-properties draw:stroke="none" draw:fill="solid" draw:fill-color="#818284"/>
    </style:style>
    <style:style style:name="gr5" style:family="graphic" style:parent-style-name="standard">
      <style:graphic-properties draw:stroke="solid" svg:stroke-width="0.012cm" svg:stroke-color="#818284" draw:stroke-linejoin="miter" svg:stroke-linecap="butt" draw:fill="none" fo:padding-top="0.006cm" fo:padding-bottom="0.006cm" fo:padding-left="0.006cm" fo:padding-right="0.006cm"/>
    </style:style>
    <style:style style:name="gr6" style:family="graphic" style:parent-style-name="standard">
      <style:graphic-properties draw:stroke="solid" svg:stroke-width="0.012cm" svg:stroke-color="#ffffff" draw:stroke-linejoin="miter" svg:stroke-linecap="butt" draw:fill="none" fo:padding-top="0.006cm" fo:padding-bottom="0.006cm" fo:padding-left="0.006cm" fo:padding-right="0.006cm"/>
    </style:style>
    <style:style style:name="gr7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P1" style:family="paragraph">
      <loext:graphic-properties draw:fill="solid" draw:fill-color="#231f2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818284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54cm" svg:height="0.193cm" svg:x="17.665cm" svg:y="28.916cm" svg:viewBox="0 0 2541 194" svg:d="M16 107c0 7 1 13 3 19 1 6 4 10 9 14 4 4 9 6 16 6s12-2 16-6 7-8 9-14 3-12 3-19c0-6-1-12-3-18s-5-10-9-14-9-6-16-6-12 2-16 6c-5 4-8 8-9 14-2 6-3 12-3 18zM69 39c-1-7-3-13-7-18-4-4-10-6-17-6-10-1-18 4-23 15-6 11-8 28-9 53h1c2-8 6-14 12-18 5-4 12-6 20-6 13 0 23 4 29 13 7 8 10 19 10 33 0 10-1 18-4 26s-8 14-14 18c-6 5-14 7-23 7-12 0-20-2-27-8-6-5-11-13-13-24-3-11-4-24-4-40s1-31 4-42c2-12 7-22 14-28 6-7 16-10 27-10 12 0 21 3 27 10 7 6 10 15 10 25zM120 42c0 8 2 14 6 19s10 7 18 7 14-2 18-7 6-11 6-19c0-9-2-15-6-20s-10-7-18-7-14 2-18 7-6 11-6 20zM102 111c0-5 1-11 3-16 2-6 5-10 9-14s9-6 15-7c-8-2-13-6-17-13-4-6-6-13-6-20 0-12 4-22 11-28s16-9 27-9 20 3 27 9 10 16 11 28c0 7-2 14-6 20-4 7-10 11-17 13 6 1 11 3 15 7s7 8 9 14c2 5 3 11 3 16 0 15-4 26-11 33-8 8-18 12-31 12s-23-4-31-12c-7-7-11-18-11-33zM115 113c0 9 3 17 8 23 4 6 11 9 21 10 10-1 17-4 21-10 5-6 8-14 8-23 0-10-3-18-8-24-4-6-11-10-21-10s-17 4-21 10c-5 6-8 14-8 24zM243 39h-34v-9c12 0 22-3 28-7 6-5 9-11 9-19h10v150h-13zM395 3c-8 14-14 30-18 46s-6 32-6 49c0 16 2 33 6 49s10 32 18 47h-9c-10-17-18-35-22-50-4-16-6-32-6-46 0-15 2-30 6-46s12-32 22-49zM419 142h22c10 1 18-1 24-5s11-11 13-20c3-10 5-22 5-39 0-16-2-29-5-38-2-10-7-16-13-20s-14-6-24-6h-22zM405 3h37c14 0 25 3 33 8 8 6 14 14 17 26 3 11 5 25 4 41 1 17-1 31-4 42s-9 20-17 25c-8 6-19 9-33 9h-37zM576 88c0-14-2-24-7-30-4-6-9-9-17-9s-14 3-18 9-6 16-6 30zM588 117c-1 12-4 21-11 28-6 8-14 11-25 11-12 0-21-4-28-13-6-9-10-24-10-46 0-19 4-34 10-43 7-10 17-15 29-15 13 0 22 4 28 13 5 9 8 23 8 41v5h-61v5c0 16 3 27 7 34 5 6 10 9 17 9 13 0 21-10 24-29zM628 98c-8-3-14-7-17-12-3-4-5-9-5-15 0-11 4-19 10-25 6-5 14-7 24-7 21 0 31 10 31 31v3h-13v-3c0-7-2-12-5-16-3-3-8-5-14-5-7 1-12 2-15 6-3 3-5 8-5 13 0 4 1 8 3 11s6 6 12 8l19 7c7 3 12 7 16 12 3 5 5 11 5 17 0 10-3 18-9 24s-14 9-26 9-20-2-26-8c-6-5-9-14-9-27v-3h13v3c0 16 7 25 22 25 7 0 12-2 16-6 4-3 6-8 6-14 0-5-1-9-4-13-2-3-6-6-11-8zM696 3h12v21h-12zM696 41h12v113h-12zM742 96c0 12 1 21 3 28s5 12 8 15c4 3 8 4 13 4s10-1 13-4c4-3 6-8 8-15s3-16 3-28-1-21-3-28-4-12-8-14c-3-3-8-5-13-5s-9 2-13 5c-3 2-6 7-8 14s-3 16-3 28zM791 41h12v105c0 15-3 28-9 36s-15 12-28 12c-11 0-19-3-25-8-5-5-8-12-8-21h12c0 6 3 11 7 14s9 4 14 4c16 0 24-11 24-32v-17c-2 7-6 12-11 15-4 3-10 5-16 5-5 0-11-2-16-5s-10-9-13-17-5-20-5-35c0-19 3-33 9-43 5-10 14-15 27-15 6 0 11 2 16 5 5 4 8 8 10 15zM824 41h12v16c4-6 8-11 13-14s10-4 16-4c9 0 16 2 21 7s8 12 8 23v85h-13v-81c0-16-6-24-19-24-8 1-14 3-18 8-4 6-7 12-7 21v76h-13zM978 97c0 14 1 25 3 32 3 6 6 11 9 13 4 3 8 4 12 4 5 0 9-1 12-4 4-2 7-7 9-13 3-7 4-18 4-32 0-13-1-23-4-30-2-7-5-12-9-14-3-3-7-4-12-4-4 0-8 1-12 4-3 2-6 7-9 14-2 7-3 17-3 30zM1028 135c-2 7-6 12-10 16-5 3-11 5-18 5-12 0-21-5-27-14-6-10-9-25-9-45 0-19 3-33 9-43s15-15 27-15c7 0 13 2 18 5 4 4 7 8 8 14h1v-55h13v151h-12zM1118 90h-1c-1 2-2 4-5 5s-6 2-8 3l-11 2c-6 2-11 5-14 8-4 4-5 9-5 16 0 6 1 12 5 16 3 4 7 6 13 6 7 0 14-3 18-8 5-6 7-14 8-24zM1064 75c0-12 3-21 8-27 6-6 15-9 27-9 11 0 19 3 24 8s7 13 7 22v66c0 6 3 9 7 9h3v10c-2 1-4 1-5 1-6 0-10-1-12-3-3-1-5-5-5-11v-4c-3 8-7 13-12 15-5 3-11 4-17 4-10 0-17-3-22-8-4-6-7-14-7-23 0-8 2-14 6-20 3-5 9-9 17-12l24-6c4-1 7-3 9-5 1-2 2-7 2-13-1-7-2-12-6-15-3-3-8-5-14-5-7 0-13 3-16 7-4 4-5 11-5 19zM1161 52h-16v-11h16v-31h13v31h19v11h-19v81c0 4 1 7 2 9 2 2 5 2 10 2 2 0 5 0 7-1v11c-1 1-4 1-8 1-9 0-15-1-19-4s-5-8-5-16zM1264 88c0-14-3-24-7-30s-9-9-17-9-14 3-18 9-6 16-6 30zM1276 117c-1 12-4 21-11 28-6 8-14 11-25 11-12 0-21-4-28-13-6-9-10-24-10-46 0-19 4-34 10-43 7-10 17-15 29-15s22 4 27 13c6 9 9 23 9 41v5h-61v5c0 16 3 27 7 34 5 6 10 9 17 9 13 0 21-10 23-29zM1382 39h-34v-9c12 0 22-3 28-7 6-5 10-11 10-19h10v150h-14zM1484 39h-34v-9c13 0 22-3 28-7 6-5 9-11 9-19h10v150h-13zM1598 0l-52 156h-11l52-156zM1644 39h-34v-9c13 0 22-3 28-7 6-5 9-11 9-19h10v150h-13zM1721 53c0 6 1 12 3 18 1 6 4 11 8 14 5 4 10 6 17 6s12-2 16-6c4-3 7-8 9-14s3-12 3-18c0-7-1-13-3-19-2-5-5-10-9-14-4-3-9-5-16-5s-12 2-17 5c-4 4-7 9-8 14-2 6-3 12-3 19zM1724 121c1 8 3 14 7 18s9 7 17 7c10 0 18-5 23-16 5-10 8-28 8-52v-1c-2 8-6 14-12 18-5 5-12 7-20 7-13-1-23-5-30-13-6-9-9-20-9-34 0-9 1-18 4-26 3-7 7-14 14-18 6-5 14-7 23-7 11 0 20 3 27 8 6 6 11 14 13 24 3 11 4 24 4 40 0 17-1 31-4 43-2 12-7 21-14 27-7 7-16 10-28 10s-21-3-27-10c-6-6-9-14-9-25zM1799 194c8-15 14-31 19-47 4-16 6-33 6-49 0-17-2-33-6-49-5-16-11-32-19-46h9c11 17 18 33 22 49s7 31 6 46c1 14-2 30-6 46-4 15-11 33-22 50zM1956 88v11h-45v-11zM2033 3h40c15 0 26 4 32 11 7 8 10 18 10 31 0 8-1 15-4 22-3 6-8 11-15 15s-16 6-27 6h-23v66h-13zM2046 77h23c9 0 17-2 23-7s9-13 9-25c0-11-2-19-8-24-5-5-13-7-24-7h-23zM2186 90h-1c0 2-2 4-5 5s-5 2-8 3l-11 2c-6 2-11 5-14 8-3 4-5 9-5 16 0 6 2 12 5 16s7 6 13 6c8 0 14-3 19-8 4-6 7-14 7-24zM2132 75c0-12 3-21 9-27 5-6 14-9 26-9 11 0 20 3 25 8 4 5 7 13 7 22v66c0 6 2 9 6 9h4v10c-3 1-4 1-6 1-5 0-9-1-12-3-3-1-4-5-4-11v-4h-1c-3 8-6 13-12 15-5 3-11 4-17 4-10 0-17-3-21-8-5-6-7-14-7-23 0-8 1-14 5-20 4-5 9-9 17-12l24-6c4-1 7-3 9-5 1-2 2-7 2-13 0-7-2-12-6-15-3-3-8-5-14-5-7 0-13 3-16 7s-5 11-5 19zM2233 96c0 12 1 21 3 28s5 12 8 15c4 3 8 4 13 4s10-1 13-4c4-3 6-8 8-15s3-16 3-28-1-21-3-28-4-12-8-14c-3-3-8-5-13-5s-9 2-13 5c-3 2-6 7-8 14s-3 16-3 28zM2282 41h12v105c0 15-3 28-9 36s-15 12-28 12c-11 0-19-3-25-8-5-5-8-12-8-21h12c0 6 3 11 7 14s9 4 14 4c16 0 24-11 24-32v-17c-2 7-6 12-11 15-4 3-10 5-16 5-5 0-11-2-16-5s-10-9-13-17-5-20-5-35c0-19 3-33 9-43 5-10 14-15 27-15 6 0 11 2 16 5 5 4 8 8 10 15zM2376 88c0-14-2-24-6-30s-10-9-18-9c-7 0-13 3-17 9s-6 16-6 30zM2389 117c-1 12-5 21-11 28-6 8-15 11-25 11-12 0-22-4-28-13-7-9-10-24-10-46 0-19 3-34 10-43 7-10 16-15 29-15 12 0 21 4 27 13s9 23 9 41v5h-61v5c0 16 2 27 7 34 4 6 10 9 16 9 14 0 22-10 24-29zM2488 71h7c9 0 16-3 20-8 5-5 8-11 8-20s-2-16-6-21c-5-5-11-7-19-7s-14 2-19 7c-4 5-7 13-7 23h-14c0-12 3-22 10-30 7-7 17-11 30-11 12 0 21 3 28 10 7 6 10 15 10 27 0 8-2 15-5 22-4 6-11 10-19 12 9 2 16 6 21 12 5 7 8 15 8 24 0 14-4 24-11 33-7 8-18 12-32 12-13 0-23-3-30-10-8-8-11-18-12-32h14c0 9 2 16 7 22 4 6 11 9 21 10 8 0 15-3 20-8 6-5 9-14 9-27 0-9-3-17-8-22s-12-8-22-8h-9z">
          <text:p/>
        </draw:path>
        <draw:path draw:style-name="gr1" draw:text-style-name="P1" draw:layer="layout" svg:width="3.242cm" svg:height="0.183cm" svg:x="8.879cm" svg:y="28.916cm" svg:viewBox="0 0 3243 184" svg:d="M11 78c0 13 3 24 9 34 6 11 14 20 24 26s22 9 34 9c13 0 24-3 34-9s19-15 25-26c6-10 9-21 9-34 0-12-3-24-9-34s-15-18-25-24-21-9-34-9c-12 0-24 3-34 9s-18 14-24 24-9 22-9 34zM0 78c0-14 4-27 11-39s16-21 28-28 25-11 39-11c15 0 28 4 40 11 11 7 21 16 28 28s10 25 10 39c0 15-3 28-10 41-7 11-17 21-28 28-12 7-25 10-40 10-14 0-27-3-39-10s-21-17-28-28c-7-13-11-26-11-41zM120 94c-2 10-7 18-14 25s-15 10-25 10-18-3-25-7-13-11-17-18c-3-8-5-16-5-26 0-14 4-26 12-35s19-14 34-14c11 0 19 3 27 8 7 6 12 14 13 24h-11c-1-6-5-11-10-15s-11-6-19-7c-11 1-20 5-26 12s-9 16-9 27c0 7 1 13 4 19s7 11 12 15c6 4 12 6 20 6 7 0 14-2 19-7s8-10 9-17zM317 103c-1 18-5 31-13 40-8 10-18 14-32 14-15 0-27-6-36-18-8-13-12-34-12-61s4-47 12-59c9-13 21-19 36-19 10 0 19 2 25 7 6 4 11 10 14 17s5 14 5 23h-14c0-11-3-19-8-26-5-6-12-9-22-9-11-1-19 4-25 15-6 10-9 27-10 51 1 24 4 43 10 53s14 15 25 15c10 0 17-4 22-12 6-7 9-17 9-31zM347 78c0 24 3 43 9 53s15 15 26 15 19-5 25-15 9-29 9-53-3-41-9-51c-6-11-14-16-25-15-11-1-20 4-26 15-6 10-9 27-9 51zM334 78c0-27 4-47 12-59 8-13 20-19 36-19 15 0 27 6 35 19 9 12 13 32 13 59s-4 48-13 61c-8 12-20 18-35 18-16 0-28-6-36-18-8-13-12-34-12-61zM455 3h23l36 135h1l36-135h23v152h-14v-140l-40 140h-12l-39-140h-1v140h-13zM600 3h23l36 135h1l36-135h23v152h-14v-140l-40 140h-12l-39-140h-1v140h-13zM756 78c0 24 3 43 9 53s14 15 25 15 20-5 26-15 9-29 9-53-3-41-9-51c-6-11-15-16-26-15-11-1-19 4-25 15-6 10-9 27-9 51zM742 78c0-27 4-47 13-59 8-13 20-19 35-19 16 0 28 6 36 19 8 12 12 32 13 59-1 27-5 48-13 61-8 12-20 18-36 18-15 0-27-6-35-18-9-13-13-34-13-61zM861 3h18l58 132v-132h14v152h-18l-58-133h-1v133h-13zM965 3h13l27 134 26-134h16l25 134h1l26-134h14l-32 152h-17l-25-134-25 134h-17zM1127 3h75v11h-62v55h58v12h-58v62h64v12h-77zM1253 3h17l45 152h-15l-12-45h-53l-12 45h-14zM1285 98l-23-85h-1l-23 85zM1326 3h14v140h63v12h-77zM1431 14h-39v-11h92v11h-39v141h-14zM1569 78h-59v77h-14v-152h14v64h59v-64h14v152h-14zM1669 78c0 24 3 43 9 53s15 15 26 15 19-5 25-15 9-29 9-53-3-41-9-51c-6-11-14-16-25-15-11-1-20 4-26 15-6 10-9 27-9 51zM1655 78c1-27 5-47 13-59 8-13 20-19 36-19 15 0 27 6 35 19 9 12 13 32 13 59s-4 48-13 61c-8 12-20 18-35 18-16 0-28-6-36-18-8-13-12-34-13-61zM1775 3h75v11h-61v55h57v12h-57v74h-14zM1938 3h17l45 152h-15l-12-45h-53l-12 45h-15zM1970 98l-23-85h-1l-23 85zM2013 3h14v108c0 24 10 35 30 35 19 0 29-11 29-35v-108h14v108c0 17-4 29-11 36-8 7-18 10-32 10s-25-3-33-10c-7-7-11-19-11-36zM2188 41c0-9-3-16-7-22-5-5-11-7-21-7-9 0-16 2-21 7s-7 12-7 20c0 9 3 15 8 20 4 4 11 7 18 10 7 2 14 5 21 7 8 3 14 7 19 12 4 6 7 14 7 24 0 16-4 27-12 34-9 8-20 11-34 11s-25-3-32-11c-8-8-12-19-12-35v-4h14v7c0 9 2 17 7 23s13 9 23 9 18-3 23-7c6-5 9-13 10-24-1-10-3-16-8-20-5-5-11-8-18-11-7-2-15-4-22-7s-13-7-18-12c-5-6-8-14-8-25 0-12 4-21 11-29 8-7 18-11 31-11 14 0 24 4 31 11s10 17 10 30zM2251 14h-39v-11h92v11h-39v141h-14zM2330 73h23c11 0 19-2 25-7s9-12 9-22-2-17-7-22-13-8-25-8h-25zM2316 3h46c12 0 22 3 29 10 6 6 10 16 10 28 0 9-2 17-6 24-5 7-12 12-22 14 10 1 16 4 20 10s6 14 6 27l1 17c0 4 0 8 1 12 1 3 2 7 5 10h-16c-1-3-2-6-3-10-1-3-1-7-1-11v-13c0-10-1-17-3-22s-5-9-9-11-10-3-18-3h-26v70h-14zM2455 3h18l45 152h-15l-12-45h-54l-12 45h-15zM2488 98l-24-85h-1l-23 85zM2529 3h14v140h62v12h-76zM2620 3h14v152h-14zM2690 3h17l45 152h-14l-13-45h-53l-12 45h-14zM2722 98l-23-85-24 85zM2768 133h14v22c0 6-1 12-3 17-2 6-6 9-12 12v-8c2-2 4-5 5-8 2-3 2-8 2-13h-6zM2853 51c0-15 3-26 10-34 7-9 18-13 32-13 7 0 13 1 19 4s11 7 14 13c4 6 6 14 6 24 0 8-2 16-6 23-3 8-10 15-19 23l-16 13c-8 6-14 13-18 19-5 6-8 13-9 20h69v12h-83c0-12 3-23 8-32s13-19 23-27l16-14c8-6 13-12 16-18 4-5 5-12 5-19 0-10-2-17-7-23-5-5-11-7-19-7-9 0-16 2-20 8-5 6-7 16-8 28zM2953 80c0-15 1-28 3-39 2-12 7-21 13-27 6-7 15-10 26-10s20 3 26 10c6 6 10 15 13 27 2 11 3 24 3 39s-1 28-3 41c-3 11-7 20-13 26-6 7-15 10-26 10s-20-3-26-10c-6-6-11-15-13-26-2-13-3-26-3-41zM2966 80c0 24 2 42 7 52 4 10 12 15 22 15s17-5 22-15c4-10 7-28 6-52 1-24-2-41-6-51-5-10-12-15-22-14-10-1-18 4-22 14-5 10-7 27-7 51zM3096 39h-34v-9c13 0 22-3 28-7 6-5 9-11 9-19h10v151h-13zM3171 53c0 6 1 12 2 18 2 6 5 11 9 14 4 4 10 6 17 6 6 0 12-2 16-6 4-3 7-8 9-14s3-12 3-18c0-7-1-13-3-19-2-5-5-10-9-14-4-3-10-5-16-5-7 0-13 2-17 5-4 4-7 9-9 14-1 6-2 12-2 19zM3174 122c0 8 2 14 6 18s10 7 18 7c10 0 18-5 23-16 5-10 8-29 8-53v-1c-3 8-7 14-12 18-6 5-12 7-20 7-13-1-23-5-30-13-6-9-10-20-10-34 0-9 2-18 5-26 3-7 7-14 13-18 6-5 14-7 24-7 11 0 20 3 26 8 7 6 11 14 14 24 3 11 4 24 4 40 0 17-1 31-4 44-3 12-7 21-14 27-7 7-16 10-28 10s-21-3-27-10c-6-6-9-14-10-25z">
          <text:p/>
        </draw:path>
        <draw:polygon draw:style-name="gr2" draw:text-style-name="P2" draw:layer="layout" svg:width="2.993cm" svg:height="2.794cm" svg:x="17.204cm" svg:y="0.804cm" svg:viewBox="0 0 2994 2795" draw:points="0,0 2994,0 2994,2795 0,2795">
          <text:p/>
        </draw:polygon>
        <draw:polygon draw:style-name="gr3" draw:text-style-name="P3" draw:layer="layout" svg:width="2.993cm" svg:height="2.79cm" svg:x="17.204cm" svg:y="0.804cm" svg:viewBox="0 0 2994 2791" draw:points="0,2791 2994,2791 2994,0 0,0">
          <text:p/>
        </draw:polygon>
        <draw:polygon draw:style-name="gr1" draw:text-style-name="P1" draw:layer="layout" svg:width="19.401cm" svg:height="0.042cm" svg:x="0.8cm" svg:y="3.979cm" svg:viewBox="0 0 19402 43" draw:points="0,0 19402,0 19402,43 0,43">
          <text:p/>
        </draw:polygon>
        <draw:path draw:style-name="gr1" draw:text-style-name="P1" draw:layer="layout" svg:width="4.478cm" svg:height="0.513cm" svg:x="8.96cm" svg:y="1.694cm" svg:viewBox="0 0 4479 514" svg:d="M0 7h150c33 0 59 9 78 26 19 18 28 44 29 79 0 27-6 49-17 66-10 17-27 28-50 33v1c18 3 31 8 41 17 9 8 15 21 18 38 4 17 5 40 5 68 0 21 2 37 4 49s7 19 15 23v3h-88c-4-5-7-12-8-19-2-7-2-15-2-23l-3-77c0-16-4-28-12-37s-19-14-36-14h-43v170h-81zM81 184h34c19 0 34-4 45-14 10-9 16-25 16-46-1-38-19-57-57-57h-38zM459 225c0-24-3-41-8-54-5-12-16-18-32-18-15 0-26 7-31 19-6 12-9 26-9 41v12zM379 271v24c0 18 3 35 9 48 5 14 16 22 30 22 13 0 22-4 28-14 7-10 11-24 13-42h70c-1 35-11 62-29 81s-45 28-81 28c-37 0-64-9-80-25-17-16-28-36-32-61s-6-50-5-76c-1-27 2-53 8-76 5-24 17-43 34-58 18-14 44-23 78-23 30 0 53 7 70 20 16 13 27 30 33 53s9 50 8 81v18zM590 160h-39v-52h39v-36c0-27 8-46 22-57s34-16 59-15c14 0 28 0 42 1v55c-5 0-10 0-15 0-11 0-19 2-23 5-5 4-7 10-7 19v28h45v52h-45v250h-78zM895 375h-1c-9 15-19 26-33 33-13 7-28 10-45 10-24 0-43-7-56-20-13-14-20-36-21-66v-224h78v208c0 15 3 26 8 33 5 6 14 10 25 10 27 0 41-17 41-50v-201h78v302h-74zM1092 269c0 21 2 39 8 54 5 16 15 24 31 24s27-8 34-24c6-16 9-36 8-62 1-37-2-63-8-79-6-15-17-23-32-23-17 0-28 8-33 25-6 16-8 44-8 85zM1248 108v287c0 40-10 70-29 90-20 19-52 29-97 29-33 0-59-7-77-21s-26-34-26-60h74c0 10 4 18 12 23 7 5 16 8 26 9 15-1 27-6 33-16 7-10 10-23 9-39v-40h-1c-8 11-17 20-29 27-11 7-23 10-35 10-31 0-54-11-70-35s-23-63-23-118c-1-24 1-48 6-72 4-23 13-42 27-58 13-15 34-25 62-25 11-1 22 2 34 10 11 6 21 17 28 32h1v-33zM1454 225c-1-24-3-41-8-54-5-12-16-18-32-18-15 0-26 7-31 19-6 12-9 26-9 41v12zM1374 271v24c0 18 3 35 9 48 5 14 15 22 30 22 12 0 22-4 28-14 7-10 11-24 13-42h70c-2 35-11 62-29 81s-45 28-81 28c-37 0-64-9-80-25-17-16-28-36-32-61s-6-50-5-76c-1-27 2-53 8-76 5-24 17-43 34-58 18-14 44-23 78-23 30 0 53 7 69 20 17 13 28 30 34 53s8 50 8 81v18zM1707 225c0-24-3-41-8-54-5-12-15-18-31-18s-26 7-32 19-9 26-8 41v12zM1628 271v24c-1 18 2 35 8 48 6 14 16 22 30 22 13 0 22-4 29-14 6-10 10-24 12-42h70c-1 35-11 62-28 81-18 19-45 28-82 28s-63-9-80-25-27-36-32-61c-4-25-6-50-5-76 0-27 2-53 8-76 6-24 17-43 35-58 17-14 43-23 78-23 30 0 53 7 69 20s27 30 33 53 9 50 8 81v18zM2102 259c-6 4-11 7-17 10-6 2-11 4-16 5-16 4-27 9-34 17s-10 19-10 32c0 12 2 22 6 30 5 8 12 12 23 12s22-3 32-11c10-7 15-19 16-35zM1960 200v-7c0-23 5-42 15-55 9-14 22-24 38-30 16-5 34-9 53-9 31 0 54 5 70 12 16 8 27 19 32 33 6 14 9 30 8 49v159c0 13 1 24 2 33s4 17 8 25h-75c-4-10-7-20-9-31h-1c-9 15-19 26-32 31-12 6-27 9-45 8-18 0-33-5-43-13-11-9-19-20-24-33-4-13-7-26-7-40 0-28 7-49 19-63 12-15 31-25 58-32l44-12c11-3 19-7 24-12s7-13 7-23c0-12-3-21-9-28-5-6-14-9-27-9-12 0-21 3-27 10s-9 17-9 29v8zM2231 108h75v35h1c9-15 19-26 33-33 13-7 28-11 44-11 25 0 44 8 57 21 14 14 21 36 21 66v224h-78v-208c0-15-3-26-8-33-5-6-14-10-25-10-27 0-41 17-41 50v201h-79zM2674 378h-1c-16 28-39 41-68 40-32 1-55-12-71-37-15-25-22-66-22-122s7-97 22-122c16-25 39-39 71-38 14 0 27 4 37 10 11 6 20 15 28 27h1v-129h78v403h-75zM2589 259c0 33 3 58 8 75 5 16 16 25 33 25s28-9 33-25c6-17 8-42 8-75s-2-58-8-75c-5-16-16-25-33-25s-28 9-33 25c-5 17-8 42-8 75zM2992 311v11c0 13 3 24 10 32 7 7 17 11 30 11 12 0 22-3 29-9s11-15 11-27c0-9-3-17-9-22-5-5-11-9-19-12l-55-20c-21-7-37-18-48-31-11-14-17-32-17-53 0-26 9-48 26-65s46-27 86-27c35 0 61 8 78 23s25 36 25 64v12h-69c0-15-3-27-8-34-6-8-14-11-27-11-10 0-18 2-25 8-7 5-11 13-11 24-1 8 2 15 7 21s14 11 26 15l47 15c25 8 42 19 52 33 11 14 16 32 15 54-1 32-11 56-32 72-20 15-47 23-80 23-29 0-52-4-68-12-17-8-28-19-35-33-6-15-9-31-9-51v-11zM3188 108h75v32h1c16-28 39-42 69-41 31-1 54 13 70 38 15 25 22 66 22 122s-7 97-22 122c-16 25-39 38-70 37-15 0-28-3-38-9-11-6-20-15-28-27h-1v128h-78zM3266 259c0 33 2 58 8 75 5 16 16 25 33 25s28-9 33-25c6-17 8-42 8-75s-2-58-8-75c-5-16-16-25-33-25s-28 9-33 25c-6 17-8 42-8 75zM3610 225c0-24-3-41-8-54-5-12-15-18-31-18s-26 7-32 19-9 26-8 41v12zM3531 271v24c-1 18 2 35 8 48 6 14 16 22 30 22 13 0 22-4 29-14 6-10 10-24 12-42h70c-1 35-11 62-28 81-18 19-45 28-82 28s-63-9-80-25-27-36-32-61c-4-25-6-50-5-76 0-27 2-53 8-76 6-24 17-43 35-58 17-14 43-23 78-23 30 0 53 7 69 20s27 30 33 53 9 50 8 81v18zM3875 217c0-16-2-29-7-42-4-12-14-18-28-19-19 0-31 9-37 26-5 17-8 43-8 78 0 37 3 64 8 81 6 17 17 25 34 24 13 0 22-5 29-17 6-11 9-29 9-54h74c1 40-8 71-27 92-18 21-47 32-88 32-26 1-48-4-65-14-17-9-30-26-39-50-8-23-12-55-12-95 0-41 5-74 16-97 10-23 24-39 43-49 18-9 39-15 63-14 36 0 63 12 82 32 18 21 27 50 27 86zM3996 3h78v66h-78zM3996 108h78v302h-78zM4270 259c-6 4-12 7-18 10-5 2-11 4-16 5-15 4-27 9-34 17-6 8-10 19-10 32 0 12 3 22 7 30 5 8 12 12 23 12s22-3 31-11c10-7 16-19 17-35zM4128 200v-7c0-23 5-42 14-55 10-14 22-24 38-30 16-5 34-9 54-9 30 0 54 5 70 12 16 8 26 19 32 33s8 30 8 49v159c0 13 0 24 2 33 1 9 4 17 7 25h-74c-4-10-8-20-9-31h-2c-8 15-19 26-31 31-12 6-27 9-46 8-18 0-32-5-43-13-11-9-18-20-23-33s-7-26-7-40c0-28 6-49 18-63 13-15 32-25 59-32l44-12c11-3 19-7 23-12 5-5 8-13 8-23 0-12-3-21-9-28-6-6-15-9-28-9-12 0-21 3-27 10s-9 17-9 29v8zM4401 7h78v403h-78z">
          <text:p/>
        </draw:path>
        <draw:path draw:style-name="gr1" draw:text-style-name="P1" draw:layer="layout" svg:width="5.029cm" svg:height="0.506cm" svg:x="8.683cm" svg:y="2.332cm" svg:viewBox="0 0 5030 507" svg:d="M0 4h77v131h1c8-14 18-23 31-30 12-6 27-9 43-9 25 0 44 7 57 20 14 14 20 36 20 66v224h-77v-208c0-15-3-26-8-33-6-6-14-10-26-10-27 0-40 17-41 50v201h-77zM436 371h-1c-8 15-19 26-32 33s-28 10-45 10c-24 0-43-7-56-20-14-14-21-36-21-66v-224h78v208c0 15 2 26 8 33 5 6 13 10 25 10 27 0 41-17 41-50v-201h78v302h-75zM563 104h74v31h1c10-14 21-24 34-30 12-6 27-9 43-9 18 0 33 4 45 12 12 9 20 21 24 36h2c6-16 15-28 29-36 13-8 29-12 47-12 26 0 45 7 57 23s19 38 19 67v220h-78v-211c0-13-2-23-7-30-5-6-13-10-23-10-13 0-23 5-30 13-7 9-11 22-11 39v199h-78v-211c0-13-2-23-7-30-4-6-12-10-23-10-13 0-22 5-30 13-7 9-11 22-11 39v199h-77zM1130 255c-5 4-11 7-17 10-6 2-11 4-16 5-16 4-27 9-34 17s-10 19-10 32c0 12 2 22 7 30 4 8 12 12 22 12 12 0 22-3 32-11 10-7 15-19 16-35zM988 196v-7c1-23 6-42 15-55 9-14 22-24 38-30 16-5 34-8 54-8 30 0 53 4 69 11 16 8 27 19 33 33 5 14 8 30 8 49v159c0 13 0 24 1 33 2 9 4 17 8 25h-74c-5-10-8-20-10-31h-1c-9 15-19 26-31 31-12 6-28 9-46 8-18 0-32-5-43-13-11-9-19-20-23-33-5-13-7-26-7-40 0-28 6-49 18-63 12-15 32-25 58-32l44-12c11-3 19-7 24-12s7-13 7-23c0-12-3-21-8-28-6-6-15-9-28-9-12 0-21 3-27 10s-9 17-9 29v8zM1265 104h74v35h1c8-15 19-26 33-33 13-7 28-10 44-10 25 0 44 7 57 20 14 14 20 36 20 66v224h-77v-208c0-15-3-26-8-33-5-6-14-10-25-10-27 0-41 17-42 50v201h-77zM1549 0h78v66h-78zM1549 104h78v302h-78zM1698 17h77v87h45v52h-45v164c0 12 2 20 6 26 4 5 11 8 22 8 6 0 12-1 17-2v54c-16 2-33 3-50 4-20 0-35-3-46-7-10-5-17-14-21-25-4-12-6-28-5-48v-174h-40v-52h40zM1991 255c-6 4-11 7-17 10-6 2-11 4-16 5-16 4-27 9-34 17s-10 19-10 32c0 12 2 22 7 30 4 8 12 12 22 12 11 0 22-3 32-11 10-7 15-19 16-35zM1849 196v-7c1-23 5-42 15-55 9-14 22-24 38-30 16-5 34-8 54-8 30 0 53 4 69 11 16 8 27 19 33 33 5 14 8 30 7 49v159c0 13 1 24 2 33 2 9 4 17 8 25h-74c-5-10-8-20-10-31h-1c-9 15-19 26-31 31-12 6-28 9-46 8-18 0-33-5-43-13-11-9-19-20-23-33-5-13-7-26-7-40 0-28 6-49 18-63 12-15 32-25 58-32l44-12c11-3 19-7 24-12s7-13 7-23c0-12-3-21-8-28-6-6-15-9-28-9-12 0-21 3-27 10s-9 17-9 29v8zM2120 104h74v40h1c8-15 18-27 29-35 11-9 25-13 41-13 5 0 10 0 14 1v74c-8-1-16-1-24-1-14 0-27 4-39 12-11 9-18 23-18 43v181h-78zM2310 0h77v66h-77zM2310 104h77v302h-77zM2583 255c-6 4-11 7-17 10-6 2-11 4-16 5-16 4-27 9-34 17s-10 19-10 32c0 12 2 22 6 30 5 8 12 12 23 12s22-3 32-11c10-7 15-19 16-35zM2441 196v-7c0-23 5-42 15-55 9-14 22-24 38-30 16-5 33-8 53-8 31 0 54 4 70 11 16 8 27 19 32 33 6 14 9 30 8 49v159c0 13 1 24 2 33s4 17 8 25h-75c-4-10-7-20-9-31h-1c-9 15-19 26-32 31-12 6-27 9-45 8-18 0-33-5-43-13-11-9-19-20-24-33-4-13-7-26-7-40 0-28 6-49 19-63 12-15 31-25 58-32l44-12c11-3 19-7 24-12s7-13 7-23c0-12-3-21-9-28-5-6-14-9-27-9-12 0-21 3-27 10s-9 17-9 29v8zM2712 104h74v35h1c9-15 19-26 33-33 13-7 28-10 44-10 25 0 44 7 57 20 14 14 21 36 21 66v224h-78v-208c0-15-3-26-8-33-5-6-14-10-25-10-27 0-41 17-41 50v201h-78zM3134 104h74v32h1c16-28 39-41 69-40 31-1 55 12 70 37s23 66 23 122-8 97-23 122-39 38-70 37c-15 0-28-3-38-9-11-6-20-15-28-27h-1v129h-77zM3211 255c0 33 2 58 8 75 5 16 16 25 33 25s28-9 33-25c6-17 8-42 8-75s-2-58-8-75c-5-16-16-25-33-25s-28 9-33 25c-6 17-8 42-8 75zM3415 104h74v40h2c7-15 17-27 28-35 11-9 25-13 41-13 5 0 10 0 14 1v74c-7-1-16-1-24-1-14 0-27 4-39 12-11 9-17 23-18 43v181h-78zM3670 255c-1 32 1 57 6 76 5 20 17 30 35 30 16 1 26-7 33-24 6-17 9-44 9-82s-3-65-9-82c-7-17-17-25-33-24-18 0-30 10-35 29-5 20-7 45-6 77zM3592 255c-1-52 8-91 26-119 18-27 49-40 93-40 31-1 55 5 73 17 17 12 29 29 36 53 8 24 11 54 11 89 0 52-8 91-27 119-18 27-49 40-93 40-31 1-55-5-72-17-18-12-30-29-37-53s-11-54-10-89zM3872 104h75v32h1c16-28 39-41 69-40 31-1 55 12 70 37s23 66 23 122-8 97-23 122-39 38-70 37c-15 0-27-3-38-9-10-6-20-15-27-27h-2v129h-78zM3950 255c0 33 3 58 8 75 5 16 17 25 33 25 17 0 28-9 33-25 6-17 8-42 8-75s-2-58-8-75c-5-16-16-25-33-25-16 0-28 9-33 25-5 17-8 42-8 75zM4227 255c0 32 2 57 7 76 5 20 17 30 35 30 15 1 26-7 33-24 6-17 9-44 9-82s-3-65-9-82c-7-17-18-25-33-24-18 0-30 10-35 29-5 20-7 45-7 77zM4150 255c-1-52 8-91 26-119 18-27 49-40 93-40 31-1 55 5 72 17 18 12 30 29 37 53s11 54 10 89c1 52-8 91-26 119-18 27-49 40-93 40-31 1-55-5-72-17-18-12-30-29-37-53s-11-54-10-89zM4486 307v11c0 13 4 24 11 32 7 7 17 11 30 11 12 0 22-3 29-9s10-15 10-27c0-9-3-17-8-22s-12-9-20-12l-54-20c-22-7-38-18-49-31-11-14-16-32-16-53-1-26 8-48 25-65 18-17 47-26 86-26 36 0 62 7 79 22 16 15 25 36 25 64v12h-70c0-15-3-27-8-34-5-8-14-11-26-11-10 0-19 2-26 8-7 5-10 13-11 24 0 8 2 15 7 21s14 11 27 15l47 15c24 8 41 19 52 33 10 14 15 32 15 54-1 32-12 56-32 72-21 15-48 23-81 23-29 0-51-4-68-12-16-8-28-19-34-33-7-15-10-31-9-51v-11zM4820 255c-5 4-11 7-17 10-6 2-11 4-16 5-16 4-27 9-34 17-6 8-10 19-10 32 0 12 2 22 7 30 4 8 12 12 22 12 12 0 22-3 32-11 10-7 16-19 16-35zM4678 196v-7c1-23 6-42 15-55 9-14 22-24 38-30 16-5 34-8 54-8 30 0 53 4 69 11 16 8 27 19 33 33 5 14 8 30 8 49v159c0 13 0 24 2 33 1 9 3 17 7 25h-74c-5-10-8-20-10-31h-1c-8 15-19 26-31 31-12 6-28 9-46 8-18 0-32-5-43-13-11-9-18-20-23-33s-7-26-7-40c0-28 6-49 18-63 12-15 32-25 58-32l44-12c12-3 20-7 24-12 5-5 7-13 7-23 0-12-3-21-8-28-6-6-15-9-28-9-12 0-21 3-27 10s-9 17-9 29v8zM4952 4h78v402h-78z">
          <text:p/>
        </draw:path>
        <draw:path draw:style-name="gr1" draw:text-style-name="P1" draw:layer="layout" svg:width="0.595cm" svg:height="0.231cm" svg:x="18.404cm" svg:y="1.462cm" svg:viewBox="0 0 596 232" svg:d="M0 0h121v30h-85v64h79v31h-79v103h-36zM174 142c0 22 2 38 5 49 4 10 12 16 24 16 13 0 21-6 25-16 4-11 5-27 5-49 0-19-1-35-5-46-4-12-12-18-25-18-12 0-20 6-24 18-3 11-5 27-5 46zM140 142c0-18 2-33 5-47 4-13 11-24 20-31 9-8 22-11 38-12 17 1 30 4 39 12 9 7 16 18 20 31 4 14 5 29 5 47s-2 34-6 47-10 24-20 31c-9 8-22 12-38 12-15 0-28-4-37-12-9-7-16-18-20-31s-6-29-6-47zM289 57h35v26c4-9 9-17 17-22 6-6 14-9 24-9 4 0 6 1 8 2v35c-1-1-3-1-6-2-2 0-5 0-8 0-5-1-10 0-16 2-6 3-10 7-14 12-3 6-5 14-5 24v103h-35zM397 57h32v20h1c5-8 11-14 18-18s15-7 23-7c12 1 21 3 27 8s11 11 13 18c5-8 11-14 17-19 7-4 16-7 26-7 12 0 22 4 30 11 7 7 11 18 12 35v130h-35v-118c0-11-1-19-5-23-3-5-8-8-15-7-8 0-14 2-19 8-6 5-8 14-9 25v115h-34v-118c0-11-2-19-5-23-3-5-9-8-16-7-7 0-13 2-19 8-5 5-8 14-8 25v115h-34z">
          <text:p/>
        </draw:path>
        <draw:path draw:style-name="gr1" draw:text-style-name="P1" draw:layer="layout" svg:width="1.237cm" svg:height="0.712cm" svg:x="18.016cm" svg:y="1.981cm" svg:viewBox="0 0 1238 713" svg:d="M122 488c0 43 8 77 24 104s40 41 73 42c34-1 58-16 72-44 14-29 21-64 21-107 0-48-8-86-23-112-14-26-38-39-70-39-40 2-67 17-80 47-12 29-18 66-17 109zM299 169c0-21-5-41-17-60-11-19-31-29-58-30-35 1-60 14-76 40-16 25-26 56-30 93-5 37-6 73-6 107l3 2c29-50 75-74 136-74 50 0 90 18 123 52 32 35 49 87 50 157 1 81-16 144-51 189s-89 67-163 68c-58-1-102-15-133-42-30-28-51-67-62-117-11-51-16-109-15-176-1-71 5-134 17-191 11-57 34-102 66-136 33-33 79-51 140-51s108 14 140 42 48 70 48 127zM684 713c-142-1-212-71-211-210 1-52 12-93 34-121 22-29 51-47 86-54v-2c-31-10-54-27-71-51-17-25-26-58-26-100 1-54 18-97 51-128s79-47 137-47c59 0 105 16 138 47s50 74 51 128c0 42-9 75-26 100-17 24-41 41-71 51v2c36 7 64 25 86 54 22 28 33 69 33 121 2 139-69 209-211 210zM586 501c-1 38 6 70 19 95 14 25 41 37 79 38 39-1 65-13 79-38s21-57 20-95c1-38-6-70-20-94-14-25-40-38-79-38-38 0-65 13-79 38-13 24-20 56-19 94zM597 183c-1 29 5 54 17 75 13 20 36 31 70 32 35-1 58-12 70-32 13-21 19-46 18-75 1-28-5-52-18-73-12-20-35-31-70-31-34 0-57 11-70 31-12 21-18 45-17 73zM1124 699v-508h-145v-73h11c23 1 46-2 68-7 23-6 42-16 60-31 17-15 31-37 38-66v-14h82v699z">
          <text:p/>
        </draw:path>
        <draw:path draw:style-name="gr1" draw:text-style-name="P1" draw:layer="layout" svg:width="0.262cm" svg:height="0.254cm" svg:x="1.075cm" svg:y="2.493cm" svg:viewBox="0 0 263 255" svg:d="M145 169l-34-84-39 84zM153 183h-90l-8 25c-4 9-9 13-9 17 0 9 5 13 9 17 4 0 13 4 25 4v9h-80v-9c8 0 17-4 21-12 4-4 13-17 21-34l90-200h4l89 204c9 17 13 30 21 34 5 4 9 8 17 8v9h-123v-9h9c8 0 13 0 17-4 4 0 4-4 4-8v-4c0-5 0-9-4-17z">
          <text:p/>
        </draw:path>
        <draw:path draw:style-name="gr1" draw:text-style-name="P1" draw:layer="layout" svg:width="0.186cm" svg:height="0.178cm" svg:x="1.35cm" svg:y="2.573cm" svg:viewBox="0 0 187 179" svg:d="M170 0v136c0 13 0 21 0 25 4 0 9 4 17 4v10h-72v-26c-4 12-12 16-21 21-8 5-17 9-30 9-8 0-17-4-26-9-8-9-13-13-13-21-4-9-4-22-4-43v-68c0-12-4-21-4-25-4 0-9-4-17-4v-9h73v119c0 13 0 21 0 21 0 4 4 9 8 9 0 4 5 4 9 4s8 0 8-4c5-5 13-9 17-17v-94c0-12 0-21 0-25-4 0-8-4-17-4v-9z">
          <text:p/>
        </draw:path>
        <draw:path draw:style-name="gr1" draw:text-style-name="P1" draw:layer="layout" svg:width="0.118cm" svg:height="0.182cm" svg:x="1.562cm" svg:y="2.569cm" svg:viewBox="0 0 119 183" svg:d="M106 0l5 59h-9c-4-17-12-29-21-33-8-9-17-13-25-13-5 0-9 4-13 8-4 0-4 5-4 9s0 8 4 12c4 5 13 13 34 26 17 9 29 22 34 30 4 9 8 17 8 30 0 9-4 17-8 26-5 8-9 16-21 21-9 4-17 8-26 8-8 0-21-4-35-8-4 0-4 0-8 0s-4 0-9 8h-8v-63h4c9 17 13 29 26 38 9 8 17 12 26 12 4 0 8-4 13-8 4-4 8-8 8-13 0-4-4-8-8-12-5-5-9-13-22-22-22-12-34-21-39-29-8-9-12-22-12-35s4-25 12-34c13-13 27-17 44-17 8 0 17 4 25 9 4 0 4 0 9 0h4c0 0 4-5 8-9z">
          <text:p/>
        </draw:path>
        <draw:path draw:style-name="gr1" draw:text-style-name="P1" draw:layer="layout" svg:width="0.115cm" svg:height="0.233cm" svg:x="1.701cm" svg:y="2.514cm" svg:viewBox="0 0 116 234" svg:d="M73 0v59h43v22h-43v102c0 13 0 17 0 21 5 5 5 5 5 9 4 0 4 0 8 0 8 0 17-4 21-17l9 4c-13 21-30 34-52 34-9 0-21-4-26-9-8-4-12-12-17-21 0-4 0-12 0-34v-89h-21v-9c13-8 26-21 38-34 9-13 22-25 31-38z">
          <text:p/>
        </draw:path>
        <draw:path draw:style-name="gr1" draw:text-style-name="P1" draw:layer="layout" svg:width="0.143cm" svg:height="0.178cm" svg:x="1.833cm" svg:y="2.569cm" svg:viewBox="0 0 144 179" svg:d="M67 4v43c13-21 21-30 30-38 9-5 18-9 26-9 5 0 13 4 17 9 4 4 4 8 4 17 0 8 0 12-4 16-4 5-8 9-17 9-4 0-8-4-17-9-4-4-4-4-9-4h-4c0 0-5 0-9 4-4 0-8 9-13 17 0 9-4 26-4 38v39 12c0 5 0 9 0 13 4 0 4 4 9 4 4 4 8 4 12 4v10h-88v-10c4 0 12-4 12-4 4-4 4-12 4-29v-94c0-8 0-16 0-16-4-5-4-9-8-9 0-4-4-4-8-4v-9z">
          <text:p/>
        </draw:path>
        <draw:path draw:style-name="gr1" draw:text-style-name="P1" draw:layer="layout" svg:width="0.165cm" svg:height="0.178cm" svg:x="1.998cm" svg:y="2.569cm" svg:viewBox="0 0 166 179" svg:d="M94 140v-59c-17 8-26 16-35 29-4 4-9 13-9 17 0 9 5 13 9 17 0 4 4 4 14 4 4 0 12-4 21-8zM94 153c-21 16-44 26-60 26-9 0-17-5-22-10-8-8-12-12-12-25s8-25 17-34c12-8 38-25 77-42v-17c0-13 0-21-4-25 0 0-5-5-9-9-4 0-8-4-13-4-9 0-13 4-18 8-4 0-4 5-4 5 0 4 0 8 4 12 5 4 5 9 5 13 0 8 0 13-5 17-4 4-12 4-16 4-9 0-17 0-22-4-4-4-8-13-8-17 0-9 4-17 13-25 4-9 17-13 29-17 13-5 27-9 39-9 17 0 30 4 38 13 9 4 13 13 17 21 5 4 5 17 5 34v68c0 8 0 12 0 12 0 5 0 5 4 5 0 4 0 4 4 4 0 0 4-4 9-9l4 5c-4 8-13 16-17 21-9 5-17 5-26 5-8 0-17 0-21-5s-8-13-8-21z">
          <text:p/>
        </draw:path>
        <draw:path draw:style-name="gr1" draw:text-style-name="P1" draw:layer="layout" svg:width="0.094cm" svg:height="0.25cm" svg:x="2.175cm" svg:y="2.497cm" svg:viewBox="0 0 95 251" svg:d="M73 0v213c0 13 5 21 5 25 4 4 8 4 17 4v9h-95v-9c9 0 18 0 18-4 5-4 5-12 5-25v-175c0-12 0-21-5-25 0-4-9-4-18-4v-9z">
          <text:p/>
        </draw:path>
        <draw:path draw:style-name="gr1" draw:text-style-name="P1" draw:layer="layout" svg:width="0.093cm" svg:height="0.254cm" svg:x="2.281cm" svg:y="2.493cm" svg:viewBox="0 0 94 255" svg:d="M72 80v137c0 13 0 21 4 25 0 4 9 4 18 4v9h-94v-9c9 0 13 0 17-4 0-4 4-12 4-25v-99c0-12-4-21-4-25-4 0-8-4-17-4v-9zM47 0c8 0 13 4 17 8 8 5 8 13 8 22 0 4 0 12-8 16-4 9-9 9-17 9-9 0-17 0-21-9-5-4-9-12-9-16 0-9 4-17 9-22 4-4 12-8 21-8z">
          <text:p/>
        </draw:path>
        <draw:path draw:style-name="gr1" draw:text-style-name="P1" draw:layer="layout" svg:width="0.16cm" svg:height="0.178cm" svg:x="2.396cm" svg:y="2.569cm" svg:viewBox="0 0 161 179" svg:d="M89 140v-59c-17 8-26 16-34 29-5 4-9 13-9 17 0 9 4 13 9 17 0 4 4 4 12 4 5 0 13-4 22-8zM89 153c-22 16-43 26-56 26-12 0-21-5-25-10-8-8-8-12-8-25s4-25 16-34c9-8 34-25 73-42v-17c0-13 0-21-4-25 0 0-5-5-9-9-4 0-9-4-13-4-8 0-13 4-17 8-4 0-4 5-4 5 0 4 0 8 4 12s4 9 4 13c0 8 0 13-4 17s-13 4-17 4c-8 0-17 0-21-4s-8-13-8-17c0-9 4-17 12-25 4-9 17-13 30-17 13-5 25-9 38-9 18 0 31 4 39 13 9 4 17 13 17 21 4 4 4 17 4 34v68c0 8 0 12 0 12 0 5 0 5 4 5 0 4 0 4 5 4 0 0 4-4 8-9l4 5c-4 8-12 16-17 21-8 5-16 5-21 5-12 0-21 0-25-5s-9-13-9-21z">
          <text:p/>
        </draw:path>
        <draw:path draw:style-name="gr1" draw:text-style-name="P1" draw:layer="layout" svg:width="0.182cm" svg:height="0.178cm" svg:x="2.578cm" svg:y="2.569cm" svg:viewBox="0 0 183 179" svg:d="M68 4v26c9-13 17-17 26-21 8-5 17-9 25-9 13 0 21 4 30 9 4 8 12 17 12 25 5 4 5 21 5 38v68c0 13 0 21 4 25 0 0 4 4 13 4v10h-85v-10c4 0 8-4 13-8 0-4 4-8 4-21v-76c0-13 0-22-4-26 0-4 0-8-5-8-4-4-4-4-8-4-8 0-21 8-30 21v93c0 13 0 21 5 25 0 0 8 4 12 4v10h-85v-10c4 0 12-4 12-8 5 0 5-8 5-21v-98c0-12 0-21-5-25 0 0-8-4-12-4v-9z">
          <text:p/>
        </draw:path>
        <draw:path draw:style-name="gr1" draw:text-style-name="P1" draw:layer="layout" svg:width="0.271cm" svg:height="0.258cm" svg:x="2.878cm" svg:y="2.493cm" svg:viewBox="0 0 272 259" svg:d="M247 0v89h-9c-8-26-22-43-39-55-17-13-34-21-51-21-21 0-34 8-46 17-13 8-21 25-26 42-8 21-8 38-8 59s4 42 8 59c5 22 13 35 26 44 12 8 29 12 46 12 5 0 13 0 17-4 9 0 13 0 21-4v-52c0-8-4-17-4-21 0 0-4-4-8-4-4-4-9-4-13-4h-8v-9h119v9c-8 0-13 0-17 4-4 0-8 4-8 8 0 0 0 9 0 17v52c-17 8-35 13-52 17s-34 4-55 4-42-4-55-8c-17-9-30-17-42-26-13-13-22-22-30-35-9-17-13-38-13-59 0-38 13-68 43-93 25-25 55-38 97-38 13 0 21 0 34 4 4 0 12 0 25 9 13 4 17 4 21 4 5 0 5 0 10-4 4 0 4-5 8-13z">
          <text:p/>
        </draw:path>
        <draw:path draw:style-name="gr1" draw:text-style-name="P1" draw:layer="layout" svg:width="0.157cm" svg:height="0.182cm" svg:x="3.17cm" svg:y="2.569cm" svg:viewBox="0 0 158 183" svg:d="M77 13c-4 0-8 4-12 8-4 5-9 13-9 26-4 17-4 35-4 60 0 13 0 25 4 38 0 9 5 13 9 17s8 8 12 8c9 0 13 0 17-4 5-4 5-12 9-17 0-12 4-38 4-72 0-22-4-35-4-43-4-8-9-13-13-17 0 0-4-4-13-4zM77 0c17 0 30 4 43 13 13 8 21 17 29 34 5 12 9 30 9 47 0 21-4 43-17 60-17 21-34 29-64 29-25 0-42-8-60-29-12-17-17-39-17-60 0-26 5-47 21-64 14-21 31-30 56-30z">
          <text:p/>
        </draw:path>
        <draw:path draw:style-name="gr1" draw:text-style-name="P1" draw:layer="layout" svg:width="0.182cm" svg:height="0.178cm" svg:x="3.344cm" svg:y="2.573cm" svg:viewBox="0 0 183 179" svg:d="M90 179l-60-132c-9-17-13-30-17-34-5 0-5-4-13-4v-9h94v9c-9 0-13 0-13 4-4 0-4 4-4 9 0 4 0 12 8 25l26 63 25-55c5-17 9-25 9-33 0-5 0-9-4-9-5-4-9-4-13-4v-9h55v9c-9 0-13 4-13 4-4 4-8 13-17 30l-55 136z">
          <text:p/>
        </draw:path>
        <draw:path draw:style-name="gr1" draw:text-style-name="P1" draw:layer="layout" svg:width="0.144cm" svg:height="0.182cm" svg:x="3.543cm" svg:y="2.569cm" svg:viewBox="0 0 145 183" svg:d="M97 73c0-18 0-35-4-39 0-8-4-13-9-17-4-4-8-4-12-4s-9 4-13 8c-8 13-13 26-13 47v5zM145 86h-99c5 21 9 42 22 55 8 8 16 13 29 13 10 0 14 0 22-5 5-4 9-12 17-21l9 4c-13 17-21 30-34 38-10 9-22 13-39 13-26 0-43-8-55-29-13-17-17-34-17-60 0-30 8-52 21-68 17-17 34-26 55-26 17 0 35 9 48 21 12 17 17 34 21 65z">
          <text:p/>
        </draw:path>
        <draw:path draw:style-name="gr1" draw:text-style-name="P1" draw:layer="layout" svg:width="0.144cm" svg:height="0.178cm" svg:x="3.708cm" svg:y="2.569cm" svg:viewBox="0 0 145 179" svg:d="M68 4v43c12-21 22-30 30-38 9-5 17-9 26-9 8 0 12 4 17 9 4 4 4 8 4 17 0 8 0 12-4 16-5 5-9 9-13 9-9 0-13-4-17-9-4-4-8-4-8-4-5 0-5 0-5 0-4 0-8 0-12 4-6 0-10 9-10 17-4 9-8 26-8 38v39 12c0 5 0 9 4 13 0 0 0 4 4 4 4 4 10 4 18 4v10h-94v-10c8 0 13-4 13-4 4-4 4-12 4-29v-94c0-8 0-16 0-16 0-5-4-9-4-9-5-4-9-4-13-4v-9z">
          <text:p/>
        </draw:path>
        <draw:path draw:style-name="gr1" draw:text-style-name="P1" draw:layer="layout" svg:width="0.182cm" svg:height="0.178cm" svg:x="3.873cm" svg:y="2.569cm" svg:viewBox="0 0 183 179" svg:d="M69 4v26c8-13 17-17 25-21 9-5 17-9 26-9 12 0 21 4 29 9 4 8 13 17 13 25 4 4 4 21 4 38v68c0 13 0 21 4 25 0 0 5 4 13 4v10h-85v-10c5 0 9-4 13-8s4-8 4-21v-76c0-13 0-22-4-26 0-4 0-8-4-8-4-4-4-4-9-4-8 0-21 8-29 21v93c0 13 0 21 4 25 4 0 8 4 13 4v10h-86v-10c4 0 13-4 13-8 4 0 4-8 4-21v-98c0-12 0-21-4-25 0 0-5-4-13-4v-9z">
          <text:p/>
        </draw:path>
        <draw:path draw:style-name="gr1" draw:text-style-name="P1" draw:layer="layout" svg:width="0.288cm" svg:height="0.178cm" svg:x="4.08cm" svg:y="2.569cm" svg:viewBox="0 0 289 179" svg:d="M68 4v26c13-13 22-17 31-21 4-5 17-9 25-9 9 0 21 4 26 9 8 4 12 12 17 25 12-13 21-21 29-25 9-5 17-9 30-9 8 0 21 4 25 9 9 4 13 12 17 21 0 8 4 21 4 38v72c0 13 0 21 0 25 5 0 9 4 17 4v10h-89v-10c9 0 13-4 17-8 0-4 5-8 5-21v-72c0-17-5-26-5-30s-4-8-4-8c-4-4-8-4-8-4-9 0-13 0-17 4-5 4-13 8-17 17v93c0 13 0 21 4 21 0 4 8 8 17 8v10h-89v-10c4 0 9 0 9-4 4 0 4-4 8-8 0 0 0-9 0-17v-72c0-17 0-26 0-30-4-4-4-8-8-8-5-4-5-4-9-4s-8 0-13 4c-9 4-13 8-22 17v93c0 13 4 21 4 21 5 4 9 8 18 8v10h-90v-10c9 0 13-4 17-8 0 0 0-8 0-21v-98c0-12 0-21 0-25-4 0-8-4-17-4v-9z">
          <text:p/>
        </draw:path>
        <draw:path draw:style-name="gr1" draw:text-style-name="P1" draw:layer="layout" svg:width="0.139cm" svg:height="0.182cm" svg:x="4.394cm" svg:y="2.569cm" svg:viewBox="0 0 140 183" svg:d="M97 73c0-18-4-35-4-39-4-8-4-13-9-17-4-4-8-4-12-4-5 0-13 4-13 8-9 13-13 26-13 47v5zM140 86h-94c0 21 9 42 17 55 9 8 21 13 34 13 4 0 13 0 17-5 8-4 14-12 22-21l4 4c-8 17-18 30-30 38-13 9-26 13-38 13-26 0-47-8-60-29-8-17-12-34-12-60 0-30 4-52 21-68 17-17 34-26 55-26 17 0 30 9 42 21 14 17 22 34 22 65z">
          <text:p/>
        </draw:path>
        <draw:path draw:style-name="gr1" draw:text-style-name="P1" draw:layer="layout" svg:width="0.186cm" svg:height="0.178cm" svg:x="4.555cm" svg:y="2.569cm" svg:viewBox="0 0 187 179" svg:d="M73 4v26c8-13 16-17 25-21 8-5 17-9 25-9 9 0 22 4 26 9 8 8 12 17 17 25 0 4 0 21 0 38v68c0 13 4 21 4 25 4 0 8 4 17 4v10h-89v-10c8 0 13-4 17-8 0-4 0-8 0-21v-76c0-13 0-22 0-26s-4-8-4-8c-5-4-9-4-9-4-13 0-21 8-29 21v93c0 13 0 21 4 25 0 0 4 4 12 4v10h-89v-10c9 0 13-4 18-8 0 0 4-8 4-21v-98c0-12-4-21-4-25-5 0-9-4-18-4v-9z">
          <text:p/>
        </draw:path>
        <draw:path draw:style-name="gr1" draw:text-style-name="P1" draw:layer="layout" svg:width="0.114cm" svg:height="0.233cm" svg:x="4.758cm" svg:y="2.514cm" svg:viewBox="0 0 115 234" svg:d="M72 0v59h43v22h-43v102c0 13 0 17 4 21 0 5 0 5 4 9h4c10 0 18-4 27-17l4 4c-8 21-25 34-48 34-12 0-21-4-29-9-9-4-13-12-13-21-4-4-4-12-4-34v-89h-21v-9c17-8 29-21 38-34 13-13 21-25 29-38z">
          <text:p/>
        </draw:path>
        <draw:polygon draw:style-name="gr1" draw:text-style-name="P1" draw:layer="layout" svg:width="4.331cm" svg:height="0.025cm" svg:x="0.804cm" svg:y="2.925cm" svg:viewBox="0 0 4332 26" draw:points="0,0 4332,0 4332,26 0,26">
          <text:p/>
        </draw:polygon>
        <draw:path draw:style-name="gr1" draw:text-style-name="P1" draw:layer="layout" svg:width="0.33cm" svg:height="0.346cm" svg:x="2.802cm" svg:y="1.236cm" svg:viewBox="0 0 331 347" svg:d="M77 97v-4c-4-4-4 0-4 0-4-4-4-4-9-4h-4 4c5 0 5 0 5 0h4c4 0 4-5 4-5h-4c-4 0-4 0-4 0h-5-4v5 4h4 5 4 4c0 4-4 4-4 4h-4c-5 0-5 0-9 0h-4v4c-4 0-4 0-4 0h-4-5c0 4-4 9-4 9-4 0-4 0-4 4h-4c4 0 4 0 4 0h4l4-4c0-5 5-5 5-5 4 0 4 0 4 0h4c0-4 4-4 8-4v4l-4 5h-4c0 4 0 4 0 4 4 0 4 0 4 0 0 0 0-4 4-4h5c0-5 0-5 0-5v-4c4 0 4 4 8 4 0 5 0 5 0 5h-4c0 4-4 4-4 4h4c4 0 4 0 4 0 0-4 4-4 4-4 0-5 0-5 0-5 0-4-4-4-4-8zM18 84l4 9h4v4l5 4-9 4v5l-4-5-9 5v-5h-4l4-8-4-4h9zM43 89v-5h-4v5h4c0 4 0 4 0 4 0 4 0 4 0 4 5 4 5 4 5 4h4v-4c0 0 4 0 4-4v-4c0-5 0-5 0-5h-4v5-5h-4c0 0 0 5-5 5zM94 84l4 9h9l-4 4 4 4-4 4v5l-9-5-4 5v-5h-9l9-8-4-4h4zM56 21l4 8h4l-4 4 9 5-9 4v4l-4-4-8 4v-4h-5l5-9-5-4h9zM56 144l4 8 4-4-4 8 9 4h-9v9l-4-4-8 4v-9h-5l5-4-5-4h9zM35 0h38v80h34v47h-34v63h-38v-63h-35v-47h35zM293 101v4zM263 101v4zM272 101h-4zM285 101h4zM280 101h-4l4-4zM276 76h4zM280 80c-4 0-4 0-4 0zM280 80v4c-4 0-4-4-4-4zM280 84c-4 0-4 0-4 0zM280 84c0 5 0 5 0 5-4 0-4 0-4-5zM280 89c-4 0-4 0-4 0zM276 80v9zM280 80v9zM263 93c-4-4-4-9 0-13 5 0 5 0 13 4v5 4 4c0-4 0 0 0 0 0 0 0 4-4 0 0-4 0-4 0 0 4 0 0-4 0-4-4 0-4-4-4-4v4c-5 0-5 4 0 4v4c-5 0-5 0-5-4v4l5-4-5-4c0 4 0 4 0 4 0-4-4-4 0-4zM297 93c0-4 0-9-4-13 0 0-4 0-13 4v5 4h5v4h-5c0-4 0 0 0 0 0 0 0 4 5 0 0-4 0-4 0 0-5 0 0-4 0-4 4 0 4-4 4-4v4c4 0 4 4 0 4v4c4 0 4 0 4-4v4l-4-4 4-4c0 4 0 4 0 4 4-4 4-4 0-4zM280 105c-4 0-12 0-17 0h-4l4-4-4-8c0-4 0-4 0-4h-4 4c0 0-4 0-4-5h4c0-4 0-4 0-4v4c0-4 0-4 0-4 4 0 4 0 4 0 0-4 0-4 0-4v4h5c0-4 0-4 0-4v4h4v-4 4h4v-4-4-5c0 5 0 5 0 5 0-5 0-5 0-5h4v5-5 5c0 4 0 4 0 4 0 4 0 4 0 4h5v-4l4 4c0-4 0-4 0-4v4h4c0-4 0-4 0-4v4h4v4c0-4 0-4 0-4v4c5 0 5 0 5 0 0 5 0 5-5 5h5-5v4l-4 8 4 4h-4c-4 0-13 0-13 0zM246 17l17 55-29-9 8 30-12 34 29-13-17 59 38-17 38 17-21-59 30 13-9-34 9-30-30 13 17-59-34 16zM56 241v4c-4 0-4-4-4-4zM39 245c21-8 17-8 25 9 0 4 0 4 0 4 9 4 5-26 13-34 9-4 13-4 17-13 0 13-13 17-13 21 5 5 13-4 13-8 0 4 0 4 4 8-4 0-17 9-12 13 0 0 8-8 12-8 0 8-12 8-12 12 0 9 12 0 12-4 0 30-4 30-25 42 0-12 0-25-9-29 0 8 5 13 5 25 0 9-9 9 4 9v4h-9c-4-17-8 0-4 0 0 0 0-9 4 4 5 9 9 17 13 27h-4l-4-10 4 10c-4 0-4 0-9 0l-4-14v14h-4l-4-14v14c-4 0-4-6-4-6l4-12-9 12c0-4-4-4-4-4l9-13c0 0 0-8 4-8 0 0 4 4 4-4-4-13-8 0-8 4h-9v-4c13-5 4-5 4-13s5-17 9-21c-13 4-13 17-9 25-25 0-29-12-25-34 17 13 0-4 0-8-4 0 0-4 0-4 4 8 17 12 4 0-4-5-4-9-4-13 0 0 17 17 13 8-5-8-13-12-13-21 8 9 34 21 17 30 0 4 4 4 4 4 4 4 0 13 13 9 0-5 0-9-13-9zM196 245l4 4c4 0 4-4 8-4l-4-4c-4 0-4-4-8-9-30 0 12 60 0 72-5 5-13 0-13 0 0-4 0-8 0-12 0-17-8-26-25-34-13-9-22-17-30-26 0 5 0 13 4 22-12-9-4 4 0 12-4 0-4-4-4-4-4 9 0 13 0 21 4 4 4 9 4 13-4 0-8-9-12-4-5 0 4 8 4 8 0 4-4 9 0 13 4 8 8 22 17 26 4 5 8 0 12 0 0 5 0 5-4 5 4 4 17 4 21 0 17 4 21 4 34-9 4-8 4-18 9-26 4-22-17-38-17-64zM251 296c0 8-5 31-9 35-4 0-17 0-17 8 5 9 9-4 9-4 4 0 4 4 4 4 17-4 13-18 21-26 0 0 4 0 4-4 9-9 5-22 22-26v4c4 0 4-4 4-4 0 9-4 13-9 13-17 8 0 8 0 4l5-4c12-4 8 0 12-13 9 4 13 0 13 9 0 0-8 4-8 12 4 0 4-4 4-4 4-4 4 4 8 0 0-4-4-8 0-13 0-4 4-8 4-12-4 0-8 4-8 4-4 0-4-4-4-4 4-13 12-17 4-34-8-13 0-34 13-17 0 4 0 13 4 8 4 0 4-4 4-8 0-8-21-8-25-4-17 17 12 34 0 46-4 5-13 0-13 0-8-8 13-29-13-38-12-4-8 0-17 4h-4v5c0 0-4-5-4 0-9 4 21 0 13 8 0 0-17-4-13 4-4 0 17 0 8 5-4 4-8 4-12 4-5-9-5-13-5-30 0 0 5 0 5 4-5-16-5-21-21-12 12 4 8 0 0 8 8 0 8 0 4 9 17-17 0 25 0 34 4 0 8 0 8 0 0 12-4 8 4 21 0 0 5 0 5 4zM187 59v4l4-4zM145 59v4l-4-4zM153 55c5 0 5 0 5 4h-5zM175 55v4c4 0 4 0 4 0 0 0 0-4-4-4zM166 59l-4-4h4zM162 25c0 0 0-4 4-4s4 4 4 4zM166 25v4zM166 29zM166 33zM166 33v5c0-5 0-5 0-5zM166 38v4zM162 29v13zM166 29h4v13h-4zM141 42c-5-4 0-9 4-13s4 0 17 0v13c0 0 4 0 4 4-4 0-4 0-4-4h-4v8h4c0-4 0 0 4 0 0 0-4 5-8 5l-5-5c0-4 5-4 5 0 4 0 0-8-5-4 0-4 0-4-4-4v4c-4 0-4 4 0 4h4c0 0 0 5-4 9-4 0-4-4-4-4 0-5 0-5 0 0h4l-4-9c0 4 0 4-4 4 0-4 0-4 4-4v-4zM191 42c0-4 0-9-4-13s-8 0-17 0v13c-4 0-4 0-4 4 4 0 4 0 4-4v8c0-4 0 0-4 0l4 5c5 0 9-5 9-5 0-4-4-4-4 0-5 0 0-8 4-4 0-4 0-4 0-4 4 0 4 0 0 4 8 0 4 4 4 4h-4c0 0 0 5 4 9l4-4c0-5 0-5-4 0l4-9c0 4 0 4 0 4 4-4 4-4 0-4v-4zM166 63c-4 0-17 0-21 0l-4-4v-13h-5c0-4 0-4 0-4h5c-5 0-5 0-5 0 0-4 0-4 0-4 0-5 0-5 0-5v-4h5c0-4 0-4 0-4v4c4-4 4-4 4-4v-4 4h4v-4l4 4h-4c4 0 4 0 4 0 5 0 5 0 5 0 0 4 0 4 0 4v-4c4 0 4 0 4 0 0 4 0 4 0 4v-4c0-4 0-8 0-8 0 0 4 0 4-5-4 0-4 0-4 5v-5h4l-4-4h8c-4 0-4 4-4 4h4v5c0-5-4-5-4-5 0 5 0 5 4 5h-4c4 0 4 4 4 8s0 4 0 4v-4c5 0 5 0 5 0v4-4c4 0 4 0 4 0 0 0 0-4 4-4v4c0 0 0-4 4-4v4 4c0-4 4-4 4-4v4c5 0 5 0 5 0 0 4 0 4-5 4h5v5h-5 5v4h-5c0 0 5 0 5 4h-5l-4 13h4l-4 4c-4 0-17 0-21 0zM170 72l5 8 8-4-4 8 8 5-8 4v8l-9-8-4 8v-8l-8-4 8-5-4-4h4zM145 105l4 9 9-4-5 8 5 4-5 5v8l-8-8-4 8v-8h-9l4-9-4-4h9zM162 135l4 17h13l-9 8 9 13h-9l-4 13-8-13-13 9v-13l-13-4 13-9-4-12 12 4zM191 105l5 5h8l-4 8 4 4h-8l-5 9-4-9h-4v-4-8h4zM191 148l-8-4h8l5-9v9h8l-4 4v8l-4-4-9 4z">
          <text:p/>
        </draw:path>
        <draw:path draw:style-name="gr1" draw:text-style-name="P1" draw:layer="layout" svg:width="0.698cm" svg:height="0.122cm" svg:x="2.616cm" svg:y="1.998cm" svg:viewBox="0 0 699 123" svg:d="M670 98l-9-30-13 26zM670 98h-26l-4 8v5 4c4 0 4 0 8 0v4l-25-4c4 0 8 0 8-4 0 0 5-5 9-9l30-55 21 59c0 9 4 13 4 13h4v4l-34-4c5 0 9 0 9 0v-4-4zM615 111l-39-5v-4c5 0 5 0 9 0 0 0 4-4 4-8l9-47c0-4 0-4 0-4 0-4 0-4 0-4-5 0-5 0-5 0l-4-5 38 9h-4-4c0 0-4 0-4 4v4l-9 47c0 4 0 4 0 8 0 5 4 5 4 5zM564 77l-4 21-65-8c4 0 4 0 8 0v-5c0 0 5 0 5-4l4-47c0-4 0-8 0-8v-4h-4-5v-4l40 8h-5-4v4c-4 0-4 0-4 4l-4 47c0 4 0 4 0 9 0 0 4 0 8 4h4c5 0 9 0 9 0 4-4 8-4 8-9 5 0 5-4 9-12zM453 60l-9-26-13 22zM453 64l-26-4-4 8v5 4c0 0 4 0 8 0v4l-25-4c4 0 4-4 9-4 0 0 4-5 8-9l34-56 17 65c0 4 4 8 4 12h4v5l-34-5v-4c5 0 5 0 9 0v-4-4zM351 8v31c4 0 9 0 13 0l4-5c4-4 4-8 4-12s0-10-4-10c-4-4-8-4-13-4zM351 43l-4 21c0 4 0 4 0 4 4 5 4 5 4 5 0 0 4 0 9 0v4l-39-4c5 0 5 0 9 0v-5c0 0 0-4 0-8l4-48v-4c0-4-4-4-4-4 0 0-4 0-9 0v-4l34 4c9 0 17 0 21 0 5 4 9 4 9 8 4 6 4 10 4 14s-4 8-8 13c0 0-5 4-9 4l17 25 4 5c0 0 5 0 5 4h-22l-21-34zM300 4v22c-4-4-4-8-8-14h-4c0-4-5-4-9-4l-4 4 4 56c4 5 4 5 4 5v4c5 0 5 0 9 0l-38 4h4c0 0 4 0 4-4s0-4 0-9l-4-56h-4c-5 0-9 6-13 6 0 4-4 8-4 12l-4-18zM207 12l4 27c-4-5-4-9-8-13-9-4-13-4-17-4s-4 4-9 4c0 4 0 4 0 8v5c5 0 5 0 9 4 0 0 4 0 13 4 8 0 12 4 17 9 4 4 4 8 4 12 4 5 0 9-4 17-5 5-9 5-17 9h-5c-4 0-4 0-8-4h-4c0 0 0 4-5 4v4l-4-30c4 9 9 13 13 17 4 5 8 5 13 5 4 0 8-5 8-5 4-4 4-4 4-8s0-4-4-4c0-5 0-5-4-5 0 0-4-4-9-4-8-4-12-4-17-4-4-4-4-4-8-9 0-4 0-4 0-8-4-4 0-13 0-17 4-4 8-4 17-8 0 0 4 0 8 0l5 4c4 0 4 0 4 0 0 0 4 0 4-4zM72 43l38-9c-4 5-4 5-9 5v4 4l9 34c0 9 0 13 4 13 0 4 0 4 4 4 4 4 4 4 9 0 4 0 8 0 8-4 4 0 4-4 4-9 5 0 0-8 0-12l-4-30c0-4-4-4-4-9h-4-5v-4l26-4v4h-4-5v4c0 0 0 5 0 9l5 25c0 9 4 13 0 17 0 5 0 9-5 13-4 4-8 8-17 8-4 0-8 0-12 0s-9-4-13-8c-4 0-4-4-4-13l-9-34c0-4 0-4 0-8-4 0-4 0-4 0 0 0-4 0-8 0zM38 94l-13-21-8 25zM42 98l-25 4-5 9v4c0 0 0 4 5 4h4v4h-21l4-4c0-4 4-8 4-13l21-59 34 55c0 4 4 9 4 9 5 4 5 4 9 4l-38 4h4l4-4c0-4 0-4 0-4v-5z">
          <text:p/>
        </draw:path>
        <draw:path draw:style-name="gr1" draw:text-style-name="P1" draw:layer="layout" svg:width="2.007cm" svg:height="1.49cm" svg:x="1.968cm" svg:y="0.8cm" svg:viewBox="0 0 2008 1491" svg:d="M428 855c8 0 12 8 12 12 0 5-4 13-12 13-5 0-9-8-9-13 0-4 4-12 9-12zM415 808c8 0 13 4 13 13 0 4-5 13-13 13-4 0-13-9-13-13 0-9 9-13 13-13zM385 829c9 0 13 9 13 13 0 8-4 13-13 13-4 0-12-5-12-13 0-4 8-13 12-13zM301 838c4 0 8 4 8 8 0 9-4 13-8 13-9 0-13-4-13-13 0-4 4-8 13-8zM284 863c4 0 8 4 8 13 0 4-4 8-8 8-9 0-13-4-13-8 0-9 4-13 13-13zM250 872c4 0 8 4 8 12 0 5-4 13-8 13-9 0-13-8-13-13 0-8 4-12 13-12zM258 838c4 0 9 8 9 12 0 9-5 13-9 13-8 0-12-4-12-13 0-4 4-12 12-12zM216 800c8 0 13 4 13 8 0 9-5 13-13 13-4 0-9-4-9-13 0-4 5-8 9-8zM186 800c9 0 13 8 13 12 0 9-4 13-13 13-4 0-12-4-12-13 0-4 8-12 12-12zM178 774c4 0 8 5 8 9 0 8-4 12-8 12-9 0-13-4-13-12 0-4 4-9 13-9zM157 804c4 0 8 4 8 8 0 9-4 13-8 13-9 0-13-4-13-13 0-4 4-8 13-8zM140 766c8 0 12 4 12 13 0 4-4 12-12 12-5 0-9-8-9-12 0-9 4-13 9-13zM114 791c5 0 13 4 13 13 0 4-8 8-13 8-8 0-12-4-12-8 0-9 4-13 12-13zM334 791c-12-4-21-12-33-17-13 0-26 0-34 0-9 0-13-4-17-4 4 4 8 13 17 21 4 0 12 4 17 4 8 0 17 0 25 0 9 0 17-4 25-4zM178 715c8 8 21 17 29 30 5 8 9 21 13 29 4 9 9 13 13 17-9-4-17-4-26-12-8 0-12-9-12-13-9-9-13-17-13-26-4-8-4-17-4-25zM203 838c-8 4-17 12-29 17-9 4-17 4-26 4-8 0-13-4-21-4-4 0-8 0-13 0 9-5 17-9 26-13 8-4 17-4 25-4 9 0 17 0 25 0 5 0 9 0 13 0zM233 855c-13 4-21 4-34 12-9 5-13 9-21 17-4 5-4 13-9 17-4 5-4 9-8 13 8-4 17-8 25-13 9-4 13-8 21-17 5-4 9-12 13-17 4-4 9-8 13-12zM169 550c9 0 17-4 26-4 8 0 17 4 25 8 9 4 13 13 21 17 5 4 13 9 17 13-8 0-17 0-25 0-9-4-17-9-21-13-9-4-13-8-22-13-8-4-16-4-21-8zM203 499c9 4 17 4 26 4 8 5 17 9 25 13 4 9 8 17 17 25 4 5 8 9 13 17-9-4-17-4-26-8-8-4-12-9-21-17-4-4-8-13-13-17-8-8-12-13-21-17zM250 376c4 5 12 9 17 17 4 9 8 17 12 26 0 8 0 17 0 25 0 9 0 17 0 25-4-8-12-16-17-21-4-8-4-17-4-25 0-9 0-17-4-25 0-9-4-17-4-22zM360 728c8-9 13-17 21-26 8-4 17-8 25-8 13 0 22 4 34 4-12 4-21 13-29 17-9 4-13 8-17 8-9 0-17-4-21-4-5 4-9 4-13 9zM229 431c4 0 8 9 8 13s-4 13-8 13c-9 0-13-9-13-13s4-13 13-13zM381 664c4 0 8 4 8 13 0 4-4 8-8 8-8 0-13-4-13-8 0-9 5-13 13-13zM402 588c4 0 9 4 9 13 0 4-5 12-9 12-8 0-13-8-13-12 0-9 5-13 13-13zM368 588c5 0 9 8 9 13 0 8-4 12-9 12-8 0-12-4-12-12 0-5 4-13 12-13zM389 558c5 0 13 5 13 9 0 8-8 13-13 13-4 0-12-5-12-13 0-4 8-9 12-9zM351 558c9 0 13 9 13 13s-4 13-13 13c-4 0-8-9-8-13s4-13 8-13zM322 643c8 0 12 4 12 13 0 4-4 8-12 8-4 0-9-4-9-8 0-9 5-13 9-13zM292 613c9 0 13 5 13 13 0 4-4 9-13 9-4 0-8-5-8-9 0-8 4-13 8-13zM271 639c4 0 8 8 8 13 0 8-4 12-8 12-9 0-13-4-13-12 0-5 4-13 13-13zM262 609c9 0 13 9 13 13s-4 13-13 13c-4 0-12-9-12-13s8-13 12-13zM241 630c5 0 9 5 9 13 0 4-4 9-9 9-8 0-12-5-12-9 0-8 4-13 12-13zM195 575c4 0 8 5 8 13 0 4-4 8-8 8-9 0-13-4-13-8 0-8 4-13 13-13zM288 486c4 0 8 9 8 13 0 9-4 13-8 13-9 0-13-4-13-13 0-4 4-13 13-13zM258 486c4 0 9 9 9 13 0 9-5 13-9 13-8 0-12-4-12-13 0-4 4-13 12-13zM229 469c4 0 12 5 12 9 0 8-8 13-12 13-5 0-13-5-13-13 0-4 8-9 13-9zM258 457c4 0 13 4 13 12 0 5-9 13-13 13s-12-8-12-13c0-8 8-12 12-12zM296 457c5 0 9 4 9 8 0 9-4 13-9 13-8 0-12-4-12-13 0-4 4-8 12-8zM402 1248c9 0 13 5 13 9s-4 8-13 8c-4 0-8-4-8-8s4-9 8-9zM440 1253c4 0 9 4 9 8 0 9-5 13-9 13-8 0-12-4-12-13 0-4 4-8 12-8zM406 1160c9 0 13 4 13 12 0 4-4 9-13 9-4 0-8-5-8-9 0-8 4-12 8-12zM470 1181c4 0 8 4 8 8 0 9-4 13-8 13-9 0-13-4-13-13 0-4 4-8 13-8zM220 1151c9 0 13 4 13 13 0 4-4 8-13 8-4 0-8-4-8-8 0-9 4-13 8-13zM250 1138c4 0 12 5 12 9s-8 8-12 8-9-4-9-8 5-9 9-9zM237 1100c9 0 13 4 13 9 0 4-4 8-13 8-4 0-8-4-8-8 0-5 4-9 8-9zM135 1092c9 0 13 4 13 8s-4 13-13 13c-4 0-8-9-8-13s4-8 8-8zM119 1117c4 0 8 4 8 9 0 4-4 8-8 8-5 0-9-4-9-8 0-5 4-9 9-9zM80 1113c9 0 13 4 13 13 0 4-4 8-13 8-4 0-8-4-8-8 0-9 4-13 8-13zM64 1088c8 0 12 4 12 8s-4 8-12 8c-5 0-9-4-9-8s4-8 9-8zM102 1079c4 0 8 4 8 13 0 4-4 8-8 8-9 0-13-4-13-8 0-9 4-13 13-13zM377 1130c4 0 8 4 8 13 0 4-4 8-8 8s-13-4-13-8c0-9 9-13 13-13zM563 1007c4 0 9 4 9 9 0 8-5 12-9 12-8 0-13-4-13-12 0-5 5-9 13-9zM436 1066c8 0 13 9 13 13s-5 9-13 9c-4 0-8-5-8-9s4-13 8-13zM402 1066c4 0 9 5 9 9 0 8-5 13-9 13-8 0-13-5-13-13 0-4 5-9 13-9zM389 1033c5 0 13 4 13 8s-8 8-13 8c-4 0-8-4-8-8s4-8 8-8zM423 1037c5 0 9 4 9 12 0 5-4 9-9 9-4 0-8-4-8-9 0-8 4-12 8-12zM415 1126c4 0 8 4 8 12 0 5-4 9-8 9s-13-4-13-9c0-8 9-12 13-12zM368 1160c5 0 9 4 9 12 0 4-4 9-9 9-8 0-12-5-12-9 0-8 4-12 12-12zM419 1278c4 0 9 4 9 13 0 4-5 8-9 8-8 0-13-4-13-8 0-9 5-13 13-13zM334 1261c9-8 13-21 26-34 8-8 17-12 29-17 9-4 17-4 26-8 0 0 4 0 8 0-4 4-8 4-12 8-17 17-13 17-38 30-9 4-17 4-22 8-8 5-12 9-17 13zM466 1274c0 8 0 25-9 34-4 8-13 17-21 21-4 4-13 4-17 8-4 0-8 0-8 0 17-21 25-34 46-50 4-5 9-9 9-13zM559 1198c-9 8-17 21-30 25s-21 4-34 0c-4 0-12-4-21-8h-4c4-5 4 0 8-5 22-8 17-12 43-8 8 0 12 4 21 4 8 0 13-4 17-8zM224 1071c13 4 30 4 43 12 4 5 12 9 17 13 4 4 8 8 12 13 5 4 9 4 13 4-8 0-17 0-25 0-9 0-13-4-22-9-4-4-8-8-12-12 0-4-4-9-9-13-4-4-8-8-17-8zM131 1045c13 9 26 17 34 26 9 4 13 12 17 17 4 8 4 12 8 16 5 5 9 5 13 9-8-4-17-4-25-9-4-4-13-8-21-12-5-4-5-9-9-17 0-4 0-9-4-13-4-8-9-13-13-17zM495 1282c9 13 17 26 26 43 4 4 4 12 4 21 4 8 4 12 4 17 0 8 4 12 9 17-9-9-13-13-22-17-4-9-8-17-12-21-4-9 0-13 0-22-4-4 0-8 0-17-4-4-9-12-9-21zM288 1151c-13 9-26 13-38 25-9 5-13 13-17 17-4 5-4 13-9 17-4 5-8 5-12 9 8-4 17-4 25-9 9-4 13-8 21-12 4-5 4-13 9-17 4-5 4-9 8-13 4-8 9-13 13-17zM707 846c-8 0-13 4-13 13 0 4 5 8 13 8 4 0 8-4 8-8 0-9-4-13-8-13zM724 821c-4 0-13 4-13 8 0 9 9 13 13 13s13-4 13-13c0-4-9-8-13-8zM745 850c-4 0-13 5-13 9 0 8 9 13 13 13s9-5 9-13c0-4-5-9-9-9zM754 779c-9 0-13 4-13 8 0 8 4 13 13 13 4 0 8-5 8-13 0-4-4-8-8-8zM724 762c-4 0-9 8-9 12 0 5 5 9 9 9 8 0 13-4 13-9 0-4-5-12-13-12zM754 766c4-13 12-21 12-34 4-9 4-17 4-25 0-13-8-22-8-30-4 8-4 13-4 21 0 9-4 13-9 17 0 4 0 8 0 13 0 12 0 25 5 38zM813 546c0 0 0-5 0-9 4 0 4 4 4 4v-4-4c-4 0-4-4-4-4 0-4 0-4 0-4h-4v4 4c0 4-5 4-5 4 0 4 0 4 0 4 5 0 5-4 5-4 4 4 0 9 4 9zM813 685c0 0 0-4 0-8 4 0 4 4 4 4v-4-4c-4 0-4-5-4-5 0-4 0-4 0-8h-4c0 4 0 4 0 8v5c0 4-5 4-5 4v4c5 0 5-4 5-4 4 4 0 8 4 8zM834 779c4 0 4-9 4-9h4c0-4 0-4-4-4 0-4 0-4 0-9v-4h-4v4c0 5 0 5-4 9v4c0 0 0-4 4 0 0 0 0 4 0 9zM902 825c4 0 0-4 4-8v4c0 0 4 0 4-4-4 0-4 0-4-5v-4-4c-4 0-4 0-4 0v4c0 4-5 4-5 4 0 5 0 5 0 5v4-4c5 4 5 8 5 8zM999 884c4 0 0-4 4-4 0-4 0 0 0 0 0-4 0-4 0-4 0-4 0-4-4-9 0 0 4 0 0-4 0 4 0 4 0 4-4 5-4 5-4 9v4c-4 0 0 0 0 0 0 0 0-4 0 0 4 0 0 4 4 4zM1097 825c0 0 0-4 0-8 5 0 5 4 5 4v-4-5c-5 0-5-4-5-4v-4h-4v4c0 4 0 4 0 4 0 5-4 5-4 5 0 0 0 4 4 4v-4c4 4 0 8 4 8zM1178 779c4 0 0-9 4-9h4c0-4-4-4-4-4 0-4 0-4-4-9 0 0 4-4 0-4s0 4-4 4c0 5 0 5 0 9 0 0-5 0-5 4 5 0 5-4 5 0 4 0 0 4 4 9zM1191 685c4 0 4-4 4-8 0 0 0 4 4 4v-4l-4-4v-5c0-4 0-4 0-8h-4c0 4 0 4 0 8 0 0 0 5-5 5 0 4 0 4 0 4v4c0 0 0-4 5-4 0 4 0 8 0 8zM1191 546c4 0 4-5 4-9 0 0 0 4 4 4v-4c0 0-4 0-4-4v-4c0-4 0-4 0-4h-4v4c0 0 0 4-5 4 0 4 0 4 0 4 0 4 0 4 0 4 0 0 0-4 5-4 0 4 0 9 0 9zM813 427v-4c0-4 0 0 4 0 0-4-4-4-4-4 0-5 0-5 0-9v-4c-4 0-4 0-4 0 0 4 0 4 0 4 0 4 0 4 0 9-5 0-5 0-5 0 0 4 0 4 0 4l5-4c0 4 0 8 4 8zM1186 427c5 0 0-4 5-4 0-4 0 0 0 0h4c-4-4-4-4-4-4 0-5 0-5 0-9v-4h-5c0 4 0 4 0 4 0 4-4 4-4 9 0 4 0 4 0 4v-4c4 4 4 8 4 8zM1097 427v-4c5-4 5 0 5 0 0-4 0-4 0-4-5-5-5-5-5-9v-4h-4c0 4 0 4 0 4 0 4 0 4 0 9h-4c0 4 0 4 4 4v-4c4 4 0 8 4 8zM902 427c4 0 0-4 4-4 0-4 0 0 0 0h4c-4-4-4-4-4-4 0-5 0-5 0-9v-4c-4 0-4 0-4 0 0 4 0 4 0 4 0 4-5 4-5 9 0 4 0 4 0 4v-4c5 4 5 8 5 8zM999 427c4 0 0-4 4-4 0-4 0 0 0 0 0-4 0-4 0-4 0-5 0-5-4-9 0 0 4 0 0-4 0 4 0 4 0 4-4 4-4 4-4 9-4 4 0 4 0 4v-4c4 4 0 8 4 8zM796 639c4-4 8-4 8-4 5 0 9-5 9-9 4-4 4-8 8-13 0-8 0-12 0-21 0 0 0-4 0-8-4-4 0-9-4-13 0-4-8-13-13-21 0 0-4-4-8-9v-80-63h4 55 4 5c4 4 4 4 8 4 4 4 9 8 17 12-4-8-4-12-4-16h25c4 4 9 4 17 8 0-4-4-4-4-8h285v309c4 46-17 76-47 93l-162 97-152-106c-30-17-47-46-51-84zM1178 431v271c0 17 0 34-9 47-8 8-17 17-25 25l-145 85-127-85c-13-8-25-21-30-29-8-13-12-26-12-43v-271zM1042 1401h-5c-4-4-13-9-17-13s-4-8-8-8c4 0 12 0 17 0h4c4 8 9 17 9 21zM1008 1371c8-4 12-8 16-13v5c5 0 5 4 5 8-5 0-13 0-21 0zM974 1342c0 8-5 12-5 21 0 0-4 0-4 4 4-4 9-4 13-4 4-5 4-5 8-9-4-4-8-8-12-12zM847 1422c-13-4-30 0-43 0-8 0-17 8-25 8-4 6-13 0-21 6 4 0 8 4 12 4-4 4-4 8-8 8 8 0 17-4 25-4 9-4 17-4 26-8 12 0 21-10 34-14zM872 1409c9-4 17-8 25-12 5 0 13-5 22-5 4 0 8 5 12 5-8 4-17 8-21 8-8 4-17 4-21 4s-13 0-17 0zM940 1375c-4-4-13-8-21-12-5 0-9 0-9 0-4-5-4-5-4-9s0-12 0-17c4-4 8-12 17-17 8-4 17-4 25-4 0-4-4-8-4-8-4 0-8 0-13 0-8 0-12 4-17 8-4 0-8 9-12 13-5 4-5 13-9 21 0 4 0 13 0 17 4 4 9 4 9 8 8 0 12 5 17 5 12 8 21 12 38 8 0-4 4-4 8-8 4-5 9-9 13-13-9 4-30 8-38 8zM1033 1371c4 4 14 4 18 4 8 5 13 0 21 0 4 0 8 0 17-4 4 0 8-4 8-8 5-5 5-9 5-17 0-4 0-4-5-9 0-4-4-12-4-17 4 5 4 5 9 9 4 4 8 4 8 8 4 9 0 13 0 21 0 5-4 9-8 13-5 0-9 4-13 9-4 0-9 0-13 4-4 0-8 0-17 0-4 0-17 0-22-4-4 0-4-5-4-9zM1072 1312c-4 0-8-4-13-4-4 0-8 4-12 8-10 4-14 9-18 13-5 4-9 13-13 17-8 8-8 17-17 21 9-4 13-4 21-9 4-4 9-12 9-16 4-5 8-9 13-13s9-9 13-13 9-4 17-4zM1059 1388c9 9 13 13 21 17 9 4 13 9 22 13 8 0 12 0 21 0-4 0-4-4-9-9-4-4-12-8-17-12-4 0-8-5-12-5-5 0-9-4-13-4s-8 0-13 0zM1148 1430c9 6 21 10 34 14 4 0 13 0 21 4 13 0 21 5 30 5-4 0-9 4-13 4s-8 0-12 0c8 4 12 8 21 13-5 0-13-5-17-5-9 0-17-4-21-8-9 0-13-4-22-9-4 0-8-4-12-8-5 0-5-4-9-10zM986 1375c-4 9-4 13-8 17-4 9-9 13-13 17-4 5-4 9-8 13 0 4 0 8 0 8 0 6 4 10 4 10 4-4 4-4 8-10 0-8 0-12 5-16 0-5 4-13 8-17 0-5 4-9 4-17 5 0 0 0 0-5zM957 1448c4 0 12 5 17 5 4 4 8 4 12 0 5 0 9 0 13-5 4 0 9 0 13 0 4 5 8 5 12 5 0 0 5 0 9 0 0 0 4 0 9 0 0-5 5-5 9-9 0 4 0 9 0 9 0 4 0 8 0 8 0 4-4 4-4 9-5 0-10 0-14 0s-4 0-9 0c-4 0-8 0-12 0s-4 0-9 0c-4 0-4 4-8 4s-9 0-13 0-8 0-13 0c0 0-4 0-4-4-4 0-4-5-4-9-4-4-4-8-4-13zM1029 1397c4 4 8 4 8 8 5 0 5 4 10 9 0 0 0 4 4 8 0 4 0 4 0 8v6c0 4-4 4-4 4 0-4 0-4 0-10 0-4 0-8-5-12 0 0 0-4-5-9 0 0-4 0-4-4 0 0-4-4-4-8zM1055 1440c0 4 0 8 0 13 4 0 0 4 0 8 4 0 4 0 9 0-5-4 0-4 4-4 0-4-4-9-4-13l-5-4c-4 0-4 0-4 0zM1003 1354c-4 4-8 9-12 9 0 4 0 0 0 0 0-5 0-5 0-9h4c4-4 4 0 8 0zM999 1287c17 4 43 4 65 4 25 4 46 8 67 12 21 5 47 9 68 13 38 13 72 13 110 17 13 4 30 0 42 0 9 0 22 0 30-4 4-4 9-9 13-13 8-21 12-46 17-63 4-13 4-30 8-38-42 21-93 21-135 12-34-8-68-17-102-21-30-8-59-13-89-17-34 0-64 0-90 0-29 0-59-4-89 0-29 0-59 4-93 9-34 4-67 12-101 21-21 4-43 8-64 8-8 4-21 0-34 0-4-4-12-4-21-8-4 0-8-4-13-9 0 9 0 17 5 26 0 8 0 21 4 29 0 13 0 22 4 34 0 9 0 13 0 21 4 5 9 9 13 13 8 4 21 4 29 4 13 5 26 0 39 0 21-4 42-8 63-12 17-5 38-9 55-13 21-4 42-9 68-13 21-4 42-8 68-8 21 0 46 0 63-4zM1381 1164c4 0 9 0 13 4 4 0 4 8 4 13 0 4 0 8-4 12-4 5-13 5-17 5 0-9 0-22 4-34zM1390 1206l-5 13c-12 4-21 4-34 4 0-8 0-17 0-25 5 4 30 12 39 8zM1398 1215c13-5 17-5 30-22 4-12 4-21 4-29-9-17-26-26-42-30-30-4-43 17-43 34 0 21 4 25 21 30 0-9 0-9 0-17 0-5 0-17 5-21 4-5 8-5 17 0 4 0 21 4 21 16-5 13-13 26-13 39zM631 1151c-4 4-13 0-17 4-4 5-4 9-4 13s0 8 0 13c4 4 12 4 17 4 4-13 4-21 4-34zM610 1185c0 8 0 17 0 25 4 0 8 5 12 5 9 4 17 4 26 4 0-9 0-17 0-26-5 0-13 0-17 0s-9 0-13-4c-4 0-8-4-8-4zM601 1206c-4-4-13-4-17-13 0-4-4-8-4-17 0-4 0-12 4-16 0-9 4-13 9-17 8-5 17-9 25-9 4 0 13 0 17 4 8 0 13 5 17 9s8 8 8 13c0 8 0 16-4 21-4 4-13 4-17 8 0-8 0-13 0-21 0-4 0-13 4-17-8 0-12-4-21-4-4 0-12 0-17 4-4 4-8 9-8 13 0 8 4 17 4 25 0 9 0 13 0 17zM995 1380c-9 8-9 21-17 34 0 8-9 16-9 22 0 4-4 8 0 12 5 0 13 0 22 0 4 0 8-4 17-4 8 0 16 4 21 4 4 0 8-4 13-8 0-4 0-14 0-18-5-4-9-8-13-13-5-8-13-12-17-21 0-4 0-8-4-13-5 0-9 0-13 5zM1037 1346c0-4 5-9 10-13 4-8 8-13 17-17 8 0 12 0 21 4 4 5 8 9 8 17 0 9 4 13 0 21-4 5-8 9-13 13-8 0-16 0-21 4h-12c0-8-5-17-10-21 0-4 0-8 0-8zM948 1367c5-4 5-9 9-13 4-8 4-17 8-25-4-4-8-4-12-9 0-4-9 0-13 0-9 5-17 5-21 13-5 0-9 17-9 21s4 4 13 9c8 0 17 4 25 4zM1008 1346c-5 0-5 0-9 0 0 0-4 0-8 4-5-8-9-13-13-17 0-13 4-21 8-34 5 0 9 0 13 0h13c4 9 4 21 8 34-4 4-8 9-12 13zM1003 1045l5 4c4 5 8 9 12 13-4 4-4 9-4 17-8 17-8 34-13 55-4-21-8-38-12-55 0-8-5-13-5-17 5-4 9-8 13-13 0 0 0-4 4-4zM796 596c4 5 4 5 4 9s0 8 0 13c0 4 0 4-4 8zM792 537c-5-4-5-4-5-4-4-8-8-13-12-21-5-4-9-4-13-9 0-4 0-4 0-8s0-9 4-13c0-4 0-8 0-13 4-4 9-4 13-8 0-4 4-8 4-8 4-5 4-5 9-5zM995 1176c0-4 0-8 0-12 0-9-4-21-9-34-4-13-12-26-25-38-8-9-17-21-25-30-5 0-9-4-9-8-4 4-4 8-4 12-4 9-4 17-9 22-4 4-12 12-17 16-4 5-12 5-16 9-9 0-13 4-22 4-8 0-17-4-21-4-8 0-13-4-17-9-4-4-8-8-12-12-5-4-5-9-9-17 0-4 0-13 0-21 4-5 4-9 9-13 4-4 8-8 12-13 9 0 13-4 21-4 5 0 9 4 13 4 4 5 4 9 9 13 0 0 4 4 0 8 0 0-5 0-9 0 0 0-4-4-8-8-5 0-9 0-13 0s-9 0-13 4c-4 0-4 4-8 9 0 4 0 8 0 17 0 4 4 8 4 12 4 9 13 13 17 13 4 4 13 8 21 8 4 0 13-4 21-8 9 0 13-4 17-13 9-4 13-12 13-17 4-8 4-17 4-25-4 0-8-4-13-8-12-5-25-13-38-17-17-9-34-13-50-13-5 0-5-4-5-4-8 4-12 4-21 8-4 0-8 4-13 9-4 4-8 12-12 17 0 8-4 12-4 21 0 4 0 12 4 17 0 4 0 8 4 12 0 9 0 17-4 21 0 13-9 26-9 39 0-9 0-17-4-26 0-8-4-13-4-21-4-4-4-8-4-17 4-4 4-13 8-21 4-9 4-21 13-30 4-8 8-12 17-21 4-4 8-4 17-8-5 0-9 0-13-5-9 5-13 5-21 9-9 4-17 8-26 17-8 8-12 17-17 29-4 9-8 17-12 30 0 9 0 21 0 30 0 17 0 29 4 42 0 4 0 4 4 4s13 5 21 5c5 0 13 0 17 4 9 0 13 4 21 8 5 4 5 9 9 9-9 0-21 0-30 0-4 0-8-5-17-9-4-4-4-8-8-8-4-4-9-4-13-4 4 8 9 21 13 33-4-8-13-12-17-21 0-4 0-4-4-8v4c0 8 0 17 0 25-4 5-13 9-17 13s-9 9-9 13c9-4 17-4 30-4 17-5 38-9 55-13 21-4 38-9 55-13 25-4 47-4 68-8 17 0 38 0 59-5 17 0 34 0 51 0zM673 774c4-8 9-17 13-29 0-13 4-26 8-38 0-9 0-22 5-30 0-9-5-17 0-25 0-5 4-9 8-17 4-13 8-26 17-43 0-8 4-17 8-29 0-5 5-13 5-17 12 4 25 8 33 12 5 5 13 9 13 13 4 4 4 9 9 13v131c0 17 4 34 12 47 9 17 21 29 38 38l157 101 175-101c12-9 25-17 29-30 13-17 13-34 13-55v-165c4 13 4 21 13 34 8 17 21 34 34 46 8 9 12 13 21 17 4 5 8 0 12 5 13 8 22 21 39 25 4 0 12 0 25 4 4 0 8-4 13-8 4 0 4 0 8 0 9 8 13 17 13 25 4 9 4 13 4 21-4 13-8 26-13 43-29 8-84 29-106 42-16 8-33 17-50 30-21 8-38 21-55 33-17 13-34 22-51 39v4c0-4 0-13 0-17 4-4 4-13 4-17-4-4-4-9-8-17 0-4 0-9 0-13s0-8 0-12c-5 8-9 16-13 25 0 4 0 8 0 17 0 4 0 8 4 13 0 4 9 8 9 12 0 5 0 9 0 13-13 13-26 25-34 42-17 17-30 38-43 60-9 12-13 25-18 38-4 0-4-5-8-5-4-4-4-4-8-8 4-4 8-8 8-13 8-8 13-17 17-25 4-9 9-17 14-26 4-8 4-16 8-25 0-8 4-13 4-21 5-9 5-17 0-25 0-9-4-17-8-30-4 8-4 13-9 17 0 8-5 13-5 21 0 4 0 8 0 13 0 4 5 12 5 17 0 4 0 8 0 12 0 5 0 9 0 13s0 13-5 17c0 4-4 8-8 17-5 8-13 17-17 25-4 0-4 5-9 9-4-4-4-9-8-9-9-8-13-17-17-25-4-9-9-13-9-17-4-4-4-13-4-17-4-4-4-8-4-13 0-4 4-8 4-12 0-5 0-13 0-17 4-5 4-9 0-13 0-8 0-13 0-21-4-4-8-9-8-17-4 13-9 21-13 30 0 8 0 16 4 25 0 8 5 13 5 21 4 9 4 17 8 25 0 9 4 17 8 26 9 8 13 17 17 25 5 5 9 9 13 13-4 4-4 4-8 8-5 0-5 5-9 5-4-13-13-26-17-38-12-22-29-43-42-60-9-17-21-29-34-42 0-4 0-8 0-13 0-4 4-8 8-12 0-5 5-9 5-13 0-9 0-13 0-17-5-9-9-17-13-25 0 4 0 8 0 12s0 9 0 13c-4 8-8 13-8 17s0 13 0 17c4 4 4 13 4 17 0-4 0-4-4-4-13-17-34-26-51-39-17-12-34-25-55-33-17-13-34-22-51-30-17-13-34-21-51-30zM1644 876c4 4 8 8 16 13 5 4 13 25 22 29-13-8-17-12-30-12-25-9-30-30-42-51l-5-5c17 9 30 22 39 26zM1872 1143c4 0 9 0 13 4 8 4 17 13 21 17 8 4 17 8 21 17-4-5-4-5-8-5-5 0-9 0-13 0s-13 0-17 0c-17-4-25-8-34-21-4-4-12-8-17-12 13-5 21-5 34 0zM1373 1003c4 0 4 0 4 0 17-21 29-26 59-26 17 0 30 5 47 9-9 0-17 0-26 0-8 4-12 4-21 8-25 9-21 5-42 9zM1470 1049c13-8 21-16 34-21 8-4 17-4 25-4 4 0 13 0 17 0s9 0 13-4c-4 4-9 8-17 13-4 8-13 12-21 12-9 4-13 0-17 0-13 0-21 0-34 4zM1085 1384c8 4 17 13 25 17 9 4 17 13 26 21 8 0 16 4 25 8 13 6 21 6 34 10 8 4 17 4 25 8 9 0 17 0 26 5-5 0-9 4-13 4 0 0-4 0-9 4 5 4 13 9 17 13-4 0-12 0-17 0-8-4-16-4-25-9-8-4-17-4-25-8-9-4-17-9-22-13-8-4-12-8-16-18-5 0-9 0-9 0-8-4-17-4-25-4-5 0-9-4-13-4-9-4-13-9-17-13s-8-8-13-8c5 4 5 8 9 17 8 16 21 39 34 56 4 8 8 12 17 21-9-5-13-5-17-5-5-4-13 0-13 0-9-8-13-21-17-29-8 8-21 17-30 17-9 4-18 0-22 0s-8 0-12 0c-9 4-17 4-26 4-8 0-17 0-21-4s-8-9-8-17c0-9 0-13 0-21 0-10 0-18 4-22 8-13 17-17 21-30 4-4 8-9 8-13h-4c-8 13-21 17-29 26-5 8-9 17-13 25-13 22-26 43-38 60-5 4-9 0-13 0-8 0-13 4-17 4 4-4 13-8 17-16 13-17 25-40 34-56 0-5 4-9 4-9-13 9-25 9-38 13-8 0-21 0-30 0-8 4-12 12-21 18-13 4-21 8-34 12-8 0-21 5-29 5-5 0-9 0-13 0-8 0-13 4-17 8l17-17-25-14c8 0 17 0 25 0 8-4 21-8 30-12 12 0 21-4 33-4 9 0 22 0 30 0 13-5 26-13 38-22 4-4 13-4 21-8-8-4-17-4-21-9-4 0-8-4-8-8 4-9 4-21 8-30 4-8 9-21 17-29 0-5 4-5 9-5 8 0 17 0 21 0 8 0 13 5 17 9 4 0 8 4 8 8 4-8 4-12 9-21-30 0-60 0-89 4-21 5-43 9-68 13-17 4-34 9-55 13-17 4-38 8-55 13-13 4-25 4-34 4-8 0-13 4-21 4-9-4-21-4-30-4-8-4-12-4-17-9-4 0-8-4-12-8 0-4 0-9 0-13-5-8 0-13 0-21s-5-13-5-21c-12 8-55 8-72 4-8-4-12-8-21-8-4-5-4-5-8-5 4 0 8 0 13 0 25-4 21-8 46-4 9 0 17 9 26 9 4 0 12 4 16 4 0-4 0-4 0-9-4-17-8-38-12-55 0-8-4-21-4-29 0-9 0-13 0-21 4-5 8-13 12-17 4-5 9-9 17-9 4-4 13-8 21-4 9 0 17 0 21 4 9 0 13 4 17 13 5 4 9 8 9 13 0 8-4 12-4 16-5 9-5 13-9 17 0 9 0 17-4 26 8 0 13 0 21 0 0-9 4-13 4-21 5-5 9-13 13-17 4-9 9-17 13-21 0-9 0-13 0-17-4-13-9-26-9-43 0-12 5-25 9-38s8-21 17-34c8-8 17-17 25-25 4-4 13-4 17-9-13 0-30 0-42 0-13 5-26 5-38 9-17 4-30 8-47 17-8 0-17 4-25 8-13 5-26 9-34 17-4 4-4 13-4 21-5 5 0 13 0 17 0 9 4 17 0 21 0 13-9 22-13 30-4 9-13 13-21 21 4-4 8-8 8-17 0-4 0-12 0-21 0-8 0-17 4-25 5-17 13-30 22-47-5 4-9 4-13 9-17 4-34 12-51 21-4 4-4 4-8 8-9 5-13 9-17 17-9 9-13 17-17 30-5 8-9 21-9 34-4 8-8 21-8 34 0 8 4 17 4 25 4 13 8 21 13 30-5-9-13-13-17-22-5-8-5-16-5-21 0-8 0-21 0-29 0-9 5-17 5-30 4-13 8-21 12-34 5-8 9-17 13-21h-4c-17 8-34 17-51 21-13 4-25 4-34 9-12 4-21 4-29 4-13 4-22 4-30 4-13 0-25 0-38 4-17 0-30-4-42-4-17 0-30 0-47-4l-4 4c-5 0-13 0-21 4-9 5-13 13-17 17-5 5-9 9-13 13s-17 4-21 8c-9 0-13 0-21 0-5 0-5 0-9 0s-8 0-13 5c9-9 17-13 22-17 8-4 12-13 21-17 4-4 8-4 17-4 8-5 17-5 29-9 9 0 17-4 26-4-13-4-21-9-30-13 13 4 21 4 34 9 8 0 13 0 17 0 21 4 42 4 63 4 26 0 51-4 81-9 13 0 29-4 46-8 5-4 9-4 17-4-4 0-8 0-8-5-13 0-26-4-38-8-9 0-17-4-26-8-4-5-8-9-12-13h-5c-21-9-16 0-38-17-4-9-8-13-12-17-5-4-13-4-17-8 12 0 25 0 38 4 8 0 17 8 25 17 4 4 9 12 13 17v4c0 0 4 4 8 4 5 4 13 9 17 9 13 4 26 8 38 8 13 4 22 4 34 0 0 0 4 0 9 0 8-4 17-8 25-13 17-8 38-21 59-29 0 0 5 0 5-5-5 0-9 0-13 0-4-4-13-4-17-4s-13 4-17 0c-8 0-17-4-25-12-5-5-9-9-17-13 4 4 8 4 17 4 4 0 8 0 17 0 4 0 17 0 21 4 12 5 25 13 38 21 8-4 13-4 21-8 25-13 47-21 72-34-4 0-4 0-8 0-26 0-26 9-51-4-9-4-17-13-26-17-8 0-12 0-21 0 13-4 30-13 47-13 12 0 25 4 38 9 8 4 13 12 21 21v4c17-4 34-8 51-13 13-4 29-8 46-8s30 0 43 0c17 4 34 4 50 8 13 5 26 9 34 13 13 4 30 9 38 17 5 0 9 4 9 4 0-4-4-8-4-12-5-9-9-13-13-22-4-4-8-8-13-8-8-4-17-9-25-13-13-4-26-4-38-4l-699-4c-8 0-21 0-34 0-8 0-12 0-21-4-8 0-17 0-25-5-9-4-13-12-21-21-5-4-5-13-9-17-4-8-4-12-4-21 0-8 0-17 4-25 4-5 9-9 17-13 4-4 9-9 17-9 4 0 13 0 21 0 5 0 9 5 13 9s8 8 8 13c5 4 5 8 5 12 0 5-5 13-5 17-4 5-8 5-12 9-4 0-4 0-9 0 0-4 0-4 0-9 5 0 5 0 9 0 0-8 4-12 4-17 0-4 0-12-4-17-4-4-13-4-17-8-9 0-13 4-21 8-5 0-9 9-13 13s-4 13-4 21c0 5 4 13 4 17 4 9 8 13 17 17 4 4 8 9 17 13 8 4 17 4 21 8 13 0 21 0 30 0l711-4c12 0 29 4 42 9 9 0 13 4 21 8 9 4 13 8 21 13 5 8 9 12 17 21 5 8 5 17 9 25 0 5 4 9 4 17 4 0 4 4 9 9 8 4 17 12 21 17 8 8 17 21 25 29 0-8-4-17-8-25-5-17-13-34-21-51-9-21-22-38-34-59-13-17-26-34-43-47-17-17-34-29-51-42-16-13-33-21-46-34-17-8-38-17-55-30-17-8-34-17-55-25 0 8-4 17-9 25-4 13-8 26-12 38 0 9-5 17-5 26 0 8 0 13 5 21 0 4 0 9 4 13s8 4 17 4c8 0 17 4 30 4 21-4 42-4 63-8 17 0 34 0 47 0 12 0 21 4 29 4 4 4 9 8 13 13 4 0 8 0 8 0 9 4 13 8 13 12 4 5 4 9 4 13-4 0-8 0-12-4-13 0-30-4-43-4-21-5-42-5-63-5-55 0-110 5-165 5 0 0-5 0-5-5-4 0-4-4-4-4-4-4-4-8-4-17 0-4 0-8 4-12 0-13 9-22 9-34 4-17 8-30 8-47 4-17 4-34 4-51-4 0-8 0-12 0-5 5-9 5-9 5-4 4-8 8-12 12-5 0-9 4-13 9-4 8-4 12-4 17-5 8-5 17-9 25s-8 17-13 25c-4 9-8 17-12 26-9 8-17 21-26 29-4 5-12 9-21 13-4 4-13 4-17 4-8 5-17 5-29 5-30 0-60 0-89 0-38 0-72 0-110 0-43 0-81 0-119 0-8 0-13-5-21-9l-4-4c0-4 0-9 4-9 4-4 8-4 13-4 8 0 17-4 25-4 13 0 30 4 42 4 26 0 47-4 72-4 30 0 55 0 85-4 21-4 47-4 68-13 12-4 29-8 38-17 8-8 17-17 21-25 4-9 4-21 8-30 0-8 0-17 0-21v-4c-4 4-4 4-8 8-4 9-13 17-21 26-4 8-13 12-17 16-4 5-13 13-17 17-13 22-21 26-47 30-12 4-25 4-33 4 4-4 12-12 21-17 4-4 12-8 17-8 8-4 12-4 21-4 4 0 8-5 17-9 4-4 8-8 17-13 8-12 21-25 29-33 9-13 17-22 21-30v-4c-12 0-29 0-42 4-17 0-34 4-46 13-13 4-26 12-39 17-12 4-25 8-42 12-13 5-25 5-38 5-8 0-17 0-25 0 12 0 21-5 33-5 17-4 39-8 51-12 21-9 34-17 55-26 13-4 30-12 47-17 13 0 29 0 46 0 0-4 0-8 0-12 0-17 5-30 5-47 0-13 0-21 0-34-5 0-9 0-13-4-17-9-30-17-47-25-8 0-21 0-29 4-9 0-17 4-26 8-8 4-12 9-17 17 0 4-4 13-4 17 0 9 4 13 4 21 5 4 5 9 5 13 0 8-5 13-5 21-4 4-4 9-4 13-4-9-4-17-8-21 0-5-4-9-4-9-5-8-9-17-9-25 0-4 4-13 9-17 4-9 12-17 16-21 9-9 13-13 22-17 8-4 17-4 25-9 4 0 8 0 13-4-9-4-13-8-21-13-13-4-26-12-34-17-13-4-30-8-43-12-8 0-12 0-21 0-8 0-13 0-21 4s-13 13-21 17c-4 4-13 4-21 4-17 0-34-4-47-4 4 0 13-4 17-9 8-4 17-8 25-12 13 0 26 4 39 0 8 0 12-5 21-9 8 0 17 4 25 4 13 0 21 5 34 9 0-4-4-4-4-4-4-9-9-17-9-21-4-9-4-17-4-26 0-4 0-13 0-17 4-8 4-17 9-25 4-4 8-13 12-21 0-9 4-22 4-30 5 17 9 30 9 47 0 8 0 17-4 25-5 8-13 13-17 21-4 9-4 17-4 21 0 9 4 17 8 21 4 5 8 9 13 13 8 4 17 9 25 13 13 4 25 8 34 13 13 8 21 17 34 21 12 4 21 12 34 17 0-13 4-26 8-43 4-12 9-25 17-42 4-8 13-17 17-25 13-17 30-34 42-47 17-17 38-34 55-55 9-8 17-17 26-25 4-9 12-22 17-30 8-13 17-21 21-30 4-8 8-21 13-29 4-9 8-13 8-21 4-13 0-30 4-43 0-12 9-25 9-38 0-4 0-8 0-8-9-9-13-17-21-22 0-4-5-8-5-12-4-4-4-9-4-13s0-8 0-13c-4-4-4-8-4-12h4c4 0 9 0 13 4 8 4 17 8 21 13 8 4 13 8 17 17 4 0 8 4 8 8 5-4 5-8 5-8 4-5 4-9 4-9 4-8 8-13 17-21 4-4 4-9 8-17h4c0 4 0 4 0 4 5 4 5 9 5 13 0 8 0 13 0 21 0 9-5 17-5 25 0 5 9 5 13 13 4 0 9 4 13 9 0 4 0 8 0 8 0 4 4 4 8 9 9 8 17 12 26 21 0 4 0 12 0 21 0 0-5 0-9 4s-8 9-12 9c-9 0-17-5-34 0-5 0-9 0-13 8 0 13 4 25 4 34 9 21 9 38 13 55 0 0 4 0 8 0l5-4v-9h25c4-4 8-4 13-8 8-4 21-9 29-13 9-4 13 0 22 0 8 0 16 4 25 9 4 4 8 8 13 12h297v55-4c4-17 13-30 21-46 4-9 13-22 17-30 4-9 13-13 17-21 8-13 17-26 25-38 5-9 9-17 9-26 4-4 4-12 0-17 0 0 0-4-4-4-5-4-9 0-13 0-13-4-25-4-38-4 0 0 0-4 4-4 4-5 13-9 21-13 4-4 9-9 13-13 0-4 0-8 4-13 4-4 9-4 13-4s8 0 13 0c8 0 12 4 21 9 4 4 8 8 12 12 0 9 5 17 5 22 0 12-5 25-5 33-4 22-12 43-16 64-9 21-17 38-26 59-4 9-8 17-8 30-5 8-5 17-5 25 0 4 0 13 5 21 4 5 8 9 12 9 5 4 9 4 13 4 13-4 25-8 38-13 13-4 26-8 38-12 13 0 21 0 34 0 17 4 30 4 47 12 17 5 34 13 46 17 13 9 26 17 34 26 21 17 38 38 55 59 4 4 9 8 9 13 4 0 4 4 4 4 4 13 8 21 17 30 0 0 8 0 8-5 9-4 17-4 26-12v4c-5 8-17 13-34 17 4 8 8 17 12 25v4c5 13 5 22 5 34 0 5-5 9-9 13 0 4-4 0-8 0 0 4-4 8-9 8-4 0-4-4-8-4s-4 0-9 0c-4 0-8-4-12-8-5 0-9 4-13 0-9 0-13 0-21-4-4 0-9 4-13 4-8 0-17 4-21 8-9 9-9 21-9 34v4c22 0 43 5 60 9 17 0 34 13 46 17 21 8 34 21 55 25 17 9 34 13 51 17 13 4 26 4 34 9-8 0-17 0-25 0-13-5-26-5-39-9-12-4-29-8-42-17-13-4-25-13-38-21-13-4-30-8-42-13-17-4-34-8-47-8 4 8 9 21 13 29-9-8-17-16-26-29h-4c0 21-4 42-4 59 0 21-4 38-4 59 0 5 0 9 0 17 0 0 4 5 4 9-4 4-8 12-8 17-5 4-5 8-5 12-4 0-4 0-8 0-9 0-17 0-26 0-29 0-55 0-84 0 0 0-4 0-4-4 4 0 8-4 8-4 8-4 13-4 17-9 8 0 21 0 30-4 8 0 21-4 29-8 4 0 4-4 9-4 4-5 8-9 8-13 4-9 9-17 9-26 0-17 4-33 4-50s0-34 0-47c-17 0-34 0-51 0-13 4-34 4-55 9-17 33-34 63-51 93-8 12-12 29-21 42 0 4 4 8 4 17-4 4-4 8-8 8-43 0-85 0-127 0-4 0 8-8 13-8 8-4 12-4 21-9 8 0 21-4 29-4 5 0 13 0 17 0 4-4 9-8 13-12 4 0 13 0 17 0 4-5 4-9 8-13 13-21 26-43 34-64 9-12 17-29 26-46-13 4-26 4-38 8-22 9-43 17-51 21-21 13-38 22-55 30-13 8-26 17-38 25 4 5 12 5 17 5 12-5 21-9 33-9 9 0 17 0 26 4 12 5 25 13 38 22-9 0-17 0-26 0-8 0-16 4-25 4-8-4-17-9-25-13-9-4-13-4-21-4-9 0-22 0-30 0-17 13-34 25-47 42-17 13-29 30-42 47-13 21-25 38-38 59-9 17-14 34-22 51-5 13-5 21-9 34h4c5-17 18-26 27-38 8-5 17-13 21-17 4-5 8-9 13-9 0-8 0-12 0-17 4-8 8-17 12-25 5-9 9-13 17-21 5-5 13-9 22-13 4-4 12-8 21-8 8-5 25-9 42-9l707 4c13 0 21 0 30 0 8-4 17-4 25-8 4-4 13-9 17-13s13-8 13-17c4-4 4-12 4-17 0-8 0-17 0-21-4-4-9-13-17-13-4-4-13-8-17-8-8 4-13 4-21 8 0 5-4 13 0 17 0 5 0 9 4 17h4c0 5 5 5 0 9h-4c-4-4-8-4-13-9-4-4-4-12-4-17 0-4 0-8 0-12 4-5 4-9 9-13 4-4 12-9 17-9 8 0 12 0 21 0 4 0 12 5 17 9 4 4 12 8 12 13 5 8 5 17 5 25 0 9 0 13 0 21-5 4-9 13-13 17-4 9-13 17-21 21-4 5-13 5-21 5-9 4-17 4-26 4-8 0-21 0-34 0l-694 4c-17 0-25 0-38 4-9 4-17 9-25 13-5 0-9 4-13 8-9 9-13 13-13 22-4 4-4 8-8 12 4 0 8-4 8-4 13-8 26-13 38-17 13-4 26-8 38-13 17-4 34-4 47-8 17 0 30 0 42 0 17 0 34 4 51 8 47 9 80 26 123 47 29 13 59 30 89 42 17 9 34 17 50 26 22 4 43 12 64 12 25 5 51 9 80 9 17 0 34 0 55-4 5 0 13 0 17 0-4 0-8 4-12 4-26 8-55 4-68 8-13-4-25-4-38-4-9 0-21 0-30-4-8 0-21 0-29-4-13-5-26-5-34-9-17-4-34-13-51-21h-4c4 4 8 13 8 21 9 13 13 21 13 34 4 13 8 21 8 30 0 8 0 21 0 29-4 5-4 13-4 21-4 9-13 13-17 22 4-9 9-17 13-30 0-8 0-17 0-25 0-13 0-26-4-34-5-13-9-26-13-34-4-13-9-21-13-30-4-8-12-12-17-17-4-4-8-4-12-8-17-9-30-17-47-21-4-5-8-5-17-9 9 17 17 30 26 47 0 8 0 17 0 25 0 9 0 17 4 21 0 9 4 13 4 17-4-8-13-12-17-21-8-8-13-17-17-30 0-4 0-12 0-21 4-4 4-12 4-17 0-8-4-17-4-21-13-8-25-12-38-17-4-4-13-8-21-8-17-9-34-13-47-17-12-4-25-4-38-9-13 0-29 0-42 0h-4c8 5 12 5 21 9 8 8 17 17 25 25 4 13 13 21 17 34s4 26 4 38c0 17 0 30-4 43 0 4 0 8-4 17 4 4 8 12 13 21 4 4 8 12 12 17 5 8 5 17 9 21-4-4-9-9-17-13-4-4-9-8-13-13-4-8 0-17 0-25-4 0-4-4-4-4 0 4 0 4-4 8-5 9-9 13-13 21 4-12 8-25 13-33-5 0-9 0-13 4-4 0-9 4-13 8s-8 9-17 9c-8 0-17 0-29 0 4 0 8-5 12-9 5-4 13-8 17-8 9-4 13-4 21-4 9 0 13-5 22-5v-4c4-13 8-25 8-42 0-9 0-21-4-30 0-13-4-21-9-30-4-12-12-21-17-29-8-9-16-13-29-17-4-4-13-4-17-9-4 5-9 5-13 5 4 4 13 4 17 8 9 9 13 13 17 21 4 9 9 21 13 30 0 8 4 17 4 21 4 9 0 13 0 17 0 8-4 13-8 21 0 9 0 17 0 26-5-13-9-26-13-39 0-4 0-12 0-21 0-4 4-8 4-12 0-5 0-13 0-17 0-9 0-13-4-21-4-5-9-13-13-17-4-5-8-9-8-9-9-4-17-4-26-8v4c-17 0-34 4-51 13-12 4-25 12-38 17-4 4-8 8-12 8 0 8 0 17 0 25 4 5 8 13 12 17 9 9 13 13 22 13 4 4 12 8 21 8 8 0 12-4 21-8 4 0 8-4 13-13 4-4 4-8 4-12 4-9 4-13 0-17 0-5-4-9-9-9-4-4-8-4-12-4-5 0-9 0-13 0-4 4-4 8-9 8 0 0-4 0-8 0 0-4 0-8 4-8 0-4 4-8 9-13 4 0 8-4 12-4 5 0 13 4 17 4 5 5 9 9 13 13s9 8 9 13c4 8 4 17 0 21 0 8-5 13-5 17-4 4-8 8-12 12-9 5-13 9-17 9-9 0-17 4-22 4-8 0-16-4-21-4-8-4-12-4-17-9-8-4-12-12-17-16-4-5-8-13-8-22-4-4-4-8-4-12-5 4-5 8-9 8-12 9-21 21-29 30-10 12-18 25-23 38-8 13-8 25-8 34-4 4-4 8-4 17 17 0 35 0 52 0 21 0 38 4 59 4 21 4 42 8 63 13 22 4 38 8 55 12 38 9 64 13 102 13 0-8-4-42-4-51-4-25 25-46 51-46 21 4 46 17 50 42 5 8 0 21 0 25-4 13-8 22-12 34-5 17-13 34-17 51-5 30 4 42-30 59-25 9-72 5-106 5-80-17-169-39-251-43 0 9 5 13 5 21 8-4 13-12 22-17 8 0 13 0 17 0 8 9 12 9 21 13 4 0 17 4 21 9 4 4 4 12 9 17 0 4 0 12 0 16-5 9-9 13-13 17-4 5-13 9-17 9zM1504 762c-34 0-68 4-102 8 4 0 4-4 4-4 13-4 22-4 34-9 17-8 30-12 47-21 4-4 8-4 13-8 0 8 4 12 4 17 0 4 0 8 0 17zM1415 753c8-4 17-4 25-8 17-5 30-13 47-22 4 0 4 0 8-4v-4c-4-4-12-13-21-17 0-4 0-8-4-13-4-4-8-4-13-4-4 0-8 4-8 4-4 0-9 0-13-4 0 4 4 9 4 17 5 0 5 4 0 9 0 4-4 8-8 12-4 13-13 21-17 34zM1037 249h31l17 26h-30zM906 249h34l17 26h-34zM969 249h34l17 26h-34zM902 245h183c8 0 17 9 17 17 0 9-9 17-17 17h-183c-9 0-17-8-17-17 0-8 8-17 17-17zM995 0l34 63 60-13-25 60 46 46-59 13v68l-56-43-55 43-4-68-60-9 51-46-34-55 68 8zM1517 1287c-13 12-26 21-39 33-4 5-8 13-12 22 0 4 0 12-4 16-5 5-9 5-13 9 8-4 17-4 25-9 4-4 13-12 17-16 4-5 4-13 9-17 0-9 0-13 4-17 0-9 8-13 13-21zM1694 1066c-12 9-25 17-42 22-4 4-13 4-21 4-9 0-13 0-17 4-9 0-13 4-17 4 8-4 13-12 17-17 8-4 17-12 25-12 5-5 13 0 17 0s13 0 17 0c9 0 13-5 21-5zM1597 1189c13 9 25 21 34 30 4 8 4 17 8 25 5 4 5 9 9 13 0 4 4 8 8 13-8-5-17-9-21-13-8-4-13-9-17-17-4-4-4-13-4-17-4-4-4-13-4-17-5-4-9-13-13-17zM1470 1257c8 0 13 4 13 13 0 4-5 8-13 8-4 0-8-4-8-8 0-9 4-13 8-13zM1855 876c4 0 13 4 13 13 0 4-9 8-13 8s-12-4-12-8c0-9 8-13 12-13zM1665 795c12-4 21-12 34-16 8-5 21-5 29-5 9-4 13-4 17-8-4 8-8 17-13 21-4 4-12 8-17 8-8 5-16 5-25 5-8 0-17 0-25-5zM1737 385c-5 8-9 17-9 25-4 9-4 17-4 26 4 8 8 17 13 25 0 8 4 17 4 21 4-8 8-17 8-25 0-9 0-17-4-21 0-9-4-17-4-26-4-8-4-17-4-25zM1597 474c4 8 8 17 8 29 0 9 0 17-4 30 4 4 4 8 4 13-4-5-12-9-17-17 0-4 0-9 0-17-4-4 0-13 0-21 0-5 5-13 9-17zM1690 639c25-9 38 8 59 17-38 12-29 0-59-17zM1677 486c-12 30 5 47 5 77 4-5 8-13 12-22 5-16-12-38-17-55zM1559 808c13 0 13 21 0 21-17 0-17-21 0-21zM1656 537c13 0 13 21 0 21-12 0-12-21 0-21zM1800 520c-42 0-42 9-68 30-8 4-17 8-21 13 21 0 26 0 47-13 8-4 13-13 17-17 8-4 17-8 25-13zM1800 546c-13 12-25 12-38 25-13 9-25 25-34 34 30-9 68-21 72-59zM1792 440c-13 0-13 25 0 25 17 0 17-25 0-25zM1686 605c-13 0-13 21 0 21 17 0 17-21 0-21zM1665 571c-13 0-13 21 0 21 12 0 17-21 0-21zM1699 575c-13 0-13 21 0 21 16 0 16-21 0-21zM1741 609c-13 0-13 21 0 21 17 0 17-21 0-21zM1766 635c-17 0-12 25 0 25 13 0 17-25 0-25zM1775 605c-17 0-17 21 0 21 12 0 12-21 0-21zM1796 626c-13 0-13 21 0 21s13-21 0-21zM1737 495c-5 0-9 4-9 8 0 34 43-8 9-8zM1792 478c-13 0-13 21 0 21 12 0 12-21 0-21zM1762 465c-13 0-13 26 0 26s17-26 0-26zM1715 469c-12 0-12 26 0 26 13 0 13-26 0-26zM1588 1219c-12 0-12 21 0 21 13 0 13-21 0-21zM1572 1253c-13 0-13 21 0 21 12 0 12-21 0-21zM1588 1151c-12 0-12 21 0 21 13 0 13-21 0-21zM1796 1079c-13 0-13 21 0 21s13-21 0-21zM1771 1143c-13 0-13 21 0 21 12 0 12-21 0-21zM1771 1100c-13 0-13 17 0 17 12 0 12-17 0-17zM1864 1104c-13 0-13 17 0 17 12 0 12-17 0-17zM1906 1113c-13 0-13 21 0 21s13-21 0-21zM1927 1083c-13 0-13 17 0 17s13-17 0-17zM1889 1075c-13 0-13 17 0 17s13-17 0-17zM1610 1130c-13 0-13 21 0 21 12 0 12-21 0-21zM1440 1007c-12 0-12 21 0 21 13 0 13-21 0-21zM1538 1054c-13 0-13 21 0 21 12 0 12-21 0-21zM1644 1096c-13 0-13 21 0 21 12 0 16-21 0-21zM1576 1121c-13 0-13 17 0 17 12 0 12-17 0-17zM1627 1160c-13 0-13 16 0 16 12 0 12-16 0-16zM1605 1253c-12 0-12 17 0 17 13 0 13-17 0-17zM1542 1274c4 8 4 25 8 34 13 21 30 21 51 29-21-21-42-42-59-63zM1457 1206c34 25 38 34 81 17 17-8 4-4 0-4-21-9-17-13-43-13-21 0-17 4-38 0zM1783 1071c-12 4-25 4-38 12-17 9-25 21-42 30 25 0 38 0 55-21 8-13 13-13 25-21zM1881 1045c-13 9-26 17-38 26-13 12-17 29-34 42 25-9 38-9 50-38 9-13 9-17 22-30zM1720 1151c17 9 29 13 42 25 17 13 17 30 38 43-29-9-42-9-55-38-8-13-13-17-25-30zM1588 829c-16-4-16 21 0 21 13 0 13-21 0-21zM1588 791c-12-4-12 21 0 21 17 0 17-21 0-21zM1627 825c-13 0-13 21 0 21 17 0 17-21 0-21zM1715 829c-16 0-16 21 0 21 13 0 13-21 0-21zM1732 859c-17 0-17 21 0 21 13 0 13-21 0-21zM1766 867c-17 0-17 22 0 22 13 4 13-22 0-22zM1758 834c-17 0-17 21 0 25 13 0 13-25 0-25zM1804 795c-12 0-17 22 0 22s17-22 0-22zM1838 774c-17-4-17 21 0 21 13 0 13-21 0-21zM1855 800c-17 0-17 21 0 21 13 4 13-21 0-21zM1881 770c-17 0-17 25 0 25 12 0 17-21 0-25zM1821 736c-12 4-29 13-38 21-12 17-8 30-29 47 29-9 42-13 50-47 5-8 9-12 17-21zM1809 834c8 8 17 16 29 21 26 8 38 0 64 4-9-9-17-13-30-17-21-8-42-4-63-8zM1779 850c13 5 25 5 34 13 21 13 25 30 42 51-12-4-21-8-29-13-22-12-30-34-47-51zM1881 872c17 0 17 21 0 21-13 0-13-21 0-21zM1889 901c13 0 13 21 0 21-17 0-17-21 0-21zM1402 825c13 0 13 21 0 21-17 0-17-21 0-21zM1453 804c17 0 17 21 0 21-13 0-13-21 0-21zM1313 753c13 0 13 21 0 21-17 0-17-21 0-21zM1267 779c12 0 12 21 0 21-13 0-13-21 0-21zM1241 762c13 0 13 21 0 21-12 0-12-21 0-21zM1263 732c12 0 12 21 0 21-13 0-13-21 0-21zM1432 829c17 0 17 21 0 21-13 0-13-21 0-21zM1415 795c17 0 17 22 0 22-13 0-13-22 0-22zM1292 757c4-8 9-21 13-29 0-26-9-38-17-60 0 22-4 26-4 43-5 17 4 34 8 46zM1504 1253c17 0 17 21 0 21-13 0-13-21 0-21zM1533 1303c13 0 13 26 0 26-16 0-16-26 0-26zM940 630h-106v-194h106zM1055 630h-111v-194h111zM1174 630h-115v-194h115zM1059 817v-182h115v67c0 13-5 30-13 43-4 8-13 17-25 25zM944 812v-177h111v182l-56 33zM834 635h106v173l-64-38c-12-8-21-21-29-30-9-12-13-25-13-38zM1533 1342c13 0 13 21 0 21-12 0-12-21 0-21z">
          <text:p/>
        </draw:path>
        <draw:path draw:style-name="gr1" draw:text-style-name="P1" draw:layer="layout" svg:width="4.328cm" svg:height="0.317cm" svg:x="0.804cm" svg:y="3.128cm" svg:viewBox="0 0 4329 318" svg:d="M131 24c-8-4-21-5-41-5v184c0 10 0 16 1 18 1 3 3 4 5 6 3 1 8 2 13 2 20 0 35-7 45-20 14-19 21-46 21-84 0-30-5-54-14-72-8-14-18-24-30-29zM0 242v-6h8c7 0 12-1 16-3 3-2 6-5 8-9 1-3 1-10 1-22v-156c0-12 0-20-1-23-2-3-5-6-8-8-4-2-10-3-16-3h-8v-7h105c29 0 51 4 68 12 22 9 37 24 48 43s16 40 16 64c0 16-2 32-7 46-6 14-13 25-21 36-9 9-18 16-30 21-10 6-24 10-40 13-7 2-18 2-34 2zM362 143c0-19-1-32-3-39s-5-12-9-15c-3-2-6-4-10-4-6 0-11 3-15 9-7 11-10 25-10 43v6zM385 94c12 14 19 34 20 60h-89c1 22 7 39 17 52 8 10 18 15 29 15 7 0 13-2 19-6 5-4 11-11 18-22l6 4c-9 19-19 31-29 39-11 7-23 11-37 11-24 0-43-9-55-28-10-15-15-34-15-56 0-27 7-49 22-65s32-24 52-24c16 0 30 7 42 20zM488 208c10 14 20 21 32 21 6 0 11-3 15-10 6-10 9-29 9-56 0-28-3-47-10-57-4-7-10-11-17-11-12 0-22 9-29 26zM506 241c-6-3-12-8-18-15v60c0 9 0 15 2 17 1 3 3 6 6 7 3 2 8 2 16 2v6h-93v-6c7 0 13-2 16-6 3-3 4-10 4-21v-172c0-12-1-19-4-23-3-3-8-5-16-5v-6h69v21c5-8 11-14 17-18 9-5 18-8 28-8 12 0 23 4 32 11 10 8 17 18 23 31 5 13 7 28 7 43 0 16-2 31-8 46-5 14-13 24-23 31s-21 11-33 11c-9 0-17-2-25-6zM686 215c6 0 13-3 20-10v-55c-14 8-24 17-31 27-4 6-7 12-7 18 0 7 2 11 6 16 3 3 7 4 12 4zM716 238c-5-5-8-11-10-20-19 18-37 26-53 26-9 0-17-3-23-9s-9-13-9-23c0-13 5-24 16-34 10-10 34-23 69-40v-16c0-12 0-20-2-23-1-3-3-6-7-8-4-3-8-4-13-4-7 0-13 2-18 5-3 2-5 5-5 8 0 2 2 5 5 9 4 5 7 9 7 14 0 6-2 10-7 14-4 4-10 6-16 6-8 0-14-2-19-6-5-5-7-10-7-16 0-8 3-16 10-23 6-8 16-14 28-18 11-4 23-6 36-6 16 0 28 3 37 10 9 6 15 13 17 21 2 5 3 16 3 33v64c0 8 0 12 1 14 0 2 1 4 2 5 2 0 3 1 4 1 3 0 6-2 10-6l5 4c-6 8-12 15-18 19-6 3-13 5-21 5-9 0-17-2-22-6zM862 79v37c11-17 20-28 28-34 8-5 16-8 23-8s12 2 16 6 6 10 6 17c0 8-2 14-6 18-3 4-8 6-13 6-6 0-12-2-16-6-5-4-7-6-8-6-1-1-3-1-4-1-3 0-6 1-10 4-4 4-8 9-10 17-4 11-6 23-6 37v38 10c0 6 1 11 1 13 2 3 4 5 7 6 3 2 7 3 14 3v6h-89v-6c7-1 12-2 15-6 2-3 4-12 4-26v-91c0-9-1-15-2-18s-3-6-5-7-6-3-12-3v-6zM1017 19v60h38v17h-38v100c0 11 0 17 1 19 1 3 2 5 5 7 2 2 4 2 6 2 7 0 14-5 21-17l5 4c-9 22-24 33-46 33-10 0-19-2-26-8s-11-12-13-19c-2-4-2-15-2-33v-88h-21v-6c14-11 27-22 37-33s19-24 27-38zM1137 79v21c9-10 18-16 25-20 8-4 16-6 25-6 11 0 19 3 26 8 8 4 13 12 17 22 9-11 18-18 26-23 9-5 18-7 27-7 11 0 20 3 27 8s11 11 14 19c2 8 4 21 4 39v67c0 13 1 20 3 23s7 5 14 6v6h-84v-6c7-1 12-3 15-7 2-3 3-11 3-22v-71c0-14 0-23-2-27-1-4-2-7-5-9-2-2-5-3-9-3-5 0-10 2-15 5-5 4-10 9-16 17v88c0 12 1 19 3 22 3 4 8 7 16 7v6h-84v-6c4 0 8-1 10-3 3-2 5-5 6-7 0-3 1-9 1-19v-71c0-15-1-24-2-28-1-3-3-6-6-8s-6-4-9-4c-4 0-8 2-12 4-6 4-11 10-18 19v88c0 11 2 19 4 23 2 3 7 5 14 6v6h-84v-6c7-1 12-3 15-7 2-2 3-10 3-22v-93c0-13-1-20-3-23-3-3-8-5-15-6v-6zM1462 143c0-19-1-32-3-39s-5-12-9-15c-3-2-6-4-10-4-6 0-11 3-15 9-7 11-10 25-10 43v6zM1485 94c12 14 19 34 20 60h-90c2 22 7 39 18 52 8 10 17 15 29 15 7 0 13-2 19-6 5-4 11-11 18-22l6 4c-9 19-19 31-29 39-11 7-23 11-37 11-25 0-43-9-55-28-10-15-15-34-15-56 0-27 7-49 22-65 14-16 32-24 52-24 16 0 30 7 42 20zM1591 79v21c8-9 16-16 24-20s16-6 25-6c10 0 19 3 26 9s12 13 14 22c2 6 3 19 3 38v64c0 12 1 20 3 23s7 5 14 6v6h-82v-6c6-1 10-3 13-7 2-3 3-11 3-22v-73c0-14-1-22-2-25-1-4-2-7-5-9-3-1-5-2-8-2-10 0-19 7-28 21v88c0 12 1 20 4 23 2 3 6 5 12 6v6h-82v-6c7-1 12-3 15-7 2-2 2-10 2-22v-93c0-13-1-20-3-23s-7-5-14-6v-6zM1788 19v60h39v17h-39v100c0 11 1 17 2 19 0 3 2 5 4 7s4 2 6 2c8 0 15-5 21-17l6 4c-10 22-25 33-46 33-10 0-19-2-26-8s-12-12-14-19c-1-4-2-15-2-33v-88h-21v-6c15-11 27-22 37-33 11-11 20-24 27-38zM2020 90c-3-3-7-4-12-4-6 0-11 2-15 7-4 4-7 13-8 26-2 13-2 32-2 55 0 12 1 24 2 36 1 8 4 14 8 18 4 5 9 7 15 7 5 0 9-2 12-5 5-4 8-9 9-16 3-11 4-34 4-68 0-19-1-33-3-40s-6-13-10-16zM1952 100c14-17 32-26 55-26 14 0 28 4 40 11s21 18 27 31c6 14 10 28 10 44 0 23-6 43-18 59-14 18-33 28-58 28-24 0-43-9-56-26-14-17-20-38-20-60 0-24 7-44 20-61zM2179 96l1 114c0 10 1 17 3 20 4 4 11 6 21 6v6h-96v-6c7 0 12-1 16-2 3-2 5-4 6-7s2-9 2-17l-1-114h-22v-17h22v-12-8c0-17 6-31 18-42 13-11 29-17 50-17 14 0 25 3 32 8 6 5 10 11 10 18 0 5-2 9-7 13-4 4-9 6-17 6-6 0-10-2-14-5-3-3-5-6-5-10 0-1 0-3 1-6 0-3 1-4 1-6s-1-4-3-5c-1-2-3-3-6-3s-6 2-9 4c-2 3-3 7-3 14v30 21h25v17zM2401 128v74c0 12 0 20 2 23 1 3 3 5 7 8 4 2 9 3 16 3h8v6h-123v-6h8c6 0 12-1 16-3 3-2 6-5 7-9 1-3 2-10 2-22v-156c0-12-1-20-2-23s-4-6-8-8-9-3-15-3h-8v-7h123v7h-8c-7 0-12 1-17 3-2 2-5 5-7 9-1 2-1 10-1 22v67h83v-67c0-12 0-20-2-23-1-3-4-6-7-8-4-2-10-3-16-3h-8v-7h123v7h-8c-7 0-12 1-16 3-3 2-6 5-8 9-1 2-1 10-1 22v156c0 12 0 20 1 23 2 3 4 5 8 8 4 2 10 3 16 3h8v6h-123v-6h8c7 0 12-1 16-3 3-2 5-5 7-9 2-3 2-10 2-22v-74zM2679 90c-3-3-7-4-12-4-6 0-11 2-15 7-5 4-7 13-9 26-1 13-2 32-2 55 0 12 1 24 3 36 1 8 4 14 8 18 4 5 9 7 14 7s9-2 13-5c4-4 7-9 9-16 2-11 3-34 3-68 0-19-1-33-3-40s-5-13-9-16zM2611 100c13-17 32-26 55-26 14 0 27 4 39 11s22 18 28 31c6 14 9 28 9 44 0 23-6 43-17 59-14 18-34 28-58 28-25 0-44-9-57-26s-20-38-20-60c0-24 7-44 21-61zM2834 79v21c9-10 17-16 25-20s16-6 25-6c11 0 19 3 26 8 7 4 13 12 16 22 10-11 19-18 27-23 9-5 18-7 27-7 11 0 20 3 27 8s11 11 14 19c2 8 4 21 4 39v67c0 13 1 20 3 23s7 5 14 6v6h-84v-6c7-1 12-3 15-7 2-3 3-11 3-22v-71c0-14 0-23-2-27-1-4-3-7-5-9-3-2-6-3-9-3-5 0-10 2-15 5-5 4-10 9-16 17v88c0 12 1 19 3 22 3 4 8 7 15 7v6h-83v-6c4 0 8-1 10-3 3-2 5-5 6-7 0-3 1-9 1-19v-71c0-15-1-24-2-28-1-3-3-6-6-8s-6-4-9-4c-4 0-8 2-12 4-6 4-11 10-18 19v88c0 11 2 19 4 23 2 3 7 5 14 6v6h-84v-6c7-1 12-3 15-7 2-2 3-10 3-22v-93c0-13-1-20-4-23-2-3-7-5-14-6v-6zM3158 143c0-19-1-32-3-39s-5-12-9-15c-3-2-6-4-10-4-6 0-11 3-15 9-7 11-10 25-10 43v6zM3181 94c12 14 19 34 20 60h-90c2 22 7 39 17 52 9 10 18 15 30 15 7 0 13-2 18-6 6-4 12-11 19-22l6 4c-9 19-19 31-29 39-11 7-23 11-37 11-25 0-43-9-55-28-10-15-15-34-15-56 0-27 7-49 22-65 14-16 32-24 51-24 17 0 31 7 43 20zM3420 161l-34-80-37 80zM3426 174h-82l-11 23c-3 8-4 15-4 20 0 7 2 12 8 15 3 2 11 3 23 4v6h-79v-6c9-1 16-5 21-10 6-6 12-18 20-37l85-188h3l85 193c8 19 14 31 20 36 4 3 9 5 16 6v6h-113v-6h4c9 0 16-1 19-4 3-2 4-4 4-8 0-2 0-4-1-6 0-1-2-6-5-13zM3614 96v114c0 10 1 17 4 20 3 4 10 6 20 6v6h-96v-6c8 0 13-1 16-2 3-2 6-4 6-7 2-3 2-9 2-17v-114h-23v-17h23v-12-8c0-17 6-31 18-42s29-17 49-17c15 0 25 3 32 8s10 11 10 18c0 5-2 9-6 13s-10 6-17 6c-6 0-11-2-14-5-4-3-6-6-6-10 0-1 1-3 1-6 1-3 1-4 1-6s-1-4-2-5c-2-2-4-3-7-3s-6 2-8 4c-2 3-3 7-3 14v30 21h24v17zM3732 96v114c0 10 2 17 4 20 3 4 10 6 20 6v6h-96v-6c8 0 13-1 16-2 3-2 6-4 7-7s1-9 1-17v-114h-23v-17h23v-12-8c0-17 6-31 18-42s29-17 50-17c14 0 24 3 31 8s10 11 10 18c0 5-2 9-6 13s-10 6-17 6c-6 0-11-2-14-5-4-3-6-6-6-10 0-1 1-3 2-6 0-3 0-4 0-6s0-4-2-5c-2-2-4-3-7-3s-6 2-8 4c-2 3-3 7-3 14v30 21h24v17zM3851 215c7 0 13-3 21-10v-55c-14 8-25 17-32 27-4 6-6 12-6 18 0 7 2 11 5 16 3 3 7 4 12 4zM3881 238c-5-5-8-11-9-20-20 18-38 26-54 26-9 0-17-3-23-9s-9-13-9-23c0-13 5-24 16-34s34-23 70-40v-16c0-12-1-20-2-23-2-3-4-6-8-8-3-3-8-4-12-4-8 0-14 2-19 5-3 2-5 5-5 8 0 2 2 5 5 9 5 5 7 9 7 14 0 6-2 10-6 14-5 4-10 6-17 6s-13-2-18-6c-5-5-8-10-8-16 0-8 4-16 10-23 7-8 16-14 28-18s24-6 37-6c15 0 27 3 36 10 9 6 15 13 18 21 1 5 2 16 2 33v64c0 8 0 12 1 14s1 4 3 5c1 0 2 1 4 1 3 0 6-2 9-6l5 4c-6 8-12 15-18 19-6 3-13 5-21 5-9 0-16-2-22-6zM4023 79v129c0 12 2 19 4 22 3 4 8 6 16 6v6h-88v-6c7 0 12-2 16-6 2-3 3-10 3-22v-95c0-12-1-19-3-23-3-3-9-5-16-5v-6zM3980 8c5-5 11-8 19-8 7 0 14 3 19 8s8 12 8 19c0 8-3 14-8 19s-12 8-19 8c-8 0-14-3-19-8s-8-11-8-19c0-7 3-14 8-19zM4123 79v37c11-17 20-28 28-34 9-5 16-8 24-8 6 0 11 2 15 6s6 10 6 17c0 8-2 14-6 18-3 4-8 6-13 6-6 0-11-2-16-6-4-4-7-6-8-6-1-1-2-1-4-1-3 0-6 1-10 4-4 4-8 9-10 17-4 11-6 23-6 37v38 10c0 6 1 11 2 13 1 3 3 5 6 6 3 2 7 3 14 3v6h-88v-6c7-1 11-2 14-6 2-3 4-12 4-26v-91c0-9-1-15-2-18s-2-6-5-7c-2-1-6-3-11-3v-6zM4318 74l3 56h-6c-7-16-15-28-22-34s-15-9-22-9c-5 0-9 2-12 5-4 3-5 7-5 11 0 3 1 6 3 9 4 5 14 13 31 24 17 12 28 21 33 29 6 9 8 18 8 28 0 9-2 18-6 27-5 9-11 15-19 20-9 4-18 7-28 7-7 0-17-3-30-8-4-1-6-1-7-1-4 0-7 3-10 9h-6l-3-60h6c6 16 13 28 22 35 9 8 17 12 25 12 6 0 10-2 14-5 3-4 5-8 5-13s-2-10-5-14c-4-5-11-11-23-19-18-13-29-22-35-29-7-9-11-19-11-31s4-24 13-34c8-10 21-15 37-15 9 0 17 2 25 6 4 2 6 3 8 3s4 0 5-1c2-1 4-3 6-8z">
          <text:p/>
        </draw:path>
        <draw:path draw:style-name="gr1" draw:text-style-name="P1" draw:layer="layout" svg:width="6.019cm" svg:height="0.303cm" svg:x="1.521cm" svg:y="4.427cm" svg:viewBox="0 0 6020 304" svg:d="M0 3h65c23 0 39 6 50 19 10 12 15 28 15 49 0 12-2 23-7 34-4 10-12 18-23 24-10 6-25 9-43 9h-36v104h-21zM21 120h37c14 0 26-3 36-11 9-7 14-20 15-38 0-18-5-31-13-38-9-8-22-12-38-12h-37zM162 3h20v239h-20zM314 137c0-22-3-37-10-46-6-10-15-14-28-14-12 0-21 4-28 14-6 9-9 24-9 46zM334 183c-2 19-7 34-17 46-10 11-24 17-40 17-19 0-34-7-44-22-10-14-16-38-16-71 0-31 5-54 16-69 11-16 26-24 45-24 20 0 34 7 44 21 9 14 14 36 14 66v7h-97v8c0 25 4 43 11 53s16 15 26 14c22 0 34-15 38-46zM448 142h-1c-1 2-4 5-8 7-5 2-9 3-13 4l-17 5c-10 2-18 6-23 12s-7 14-7 24c0 11 2 19 7 25 5 7 12 10 21 10 12 0 22-4 30-13 7-9 11-21 11-37zM363 117c0-18 4-32 13-42s23-15 42-15c18 0 31 5 39 13 7 9 11 20 11 34v105c0 10 3 15 10 15h6v15c-4 1-7 2-9 2-8 0-15-1-19-4-5-3-7-9-7-18v-6h-1c-4 11-10 19-18 24-8 4-18 6-28 6-15 0-26-5-34-14-7-8-11-21-11-36 0-12 3-22 9-31 5-9 15-15 27-18l38-11c7-2 11-4 14-8 2-3 3-10 3-20 0-11-3-19-9-24-5-5-13-7-22-7-12 0-20 3-26 10-5 7-8 17-8 30zM537 154c-13-5-21-11-27-18-5-8-7-16-7-25 0-18 5-31 15-39s22-12 38-12c33 0 49 17 48 50v5h-20v-5c0-12-2-20-7-25s-12-8-22-8c-11 0-20 3-25 9-5 5-7 12-7 21 0 6 1 12 4 17 4 5 10 9 20 13l29 11c12 5 20 11 26 19 5 7 7 16 7 26 0 16-4 28-13 38s-23 15-42 15c-18 0-32-4-41-13-9-8-13-22-13-42v-6h20v5c0 26 11 39 34 39 11 0 19-3 25-8 7-6 10-14 10-24 0-7-2-14-5-19-4-6-10-10-19-13zM728 137c0-22-3-37-10-46-6-10-15-14-28-14-12 0-21 4-28 14-6 9-9 24-9 46zM748 183c-2 19-7 34-17 46-10 11-24 17-40 17-19 0-34-7-44-22-10-14-16-38-16-71 0-31 5-54 16-69 11-16 26-24 45-24 20 0 34 7 44 21 9 14 14 36 14 66v7h-97v8c0 25 4 43 11 53s16 15 26 14c22 0 34-15 38-46zM878 153c0 28 4 48 12 59 7 12 16 18 28 17 11 1 21-5 28-17 8-11 11-31 12-59-1-28-4-48-12-59-7-12-17-17-28-17-12 0-21 5-28 17-8 11-12 31-12 59zM857 153c0-31 5-54 15-69 11-16 26-24 46-24 19 0 35 8 45 24 11 15 16 38 16 69s-5 54-16 70c-10 15-26 23-45 23-20 0-35-8-46-23-10-16-15-39-15-70zM1099 153c-1-21-2-37-6-48s-8-19-14-22c-6-4-12-6-18-6-12 0-21 6-29 16-4 6-7 14-8 23-2 10-3 22-3 37 0 22 2 38 6 49 3 11 8 18 14 22s12 5 19 5 13-1 19-5 11-11 14-22c4-11 6-27 6-49zM1001 64h18v26h1c3-9 8-16 16-21 7-6 16-9 28-9 19 0 34 8 43 24 9 15 13 38 13 69s-5 54-14 69c-9 16-23 24-43 24-11 0-20-3-27-9-7-5-12-13-14-22h-1v87h-20zM1243 137c0-22-3-37-10-46-6-10-15-14-28-14-12 0-21 4-28 14-6 9-9 24-9 46zM1263 183c-2 19-7 34-17 46-10 11-24 17-40 17-19 0-34-7-44-22-10-14-16-38-16-71 0-31 6-54 16-69 11-16 26-24 45-24 20 0 34 7 44 21 9 14 14 36 14 66v7h-97v8c0 25 4 43 11 53s16 15 26 14c22 0 34-15 38-46zM1297 64h18v25h1c5-10 12-17 20-22 8-4 16-7 26-7 13 0 24 4 33 11 8 8 12 20 12 37v134h-20v-129c0-24-10-36-30-36-12 0-22 4-29 13-7 8-10 19-11 32v120h-20zM1534 81h-25v-17h25v-49h20v49h31v17h-31v127c0 7 1 12 5 15 3 3 7 4 14 4 4 0 8-1 12-2v17c-2 1-7 2-14 2-13 0-23-2-29-7-6-4-8-13-8-24zM1607 3h20v86c3-9 8-16 16-21s17-8 28-8c14 0 25 4 33 11 8 8 12 20 12 37v134h-20v-129c0-24-10-36-30-36-12 0-21 4-28 13-7 8-11 19-11 32v120h-20zM1759 3h20v34h-20zM1759 64h20v178h-20zM1847 154c-13-5-22-11-27-18-5-8-8-16-8-25 1-18 6-31 15-39 10-8 23-12 38-12 33 0 50 17 49 50v5h-20v-5c0-12-2-20-7-25-6-5-13-8-22-8-12 0-20 3-25 9-5 5-8 12-8 21 0 6 2 12 5 17s10 9 20 13l29 11c11 5 20 11 25 19 5 7 8 16 8 26 0 16-5 28-14 38s-22 15-41 15c-18 0-32-4-41-13-9-8-14-22-14-42v-6h20v5c0 26 12 39 35 39 11 0 19-3 25-8 6-6 9-14 10-24 0-7-2-14-6-19-3-6-10-10-18-13zM2036 81h-25v-17h25v-21c-1-8 0-15 2-22 2-6 6-11 11-15 6-4 14-6 25-6 3 0 6 0 7 1 2 0 4 0 6 0v17c-3-1-6-1-10-1-7 0-13 2-16 5-4 4-5 11-5 21v21h31v17h-31v161h-20zM2120 153c1 28 5 48 12 59 7 12 17 18 28 17 12 1 21-5 29-17 7-11 11-31 11-59s-4-48-11-59c-8-12-17-17-29-17-11 0-21 5-28 17-7 11-11 31-12 59zM2099 153c0-31 5-54 16-69 11-16 26-24 45-24 20 0 35 8 46 24 10 15 15 38 15 69s-5 54-15 70c-11 15-26 23-46 23-19 0-34-8-45-23-11-16-16-39-16-70zM2256 64h20v28c4-10 10-18 18-23 8-6 17-9 27-9 3 0 5 1 7 1v20c-3 0-6-1-10-1-11 0-21 4-29 13-9 8-13 21-13 38v111h-20zM2347 64h18v25h1c5-10 11-17 18-22 8-4 17-7 27-7 11 0 19 3 26 9 6 6 10 13 11 22h1c4-10 10-17 17-23 7-5 17-8 28-8 13 0 22 4 30 11 7 8 11 19 11 35v136h-20v-133c0-21-9-32-28-32-10 0-18 4-25 13-7 8-11 19-11 32v120h-20v-133c0-21-9-32-28-32-10 0-18 4-25 13-7 8-11 19-11 32v120h-20zM2657 64h20v125c0 15 2 25 7 31s13 9 23 9c12 0 21-4 28-12 7-9 11-20 11-33v-120h20v178h-18v-25c-6 10-12 17-20 22s-17 7-26 7c-14 0-25-4-33-11-8-8-12-20-12-37zM2833 154c-13-5-22-11-27-18-5-8-8-16-7-25 0-18 5-31 15-39s22-12 38-12c33 0 49 17 48 50v5h-20v-5c0-12-2-20-7-25s-12-8-22-8c-11 0-20 3-25 9-5 5-7 12-7 21 0 6 1 12 4 17 4 5 10 9 20 13l29 11c12 5 20 11 26 19 5 7 7 16 7 26 0 16-4 28-13 38s-23 15-42 15c-18 0-32-4-41-13-9-8-13-22-13-42v-6h20v5c0 26 11 39 34 39 11 0 19-3 25-8 7-6 10-14 10-24 0-7-2-14-6-19-3-6-9-10-18-13zM2936 3h20v34h-20zM2936 64h20v178h-20zM2998 64h18v25h1c5-10 11-17 19-22 9-4 17-7 26-7 14 0 25 4 33 11 8 8 13 20 13 37v134h-20v-129c0-24-10-36-31-36-12 0-21 4-28 13-7 8-11 19-11 32v120h-20zM3163 151c0 19 1 33 4 44s7 19 13 24c6 4 12 6 20 6s15-2 21-6c5-5 10-13 13-24s4-25 4-44-1-34-4-44c-3-11-8-19-13-23-6-5-13-7-21-7s-14 2-20 7c-6 4-10 12-13 23-3 10-4 25-4 44zM3240 64h18v165c0 25-4 44-14 57-9 12-24 18-44 18-17 0-30-4-39-12s-14-18-14-32h20c0 8 4 16 10 21 7 4 15 7 24 7 24-1 37-17 37-50v-28c-4 11-9 19-17 24-7 5-16 8-25 8s-18-2-26-7c-9-6-15-15-21-28-5-13-8-31-8-54 0-31 5-54 14-69 9-16 24-24 43-24 10 0 18 3 26 8 7 6 12 14 16 24zM3414 3h27l71 239h-23l-19-70h-84l-19 70h-23zM3465 154l-37-134h-1l-36 134zM3545 153c0 22 2 38 5 49 4 11 9 18 15 22s12 5 19 5 13-1 19-5 10-11 14-22 5-27 5-49-1-38-5-49-8-18-14-22-12-5-19-5-13 1-19 5-11 11-15 22c-3 11-5 27-5 49zM3624 212c-3 11-8 19-16 25s-17 9-28 9c-19 0-33-8-43-24-9-15-14-38-14-69s5-54 14-69c10-16 24-24 43-24 11 0 21 3 28 8 7 6 12 13 14 23v-88h21v239h-19zM3693 153c1 28 4 48 12 59 7 12 17 18 28 17 12 1 21-5 28-17 8-11 12-31 12-59s-4-48-12-59c-7-12-16-17-28-17-11 0-21 5-28 17-8 11-11 31-12 59zM3672 153c0-31 5-54 16-69 10-16 26-24 45-24 20 0 35 8 45 24 11 15 16 38 16 69s-5 54-16 70c-10 15-25 23-45 23-19 0-35-8-45-23-11-16-16-39-16-70zM3843 153c0 22 2 38 6 49 3 11 8 18 14 22s12 5 19 5 13-1 19-5 11-11 14-22c4-11 6-27 6-49s-2-38-6-49c-3-11-8-18-14-22s-12-5-19-5-13 1-19 5-11 11-14 22c-4 11-6 27-6 49zM3823 3h20v88h1c2-10 7-17 14-23 7-5 16-8 27-8 20 0 34 8 43 24 10 15 14 38 14 69s-4 54-14 69c-9 16-23 24-43 24-10 0-20-3-27-9-8-6-13-14-16-25h-1v30h-18zM4063 137c0-22-4-37-10-46-6-10-16-14-28-14s-21 4-28 14c-6 9-9 24-10 46zM4083 183c-2 19-8 34-18 46-9 11-23 17-40 17-18 0-33-7-43-22-11-14-16-38-16-71 0-31 5-54 16-69 10-16 26-24 45-24 20 0 34 7 43 21 10 14 14 36 14 66v7h-97v8c1 25 5 43 12 53s16 15 26 14c22 0 34-15 38-46zM4235 3h27l70 239h-23l-19-70h-84l-19 70h-23zM4285 154l-36-134h-1l-37 134zM4455 183c-2 19-8 34-18 46-9 11-22 17-39 17-19 0-34-7-44-22-10-14-15-38-16-71 0-31 6-54 16-69 11-16 26-24 46-24 16 0 29 5 39 15 9 10 14 24 16 42h-21c-1-14-4-24-10-30-5-7-14-10-24-10-8 0-14 2-20 6s-11 12-15 23c-3 11-5 27-5 47 0 22 2 39 6 50 3 11 8 18 13 21 6 4 12 5 19 5 20 0 33-15 36-46zM4484 64h20v28c4-10 10-18 18-23 8-6 17-9 27-9 3 0 5 1 7 1v20c-3 0-6-1-9-1-12 0-22 4-30 13-8 8-13 21-13 38v111h-20zM4588 153c1 28 4 48 12 59 7 12 17 18 28 17 12 1 21-5 28-17 8-11 12-31 12-59s-4-48-12-59c-7-12-16-17-28-17-11 0-21 5-28 17-8 11-11 31-12 59zM4567 153c0-31 5-54 16-69 10-16 26-24 45-24 20 0 35 8 45 24 11 15 16 38 16 69s-5 54-16 70c-10 15-25 23-45 23-19 0-35-8-45-23-11-16-16-39-16-70zM4742 153c0 22 1 38 5 49s8 18 14 22 12 5 19 5 13-1 19-5 11-11 15-22c3-11 5-27 5-49s-2-38-5-49c-4-11-9-18-15-22s-12-5-19-5-13 1-19 5-10 11-14 22-5 27-5 49zM4721 3h21v88c2-10 7-17 14-23 7-5 16-8 28-8 19 0 33 8 43 24 9 15 14 38 14 69s-5 54-14 69c-10 16-24 24-43 24-11 0-20-3-28-9s-13-14-16-25v30h-19zM4953 142h-1c-1 2-4 5-8 7-5 2-9 3-13 4l-17 5c-10 2-18 6-23 12s-7 14-7 24c0 11 2 19 7 25 5 7 12 10 21 10 12 0 22-4 30-13 7-9 11-21 11-37zM4868 117c0-18 4-32 13-42s23-15 42-15c18 0 31 5 39 13 7 9 11 20 11 34v105c0 10 3 15 10 15h6v15c-4 1-7 2-9 2-8 0-15-1-19-4-5-3-7-9-7-18v-6h-1c-4 11-10 19-18 24-8 4-18 6-28 6-15 0-26-5-34-14-7-8-11-21-11-36 0-12 3-22 9-31 5-9 15-15 27-18l38-11c7-2 11-4 14-8 2-3 3-10 3-20 0-11-3-19-9-24-5-5-13-7-22-7-12 0-20 3-26 10-5 7-8 17-8 30zM5023 81h-25v-17h25v-49h20v49h31v17h-31v127c0 7 1 12 5 15 3 3 7 4 14 4 4 0 8-1 12-2v17c-2 1-7 2-14 2-13 0-23-2-29-7-6-4-8-13-8-24zM5196 115h37c17 0 30-4 39-12 10-8 14-19 15-35 0-15-4-26-11-34-8-8-21-13-41-13h-39zM5175 3h71c20 0 36 6 46 16 11 11 16 25 16 44 0 15-3 28-10 39-6 11-17 18-33 21v1c15 1 25 6 31 16 6 9 9 22 10 41v26c0 6 1 13 2 19 2 6 4 11 8 16h-25c-2-4-4-9-5-15s-1-12-1-19l-1-20c0-14-1-25-4-33s-7-14-14-17-16-5-29-5h-41v109h-21zM5432 137c0-22-3-37-9-46-7-10-16-14-28-14-13 0-22 4-28 14-7 9-10 24-10 46zM5452 183c-1 19-7 34-17 46-10 11-23 17-40 17-19 0-34-7-44-22-10-14-15-38-16-71 0-31 6-54 16-69 11-16 26-24 46-24 19 0 34 7 43 21s14 36 14 66v7h-97v8c0 25 4 43 11 53 8 10 16 15 27 14 21 0 34-15 37-46zM5568 142h-1c-1 2-4 5-8 7-5 2-9 3-13 4l-17 5c-10 2-17 6-23 12-5 6-7 14-7 24 0 11 2 19 7 25 5 7 12 10 21 10 12 0 22-4 30-13 7-9 11-21 11-37zM5483 117c0-18 4-32 13-42s23-15 42-15c18 0 31 5 39 13 7 9 11 20 11 34v105c0 10 3 15 10 15h6v15c-4 1-7 2-9 2-8 0-15-1-19-4-5-3-7-9-7-18v-6h-1c-4 11-10 19-18 24-8 4-18 6-28 6-15 0-26-5-34-14-7-8-11-21-11-36 0-12 3-22 9-31s15-15 27-18l38-11c7-2 11-4 14-8 2-3 3-10 3-20 0-11-3-19-9-24-5-5-13-7-22-7-12 0-20 3-26 10-5 7-8 17-8 30zM5643 153c0 22 2 38 5 49 4 11 9 18 15 22s12 5 19 5 13-1 19-5c5-4 10-11 14-22s5-27 5-49-1-38-5-49-9-18-14-22c-6-4-12-5-19-5s-13 1-19 5-11 11-15 22c-3 11-5 27-5 49zM5722 212c-3 11-8 19-16 25s-17 9-28 9c-19 0-33-8-43-24-9-15-14-38-14-69s5-54 14-69c10-16 24-24 43-24 11 0 21 3 28 8 7 6 12 13 14 23v-88h20v239h-18zM5869 137c0-22-4-37-10-46-6-10-16-14-28-14s-21 4-28 14c-6 9-9 24-10 46zM5889 183c-2 19-8 34-18 46-9 11-23 17-40 17-18 0-33-7-43-22-11-14-16-38-16-71 0-31 5-54 16-69 10-16 26-24 45-24 20 0 34 7 43 21 10 14 14 36 14 66v7h-97v8c1 25 5 43 12 53s16 15 26 14c22 0 34-15 38-46zM5921 64h21v28c4-10 10-18 18-23 7-6 17-9 27-9 2 0 5 1 7 1v20c-3 0-7-1-10-1-11 0-21 4-29 13-9 8-13 21-13 38v111h-21zM5998 208h22v34h-22z">
          <text:p/>
        </draw:path>
        <draw:polygon draw:style-name="gr1" draw:text-style-name="P1" draw:layer="layout" svg:width="0.119cm" svg:height="0.237cm" svg:x="1.519cm" svg:y="4.83cm" svg:viewBox="0 0 120 238" draw:points="0,238 120,238 120,225 17,225 17,119 111,119 111,107 17,107 17,12 116,12 116,0 0,0">
          <text:p/>
        </draw:polygon>
        <draw:path draw:style-name="gr1" draw:text-style-name="P1" draw:layer="layout" svg:width="0.021cm" svg:height="0.237cm" svg:x="1.672cm" svg:y="4.83cm" svg:viewBox="0 0 22 238" svg:d="M0 238h22v-174h-22zM0 30h22v-30h-22z">
          <text:p/>
        </draw:path>
        <draw:path draw:style-name="gr1" draw:text-style-name="P1" draw:layer="layout" svg:width="0.076cm" svg:height="0.225cm" svg:x="1.714cm" svg:y="4.842cm" svg:viewBox="0 0 77 226" svg:d="M21 195c0 27 13 31 38 31 9 0 14 0 18 0v-17c-4 0-9 4-14 4-12 0-21-4-21-22v-127h35v-13h-35v-51h-21v51h-21v13h21z">
          <text:p/>
        </draw:path>
        <draw:path draw:style-name="gr1" draw:text-style-name="P1" draw:layer="layout" svg:width="0.114cm" svg:height="0.237cm" svg:x="1.807cm" svg:y="4.83cm" svg:viewBox="0 0 115 238" svg:d="M0 238h21v-119c0-25 17-46 43-46 22 0 30 12 30 38v127h21v-131c0-34-16-47-47-47-21 0-38 8-47 25v-85h-21z">
          <text:p/>
        </draw:path>
        <draw:path draw:style-name="gr1" draw:text-style-name="P1" draw:layer="layout" svg:width="0.115cm" svg:height="0.182cm" svg:x="1.955cm" svg:y="4.889cm" svg:viewBox="0 0 116 183" svg:d="M99 120c-5 33-17 50-38 50-23 0-44-17-44-73v-8h99v-4c0-60-17-85-55-85-44 0-61 30-61 89 0 69 17 94 61 94 33 0 55-21 55-63zM17 76c0-46 13-63 44-63 21 0 33 17 38 63z">
          <text:p/>
        </draw:path>
        <draw:path draw:style-name="gr1" draw:text-style-name="P1" draw:layer="layout" svg:width="0.072cm" svg:height="0.178cm" svg:x="2.099cm" svg:y="4.889cm" svg:viewBox="0 0 73 179" svg:d="M0 179h21v-111c0-34 22-51 43-51 5 0 9 0 9 0v-17h-4c-22 0-39 8-48 30v-26h-21z">
          <text:p/>
        </draw:path>
        <draw:path draw:style-name="gr1" draw:text-style-name="P1" draw:layer="layout" svg:width="0.076cm" svg:height="0.225cm" svg:x="2.26cm" svg:y="4.842cm" svg:viewBox="0 0 77 226" svg:d="M21 195c0 27 13 31 39 31 9 0 13 0 17 0v-17c-8 0-8 4-12 4-18 0-23-4-23-22v-127h35v-13h-35v-51h-21v51h-21v13h21z">
          <text:p/>
        </draw:path>
        <draw:path draw:style-name="gr1" draw:text-style-name="P1" draw:layer="layout" svg:width="0.118cm" svg:height="0.233cm" svg:x="2.341cm" svg:y="4.893cm" svg:viewBox="0 0 119 234" svg:d="M50 179l-4 17c-4 17-13 25-25 25-5 0-9 0-13-4v17c4 0 8 0 13 0 25 0 38-8 46-42l52-192h-21l-35 154-42-154h-21z">
          <text:p/>
        </draw:path>
        <draw:path draw:style-name="gr1" draw:text-style-name="P1" draw:layer="layout" svg:width="0.115cm" svg:height="0.237cm" svg:x="2.48cm" svg:y="4.889cm" svg:viewBox="0 0 116 238" svg:d="M0 238h17v-86h4c5 22 17 30 39 30 43 0 56-30 56-89 0-63-13-93-56-93-22 0-34 13-43 25v-21h-17zM99 93c0 64-23 76-39 76-22 0-43-12-43-76 0-34 4-51 13-63 8-9 17-17 30-17 16 0 39 12 39 80z">
          <text:p/>
        </draw:path>
        <draw:path draw:style-name="gr1" draw:text-style-name="P1" draw:layer="layout" svg:width="0.119cm" svg:height="0.182cm" svg:x="2.624cm" svg:y="4.889cm" svg:viewBox="0 0 120 183" svg:d="M99 120c-5 33-17 50-39 50-21 0-39-17-39-73v-8h99v-4c0-60-17-85-60-85-39 0-60 30-60 89 0 69 21 94 60 94 34 0 55-21 60-63zM21 76c0-46 14-63 39-63 26 0 39 17 39 63z">
          <text:p/>
        </draw:path>
        <draw:path draw:style-name="gr1" draw:text-style-name="P1" draw:layer="layout" svg:width="0.055cm" svg:height="0.3cm" svg:x="2.853cm" svg:y="4.83cm" svg:viewBox="0 0 56 301" svg:d="M43 0c-35 51-43 101-43 153 0 47 8 97 43 148h13c-27-42-39-97-39-148 0-56 12-111 39-153z">
          <text:p/>
        </draw:path>
        <draw:path draw:style-name="gr1" draw:text-style-name="P1" draw:layer="layout" svg:width="0.021cm" svg:height="0.237cm" svg:x="2.929cm" svg:y="4.83cm" svg:viewBox="0 0 22 238" svg:d="M0 238h22v-174h-22zM0 30h22v-30h-22z">
          <text:p/>
        </draw:path>
        <draw:path draw:style-name="gr1" draw:text-style-name="P1" draw:layer="layout" svg:width="0.11cm" svg:height="0.178cm" svg:x="2.988cm" svg:y="4.889cm" svg:viewBox="0 0 111 179" svg:d="M0 179h17v-120c0-25 17-46 43-46 22 0 34 12 34 38v128h17v-132c0-34-17-47-46-47-17 0-35 8-48 25v-21h-17z">
          <text:p/>
        </draw:path>
        <draw:polygon draw:style-name="gr1" draw:text-style-name="P1" draw:layer="layout" svg:width="0.118cm" svg:height="0.237cm" svg:x="3.217cm" svg:y="4.83cm" svg:viewBox="0 0 119 238" draw:points="0,238 119,238 119,225 21,225 21,119 111,119 111,107 21,107 21,12 119,12 119,0 0,0">
          <text:p/>
        </draw:polygon>
        <draw:path draw:style-name="gr1" draw:text-style-name="P1" draw:layer="layout" svg:width="0.114cm" svg:height="0.178cm" svg:x="3.365cm" svg:y="4.889cm" svg:viewBox="0 0 115 179" svg:d="M0 179h21v-120c0-25 17-46 38-46 26 0 34 12 34 38v128h22v-132c0-34-22-47-47-47-21 0-38 8-51 25v-21h-17z">
          <text:p/>
        </draw:path>
        <draw:path draw:style-name="gr1" draw:text-style-name="P1" draw:layer="layout" svg:width="0.118cm" svg:height="0.241cm" svg:x="3.509cm" svg:y="4.889cm" svg:viewBox="0 0 119 242" svg:d="M103 30h-5c-4-22-22-30-43-30-38 0-55 30-55 90 0 72 25 89 55 89 17 0 34-9 43-30v30c0 29-13 51-39 51-17 0-34-13-34-30h-21c0 25 21 42 55 42 44 0 60-21 60-72v-166h-16zM21 90c0-56 13-77 38-77 26 0 39 21 39 77 0 55-13 76-39 76-25 0-38-21-38-76z">
          <text:p/>
        </draw:path>
        <draw:polygon draw:style-name="gr1" draw:text-style-name="P1" draw:layer="layout" svg:width="0.025cm" svg:height="0.246cm" svg:x="3.666cm" svg:y="4.825cm" svg:viewBox="0 0 26 247" draw:points="0,0 26,0 26,247 0,247">
          <text:p/>
        </draw:polygon>
        <draw:path draw:style-name="gr1" draw:text-style-name="P1" draw:layer="layout" svg:width="0.021cm" svg:height="0.237cm" svg:x="3.729cm" svg:y="4.83cm" svg:viewBox="0 0 22 238" svg:d="M0 238h22v-174h-22zM0 30h22v-30h-22z">
          <text:p/>
        </draw:path>
        <draw:path draw:style-name="gr1" draw:text-style-name="P1" draw:layer="layout" svg:width="0.11cm" svg:height="0.182cm" svg:x="3.776cm" svg:y="4.889cm" svg:viewBox="0 0 111 183" svg:d="M68 102c17 8 22 18 22 34 0 22-13 34-34 34-22 0-34-17-34-42v-4h-22v4c0 42 22 55 56 55 38 0 55-21 55-51 0-22-9-39-34-47l-26-9c-21-8-25-17-25-29 0-22 8-34 34-34 17 0 25 12 25 34v4h21v-4c0-30-12-47-46-47-30 0-56 13-56 51 0 17 13 29 35 42z">
          <text:p/>
        </draw:path>
        <draw:path draw:style-name="gr1" draw:text-style-name="P1" draw:layer="layout" svg:width="0.115cm" svg:height="0.237cm" svg:x="3.915cm" svg:y="4.83cm" svg:viewBox="0 0 116 238" svg:d="M0 238h23v-119c0-25 16-46 42-46 21 0 29 12 29 38v127h22v-131c0-34-17-47-47-47-21 0-42 8-46 25v-85h-23z">
          <text:p/>
        </draw:path>
        <draw:path draw:style-name="gr1" draw:text-style-name="P1" draw:layer="layout" svg:width="0.06cm" svg:height="0.3cm" svg:x="4.042cm" svg:y="4.83cm" svg:viewBox="0 0 61 301" svg:d="M17 301c30-51 44-101 44-148 0-52-14-102-44-153h-17c26 42 38 97 38 153 0 51-12 106-38 148z">
          <text:p/>
        </draw:path>
        <draw:path draw:style-name="gr1" draw:text-style-name="P1" draw:layer="layout" svg:width="0.022cm" svg:height="0.237cm" svg:x="4.224cm" svg:y="4.83cm" svg:viewBox="0 0 23 238" svg:d="M0 238h23v-174h-23zM0 30h23v-30h-23z">
          <text:p/>
        </draw:path>
        <draw:path draw:style-name="gr1" draw:text-style-name="P1" draw:layer="layout" svg:width="0.11cm" svg:height="0.178cm" svg:x="4.284cm" svg:y="4.889cm" svg:viewBox="0 0 111 179" svg:d="M0 179h17v-120c0-25 16-46 42-46 22 0 35 12 35 38v128h17v-132c0-34-17-47-47-47-18 0-39 8-47 25v-21h-17z">
          <text:p/>
        </draw:path>
        <draw:path draw:style-name="gr1" draw:text-style-name="P1" draw:layer="layout" svg:width="0.077cm" svg:height="0.225cm" svg:x="4.495cm" svg:y="4.842cm" svg:viewBox="0 0 78 226" svg:d="M26 195c0 27 9 31 39 31 4 0 8 0 13 0v-17c-5 0-9 4-13 4-13 0-21-4-21-22v-127h34v-13h-34v-51h-18v51h-26v13h26z">
          <text:p/>
        </draw:path>
        <draw:path draw:style-name="gr1" draw:text-style-name="P1" draw:layer="layout" svg:width="0.114cm" svg:height="0.237cm" svg:x="4.593cm" svg:y="4.83cm" svg:viewBox="0 0 115 238" svg:d="M0 238h21v-119c0-25 14-46 39-46 21 0 34 12 34 38v127h21v-131c0-34-21-47-51-47-21 0-38 8-43 25v-85h-21z">
          <text:p/>
        </draw:path>
        <draw:path draw:style-name="gr1" draw:text-style-name="P1" draw:layer="layout" svg:width="0.118cm" svg:height="0.182cm" svg:x="4.737cm" svg:y="4.889cm" svg:viewBox="0 0 119 183" svg:d="M98 120c-4 33-17 50-38 50-22 0-39-17-39-73v-8h98v-4c0-60-17-85-59-85-39 0-60 30-60 89 0 69 21 94 60 94 34 0 55-21 59-63zM21 76c0-46 12-63 39-63 25 0 38 17 38 63z">
          <text:p/>
        </draw:path>
        <draw:path draw:style-name="gr1" draw:text-style-name="P1" draw:layer="layout" svg:width="0.119cm" svg:height="0.242cm" svg:x="4.948cm" svg:y="4.825cm" svg:viewBox="0 0 120 243" svg:d="M103 243h17v-175h-17zM103 34h17v-29h-17zM26 243h17v-162h34v-13h-34v-25c0-21 8-30 26-30 4 0 4 4 8 4v-17c-4 0-8 0-13 0-34 0-38 17-38 43v25h-26v13h26z">
          <text:p/>
        </draw:path>
        <draw:path draw:style-name="gr1" draw:text-style-name="P1" draw:layer="layout" svg:width="0.118cm" svg:height="0.182cm" svg:x="5.101cm" svg:y="4.889cm" svg:viewBox="0 0 119 183" svg:d="M98 120c0 33-17 50-38 50s-39-17-39-73v-8h98v-4c0-60-17-85-55-85-43 0-64 30-64 89 0 69 21 94 60 94 34 0 55-21 59-63zM21 76c0-46 14-63 39-63s38 17 38 63z">
          <text:p/>
        </draw:path>
        <draw:polygon draw:style-name="gr1" draw:text-style-name="P1" draw:layer="layout" svg:width="0.021cm" svg:height="0.246cm" svg:x="5.253cm" svg:y="4.825cm" svg:viewBox="0 0 22 247" draw:points="0,0 22,0 22,247 0,247">
          <text:p/>
        </draw:polygon>
        <draw:path draw:style-name="gr1" draw:text-style-name="P1" draw:layer="layout" svg:width="0.114cm" svg:height="0.241cm" svg:x="5.308cm" svg:y="4.83cm" svg:viewBox="0 0 115 242" svg:d="M97 238h18v-238h-18v89h-4c-4-22-17-30-38-30-38 0-55 30-55 90 0 63 17 93 55 93 21 0 38-13 42-30zM17 149c0-65 21-77 42-77 17 0 38 12 38 77 0 68-21 80-38 80-21 0-42-12-42-80z">
          <text:p/>
        </draw:path>
        <draw:path draw:style-name="gr1" draw:text-style-name="P1" draw:layer="layout" svg:width="0.11cm" svg:height="0.182cm" svg:x="5.452cm" svg:y="4.889cm" svg:viewBox="0 0 111 183" svg:d="M64 102c16 8 25 18 25 34 0 22-13 34-34 34-25 0-34-17-34-42v-4h-21v4c0 42 17 55 55 55 34 0 56-21 56-51 0-22-14-39-35-47l-29-9c-22-8-22-17-22-29 0-22 9-34 30-34 17 0 30 12 30 34v4h22v-4c0-30-18-47-52-47-30 0-51 13-51 51 0 17 9 29 34 42z">
          <text:p/>
        </draw:path>
        <draw:path draw:style-name="gr1" draw:text-style-name="P1" draw:layer="layout" svg:width="0.114cm" svg:height="0.237cm" svg:x="5.672cm" svg:y="4.889cm" svg:viewBox="0 0 115 238" svg:d="M0 238h17v-86h4c5 22 17 30 38 30 40 0 56-30 56-89 0-63-12-93-56-93-21 0-33 13-42 25v-21h-17zM99 93c0 64-23 76-44 76-17 0-38-12-38-76 0-34 4-51 13-63 8-9 17-17 29-17 17 0 40 12 40 80z">
          <text:p/>
        </draw:path>
        <draw:path draw:style-name="gr1" draw:text-style-name="P1" draw:layer="layout" svg:width="0.072cm" svg:height="0.178cm" svg:x="5.82cm" svg:y="4.889cm" svg:viewBox="0 0 73 179" svg:d="M0 179h17v-111c0-34 22-51 48-51 0 0 4 0 8 0v-17c-4 0-4 0-8 0-21 0-39 8-43 30h-5v-26h-17z">
          <text:p/>
        </draw:path>
        <draw:path draw:style-name="gr1" draw:text-style-name="P1" draw:layer="layout" svg:width="0.123cm" svg:height="0.182cm" svg:x="5.905cm" svg:y="4.889cm" svg:viewBox="0 0 124 183" svg:d="M0 89c0 64 22 94 60 94 43 0 64-30 64-94 0-59-21-89-64-89-38 0-60 30-60 89zM22 89c0-55 17-76 38-76 26 0 43 21 43 76 0 60-17 81-43 81-21 0-38-21-38-81z">
          <text:p/>
        </draw:path>
        <draw:polygon draw:style-name="gr1" draw:text-style-name="P1" draw:layer="layout" svg:width="0.119cm" svg:height="0.174cm" svg:x="6.04cm" svg:y="4.893cm" svg:viewBox="0 0 120 175" draw:points="52,175 73,175 120,0 99,0 65,154 22,0 0,0">
          <text:p/>
        </draw:polygon>
        <draw:path draw:style-name="gr1" draw:text-style-name="P1" draw:layer="layout" svg:width="0.023cm" svg:height="0.237cm" svg:x="6.184cm" svg:y="4.83cm" svg:viewBox="0 0 24 238" svg:d="M0 238h24v-174h-24zM0 30h24v-30h-24z">
          <text:p/>
        </draw:path>
        <draw:path draw:style-name="gr1" draw:text-style-name="P1" draw:layer="layout" svg:width="0.119cm" svg:height="0.241cm" svg:x="6.235cm" svg:y="4.83cm" svg:viewBox="0 0 120 242" svg:d="M103 238h17v-238h-21v89c-5-22-17-30-44-30-38 0-55 30-55 90 0 63 17 93 55 93 21 0 39-13 48-30zM21 149c0-65 17-77 38-77 23 0 40 12 40 77 0 68-17 80-40 80-21 0-38-12-38-80z">
          <text:p/>
        </draw:path>
        <draw:path draw:style-name="gr1" draw:text-style-name="P1" draw:layer="layout" svg:width="0.119cm" svg:height="0.182cm" svg:x="6.383cm" svg:y="4.889cm" svg:viewBox="0 0 120 183" svg:d="M99 120c0 33-13 50-38 50-18 0-39-17-39-73v-8h98v-4c0-60-17-85-55-85-43 0-65 30-65 89 0 69 22 94 61 94 38 0 59-21 59-63zM22 76c0-46 12-63 39-63 25 0 38 17 38 63z">
          <text:p/>
        </draw:path>
        <draw:path draw:style-name="gr1" draw:text-style-name="P1" draw:layer="layout" svg:width="0.119cm" svg:height="0.241cm" svg:x="6.527cm" svg:y="4.83cm" svg:viewBox="0 0 120 242" svg:d="M103 238h17v-238h-21v89c-5-22-22-30-43-30-39 0-56 30-56 90 0 63 17 93 56 93 21 0 38-13 47-30zM21 149c0-65 18-77 40-77 21 0 38 12 38 77 0 68-17 80-38 80-22 0-40-12-40-80z">
          <text:p/>
        </draw:path>
        <draw:path draw:style-name="gr1" draw:text-style-name="P1" draw:layer="layout" svg:width="0.122cm" svg:height="0.182cm" svg:x="6.752cm" svg:y="4.889cm" svg:viewBox="0 0 123 183" svg:d="M0 89c0 64 22 94 64 94 38 0 59-30 59-94 0-59-21-89-59-89-42 0-64 30-64 89zM22 89c0-55 17-76 42-76 21 0 38 21 38 76 0 60-17 81-38 81-25 0-42-21-42-81z">
          <text:p/>
        </draw:path>
        <draw:path draw:style-name="gr1" draw:text-style-name="P1" draw:layer="layout" svg:width="0.072cm" svg:height="0.178cm" svg:x="6.904cm" svg:y="4.889cm" svg:viewBox="0 0 73 179" svg:d="M0 179h22v-111c0-34 21-51 43-51 4 0 4 0 8 0v-17h-4c-21 0-38 8-47 30v-26h-22z">
          <text:p/>
        </draw:path>
        <draw:path draw:style-name="gr1" draw:text-style-name="P1" draw:layer="layout" svg:width="0.118cm" svg:height="0.237cm" svg:x="7.078cm" svg:y="4.889cm" svg:viewBox="0 0 119 238" svg:d="M0 238h21v-86c4 22 21 30 43 30 38 0 55-30 55-89 0-63-17-93-55-93-26 0-39 13-43 25h-4v-21h-17zM98 93c0 64-17 76-39 76-21 0-38-12-38-76 0-34 0-51 12-63 5-9 13-17 26-17 22 0 39 12 39 80z">
          <text:p/>
        </draw:path>
        <draw:path draw:style-name="gr1" draw:text-style-name="P1" draw:layer="layout" svg:width="0.072cm" svg:height="0.178cm" svg:x="7.226cm" svg:y="4.889cm" svg:viewBox="0 0 73 179" svg:d="M0 179h21v-111c0-34 21-51 43-51 5 0 9 0 9 0v-17h-4c-23 0-40 8-48 30v-26h-21z">
          <text:p/>
        </draw:path>
        <draw:path draw:style-name="gr1" draw:text-style-name="P1" draw:layer="layout" svg:width="0.021cm" svg:height="0.237cm" svg:x="7.323cm" svg:y="4.83cm" svg:viewBox="0 0 22 238" svg:d="M0 238h22v-174h-22zM0 30h22v-30h-22z">
          <text:p/>
        </draw:path>
        <draw:path draw:style-name="gr1" draw:text-style-name="P1" draw:layer="layout" svg:width="0.115cm" svg:height="0.178cm" svg:x="7.382cm" svg:y="4.889cm" svg:viewBox="0 0 116 179" svg:d="M0 179h22v-120c0-25 12-46 38-46 21 0 35 12 35 38v128h21v-132c0-34-21-47-48-47-21 0-38 8-51 25v-21h-17z">
          <text:p/>
        </draw:path>
        <draw:path draw:style-name="gr1" draw:text-style-name="P1" draw:layer="layout" svg:width="0.076cm" svg:height="0.225cm" svg:x="7.514cm" svg:y="4.842cm" svg:viewBox="0 0 77 226" svg:d="M25 195c0 27 9 31 39 31 4 0 13 0 13 0v-17c-4 0-9 4-13 4-13 0-18-4-18-22v-127h31v-13h-31v-51h-21v51h-25v13h25z">
          <text:p/>
        </draw:path>
        <draw:path draw:style-name="gr1" draw:text-style-name="P1" draw:layer="layout" svg:width="0.076cm" svg:height="0.225cm" svg:x="7.675cm" svg:y="4.842cm" svg:viewBox="0 0 77 226" svg:d="M25 195c0 27 13 31 39 31 9 0 13 0 13 0v-17c-4 0-9 4-13 4-13 0-17-4-17-22v-127h30v-13h-30v-51h-22v51h-25v13h25z">
          <text:p/>
        </draw:path>
        <draw:path draw:style-name="gr1" draw:text-style-name="P1" draw:layer="layout" svg:width="0.114cm" svg:height="0.237cm" svg:x="7.772cm" svg:y="4.83cm" svg:viewBox="0 0 115 238" svg:d="M0 238h21v-119c0-25 18-46 43-46 22 0 30 12 30 38v127h21v-131c0-34-17-47-46-47-22 0-44 8-48 25v-85h-21z">
          <text:p/>
        </draw:path>
        <draw:path draw:style-name="gr1" draw:text-style-name="P1" draw:layer="layout" svg:width="0.021cm" svg:height="0.237cm" svg:x="7.924cm" svg:y="4.83cm" svg:viewBox="0 0 22 238" svg:d="M0 238h22v-174h-22zM0 30h22v-30h-22z">
          <text:p/>
        </draw:path>
        <draw:path draw:style-name="gr1" draw:text-style-name="P1" draw:layer="layout" svg:width="0.11cm" svg:height="0.182cm" svg:x="7.975cm" svg:y="4.889cm" svg:viewBox="0 0 111 183" svg:d="M64 102c17 8 25 18 25 34 0 22-13 34-34 34-25 0-34-17-34-42v-4h-21v4c0 42 17 55 55 55 34 0 56-21 56-51 0-22-14-39-35-47l-29-9c-17-8-22-17-22-29 0-22 9-34 30-34 17 0 30 12 30 34v4h21v-4c0-30-17-47-51-47-30 0-51 13-51 51 0 17 9 29 34 42z">
          <text:p/>
        </draw:path>
        <draw:path draw:style-name="gr1" draw:text-style-name="P1" draw:layer="layout" svg:width="0.076cm" svg:height="0.242cm" svg:x="8.178cm" svg:y="4.825cm" svg:viewBox="0 0 77 243" svg:d="M26 243h17v-162h34v-13h-34v-25c0-21 8-30 26-30 0 0 4 4 8 4v-17c-4 0-9 0-13 0-34 0-38 17-38 43v25h-26v13h26z">
          <text:p/>
        </draw:path>
        <draw:path draw:style-name="gr1" draw:text-style-name="P1" draw:layer="layout" svg:width="0.123cm" svg:height="0.182cm" svg:x="8.267cm" svg:y="4.889cm" svg:viewBox="0 0 124 183" svg:d="M0 89c0 64 21 94 59 94 44 0 65-30 65-94 0-59-21-89-65-89-38 0-59 30-59 89zM21 89c0-55 17-76 38-76 26 0 44 21 44 76 0 60-18 81-44 81-21 0-38-21-38-81z">
          <text:p/>
        </draw:path>
        <draw:path draw:style-name="gr1" draw:text-style-name="P1" draw:layer="layout" svg:width="0.072cm" svg:height="0.178cm" svg:x="8.42cm" svg:y="4.889cm" svg:viewBox="0 0 73 179" svg:d="M0 179h21v-111c0-34 17-51 42-51 0 0 5 0 10 0v-17c-5 0-5 0-10 0-21 0-38 8-42 30v-26h-21z">
          <text:p/>
        </draw:path>
        <draw:path draw:style-name="gr1" draw:text-style-name="P1" draw:layer="layout" svg:width="0.19cm" svg:height="0.178cm" svg:x="8.517cm" svg:y="4.889cm" svg:viewBox="0 0 191 179" svg:d="M0 179h21v-120c0-25 13-46 34-46 17 0 30 12 30 34v132h21v-120c0-25 13-46 35-46 17 0 29 12 29 34v132h21v-137c0-29-16-42-42-42s-39 8-47 30c-5-17-17-30-39-30-21 0-38 8-46 25v-21h-17z">
          <text:p/>
        </draw:path>
        <draw:path draw:style-name="gr1" draw:text-style-name="P1" draw:layer="layout" svg:width="7.282cm" svg:height="0.305cm" svg:x="1.512cm" svg:y="5.23cm" svg:viewBox="0 0 7283 306" svg:d="M91 144h-1c-1 3-4 5-8 7-5 2-9 4-13 5l-17 4c-10 2-17 6-23 12-5 6-7 14-7 25 0 10 2 19 7 25s12 9 21 9c12 0 22-4 30-13 7-8 11-21 11-37zM6 119c0-18 5-33 13-43 9-9 23-14 42-14 18 0 31 4 39 13 8 8 11 20 11 35v105c0 10 4 14 10 14h6v15c-3 2-7 2-9 2-8 0-15-1-19-4-5-3-7-9-7-18v-6h-1c-4 12-10 20-18 24s-17 6-27 6c-16 0-27-5-35-13-7-9-11-21-11-37 0-12 3-22 9-31 6-8 15-15 27-18l38-11c7-1 11-4 14-8 2-3 3-10 3-20 0-11-3-19-9-25-5-5-13-7-22-7-12 0-20 4-26 11-5 8-8 18-8 30zM154 66h18v25c5-10 12-18 20-22 8-5 17-7 26-7 14-1 25 3 33 11 8 7 12 20 12 37v134h-20v-128c0-25-10-38-30-38-12 1-21 5-29 14-7 8-10 19-10 33v119h-20zM316 155c0 22 2 38 5 49 4 11 9 19 15 22 6 4 12 6 19 5 6 1 13-1 19-5 5-3 10-11 14-22s5-27 5-49c0-21-1-38-5-49s-9-19-14-22c-6-4-13-6-19-6-7 0-13 2-19 6-6 3-11 11-15 22-3 11-5 28-5 49zM395 215c-3 10-9 18-16 24-8 6-17 9-28 9-19 0-34-8-43-23-9-16-14-39-14-70 0-30 5-53 14-70 9-16 24-23 43-23 11 0 20 2 28 8 7 5 11 13 14 23v-89h20v240h-18zM636 185c-1 20-7 35-17 46-9 11-23 17-39 17-19 0-34-7-44-21-10-15-15-39-16-72 0-31 6-54 16-70 11-16 26-23 46-23 16 0 29 5 39 14 9 10 14 25 15 43h-20c-1-13-4-24-10-31-5-6-14-10-24-10-8 0-14 2-20 6s-11 13-15 24c-3 11-5 27-5 48 0 22 2 38 6 49 3 11 8 18 13 22 6 3 12 5 19 4 20 1 33-15 36-46zM678 155c0 28 4 48 11 60 8 11 17 17 28 16 12 1 21-5 29-16 7-12 11-32 11-60s-4-47-11-59c-8-13-17-18-29-18-11 0-20 5-28 18-7 12-11 31-11 59zM656 155c0-31 6-54 16-70 11-16 26-23 45-23 20 0 35 7 46 23 10 16 16 39 16 70s-6 54-16 70c-11 15-26 23-46 23-19 0-34-8-45-23-10-16-16-39-16-70zM811 66h18v25c5-10 11-18 19-22 8-5 17-7 27-7s19 3 25 8c7 6 10 14 12 24 4-11 10-19 17-24 8-6 17-8 29-8s22 3 29 11c8 7 11 20 12 35v136h-20v-133c-1-22-10-32-28-33-10 1-19 5-26 14-7 8-10 19-10 33v119h-20v-133c-1-22-10-32-28-33-10 1-19 5-26 14-6 8-10 19-10 33v119h-20zM1134 156c0-22-2-38-6-49-3-11-8-19-13-23-6-4-12-6-19-6-12 1-21 6-28 17-4 6-7 14-9 23-2 10-2 22-2 38 0 21 1 37 5 48s8 19 14 22c6 4 12 6 19 5 7 1 13-1 19-5 6-3 11-11 15-22 3-11 5-27 5-48zM1036 66h19v26c3-9 9-16 16-22 7-5 17-8 28-8 20 0 34 7 43 23 9 17 14 40 14 71 0 30-5 53-14 69-10 15-24 23-43 23-11 0-21-3-28-8-7-6-12-13-14-23v86h-21zM1188 4h20v240h-20zM1340 140c0-22-4-38-10-47-6-10-16-15-28-15s-22 5-28 15c-6 9-10 25-10 47zM1360 185c-2 20-8 35-18 46s-23 17-40 17c-19 0-33-7-43-21-11-15-16-39-16-72 0-31 5-54 16-70 10-16 25-23 45-23s34 7 43 21c10 15 14 36 14 66v7h-97v9c1 25 5 42 12 52s16 15 26 14c21 1 34-15 37-46zM1401 82h-24v-16h24v-50h20v50h32v16h-32v129c0 7 2 12 5 14 3 3 8 4 14 4 5 0 9 0 13-2v17c-3 2-7 2-14 2-14 0-23-2-29-6-6-5-9-13-9-25zM1564 140c0-22-4-38-10-47-6-10-16-15-28-15s-21 5-28 15c-6 9-9 25-10 47zM1584 185c-2 20-8 35-18 46s-23 17-40 17c-19 0-33-7-43-21-11-15-16-39-16-72 0-31 5-54 16-70 10-16 25-23 45-23s34 7 43 21c10 15 14 36 14 66v7h-97v9c1 25 5 42 12 52s16 15 26 14c22 1 34-15 38-46zM1699 4h20v35h-20zM1699 66h20v178h-20zM1767 82h-25v-16h25v-50h20v50h31v16h-31v129c0 7 1 12 4 14 3 3 8 4 15 4 4 0 8 0 12-2v17c-2 2-7 2-14 2-13 0-23-2-29-6-6-5-9-13-8-25zM1977 4c-13 23-23 48-29 73-7 26-10 52-10 79 0 26 3 52 10 77 6 26 16 50 29 73h-14c-17-27-28-53-35-78s-10-49-10-72c0-24 3-48 10-74 7-25 18-51 35-78zM1998 4h20v35h-20zM1998 66h20v178h-20zM2053 66h18v25h1c5-10 12-18 20-22 8-5 16-7 25-7 15-1 26 3 34 11 8 7 13 20 13 37v134h-20v-128c0-25-10-38-32-38-11 1-21 5-28 14-7 8-11 19-11 33v119h-20zM2284 4h118v18h-97v88h91v18h-91v98h100v18h-121zM2435 66h18v25h1c5-10 12-18 20-22 8-5 16-7 25-7 14-1 25 3 33 11 8 7 13 20 13 37v134h-20v-128c0-25-10-38-31-38-11 1-21 5-28 14-7 8-11 19-11 33v119h-20zM2600 153c0 19 1 34 4 45s7 18 13 23 12 7 20 6c9 1 15-1 21-6 5-5 10-12 13-23s4-26 4-45c0-18-1-33-4-44s-8-20-13-24c-6-5-12-7-21-7-8 0-14 2-20 7-6 4-10 13-13 24s-4 26-4 44zM2677 66h18v165c0 25-4 44-14 56-9 12-24 19-44 19-17 0-30-5-39-12-9-8-13-19-14-32h20c1 9 4 15 10 20 7 5 15 7 24 7 25 0 37-17 37-48v-29c-4 11-9 19-17 25-7 5-16 7-25 7s-18-2-26-7c-9-5-15-14-21-27-5-13-7-31-8-55 0-30 5-53 14-70 9-16 24-23 43-23 10 0 18 2 26 8 7 5 12 13 16 24zM2735 4h20v240h-20zM2792 4h20v35h-20zM2792 66h20v178h-20zM2882 156c-12-5-21-11-26-18-6-7-8-15-8-24 0-18 5-32 15-41 10-8 23-12 38-11 33 0 49 16 49 50v5h-20v-5c0-11-3-20-8-26-5-5-12-8-21-8-12 1-20 3-25 9s-8 13-8 22c0 7 2 12 5 17s10 9 19 13l29 11c12 5 21 11 26 19s8 17 8 26c0 16-5 29-14 38-9 10-23 15-41 15-19 0-32-4-41-12-9-9-14-23-14-43v-6h20v5c0 26 12 39 34 39 11 0 20-2 26-8 6-5 9-13 9-23 0-8-1-15-5-20s-10-10-19-13zM2988 4h20v87h1c2-10 8-17 15-22 8-5 17-7 28-7 14-1 25 3 33 11 8 7 12 20 13 37v134h-20v-128c0-25-11-38-31-38-12 1-21 5-28 14-7 8-11 19-11 33v119h-20zM3114 306c13-23 23-47 29-73 7-25 10-51 10-77 0-27-3-53-10-79-6-25-16-50-29-73h14c17 27 28 53 35 78 7 26 10 50 10 74 0 23-3 47-10 72s-18 51-35 78zM3290 66h20v126c0 14 3 24 8 30 5 7 12 10 23 9 11 0 21-4 28-12s10-19 11-33v-120h20v178h-18v-25h-1c-5 10-12 18-20 22-8 5-16 7-26 7-13 0-24-4-32-11-9-8-13-20-13-36zM3469 156c-13-5-22-11-27-18s-8-15-8-24c1-18 6-32 16-41 9-8 22-12 37-11 33 0 50 16 49 50v5h-20v-5c0-11-2-20-7-26-5-5-13-8-22-8-12 1-20 3-25 9s-7 13-7 22c-1 7 1 12 4 17s10 9 20 13l29 11c12 5 20 11 25 19 6 8 8 17 8 26 0 16-5 29-14 38-8 10-22 15-41 15-18 0-32-4-41-12-9-9-14-23-14-43v-6h21v5c0 26 11 39 34 39 11 0 19-2 25-8 6-5 10-13 10-23 0-8-2-15-6-20-3-5-10-10-18-13zM3572 4h20v35h-20zM3572 66h20v178h-20zM3631 66h19v25c5-10 12-18 20-22 8-5 17-7 26-7 13-1 24 3 33 11 8 7 12 20 12 37v134h-20v-128c0-25-10-38-30-38-12 1-22 5-29 14-7 8-10 19-10 33v119h-21zM3794 153c0 19 1 34 4 45s7 18 13 23 12 7 20 6c8 1 15-1 21-6 5-5 10-12 13-23s4-26 4-45c0-18-1-33-4-44s-8-20-13-24c-6-5-13-7-21-7s-14 2-20 7c-6 4-10 13-13 24s-4 26-4 44zM3871 66h18v165c0 25-4 44-14 56-9 12-24 19-44 19-17 0-30-5-39-12-9-8-14-19-14-32h20c1 9 4 15 10 20 7 5 15 7 24 7 25 0 37-17 37-48v-29c-4 11-9 19-17 25-7 5-16 7-25 7s-18-2-26-7c-9-5-15-14-21-27-5-13-8-31-8-55 0-30 5-53 14-70 9-16 24-23 43-23 10 0 18 2 26 8 7 5 12 13 16 24zM4089 144h-1c-1 3-4 5-8 7-5 2-9 4-13 5l-17 4c-10 2-17 6-23 12-5 6-7 14-7 25 0 10 2 19 7 25s12 9 21 9c12 0 22-4 30-13 7-8 11-21 11-37zM4004 119c0-18 4-33 13-43 9-9 23-14 42-14 18 0 31 4 39 13 8 8 11 20 11 35v105c0 10 3 14 10 14h6v15c-3 2-7 2-9 2-8 0-15-1-19-4-5-3-7-9-7-18v-6h-1c-4 12-10 20-18 24s-17 6-28 6c-15 0-26-5-34-13-7-9-11-21-11-37 0-12 3-22 9-31 6-8 15-15 27-18l38-11c7-1 11-4 14-8 2-3 3-10 3-20 0-11-3-19-9-25-5-5-13-7-22-7-12 0-20 4-26 11-5 8-8 18-8 30zM4327 156c0-22-2-38-6-49-3-11-8-19-13-23-6-4-12-6-19-6-12 1-21 6-28 17-4 6-7 14-9 23-2 10-2 22-2 38 0 21 1 37 5 48s8 19 14 22c6 4 12 6 19 5 7 1 13-1 19-5 6-3 11-11 15-22 3-11 5-27 5-48zM4229 66h18v26h1c3-9 9-16 16-22 7-5 17-8 28-8 20 0 34 7 43 23 9 17 14 40 14 71 0 30-5 53-14 69-10 15-24 23-43 23-12 0-21-3-28-8-7-6-12-13-14-23v86h-21zM4469 140c0-22-3-38-10-47-6-10-15-15-28-15-12 0-21 5-27 15-7 9-10 25-10 47zM4489 185c-2 20-7 35-17 46s-23 17-40 17c-19 0-34-7-44-21-10-15-16-39-16-72 0-31 6-54 16-70 11-16 26-23 45-23 20 0 35 7 44 21 9 15 14 36 14 66v7h-97v9c0 25 4 42 11 52s16 15 26 14c22 1 34-15 38-46zM4523 66h18v25h1c5-10 12-18 20-22 8-5 16-7 26-7 13-1 24 3 33 11 8 7 12 20 12 37v134h-20v-128c0-25-10-38-30-38-12 1-22 5-29 14-7 8-10 19-11 33v119h-20zM4833 144h-1c-1 3-4 5-8 7-5 2-9 4-13 5l-17 4c-10 2-18 6-23 12s-7 14-7 25c0 10 2 19 7 25s12 9 21 9c12 0 22-4 29-13 8-8 12-21 12-37zM4748 119c0-18 4-33 13-43 9-9 23-14 42-14 18 0 31 4 39 13 7 8 11 20 11 35v105c0 10 3 14 10 14h6v15c-4 2-7 2-9 2-8 0-15-1-19-4-5-3-7-9-7-18v-6h-1c-4 12-10 20-18 24-9 4-18 6-28 6-15 0-26-5-34-13-7-9-11-21-11-37 0-12 3-22 9-31 5-8 14-15 27-18l38-11c7-1 11-4 14-8 2-3 3-10 3-20 0-11-3-19-9-25-5-5-13-7-22-7-12 0-20 4-26 11-5 8-8 18-8 30zM4895 66h18v25h1c5-10 12-18 20-22 8-5 16-7 26-7 13-1 24 3 32 11 9 7 13 20 13 37v134h-20v-128c0-25-10-38-30-38-12 1-22 5-29 14-7 8-10 19-11 33v119h-20zM5060 155c0 22 2 38 5 49 4 11 9 19 15 22 6 4 12 6 19 5 7 1 13-1 19-5 6-3 10-11 14-22s5-27 5-49c0-21-1-38-5-49s-8-19-14-22c-6-4-12-6-19-6s-13 2-19 6c-6 3-11 11-15 22-3 11-5 28-5 49zM5139 215c-3 10-8 18-16 24s-17 9-28 9c-19 0-33-8-43-23-9-16-14-39-14-70 0-30 5-53 14-70 10-16 24-23 43-23 11 0 21 2 28 8 7 5 12 13 14 23v-89h21v240h-19zM5273 4h66c23 1 40 6 50 17s15 25 14 43c0 12-3 23-9 34-6 9-15 16-27 19v1c14 3 25 10 33 20 7 10 11 23 11 39 0 21-7 38-19 49-13 12-30 18-53 18h-66zM5295 226h39c37 0 56-16 56-49 0-32-19-48-56-49h-39zM5295 110h33c19 0 32-3 41-11 9-7 13-19 13-33 0-16-4-27-12-34-9-6-21-10-38-10h-37zM5440 4h22v222h99v18h-121zM5602 125c0 38 5 65 15 81 9 17 23 25 40 24 17 1 30-7 40-24 10-16 14-43 15-81-1-39-5-67-15-83s-23-24-40-24-31 8-40 24c-10 16-15 44-15 83zM5581 125c0-44 6-75 20-95 13-20 31-30 56-30 24 0 43 10 56 30s20 51 20 95c0 42-7 74-20 94s-32 29-56 29c-25 0-43-9-56-29-14-20-20-52-20-94zM5913 163c-1 28-8 49-20 63-12 15-29 22-51 22-24 0-43-9-56-29s-20-52-20-94c0-44 7-75 20-95s32-30 56-30c17 1 30 4 40 11 10 6 17 15 22 27 5 11 7 23 7 36h-21c0-17-4-30-12-40s-20-15-36-16c-17 0-30 8-40 24-9 16-14 44-14 83 0 38 5 65 14 81 10 17 23 25 40 24 16 0 27-6 36-18 8-12 13-28 14-49zM5945 4h22v126h1l91-126h23l-73 101 81 139h-23l-72-121-28 38v83h-22zM6186 4h21v222h99v18h-120zM6328 4h118v18h-97v88h91v18h-91v98h100v18h-121zM6521 22h-62v-18h145v18h-62v222h-21zM6671 22h-61v-18h144v18h-61v222h-22zM6775 4h118v18h-97v88h91v18h-91v98h100v18h-121zM6944 117h37c17 0 30-4 39-12 9-7 14-20 14-36 1-14-3-26-11-34-7-8-21-12-40-13h-39zM6923 4h71c20 1 35 6 46 16 11 11 16 26 16 44 0 15-3 29-10 40s-18 18-33 22c14 2 25 7 31 16s9 23 10 41v26c0 7 1 13 2 19 2 6 4 12 8 16h-25c-2-4-4-9-5-15s-1-12-1-18l-1-20c0-14-2-25-4-33-3-8-8-14-14-18-7-3-17-5-29-5h-41v109h-21zM7195 66c0-15-4-27-11-35s-18-12-32-13c-15 1-26 5-34 13-7 8-11 18-11 30 0 14 4 25 12 33 8 7 17 12 28 16 12 4 23 8 35 12 11 4 21 10 28 19 8 8 12 21 12 37 0 24-6 41-19 53-13 11-31 17-53 17s-40-6-52-18c-11-12-17-29-17-53v-7h21v9c0 16 4 28 12 37s20 14 35 14c16 0 28-4 38-12 9-7 14-20 14-36 0-14-4-25-12-31-8-7-17-13-29-16-11-4-23-8-34-12s-21-11-29-20c-7-9-11-22-12-39 1-19 6-35 18-46 11-12 27-17 48-18 22 0 39 6 49 17 11 11 16 27 16 49zM7260 210h23v34h-23z">
          <text:p/>
        </draw:path>
        <draw:path draw:style-name="gr1" draw:text-style-name="P1" draw:layer="layout" svg:width="2.55cm" svg:height="0.298cm" svg:x="1.504cm" svg:y="5.797cm" svg:viewBox="0 0 2551 299" svg:d="M62 18h-62v-18h145v18h-62v221h-21zM163 0h20v35h-20zM163 62h20v177h-20zM329 180c-1 20-7 35-17 46-9 11-23 17-39 17-19 0-34-7-44-21-10-15-15-39-16-72 0-30 6-54 16-69 11-16 26-23 46-23 16 0 29 5 39 14 9 10 14 24 15 42h-20c-1-13-4-23-10-30-6-6-14-10-24-10-8 0-14 2-20 6-7 4-11 12-15 23-3 11-5 27-5 48 0 22 2 38 5 49 4 11 9 18 14 22 6 3 12 5 19 5 20 0 33-16 36-47zM357 0h20v150l69-88h25l-54 66 64 111h-25l-53-93-26 31v62h-20zM562 62h21l30 157h1l32-157h25l30 157h1l30-157h21l-39 177h-24l-32-157h-1l-32 157h-24zM776 0h20v86c3-9 8-16 16-21s17-7 28-7c14-1 25 3 33 11 8 7 12 19 12 36v134h-20v-128c0-24-10-37-30-37-12 1-21 5-28 13s-11 19-11 33v119h-20zM1013 135c0-22-3-38-9-47-7-9-16-14-28-14-13 0-22 5-28 14-7 9-10 25-10 47zM1033 180c-1 20-7 35-17 46s-23 17-40 17c-19 0-34-7-44-21-10-15-15-39-16-72 0-30 6-54 16-69 11-16 26-23 46-23 19 0 34 7 43 21s14 35 14 65v7h-97v9c0 25 4 42 11 52 8 10 16 15 27 15 21 0 33-16 37-47zM1066 62h20v27h1c4-10 9-17 17-23s17-8 27-8c3 0 5 0 7 1v20c-3-1-6-1-9-1-12 0-21 4-30 12-8 8-13 21-13 38v111h-20zM1246 135c0-22-4-38-10-47s-16-14-28-14-22 5-28 14-10 25-10 47zM1266 180c-2 20-8 35-18 46s-23 17-40 17c-19 0-33-7-43-21-11-15-16-39-16-72 0-30 5-54 16-69 10-16 25-23 45-23s34 7 43 21c10 14 14 35 14 65v7h-97v9c1 25 5 42 12 52s16 15 26 15c21 0 34-16 37-47zM1461 139c-2 3-5 5-9 7s-9 4-13 5l-17 4c-10 2-17 7-22 12-5 6-8 14-8 25 0 10 2 19 7 25 6 6 12 9 21 10 13 0 22-5 30-14 7-8 11-21 11-37zM1376 114c0-18 5-32 14-42 9-9 22-14 41-14 18 0 31 4 39 13 8 8 11 20 11 34v105c0 10 4 15 11 15h5v14c-3 2-6 2-9 2-8 0-14-1-19-4s-7-9-7-18v-6c-5 12-11 20-19 24s-17 6-27 6c-16 0-27-4-34-13-8-9-11-21-11-37 0-12 2-22 8-31 6-8 15-15 27-18l38-11c7-1 12-4 14-7 2-4 3-11 3-21 0-11-3-19-8-24-6-5-13-7-23-7-11 0-20 4-25 11-6 7-9 17-9 29zM1619 151c0-22-2-38-5-49-4-11-8-18-14-22s-12-6-19-6c-11 1-21 6-28 16-4 6-7 14-9 23-1 10-2 22-2 38 0 21 2 38 5 48 4 11 9 19 15 22 5 4 12 6 19 6 6 0 13-2 18-6 6-3 11-11 15-22 4-10 5-27 5-48zM1522 62h18v25c4-8 9-15 16-21 8-5 17-8 28-8 20 0 34 7 43 23 10 16 14 39 14 70 0 30-5 53-14 69-9 15-24 23-43 23-11 0-20-3-27-8-8-6-12-13-15-23v87h-20zM1770 151c0-22-2-38-6-49-3-11-8-18-14-22-5-4-12-6-18-6-12 1-21 6-28 16-5 6-8 14-9 23-2 10-3 22-3 38 0 21 2 38 6 48 4 11 8 19 14 22 6 4 12 6 19 6s13-2 19-6c6-3 11-11 14-22 4-10 6-27 6-48zM1672 62h18v25h1c3-8 8-15 16-21 7-5 16-8 28-8 19 0 34 7 43 23s14 39 13 70c0 30-4 53-14 69-9 15-23 23-43 23-11 0-20-3-27-8-7-6-12-13-14-23h-1v87h-20zM1826 0h20v239h-20zM1887 0h20v35h-20zM1887 62h20v177h-20zM2056 180c-1 20-7 35-17 46s-23 17-39 17c-19 0-34-7-44-21-10-15-16-39-16-72 0-30 5-54 16-69 11-16 26-23 45-23 17 0 30 5 39 14 10 10 15 24 16 42h-20c-1-13-4-23-10-30-6-6-14-10-25-10-7 0-14 2-20 6s-11 12-14 23c-4 11-5 27-5 48 0 22 2 38 5 49 4 11 8 18 14 22 6 3 12 5 18 5 21 0 33-16 37-47zM2165 139h-1c-1 3-4 5-9 7-4 2-8 4-13 5l-16 4c-10 2-18 7-23 12-5 6-8 14-8 25 0 10 3 19 8 25s12 9 20 10c13 0 23-5 30-14 8-8 11-21 12-37zM2080 114c0-18 4-32 13-42 9-9 23-14 41-14 19 0 32 4 39 13 8 8 12 20 12 34v105c0 10 3 15 10 15h6v14c-4 2-7 2-10 2-8 0-14-1-19-4-4-3-6-9-6-18v-6h-1c-4 12-11 20-19 24s-17 6-27 6c-15 0-27-4-34-13s-11-21-11-37c0-12 3-22 8-31 6-8 15-15 28-18l37-11c7-1 12-4 14-7 3-4 4-11 4-21-1-11-4-19-9-24-6-5-13-7-22-7-12 0-21 4-26 11-6 7-8 17-8 29zM2245 150c0 22 2 38 6 49 3 11 8 19 14 22 6 4 12 6 19 6s13-2 19-6c6-3 11-11 14-22 5-11 7-27 7-49 0-21-2-38-7-49-3-10-8-18-14-21-6-4-12-6-19-6s-13 2-19 6c-6 3-11 11-14 21-4 11-6 28-6 49zM2225 0h20v88h1c2-9 7-17 14-22 7-6 16-8 27-8 20 0 35 7 44 23 10 16 14 39 14 69 0 31-4 54-14 70-9 15-24 23-44 23-10 0-20-3-27-9-8-6-13-14-16-24h-1v29h-18zM2378 0h20v239h-20zM2529 135c0-22-3-38-9-47-7-9-16-14-28-14-13 0-22 5-28 14-7 9-10 25-10 47zM2549 180c-1 20-7 35-17 46s-23 17-40 17c-19 0-34-7-44-21-10-15-15-39-16-72 0-30 6-54 16-69 11-16 26-23 46-23 19 0 34 7 43 21s14 35 14 65v7h-97v9c0 25 4 42 11 52 8 10 16 15 27 15 21 0 34-16 37-47z">
          <text:p/>
        </draw:path>
        <draw:polygon draw:style-name="gr2" draw:text-style-name="P2" draw:layer="layout" svg:width="0.389cm" svg:height="0.39cm" svg:x="4.229cm" svg:y="5.714cm" svg:viewBox="0 0 390 391" draw:points="0,5 0,387 0,391 4,391 386,391 390,391 390,387 390,5 390,0 386,0 4,0 0,0">
          <text:p/>
        </draw:polygon>
        <draw:polygon draw:style-name="gr3" draw:text-style-name="P3" draw:layer="layout" svg:width="0.389cm" svg:height="0.39cm" svg:x="4.229cm" svg:y="5.714cm" svg:viewBox="0 0 390 391" draw:points="0,5 0,387 0,391 4,391 386,391 390,391 390,387 390,5 390,0 386,0 4,0 0,0">
          <text:p/>
        </draw:polygon>
        <draw:path draw:style-name="gr1" draw:text-style-name="P1" draw:layer="layout" svg:width="0.241cm" svg:height="0.254cm" svg:x="4.305cm" svg:y="5.761cm" svg:viewBox="0 0 242 255" svg:d="M238 0c-13 4-26 4-34 9-8 0-17 4-21 8-9 4-13 13-21 25-10 9-23 26-35 47-13 17-26 38-43 63-16 26-25 39-25 39-4 0-8-9-13-17 0-5 0-9-4-13 0-4 0-9-4-9 0-4-4-4-4-4-9 0-17 4-26 9-4 8-8 12-8 21 0 0 0 8 4 21 0 4 0 4 0 4 4 14 4 22 8 27 5 8 5 12 9 17 4 4 4 4 8 8 5 0 9 0 17 0 13 0 26-4 30-21 4-4 4-9 8-13 22-39 47-73 73-111 26-34 55-68 85-101z">
          <text:p/>
        </draw:path>
        <draw:path draw:style-name="gr1" draw:text-style-name="P1" draw:layer="layout" svg:width="7.818cm" svg:height="0.304cm" svg:x="1.502cm" svg:y="6.37cm" svg:viewBox="0 0 7819 305" svg:d="M71 3h26l71 240h-23l-19-70h-84l-19 70h-23zM121 155l-37-135-37 135zM192 3h20v240h-20zM248 3h21v240h-21zM405 154c0 22 2 38 5 49 4 11 9 18 15 22 5 4 12 5 18 5 7 0 14-1 20-5 5-4 10-11 14-22 3-11 5-27 5-49 0-16-1-28-2-38-2-9-5-17-9-23-7-10-16-15-28-16-7 0-13 2-19 6-5 4-10 11-14 22-3 11-5 27-5 49zM482 216c-3 10-7 17-14 22-8 6-17 9-28 9-19 0-34-8-43-23-9-16-14-39-14-70s5-55 14-70c9-16 23-24 43-24 11 1 21 3 28 9 7 5 12 12 16 21v-26h18v238h-20zM541 64h20v126c0 15 3 25 8 31s12 9 23 9c12 0 21-4 28-12s11-19 11-33v-121h20v179h-18v-25h-1c-5 10-12 17-20 22s-16 7-25 7c-14 0-25-4-33-11-8-8-13-20-13-37zM779 137c0-22-4-37-10-46-6-10-16-14-28-14s-21 4-28 14c-6 9-9 24-10 46zM799 184c-2 19-8 34-18 46-9 11-23 17-40 17-18 0-33-7-43-21-11-15-16-39-16-72 0-32 5-55 16-70 10-16 26-24 45-24 20 0 34 7 43 21 10 14 14 36 14 67v7h-97v8c1 26 5 43 12 53s16 15 26 14c22 0 34-15 38-46zM861 155c-12-5-21-12-26-19-6-8-8-16-8-24 0-19 5-32 15-40s23-12 38-12c33 1 49 17 49 50v5h-20v-5c0-12-3-20-8-25s-12-8-21-8c-12 0-20 3-25 9-5 5-8 12-8 21 0 6 1 12 5 17 3 5 9 9 19 13l29 12c12 5 21 11 26 19s8 16 7 26c0 16-4 28-13 38s-23 15-41 15c-19 0-32-4-41-13-9-8-14-22-14-42v-6h20v5c0 26 12 39 34 39 11 0 20-3 26-8 6-6 9-13 9-24 0-7-1-14-5-19-4-6-10-10-19-13zM970 81h-24v-17h24v-49h20v49h32v17h-32v129c0 6 2 11 5 14s8 4 14 4c4 0 8 0 13-2v17c-3 1-7 2-14 2-14 0-23-2-29-7-6-4-9-13-9-24zM1044 3h21v34h-21zM1044 64h21v179h-21zM1116 154c1 28 4 48 12 60 7 11 17 17 28 16 12 1 21-5 28-16 8-12 12-32 12-60 0-29-4-49-12-60-7-12-16-17-28-17-11 0-21 5-28 17-8 11-11 31-12 60zM1095 154c0-32 5-55 16-70 10-16 26-24 45-24 20 0 35 8 45 24 11 15 16 38 16 70 0 31-5 54-16 70-10 15-25 23-45 23-19 0-35-8-45-23-11-16-16-39-16-70zM1248 64h18v25h1c5-10 12-17 20-22 8-4 16-7 25-7 14 0 25 4 33 11 8 8 13 20 13 37v135h-20v-129c0-25-10-37-31-37-11 0-21 4-28 13-7 8-11 19-11 33v120h-20zM1424 155c-12-5-21-12-26-19-5-8-8-16-8-24 1-19 6-32 15-40 10-8 23-12 38-12 33 1 49 17 49 50v5h-20v-5c0-12-3-20-8-25s-12-8-21-8c-12 0-20 3-25 9-5 5-8 12-8 21 0 6 2 12 5 17s10 9 19 13l30 12c11 5 20 11 25 19s8 16 8 26c0 16-5 28-14 38s-22 15-41 15c-18 0-32-4-41-13-9-8-14-22-14-42v-6h20v5c0 26 12 39 34 39 11 0 20-3 26-8 6-6 9-13 10-24 0-7-2-14-6-19-4-6-10-10-18-13zM1618 154c0 28 4 48 12 60 7 11 16 17 28 16 11 1 21-5 28-16 8-12 11-32 12-60-1-29-4-49-12-60-7-12-17-17-28-17-12 0-21 5-28 17-8 11-12 31-12 60zM1597 154c0-32 5-55 16-70 10-16 25-24 45-24 19 0 35 8 45 24 11 15 16 38 16 70 0 31-5 54-16 70-10 15-26 23-45 23-20 0-35-8-45-23-11-16-16-39-16-70zM1750 64h18v25h1c5-10 11-17 19-22 8-4 17-7 26-7 14 0 25 4 33 11 8 8 12 20 13 37v135h-21v-129c0-25-10-37-30-37-12 0-21 4-28 13-7 8-11 19-11 33v120h-20zM1988 81h-25v-17h25v-49h20v49h31v17h-31v129c0 6 1 11 4 14s8 4 15 4c4 0 8 0 12-2v17c-2 1-7 2-14 2-13 0-23-2-29-7-6-4-9-13-8-24zM2061 3h20v86c3-9 8-16 16-21s17-8 28-8c14 0 25 4 33 11 8 8 12 20 12 37v135h-20v-129c0-25-10-37-30-37-12 0-22 4-29 13-7 8-10 19-10 33v120h-20zM2210 3h20v34h-20zM2210 64h20v179h-20zM2300 155c-12-5-21-12-26-19-6-8-8-16-8-24 0-19 5-32 15-40s23-12 38-12c33 1 49 17 49 50v5h-20v-5c0-12-3-20-8-25s-12-8-21-8c-12 0-20 3-25 9-5 5-8 12-8 21 0 6 2 12 5 17s10 9 19 13l29 12c12 5 21 11 26 19s8 16 8 26c0 16-5 28-14 38s-23 15-41 15c-19 0-32-4-41-13-9-8-14-22-14-42v-6h20v5c0 26 12 39 34 39 11 0 20-3 26-8 6-6 9-13 9-24 0-7-1-14-5-19-4-6-10-10-19-13zM2488 81h-25v-17h25v-21c-1-8 0-15 2-22 2-6 6-11 11-15 6-4 14-6 25-6 3 0 6 1 8 1 1 0 3 0 5 0v17c-3 0-6-1-10-1-7 0-12 2-16 6-4 3-5 10-5 20v21h31v17h-31v162h-20zM2576 154c0 28 4 48 11 60 8 11 17 17 29 16 11 1 20-5 28-16 7-12 11-32 12-60-1-29-5-49-12-60-8-12-17-17-28-17-12 0-21 5-29 17-7 11-11 31-11 60zM2554 154c0-32 6-55 16-70 11-16 26-24 46-24 19 0 34 8 45 24 11 15 16 38 16 70 0 31-5 54-16 70-11 15-26 23-45 23-20 0-35-8-46-23-10-16-16-39-16-70zM2706 64h20v28h1c4-10 10-18 17-23 8-6 17-9 28-9 2 0 4 1 7 1v20c-4 0-7-1-10-1-11 0-21 5-30 13-8 8-12 21-13 38v112h-20zM2798 64h18v25c5-10 11-17 19-22 8-4 16-7 27-7 10 1 19 4 25 9 6 6 10 13 12 22 4-10 10-17 17-23 8-5 17-8 28-8 13 0 23 4 30 11 8 8 11 19 12 35v137h-20v-134c-1-21-10-32-28-32-10 0-19 4-26 13-7 8-10 19-10 33v120h-20v-134c-1-21-10-32-28-32-10 0-19 4-26 13-7 8-10 19-10 33v120h-20zM3110 64h18v25h1c5-10 12-17 20-22 8-4 16-7 26-7 13 0 24 4 33 11 8 8 12 20 12 37v135h-20v-129c0-25-10-37-30-37-12 0-22 4-29 13-7 8-10 19-11 33v120h-20zM3350 137c0-22-3-37-9-46-7-10-16-14-28-14-13 0-22 4-28 14-7 9-10 24-10 46zM3370 184c-1 19-7 34-17 46-10 11-23 17-40 17-19 0-34-7-44-21-10-15-15-39-16-72 0-32 6-55 16-70 11-16 26-24 46-24 19 0 34 7 43 21s14 36 14 67v7h-97v8c0 26 4 43 11 53 8 10 16 15 27 14 21 0 34-15 37-46zM3494 137c0-22-3-37-10-46-6-10-15-14-27-14-13 0-22 4-28 14-7 9-10 24-10 46zM3514 184c-2 19-7 34-17 46-10 11-23 17-40 17-19 0-34-7-44-21-10-15-15-39-16-72 0-32 6-55 16-70 11-16 26-24 46-24 19 0 34 7 43 21s14 36 14 67v7h-97v8c0 26 4 43 11 53s16 15 27 14c21 0 33-15 37-46zM3556 154c0 22 2 38 5 49 4 11 9 18 15 22s12 5 19 5 13-1 19-5c5-4 10-11 14-22s5-27 5-49c0-23-1-39-5-50s-9-18-14-22c-6-3-12-5-19-5s-13 2-19 5c-6 4-11 11-15 22-3 11-5 27-5 50zM3635 214c-3 10-8 18-16 24s-17 9-28 9c-19 0-33-8-43-23-9-16-14-39-14-70 0-32 5-55 14-70 10-16 24-24 43-24 11 0 21 3 28 9 7 5 12 13 14 22v-88h20v240h-18zM3783 81h-24v-17h24v-49h20v49h31v17h-31v129c0 6 2 11 5 14s8 4 14 4c4 0 8 0 12-2v17c-2 1-7 2-14 2-13 0-23-2-29-7-5-4-8-13-8-24zM3868 154c0 28 4 48 11 60 8 11 17 17 29 16 11 1 20-5 28-16 7-12 11-32 11-60 0-29-4-49-11-60-8-12-17-17-28-17-12 0-21 5-29 17-7 11-11 31-11 60zM3846 154c0-32 6-55 16-70 11-16 26-24 46-24 19 0 34 8 45 24 11 15 16 38 16 70 0 31-5 54-16 70-11 15-26 23-45 23-20 0-35-8-46-23-10-16-16-39-16-70zM4093 154c0 22 2 38 5 49 4 11 9 18 15 22 5 4 12 5 19 5 6 0 13-1 19-5s10-11 14-22 6-27 6-49c0-23-2-39-6-50s-8-18-14-22c-6-3-13-5-19-5-7 0-14 2-19 5-6 4-11 11-15 22-3 11-5 27-5 50zM4073 3h20v88h1c2-9 7-17 14-22 7-6 16-9 27-9 19 0 34 8 43 24 9 15 14 38 14 70 0 31-5 54-14 70-9 15-24 23-43 23-11 0-20-3-27-9-8-6-13-14-16-24h-1v29h-18zM4315 137c0-22-3-37-10-46-6-10-16-14-28-14s-21 4-28 14c-6 9-9 24-10 46zM4335 184c-2 19-8 34-17 46-10 11-24 17-40 17-19 0-34-7-44-21-11-15-16-39-16-72 0-32 5-55 16-70 11-16 26-24 45-24 20 0 34 7 44 21 9 14 13 36 13 67v7h-97v8c1 26 5 43 12 53s16 15 26 14c22 0 34-15 38-46zM4556 184c-2 19-7 34-17 46-10 11-23 17-40 17-19 0-33-7-44-21-10-15-15-39-15-72 0-32 5-55 16-70 10-16 25-24 45-24 17 0 30 5 39 15s15 24 16 42h-20c-1-14-5-24-10-30-6-7-14-10-25-10-7 0-14 2-20 6s-11 12-14 23c-4 11-6 27-6 48 0 22 2 39 6 50 3 11 8 18 14 21 5 4 12 5 18 5 21 0 33-15 37-46zM4595 154c0 28 4 48 11 60 8 11 17 17 29 16 11 1 21-5 28-16 7-12 11-32 12-60-1-29-5-49-12-60-7-12-17-17-28-17-12 0-21 5-29 17-7 11-11 31-11 60zM4574 154c0-32 5-55 15-70 11-16 26-24 46-24 19 0 34 8 45 24 11 15 16 38 16 70 0 31-5 54-16 70-11 15-26 23-45 23-20 0-35-8-46-23-10-16-15-39-15-70zM4728 64h18v25h1c4-10 11-17 18-22 8-4 17-7 27-7 11 1 19 4 26 9 6 6 10 13 11 22h1c4-10 9-17 17-23 7-5 17-8 28-8 12 0 22 4 30 11 7 8 11 19 11 35v137h-20v-134c0-21-10-32-28-32-10 0-19 4-25 13-7 8-11 19-11 33v120h-20v-134c0-21-9-32-28-32-10 0-19 4-25 13-7 8-11 19-11 33v120h-20zM5053 154c0-22-2-38-6-49-3-11-8-18-13-22-6-4-12-6-19-6-12 1-21 6-28 16-4 6-7 14-9 23-2 10-2 22-2 38 0 22 1 38 5 49s8 18 14 22 12 5 19 5 13-1 19-5 11-11 15-22c3-11 5-27 5-49zM4955 64h19v26c3-9 9-16 16-21 7-6 17-8 28-9 20 0 34 8 43 24 9 15 14 39 14 70s-5 54-14 70c-10 15-24 23-43 23-11 0-21-3-28-9-7-5-12-12-14-22v86h-21zM5109 3h20v240h-20zM5259 137c0-22-4-37-10-46-6-10-16-14-28-14s-22 4-28 14c-6 9-10 24-10 46zM5279 184c-2 19-8 34-18 46-10 11-23 17-40 17-19 0-33-7-43-21-11-15-16-39-16-72 0-32 5-55 16-70 10-16 25-24 45-24s34 7 43 21c10 14 14 36 14 67v7h-97v8c1 26 5 43 12 53s16 15 26 14c21 0 34-15 37-46zM5320 81h-24v-17h24v-49h20v49h32v17h-32v129c0 6 2 11 5 14s8 4 15 4c4 0 8 0 12-2v17c-3 1-7 2-14 2-14 0-23-2-29-7-6-4-9-13-9-24zM5483 137c0-22-4-37-10-46-6-10-16-14-28-14s-21 4-28 14c-6 9-9 24-10 46zM5503 184c-2 19-8 34-18 46-10 11-23 17-40 17-18 0-33-7-43-21-11-15-16-39-16-72 0-32 5-55 16-70 10-16 26-24 45-24 20 0 34 7 43 21 10 14 14 36 14 67v7h-97v8c1 26 5 43 12 53s16 15 26 14c22 0 34-15 38-46zM5551 154c0 22 2 38 6 49 3 11 8 18 14 22s12 5 19 5 13-1 19-5 11-11 14-22c4-11 6-27 6-49 0-23-2-39-6-50-3-11-8-18-14-22-6-3-12-5-19-5s-13 2-19 5c-6 4-11 11-14 22-4 11-6 27-6 50zM5631 214h-1c-3 10-8 18-16 24s-17 9-27 9c-20 0-34-8-43-23-10-16-14-39-14-70 0-32 4-55 14-70 9-16 23-24 43-24 11 0 20 3 27 9 7 5 12 13 14 22h1v-88h20v240h-18zM5823 3c-13 23-23 47-29 73-7 25-10 51-10 78s3 53 10 78c6 25 16 50 29 73h-15c-16-27-27-53-34-78s-10-49-10-73 3-48 10-73 18-51 34-78zM5839 64h20v126c0 15 3 25 8 31s12 9 23 9c12 0 21-4 28-12s11-19 11-33v-121h20v179h-18v-25h-1c-5 10-12 17-20 22s-16 7-25 7c-14 0-25-4-33-11-8-8-13-20-13-37zM5990 64h18v25c5-10 12-17 20-22 8-4 17-7 26-7 14 0 25 4 33 11 8 8 12 20 12 37v135h-20v-129c0-25-10-37-30-37-12 0-21 4-28 13-7 8-11 19-11 33v120h-20zM6139 3h20v240h-20zM6289 137c-1-22-4-37-10-46-7-10-16-14-28-14s-22 4-28 14c-6 9-10 24-10 46zM6308 184c-1 19-7 34-17 46-10 11-23 17-40 17-19 0-33-7-44-21-10-15-15-39-15-72 0-32 5-55 15-70 11-16 26-24 46-24 19 0 34 7 43 21s14 36 14 67v7h-97v8c0 26 4 43 12 53 7 10 16 15 26 14 21 0 34-15 37-46zM6371 155c-13-5-21-12-27-19-5-8-7-16-7-24 0-19 5-32 15-40s22-12 38-12c33 1 49 17 48 50v5h-20v-5c0-12-2-20-7-25s-12-8-22-8c-11 0-20 3-25 9-5 5-7 12-7 21 0 6 1 12 4 17 4 5 10 9 20 13l29 12c12 5 20 11 26 19 5 8 7 16 7 26 0 16-4 28-13 38s-23 15-42 15c-18 0-32-4-41-13-9-8-13-22-13-42v-6h20v5c0 26 11 39 34 39 11 0 19-3 26-8 6-6 9-13 9-24 0-7-2-14-5-19-4-6-10-10-19-13zM6501 155c-13-5-22-12-27-19-5-8-8-16-7-24 0-19 5-32 15-40 9-8 22-12 37-12 33 1 50 17 49 50v5h-20v-5c0-12-2-20-7-25s-13-8-22-8c-12 0-20 3-25 9-5 5-7 12-7 21-1 6 1 12 4 17s10 9 20 13l29 12c12 5 20 11 25 19 6 8 8 16 8 26 0 16-5 28-14 38-8 10-22 15-41 15-18 0-32-4-41-13-9-8-13-22-13-42v-6h20v5c0 26 11 39 34 39 11 0 19-3 25-8 6-6 10-13 10-24 0-7-2-14-6-19-3-6-10-10-18-13zM6684 3h20v34h-20zM6684 64h20v179h-20zM6743 64h19v25c5-10 12-17 20-22 8-4 17-7 26-7 13 0 24 4 33 11 8 8 12 20 12 37v135h-20v-129c0-25-10-37-30-37-12 0-22 4-29 13-7 8-10 19-10 33v120h-21zM6920 155c-13-5-22-12-27-19-5-8-8-16-7-24 0-19 5-32 15-40 9-8 22-12 37-12 33 1 50 17 49 50v5h-20v-5c0-12-2-20-7-25s-13-8-22-8c-12 0-20 3-25 9-5 5-7 12-7 21-1 6 1 12 4 17s10 9 20 13l29 12c12 5 20 11 25 19 6 8 8 16 8 26 0 16-5 28-13 38-9 10-23 15-42 15-18 0-32-4-41-13-9-8-13-22-13-42v-6h20v5c0 26 11 39 34 39 11 0 19-3 25-8 6-6 10-13 10-24 0-7-2-14-6-19-3-6-10-10-18-13zM7029 81h-25v-17h25v-49h20v49h31v17h-31v129c0 6 1 11 4 14 4 3 8 4 15 4 4 0 8 0 12-2v17c-2 1-7 2-14 2-13 0-23-2-29-7-6-4-8-13-8-24zM7102 64h20v28c4-10 10-18 18-23 8-6 17-9 27-9 3 0 5 1 7 1v20c-3 0-6-1-9-1-12 0-22 5-30 13s-13 21-13 38v112h-20zM7194 64h20v126c0 15 3 25 8 31s13 9 23 9c12 0 21-4 28-12s11-19 11-33v-121h20v179h-18v-25h-1c-5 10-11 17-19 22-9 5-17 7-26 7-14 0-25-4-33-11-8-8-13-20-13-37zM7451 184c-1 19-7 34-17 46-9 11-23 17-39 17-19 0-34-7-44-21-10-15-15-39-16-72 0-32 6-55 16-70 11-16 26-24 46-24 16 0 29 5 39 15 9 10 14 24 15 42h-20c-1-14-4-24-10-30-5-7-14-10-24-10-8 0-14 2-20 6s-11 12-15 23c-3 11-5 27-5 48 0 22 2 39 6 50 3 11 8 18 13 21 6 4 12 5 19 5 20 0 33-15 36-46zM7493 81h-25v-17h25v-49h20v49h31v17h-31v129c0 6 1 11 4 14s8 4 15 4c4 0 8 0 12-2v17c-2 1-7 2-14 2-13 0-23-2-29-7-6-4-9-13-8-24zM7655 137c0-22-3-37-10-46-6-10-15-14-28-14-12 0-21 4-28 14-6 9-9 24-9 46zM7675 184c-2 19-7 34-17 46-10 11-24 17-40 17-19 0-34-7-44-21-10-15-16-39-16-72 0-32 5-55 16-70 11-16 26-24 45-24 20 0 34 7 44 21 9 14 14 36 14 67v7h-97v8c0 26 4 43 11 53s16 15 26 14c22 0 34-15 38-46zM7722 154c0 22 2 38 5 49 4 11 9 18 15 22s12 5 18 5c7 0 14-1 20-5 5-4 10-11 14-22 3-11 5-27 5-49 0-23-2-39-5-50-4-11-9-18-14-22-6-3-13-5-20-5-6 0-12 2-18 5-6 4-11 11-15 22-3 11-5 27-5 50zM7801 214c-3 10-9 18-16 24-8 6-17 9-28 9-19 0-34-8-43-23-9-16-14-39-14-70 0-32 5-55 14-70 9-16 24-24 43-24 11 0 20 3 28 9 7 5 11 13 14 22v-88h20v240h-18z">
          <text:p/>
        </draw:path>
        <draw:path draw:style-name="gr1" draw:text-style-name="P1" draw:layer="layout" svg:width="2.379cm" svg:height="0.301cm" svg:x="1.512cm" svg:y="6.775cm" svg:viewBox="0 0 2380 302" svg:d="M22 150c0 28 4 48 11 60 8 11 17 17 29 16 11 1 20-5 28-16 7-12 11-32 11-60s-4-47-11-59c-8-12-17-17-28-17-12 0-21 5-29 17-7 12-11 31-11 59zM0 150c0-31 6-54 16-69 11-16 26-23 46-23 19 0 34 7 45 23 10 15 16 38 16 69s-6 54-16 70c-11 15-26 23-45 23-20 0-35-8-46-23-10-16-16-39-16-70zM161 78h-25v-16h25v-50h20v50h31v16h-31v128c0 7 2 11 5 14s8 4 14 4c4 0 8 0 12-2v17c-2 1-7 2-14 2-13 0-23-2-29-7-5-4-8-12-8-24zM234 0h20v86h1c2-9 7-16 15-21s17-7 28-7c14-1 25 3 33 11 8 7 12 19 13 36v134h-21v-128c0-25-10-37-30-37-12 0-21 5-28 13s-11 19-11 33v119h-20zM472 134c-1-21-4-37-10-46-7-9-16-14-28-14s-22 5-28 14-10 25-10 46zM491 180c-1 19-7 35-17 46s-23 17-40 17c-19 0-33-7-44-21-10-15-15-39-15-72 0-31 5-54 15-69 11-16 26-23 46-23 19 0 34 7 43 21s14 35 14 65v7h-97v9c0 25 4 42 12 52 7 10 16 15 26 14 21 1 34-15 37-46zM526 62h20v27h1c4-10 9-18 17-23 8-6 17-8 27-8 3 0 5 0 7 1v20c-3-1-6-1-9-1-12 0-22 4-30 12s-13 21-13 38v111h-20zM602 62h22l30 157h1l32-157h24l31 157 30-157h22l-40 177h-24l-32-157-32 157h-24zM820 0h20v34h-20zM820 62h20v177h-20zM904 151c-12-5-21-11-27-18-5-7-7-15-7-24 0-18 5-31 15-40 10-8 22-12 38-11 33 0 49 16 49 49v5h-20v-5c0-11-3-20-8-25s-12-8-22-8c-11 0-19 3-24 9-5 5-8 12-8 21 0 7 1 12 5 17 3 5 9 9 19 13l29 11c12 5 21 11 26 19s8 16 7 26c0 16-4 29-13 38-9 10-23 15-42 15-18 0-32-4-41-12-9-9-13-23-13-43v-6h20v5c0 26 11 39 34 39 11 0 20-2 26-8s9-13 9-23c0-8-2-15-5-20-4-5-10-10-19-13zM1099 134c0-21-3-37-10-46-6-9-15-14-27-14-13 0-22 5-28 14-7 9-10 25-10 46zM1119 180c-1 19-7 35-17 46s-23 17-40 17c-19 0-34-7-44-21-10-15-15-39-16-72 0-31 6-54 16-69 11-16 26-23 46-23 19 0 34 7 43 21s14 35 14 65v7h-97v9c0 25 4 42 11 52 8 10 16 15 27 14 21 1 33-15 37-46zM1216 62h22l39 154h1l36-154h21l-46 177h-23zM1358 0h20v34h-20zM1358 62h20v177h-20zM1495 139h-1c-1 3-4 5-8 7-5 2-9 4-13 5l-17 4c-10 2-17 6-23 12-5 6-7 14-7 25 0 10 2 18 7 25 5 6 12 9 21 9 12 0 22-4 30-13 7-8 11-21 11-37zM1410 114c0-18 5-32 13-42 9-10 23-14 42-14 18 0 31 4 39 13 8 8 11 19 11 34v105c0 10 4 14 10 14h6v15c-3 1-7 2-9 2-8 0-15-1-19-4-5-3-7-9-7-18v-6h-1c-4 12-10 20-18 24s-17 6-27 6c-16 0-27-5-35-13-7-9-11-21-11-37 0-12 3-22 9-31 6-8 15-15 27-18l38-11c7-1 11-4 14-8 2-3 3-10 3-20 0-11-3-19-9-24-5-5-13-7-22-7-12 0-20 4-26 11-5 7-8 16-8 29zM1669 151c-12-5-21-11-26-18-6-7-8-15-8-24 0-18 5-31 15-40 10-8 23-12 38-11 33 0 49 16 49 49v5h-20v-5c0-11-3-20-8-25s-12-8-21-8c-12 0-20 3-25 9-5 5-8 12-8 21 0 7 1 12 5 17 3 5 9 9 19 13l29 11c12 5 21 11 26 19s8 16 7 26c0 16-4 29-13 38-9 10-23 15-41 15-19 0-32-4-41-12-9-9-14-23-14-43v-6h20v5c0 26 12 39 34 39 11 0 20-2 26-8s9-13 9-23c0-8-1-15-5-20s-10-10-19-13zM1778 78h-24v-16h24v-50h20v50h32v16h-32v128c0 7 2 11 5 14s8 4 14 4c4 0 9 0 13-2v17c-3 1-7 2-14 2-14 0-23-2-29-7-6-4-9-12-9-24zM1941 134c0-21-4-37-10-46s-16-14-28-14-22 5-28 14-10 25-10 46zM1961 180c-2 19-8 35-18 46s-23 17-40 17c-19 0-33-7-43-21-11-15-16-39-16-72 0-31 5-54 16-69 10-16 25-23 45-23s34 7 43 21c10 14 14 35 14 65v7h-97v9c1 25 5 42 12 52s16 15 26 14c21 1 34-15 37-46zM2092 151c-1-22-2-38-6-49s-8-18-14-22-12-6-19-6c-12 1-21 6-29 16-4 6-7 14-8 23-2 10-3 22-3 38 0 21 2 37 6 48 3 11 8 19 14 22 6 4 12 6 19 5 8 1 14-1 20-5 6-3 10-11 14-22s6-27 6-48zM1993 62h18v25h1c3-9 8-15 15-21 8-5 17-8 30-8 19 0 34 7 43 23s13 39 13 70c0 30-5 53-14 69-9 15-23 23-43 23-12 0-21-3-28-8-7-6-12-13-14-23h-1v87h-20zM2172 151c-12-5-21-11-26-18-6-7-8-15-8-24 0-18 5-31 15-40 10-8 23-12 38-11 33 0 49 16 49 49v5h-20v-5c0-11-3-20-8-25s-12-8-21-8c-12 0-20 3-25 9-5 5-8 12-8 21 0 7 1 12 5 17 3 5 9 9 19 13l29 11c12 5 21 11 26 19s8 16 8 26c0 16-5 29-14 38-9 10-23 15-41 15-19 0-32-4-41-12-9-9-14-23-14-43v-6h20v5c0 26 12 39 34 39 11 0 20-2 26-8s9-13 9-23c0-8-1-15-5-20s-10-10-19-13zM2252 302c13-23 22-48 29-74 6-25 10-51 10-77 0-27-4-53-10-78-7-26-16-50-29-73h14c17 27 28 53 35 78s10 49 10 73c0 23-3 47-10 72s-18 51-35 79zM2357 205h23v34h-23z">
          <text:p/>
        </draw:path>
        <draw:path draw:style-name="gr1" draw:text-style-name="P1" draw:layer="layout" svg:width="8.416cm" svg:height="0.528cm" svg:x="1.472cm" svg:y="7.782cm" svg:viewBox="0 0 8417 529" svg:d="M115 93c2-10 4-17 3-20 0-6-3-10-7-12s-9-3-13-4-6-3-7-6c0-5 4-8 12-8 5 0 21 1 48 2 21 0 36-1 45-1 35 0 60 6 77 18 17 11 25 32 25 60-1 35-14 63-40 84s-62 32-109 33c-7 0-14 0-23 0l-31 109c-3 9-4 15-4 18 0 8 4 12 13 13 5 1 9 1 13 2 4 0 6 3 6 8 0 6-4 9-11 9-13-1-29-2-50-2-27 0-43 1-49 2-4 0-8 0-10-1s-3-4-3-7c0-5 3-8 8-9 6-2 11-3 16-4 9-4 15-14 19-33zM134 212c-1 3-1 5-1 7-1 4 4 5 13 5 29-1 52-12 70-33 18-22 27-49 28-82 0-34-16-50-49-50-8 0-14 1-17 4s-5 8-7 16zM419 264c-25 46-49 80-72 103-22 22-42 34-60 34-22 0-33-15-33-44 0-43 16-89 49-137 20-27 40-48 61-62 21-13 40-20 56-20 15-1 27 4 35 13l4-11c1-3 3-5 5-6s5-2 9-2c3 0 6 0 10 0 14-1 20 2 20 6 0 1-1 3-2 7l-51 171c-6 20-8 32-8 36s1 6 3 6c3 0 9-7 18-20 8-15 14-26 17-34s6-12 10-12c2 0 4 1 4 5 0 3-3 10-7 22-5 13-12 27-23 43-9 13-18 22-27 29s-17 10-24 10c-13-1-20-10-21-27 0-11 3-26 8-44s11-40 19-66zM316 361c21-1 49-30 85-89 16-26 27-48 34-65 8-18 11-30 11-37 0-6-2-10-6-14-4-3-9-5-16-5-13 0-28 7-43 22-16 15-32 37-48 67-11 23-19 43-24 60s-7 31-7 41c0 13 5 19 14 20zM565 238c9-31 14-50 14-57s-1-10-4-10c-5 0-13 7-23 23-7 10-11 19-14 25-2 6-5 10-8 10-2-1-3-2-4-4 0-6 7-20 20-43 9-15 19-26 30-34 10-8 20-11 29-11 13-1 18 6 18 21s-9 52-28 113c20-44 37-78 52-101 14-22 29-34 43-34 6 0 11 2 14 7 4 4 6 11 6 20 0 15-4 28-10 38-7 11-14 16-23 16-9-1-15-6-15-16 0-3 0-6 1-9 1-2 1-5 1-7 0-4-1-6-4-6-4 0-14 13-29 41-14 27-31 67-49 121-5 14-9 26-11 35-3 9-6 14-8 17-3 3-11 4-25 4-10 1-15-1-15-7 0-5 2-13 5-24zM734 160c-4-1-6-2-7-6 0-8 4-12 10-12h35l22-67c2-5 3-9 5-11 2-3 5-4 10-4h28c5 0 7 1 7 5 0 2 0 5-1 7l-24 70h36c4 0 6 2 6 5 0 9-3 13-9 13h-38l-47 151c-6 22-9 37-9 44 0 5 2 8 5 8 6 0 15-8 26-24 9-11 15-20 18-27 4-7 7-11 10-11s4 2 4 5c0 2-2 7-6 16s-11 20-21 33c-24 31-46 48-65 48-13 0-20-11-21-30 0-11 5-34 15-71l43-142zM1119 247c7 0 11-3 10-9 0-1 0-2 0-3l-6-120-70 122c-1 3-2 4-2 6 0 3 3 4 9 4zM1131 272c0-6-4-9-12-9h-70c-4 0-7 0-9 2-1 1-3 3-5 7l-27 52c-3 7-5 13-7 18-1 6-2 9-2 12 0 7 2 12 7 15 5 4 12 6 21 9 6 1 11 2 15 3 4 0 6 3 6 8 0 6-4 9-11 9-11-1-33-2-64-2-20 0-33 1-38 1-7 1-10-1-9-7 0-4 2-8 7-9 5-2 10-4 15-7 10-5 19-15 27-30l173-301c3-6 7-9 11-9 3 0 6 0 7 2 1 1 2 4 2 7l19 305c1 17 5 27 12 29 5 1 10 3 13 4 4 1 5 4 5 8 0 6-3 9-10 9-12-1-33-2-65-2-20 0-33 1-38 1-7 1-10-1-9-7 0-5 3-8 8-9 5-2 10-3 15-4 6-2 10-5 13-9 3-5 4-10 4-18 0-1 0-3 0-6zM1641 284h-272l9-30h272zM1854 343c-4 14-6 23-6 26 0 10 10 15 29 14 25 0 49-8 70-25 22-18 40-40 52-67 13-26 22-52 28-77 6-26 9-49 9-72 0-32-6-54-19-67-13-12-35-18-64-17-10 0-16 2-19 7s-6 15-10 30zM1872 93c3-11 5-19 5-24s-3-8-7-9c-5-1-9-2-14-3-5 0-7-2-8-6 0-5 4-8 12-8 4 0 22 1 55 2 29-1 51-1 66-2 34 1 61 11 79 32 19 21 28 51 29 89-1 36-8 71-22 105s-33 63-58 87c-16 15-34 26-53 33-20 7-42 10-66 10-12 0-25 0-39-2-15-1-30-1-46-1-20 0-33 1-38 1-7 1-10-1-10-6 0-4 2-7 6-8 5-1 10-2 18-3 5-1 9-5 11-10 3-6 6-14 9-26zM2155 287c-2 12-4 23-4 32 0 17 4 30 10 39 7 9 16 13 28 13 11 0 22-3 33-10 12-7 22-17 31-30 7-11 12-20 15-26 2-6 5-9 8-9s4 1 4 5c0 2-1 6-3 12-1 6-5 13-10 21-14 24-29 41-46 53-16 12-33 19-50 19-22 0-40-9-52-25-13-16-20-38-20-67 0-49 20-94 59-136 14-14 28-25 44-32s32-11 48-11c19 0 33 5 43 14 10 10 15 23 15 41 0 28-13 50-38 66-25 15-63 25-115 31zM2244 147c-16 0-31 12-46 34-14 22-24 41-30 57s-9 26-9 30c0 3 2 4 5 4 5 0 13-1 24-4 10-3 21-8 31-14 30-17 44-43 44-76 0-20-7-30-19-31zM2341 160c-4-1-6-2-7-6 0-8 4-12 10-12h35l22-67c2-5 3-9 5-11 2-3 5-4 10-4h28c5 0 7 1 7 5 0 2 0 5-1 7l-24 70h36c4 0 6 2 6 5 0 9-3 13-9 13h-38l-47 151c-6 22-9 37-9 44 0 5 2 8 5 8 6 0 15-8 26-24 9-11 14-20 18-27s7-11 10-11 4 2 4 5c0 2-2 7-6 16-5 9-11 20-21 33-24 31-46 48-65 48-13 0-20-11-21-30 0-11 5-34 15-71l43-142zM2614 264c-25 46-49 80-72 103-22 22-43 34-61 34-21 0-32-15-32-44 0-43 16-89 49-137 20-27 40-48 61-62 21-13 40-20 56-20 15-1 27 4 35 13l4-11c1-3 2-5 5-6 2-1 5-2 9-2 3 0 6 0 10 0 13-1 20 2 20 6 0 1-1 3-2 7l-51 171c-6 20-9 32-8 36 0 4 1 6 3 6 3 0 9-7 18-20 8-15 14-26 17-34s6-12 10-12c2 0 4 1 4 5 0 3-3 10-7 22-5 13-12 27-23 43-9 13-18 22-27 29s-17 10-24 10c-13-1-20-10-21-27 0-11 3-26 7-44 5-18 12-40 20-66zM2511 361c21-1 49-30 85-89 15-26 27-48 34-65 8-18 11-30 11-37 0-6-2-10-6-14-4-3-10-5-16-5-13 0-28 7-44 22-15 15-31 37-47 67-11 23-19 43-24 60s-7 31-7 41c0 13 5 19 14 20zM2813 82c0-15 3-26 9-35s13-13 21-14c12 0 18 7 18 22 0 14-4 25-10 34s-13 14-21 14c-11 0-16-8-17-21zM2727 377c1-18 7-45 20-81 11-34 20-61 27-80s11-32 11-38c0-5-1-7-4-7-6 0-15 7-27 23-7 10-13 19-16 25-5 6-8 10-10 10s-4-1-4-3c0-4 2-10 7-19 4-9 13-20 23-33 21-25 41-37 59-37 14 0 22 7 22 22 0 11-8 41-24 91-9 26-16 48-22 65-5 17-8 29-9 37 0 4 1 6 4 6 6 0 15-10 29-30 6-10 11-18 14-23 3-6 6-9 9-9s4 1 4 5-3 12-9 23-15 24-29 40c-21 24-38 36-53 36s-22-7-22-23zM2946 66c4-9 6-17 6-23 0-4-1-7-3-8s-5-2-9-3c-6-1-10-1-13-2s-5-2-5-5c0-5 3-7 10-8 6 0 14-1 24-2 14-3 25-6 33-9 8-4 14-6 18-6s6 0 6 3c0 2-1 5-3 11l-95 303c-6 20-9 33-8 39-1 4 1 6 5 5 6 0 15-7 26-22 9-12 15-21 18-28 4-7 8-11 11-12 3 1 4 3 4 6 0 1-2 7-6 16-5 9-12 20-21 33-24 31-46 47-65 47-14-1-21-10-22-28 0-9 2-21 6-35s9-31 15-50zM2981 331c1-6 1-10 3-12 1-3 4-4 8-4 5 0 8 1 9 4 2 3 4 8 6 14 6 18 13 33 21 42 8 10 18 15 30 15 8 0 16-4 22-12 6-7 9-17 9-30 0-8-1-16-5-24-3-8-8-16-14-25-12-15-22-29-31-43s-14-29-14-46c0-21 8-39 23-53s35-21 60-21c19 0 34 2 45 6 11 3 17 8 17 14 0 1 0 3-2 8l-11 36c-1 7-4 10-9 10-3 0-6-2-8-7-2-4-5-10-8-18-6-12-11-21-16-27-6-6-12-9-21-9s-16 3-22 9c-5 6-8 14-8 24 0 8 2 16 6 23 3 8 8 16 14 24 13 18 24 35 33 49 9 15 14 31 15 47-1 23-9 41-25 56s-37 23-64 24c-23 0-43-7-61-18-5-3-7-7-6-12 0-2 0-4 0-7zM3435 134c24 0 44 9 58 27 15 18 22 43 23 76 0 23-5 45-13 66-9 21-21 41-38 59-12 13-26 24-41 31-15 8-30 12-44 12-23 0-42-10-56-28s-21-44-21-77c0-48 17-91 51-128 12-12 25-22 39-28 14-7 28-10 42-10zM3380 390c14 0 28-9 40-29 16-23 28-49 37-78s13-57 13-84c0-17-3-30-9-39s-14-13-24-13c-8 0-16 3-24 9-8 5-15 14-22 26-14 22-25 47-32 75-8 28-12 55-12 82 0 16 3 29 9 38s14 13 24 13zM3565 160c-5 0-7-2-7-5 0-9 3-13 9-13h40c26-94 69-142 131-142 13 0 22 3 29 9s10 13 10 23c0 8-2 14-7 20-5 5-11 8-19 8-9 0-15-3-17-9-3-5-5-13-6-22-1-7-5-10-14-9-8 0-17 5-25 16-7 10-14 26-20 48l-17 58h42c4 0 6 2 7 6 0 8-3 12-10 12h-43l-64 232c-25 92-64 137-118 137-15 0-27-4-36-11-8-7-12-17-12-30 0-9 2-16 7-22 5-5 11-8 17-8s11 2 16 7c4 5 6 11 6 18-1 6-1 13-2 20 0 7 4 11 13 11 12 0 23-8 31-26 9-17 17-43 26-76l69-252zM3829 160c-4-1-6-2-7-6 0-8 4-12 10-12h35l22-67c2-5 3-9 5-11 2-3 5-4 10-4h28c5 0 7 1 7 5 0 2 0 5-1 7l-24 70h36c4 0 6 2 6 5 0 9-3 13-9 13h-38l-47 151c-6 22-9 37-9 44 0 5 2 8 5 8 6 0 15-8 26-24 9-11 14-20 18-27s7-11 10-11 4 2 4 5c0 2-2 7-6 16s-11 20-21 33c-24 31-46 48-65 48-13 0-20-11-21-30 0-11 5-34 15-71l43-142zM4019 67c3-9 5-18 5-24 0-5-3-8-8-9s-10-2-14-2c-5-1-8-3-8-6 0-5 4-7 10-7 7 0 15-1 25-3 13-2 23-5 32-9 8-4 14-6 18-6 3 0 4 2 4 3 0 2 0 5-2 11l-69 241c22-41 42-71 60-92 19-20 36-30 52-30 27 0 40 23 41 70 0 23-4 45-10 68-7 22-17 43-31 63-15 23-30 40-45 51-16 11-29 17-40 17-14 0-22-10-22-28 0-9 2-17 7-22 4-6 9-9 15-9 8 0 13 5 14 14 0 7 0 12 1 15 1 4 3 6 7 6 6 0 12-7 18-20 7-16 13-35 18-56 13-50 19-88 20-113 0-15-5-23-15-23-7 0-17 6-29 20s-26 34-41 60-30 59-44 97c-5 16-9 27-11 35-2 7-5 12-9 15s-11 4-21 3c-11 1-16-2-15-7 0-6 2-13 5-24zM4242 287c-3 12-4 23-4 32 0 17 3 30 10 39s16 13 28 13c11 0 22-3 33-10s21-17 30-30c7-11 12-20 15-26s6-9 9-9 4 1 4 5c0 2-1 6-3 12s-5 13-10 21c-14 24-29 41-46 53s-34 19-51 19c-22 0-39-9-52-25s-19-38-19-67c0-49 19-94 59-136 13-14 28-25 44-32 15-7 31-11 48-11 18 0 33 5 43 14 9 10 14 23 14 41 0 28-12 50-37 66-25 15-63 25-115 31zM4330 147c-16 0-31 12-45 34-15 22-25 41-31 57s-9 26-8 30c0 3 1 4 4 4 6 0 14-1 25-4 10-3 20-8 30-14 30-17 45-43 45-76 0-20-7-30-20-31zM4586 345c-2 7-3 12-3 16 0 18 9 26 27 27 9 0 18-3 27-9 10-6 18-15 27-27 17-25 30-52 39-80s14-53 14-76c1-32-14-48-46-47-9 0-18 1-27 5zM4548 473c-3 10-4 17-4 22-1 7 5 11 17 12 6 0 11 0 14 1s5 3 5 6c0 6-4 9-13 9-6-1-31-2-73-2-9 0-20 1-31 1-7 1-10-2-10-6 0-5 2-8 7-8 5-1 11-2 20-3 5-1 8-4 12-10 3-6 7-15 10-26l90-300c-12 5-20 9-26 13-5 3-8 5-9 5-3-1-5-2-5-4 0-7 16-18 46-33l18-58c2-7 5-12 9-14 3-2 10-3 19-3 8 0 13 1 16 2s4 3 4 6c0 2-1 6-3 11l-12 44c12-3 23-4 34-4 55 0 82 28 81 84 0 24-5 47-15 71-9 24-24 46-43 67-14 15-29 27-45 35s-33 12-50 12c-16 0-29-6-38-16zM4838 287c-3 12-4 23-4 32 0 17 3 30 10 39s16 13 27 13 22-3 34-10c11-7 21-17 30-30 7-11 12-20 15-26s6-9 9-9c2 0 4 1 4 5 0 2-1 6-3 12s-6 13-10 21c-14 24-30 41-46 53-17 12-34 19-51 19-22 0-39-9-52-25s-19-38-20-67c0-49 20-94 59-136 14-14 29-25 44-32 16-7 32-11 49-11 18 0 32 5 42 14 10 10 15 23 15 41 0 28-12 50-37 66-25 15-64 25-115 31zM4926 147c-16 0-31 12-46 34-14 22-24 41-30 57s-9 26-8 30c0 3 1 4 4 4 6 0 14-1 24-4 11-3 21-8 31-14 30-17 45-43 45-76-1-20-7-30-20-31zM5040 238c9-31 14-50 14-57s-1-10-4-10c-5 0-13 7-23 23-7 10-11 19-14 25-2 6-5 10-8 10-2-1-3-2-4-4 0-6 7-20 20-43 10-15 19-26 30-34 10-8 20-11 29-11 13-1 18 6 18 21s-9 52-28 113c20-44 37-78 52-101 14-22 29-34 43-34 6 0 11 2 14 7 4 4 6 11 6 20 0 15-4 28-10 38-7 11-14 16-23 16-9-1-15-6-15-16 0-3 0-6 1-9 1-2 1-5 1-7 0-4-1-6-4-6-4 0-14 13-29 41-14 27-31 67-49 121-5 14-9 26-11 35-3 9-6 14-8 17-3 3-11 4-25 4-10 1-15-1-15-7 0-5 2-13 5-24zM5171 331c0-6 1-10 3-12 1-3 4-4 8-4s7 1 9 4 4 8 6 14c6 18 13 33 21 42 8 10 17 15 29 15 9 0 16-4 22-12 6-7 10-17 10-30 0-8-2-16-5-24s-8-16-15-25c-11-15-22-29-30-43-9-14-14-29-14-46 0-21 8-39 23-53s35-21 60-21c18 0 33 2 45 6 11 3 17 8 17 14 0 1-1 3-2 8l-11 36c-2 7-5 10-9 10s-6-2-8-7c-2-4-5-10-8-18-6-12-11-21-17-27-5-6-12-9-20-9-9 0-17 3-22 9s-8 14-8 24c0 8 2 16 5 23 4 8 9 16 14 24 14 18 25 35 34 49 9 15 14 31 14 47 0 23-8 41-24 56s-37 23-64 24c-23 0-43-7-61-18-5-3-7-7-7-12 0-2 1-4 1-7zM5501 134c25 0 44 9 59 27 14 18 22 43 22 76 0 23-4 45-13 66-8 21-21 41-37 59-13 13-27 24-42 31-15 8-29 12-43 12-24 0-43-10-57-28-13-18-21-44-21-77 0-48 17-91 52-128 11-12 24-22 38-28 14-7 29-10 42-10zM5446 390c14 0 28-9 41-29 16-23 28-49 36-78 9-29 13-57 13-84 0-17-3-30-9-39s-14-13-23-13c-8 0-16 3-24 9-8 5-16 14-23 26-14 22-24 47-32 75s-11 55-11 82c0 16 3 29 9 38s13 13 23 13zM5650 238c10-31 15-51 15-60 0-5-1-7-4-7-6 0-15 8-26 23-7 11-13 19-17 26-4 6-7 9-9 9-3 0-4-2-5-5 0-2 3-7 7-16 5-9 13-20 23-33 22-26 41-38 58-38 14 0 21 8 21 23 0 16-7 46-21 90 48-76 90-114 126-114 23 0 34 11 34 34 0 9-2 20-5 32-4 12-9 26-15 42-11 32-20 57-27 75-7 19-10 32-11 38 0 4 2 6 5 6 7 0 16-8 27-23 9-12 15-21 18-28 4-7 8-11 11-11 2 0 3 2 3 5 0 2-2 7-6 16s-11 20-20 33c-24 31-46 48-65 48-6 0-11-3-15-8s-6-12-6-21c0-11 2-25 8-43 5-18 13-40 22-65 9-24 17-44 22-59 6-14 9-25 9-31 0-10-4-15-12-14-12 0-30 14-53 42-34 40-59 85-77 136-6 16-9 28-12 37-2 8-5 13-9 16s-11 4-21 4c-7 0-12 0-14-2-3-1-4-3-4-7 0-6 2-13 6-22zM5875 331c0-6 1-10 3-12 1-3 4-4 8-4s7 1 9 4 4 8 6 14c6 18 13 33 20 42 8 10 18 15 30 15 9 0 16-4 22-12 6-7 9-17 10-30 0-8-2-16-5-24-4-8-9-16-15-25-12-15-22-29-31-43-8-14-13-29-13-46 0-21 8-39 23-53s35-21 59-21c19 0 34 2 45 6 12 3 18 8 18 14 0 1-1 3-2 8l-11 36c-2 7-5 10-9 10s-7-2-9-7c-1-4-4-10-7-18-6-12-11-21-17-27-5-6-12-9-20-9-9 0-17 3-22 9-6 6-8 14-8 24 0 8 1 16 5 23 4 8 9 16 14 24 13 18 25 35 34 49 9 15 14 31 14 47 0 23-8 41-24 56s-38 23-64 24c-23 0-44-7-62-18-4-3-6-7-6-12 0-2 0-4 1-7zM6280 375c25-40 45-72 58-99 14-26 20-47 20-62 0-10-2-19-5-27-3-9-4-17-5-25 0-8 2-14 6-19 4-4 9-7 15-7 14 0 21 9 21 28s-7 44-20 75c-12 32-33 69-60 112-36 57-66 100-92 130-25 30-49 45-71 46-9 0-17-3-23-9-5-7-8-15-8-26 0-8 2-15 6-21 5-5 11-8 17-8 11 0 18 7 21 19 2 6 3 10 5 12 2 3 5 5 9 5s10-3 17-9c7-5 14-14 22-26 21-37 32-112 32-223 0-24-1-42-3-54-1-12-5-18-11-18-7 0-15 8-24 25-4 11-8 20-10 26-2 7-5 10-8 10s-4-2-4-5 1-8 4-16 7-19 14-31c15-27 32-41 49-41 14 0 24 8 30 24 5 17 8 42 8 75 0 44-4 90-10 139zM6540 134c24 0 44 9 58 27s22 43 22 76c0 23-4 45-12 66-9 21-21 41-38 59-13 13-27 24-42 31-15 8-29 12-43 12-24 0-42-10-56-28s-21-44-22-77c0-48 18-91 52-128 11-12 24-22 38-28 15-7 29-10 43-10zM6485 390c14 0 27-9 40-29 16-23 28-49 37-78 8-29 13-57 13-84 0-17-3-30-9-39s-14-13-24-13c-8 0-16 3-24 9-8 5-16 14-23 26-13 22-24 47-32 75-7 28-11 55-11 82 0 16 3 29 9 38s14 13 24 13zM6839 299c-10 31-16 51-16 58 0 6 2 9 4 9 6 0 15-8 26-24 9-13 16-24 20-32 5-7 8-11 10-11 3 0 5 1 5 3 0 3-3 10-8 21s-14 24-26 39c-10 13-20 22-30 28-10 7-19 10-28 10-13 0-20-8-20-24s7-46 21-89c-25 37-48 66-69 85s-40 29-59 29c-14-1-21-9-21-26-1-11 5-34 16-69 14-38 24-67 31-88 8-21 11-34 11-39 1-4-1-6-4-6-6 0-15 7-25 22-9 11-15 20-19 26-3 6-7 9-10 9-2 0-3-2-3-5 0-2 3-9 9-20s16-24 30-39c10-10 19-17 29-22s19-8 25-8c14 1 21 7 21 20 0 8-2 19-8 33-5 14-11 32-19 52-24 66-36 104-36 114 0 6 2 10 6 10 8 0 17-6 30-17 12-10 26-27 40-49 15-21 29-49 44-81 6-17 11-31 15-43 3-12 6-20 8-26 2-3 4-5 7-6s6-2 10-2h21c3 0 6 1 7 1 1 1 2 3 2 6 0 1 0 3-1 6zM7178 293c-18 36-36 63-54 81s-35 27-51 27c-23 0-35-15-36-43 0-20 8-51 22-92 9-26 17-46 23-60 5-15 9-24 9-29s-3-7-6-8c-6 0-15 9-28 25-7 10-13 19-16 25-4 6-7 10-9 10s-4-1-4-3c0-4 2-10 7-19 4-9 11-20 22-33 21-25 42-38 61-38 15 1 23 9 23 24 0 10-3 23-9 38s-13 34-22 56c-20 56-30 90-30 102 1 10 5 15 14 16 12 0 26-12 44-34 17-22 34-57 50-103l28-85c1-3 2-5 4-6 1-2 4-2 9-2l23-1c7 0 10 3 10 8 0 1 0 3 0 4l-46 149c-6 20-8 37-8 50 0 15 5 22 15 22 14 0 28-10 44-31 12-16 25-41 40-75 9-21 13-38 13-50-1-11-3-21-7-30s-7-17-8-26c0-8 2-14 7-19 4-4 9-7 15-7 14 1 21 11 22 31 0 16-4 37-12 63s-20 55-37 86c-16 28-33 50-50 64-18 14-34 21-49 21-23 0-35-13-35-40 0-12 4-35 12-68zM7456 82c1-15 4-26 10-35 5-9 12-13 21-14 12 0 18 7 18 22-1 14-4 25-10 34-7 9-14 14-22 14-10 0-16-8-17-21zM7372 377c1-18 7-45 18-81 11-34 20-61 27-80 8-19 11-32 12-38 0-5-2-7-5-7-5 0-14 7-26 23-8 10-13 19-17 25-3 6-6 10-9 10-2 0-3-1-4-3 0-4 3-10 7-19 5-9 12-20 23-33 21-25 40-37 58-37 15 0 22 7 22 22 0 11-8 41-24 91-9 26-16 48-21 65-6 17-9 29-9 37 0 4 1 6 3 6 6 0 16-10 29-30 7-10 11-18 14-23 3-6 6-9 9-9s4 1 4 5-3 12-8 23c-6 11-16 24-29 40-21 24-39 36-54 36-14 0-21-7-20-23zM7501 331c1-6 2-10 3-12 2-3 5-4 9-4s7 1 9 4 3 8 5 14c6 18 13 33 21 42 8 10 18 15 30 15 9 0 16-4 22-12 6-7 9-17 9-30 0-8-1-16-5-24-3-8-8-16-14-25-12-15-22-29-31-43s-13-29-14-46c1-21 8-39 23-53s35-21 60-21c19 0 34 2 45 6 11 3 17 8 18 14 0 1-1 3-3 8l-10 36c-2 7-5 10-9 10s-7-2-9-7c-2-4-4-10-8-18-5-12-11-21-16-27s-12-9-20-9c-10 0-17 3-23 9-5 6-8 14-8 24 0 8 2 16 6 23 4 8 8 16 14 24 13 18 24 35 33 49 10 15 14 31 15 47-1 23-9 41-25 56s-37 23-64 24c-22 0-43-7-61-18-4-3-7-7-6-12 0-2 0-4 0-7zM7773 67c3-9 5-18 5-24 0-5-3-8-7-9-5-1-10-2-15-2-5-1-7-3-7-6 0-5 3-7 10-7 6 0 14-1 24-3 13-2 24-5 32-9s14-6 18-6c3 0 5 2 5 3 0 2-1 5-2 11l-69 241c21-41 41-71 60-92 18-20 35-30 51-30 27 0 41 23 41 70 0 23-3 45-10 68-7 22-17 43-30 63-15 23-31 40-46 51s-29 17-39 17c-15 0-23-10-23-28 0-9 3-17 7-22 4-6 10-9 16-9 8 0 12 5 13 14 0 7 0 12 1 15 1 4 3 6 7 6 6 0 12-7 18-20 7-16 13-35 19-56 12-50 19-88 19-113 0-15-5-23-15-23-7 0-16 6-29 20-12 14-26 34-41 60s-29 59-44 97c-5 16-8 27-10 35-3 7-6 12-10 15s-11 4-21 3c-10 1-15-2-15-7 0-6 2-13 5-24zM8091 160c-4-1-6-2-6-6 0-8 3-12 9-12h36l21-67c2-5 4-9 5-11 2-3 5-4 10-4h28c5 0 7 1 7 5 0 2 0 5-1 7l-24 70h36c4 0 6 2 6 5 1 9-2 13-9 13h-38l-46 151c-7 22-10 37-10 44 0 5 2 8 6 8 6 0 14-8 26-24 8-11 14-20 17-27 4-7 7-11 11-11 2 0 3 2 3 5 0 2-2 7-6 16s-11 20-20 33c-25 31-46 48-66 48-13 0-20-11-20-30-1-11 4-34 15-71l43-142zM8337 134c24 0 44 9 58 27 15 18 22 43 22 76 0 23-4 45-12 66-9 21-21 41-38 59-12 13-26 24-41 31-15 8-30 12-44 12-23 0-42-10-56-28s-21-44-21-77c0-48 17-91 51-128 12-12 24-22 39-28 14-7 28-10 42-10zM8282 390c14 0 28-9 40-29 16-23 28-49 37-78s13-57 13-84c0-17-3-30-9-39s-14-13-24-13c-8 0-16 3-24 9-8 5-15 14-23 26-13 22-24 47-31 75-8 28-12 55-12 82 0 16 3 29 9 38s14 13 24 13z">
          <text:p/>
        </draw:path>
        <draw:path draw:style-name="gr1" draw:text-style-name="P1" draw:layer="layout" svg:width="5.952cm" svg:height="0.528cm" svg:x="1.419cm" svg:y="8.417cm" svg:viewBox="0 0 5953 529" svg:d="M133 346c-2 7-3 12-3 16 0 18 9 26 27 27 9 0 18-3 27-9 10-6 18-15 27-27 17-25 30-52 39-81 9-28 14-53 14-76 1-32-14-48-46-47-9 0-18 1-27 5zM95 473c-3 10-4 17-4 22-1 7 5 11 17 12 6 0 11 0 14 1s5 3 5 6c0 6-4 9-13 9-6-1-31-2-73-2-9 0-20 1-31 1-7 1-10-2-10-6 0-5 2-8 7-8 5-1 11-2 20-3 5-1 8-4 12-10 3-6 7-15 10-26l90-300c-12 5-20 9-26 13-5 3-8 5-9 5-3-1-5-2-5-4 0-7 16-18 46-33l18-58c2-7 5-12 9-14 3-2 10-3 19-3 8 0 13 1 16 2s4 3 4 6c0 2-1 6-3 11l-12 44c12-3 23-4 34-4 55 0 82 28 81 84 0 24-5 47-15 71-9 25-24 47-43 68-14 15-29 27-45 35s-33 11-50 11c-16 0-29-5-38-15zM373 238c9-31 14-50 14-57s-1-10-4-10c-5 0-13 7-23 23-7 10-11 19-14 25-2 6-5 10-8 10-2-1-3-2-4-4 0-6 7-20 20-43 10-15 19-26 30-34 10-8 20-11 29-11 13-1 18 6 18 21s-9 52-28 113c20-44 37-78 52-101 14-22 29-34 43-34 6 0 11 2 14 7 4 4 6 11 6 20 0 15-4 28-10 38-7 11-14 16-23 16-9-1-15-6-15-16 0-3 0-6 1-9 1-2 1-5 1-7 0-4-1-6-4-6-4 0-14 13-29 41-14 27-31 67-49 122-5 14-9 26-11 35-3 9-6 14-8 17-3 3-11 4-25 4-10 1-15-1-15-7 0-5 2-13 5-24zM645 134c24 0 44 9 58 27s22 43 22 76c0 23-4 45-12 67-9 21-21 41-38 59-13 13-27 24-42 31-15 8-29 11-43 11-24 0-42-9-56-27s-21-44-22-77c0-49 18-92 52-129 11-12 24-22 38-28 15-7 29-10 43-10zM590 391c14 0 27-9 40-29 16-23 28-49 37-79 8-29 13-57 13-84 0-17-3-30-9-39s-14-13-24-13c-8 0-16 3-24 9-8 5-16 14-23 26-13 22-24 47-32 75-7 28-11 56-11 83 0 16 3 29 9 38s14 13 24 13zM800 346c-2 7-3 12-3 16 1 18 10 26 27 27 9 0 18-3 28-9 9-6 18-15 26-27 17-25 30-52 39-81 10-28 14-53 14-76 1-32-14-48-45-47-9 0-19 1-28 5zM762 473c-3 10-4 17-4 22-1 7 5 11 17 12 7 0 11 0 14 1s5 3 5 6c0 6-4 9-12 9-7-1-32-2-74-2-9 0-20 1-31 1-7 1-10-2-10-6 0-5 3-8 7-8 5-1 12-2 20-3 5-1 9-4 12-10s7-15 10-26l90-300c-12 5-20 9-25 13-6 3-9 5-10 5-3-1-5-2-5-4 1-7 16-18 46-33l19-58c1-7 4-12 8-14s10-3 20-3c7 0 12 1 15 2s4 3 4 6c0 2-1 6-2 11l-13 44c12-3 23-4 35-4 54 0 81 28 81 84 0 24-5 47-15 71-10 25-25 47-43 68-14 15-29 27-46 35-16 8-33 11-50 11-16 0-28-5-38-15zM1135 134c24 0 43 9 58 27 14 18 22 43 22 76 0 23-4 45-13 67-8 21-21 41-37 59-13 13-27 24-42 31-15 8-29 11-43 11-24 0-42-9-56-27s-21-44-22-77c0-49 18-92 52-129 11-12 24-22 38-28 15-7 29-10 43-10zM1079 391c15 0 28-9 41-29 16-23 28-49 37-79 8-29 12-57 12-84 0-17-3-30-9-39s-13-13-23-13c-8 0-16 3-24 9-8 5-16 14-23 26-13 22-24 47-32 75-7 28-11 56-11 83 0 16 3 29 9 38s14 13 23 13zM1232 332c0-6 1-10 3-12 1-3 4-4 8-4s7 1 9 4 4 8 6 14c6 18 13 33 21 42 8 10 18 15 30 15 8 0 15-4 21-12 7-7 10-17 10-30 0-8-2-16-5-24s-8-16-15-25c-11-16-22-30-30-44-9-14-14-29-14-46 0-21 8-39 23-53s35-21 60-21c18 0 33 2 45 6 11 3 17 8 17 14 0 1-1 3-2 8l-11 36c-2 7-5 10-9 10s-6-2-8-7c-2-4-5-10-8-18-6-12-11-21-16-27-6-6-12-9-21-9s-17 3-22 9-8 14-8 24c0 8 2 16 5 23 4 8 9 16 15 24 13 18 24 35 33 49 9 15 14 32 14 48 0 23-8 41-24 56s-37 22-64 23c-23 0-43-6-61-17-5-3-7-7-7-12 0-2 1-4 1-7zM1481 287c-2 13-4 24-4 33 0 17 4 30 11 39 6 9 16 13 27 13s22-3 33-10c13-7 23-17 32-30 7-11 12-20 15-26s5-9 8-9 4 1 4 5c0 2-1 6-2 12-2 6-6 13-11 21-13 24-29 41-46 53s-34 18-51 18c-22 0-39-8-52-24s-20-38-20-67c0-50 20-95 59-137 14-14 28-25 44-32s33-11 50-11c18 0 32 5 42 14 10 10 15 23 15 41 0 28-12 50-37 66-25 15-65 25-117 31zM1571 147c-17 0-32 12-47 34-14 22-24 41-30 57s-9 26-9 30c0 3 2 4 5 4 5 0 14-1 24-4 11-3 21-8 31-14 31-17 46-43 46-76-1-20-7-30-20-31zM1791 160c-4 0-6-2-7-5 0-9 3-13 10-13h39c26-94 70-142 131-142 13 0 23 3 30 9 6 6 10 13 10 23 0 8-3 14-8 20-4 5-11 8-19 8-9 0-14-3-17-9-2-5-4-13-5-22-1-7-6-10-14-9-9 0-17 5-25 16-8 10-15 26-21 48l-16 58h41c5 0 7 2 7 6 1 8-3 12-9 12h-44l-63 233c-25 91-65 136-119 136-15 0-26-4-35-11s-13-17-13-30c0-9 3-16 8-22 4-5 10-8 17-8 6 0 11 2 15 7s6 11 6 18c0 6-1 13-2 20 0 7 5 11 13 11 13 0 23-8 32-26 8-17 17-43 26-76l69-252zM2039 134c24 0 44 9 58 27s22 43 22 76c0 23-4 45-12 67-9 21-21 41-38 59-13 13-27 24-42 31-15 8-29 11-43 11-24 0-42-9-56-27s-21-44-22-77c0-49 18-92 52-129 11-12 24-22 38-28 15-7 29-10 43-10zM1984 391c14 0 27-9 40-29 16-23 28-49 37-79 8-29 13-57 13-84 0-17-3-30-9-39s-14-13-24-13c-8 0-16 3-24 9-8 5-16 14-23 26-13 22-24 47-32 75-7 28-11 56-11 83 0 16 3 29 9 38s14 13 24 13zM2185 238c9-31 14-50 15-57 0-7-2-10-5-10-5 0-13 7-23 23-6 10-11 19-13 25-3 6-6 10-8 10-3-1-4-2-4-4-1-6 6-20 20-43 9-15 19-26 29-34s20-11 30-11c12-1 18 6 17 21 0 15-9 52-28 113 20-44 37-78 52-101 15-22 29-34 43-34 6 0 11 2 15 7 3 4 5 11 5 20 0 15-3 28-10 38-6 11-14 16-22 16-10-1-15-6-16-16 0-3 0-6 1-9 1-2 2-5 2-7 0-4-2-6-4-6-5 0-14 13-29 41-15 27-32 67-50 122-5 14-8 26-11 35s-5 14-8 17-11 4-24 4c-11 1-16-1-16-7 0-5 2-13 5-24zM2501 287c-3 13-4 24-4 33 0 17 3 30 10 39s16 13 28 13c11 0 22-3 33-10s21-17 30-30c8-11 12-20 15-26s6-9 9-9 4 1 4 5c0 2-1 6-3 12s-5 13-10 21c-14 24-29 41-46 53s-34 18-51 18c-22 0-39-8-52-24-12-16-19-38-19-67 0-50 19-95 59-137 13-14 28-25 44-32 15-7 32-11 48-11 19 0 33 5 43 14 10 10 15 23 15 41 0 28-13 50-38 66-25 15-63 25-115 31zM2589 147c-15 0-31 12-45 34-15 22-25 41-31 57s-8 26-8 30c0 3 1 4 4 4 6 0 14-1 25-4 10-3 20-8 31-14 29-17 44-43 44-76 0-20-7-30-20-31zM2709 238c9-31 15-51 15-60 0-5-2-7-5-7-6 0-14 8-25 23-7 11-13 19-17 26-4 6-7 9-9 9-3 0-5-2-5-5 0-2 2-7 7-16s12-20 23-33c21-26 41-38 58-38 14 0 21 8 21 23 0 16-7 46-22 90 48-76 91-114 127-114 22 0 33 11 34 34 0 9-2 20-6 32s-8 26-14 42c-11 32-20 58-27 76-7 19-11 32-11 38 0 4 2 6 5 6 6 0 15-8 27-23 8-12 14-21 18-28s7-11 11-11c2 0 3 2 3 5 0 2-2 7-6 16s-11 20-20 33c-24 31-46 47-65 47-7 0-12-2-16-7s-6-12-6-21c0-11 3-25 9-43 5-18 12-41 22-66 9-24 16-44 22-59 5-14 8-25 9-31 0-10-4-15-13-14-11 0-29 14-52 42-34 40-60 85-78 137-5 16-9 28-11 37-2 8-5 13-9 16s-11 4-21 4c-7 0-12 0-15-2-2-1-3-3-3-7 0-6 2-13 5-22zM2977 160c-4-1-6-2-6-6 0-8 3-12 9-12h36l21-67c2-5 4-9 5-11 2-3 5-4 10-4h28c5 0 7 1 7 5 0 2 0 5-1 7l-24 70h36c4 0 6 2 6 5 0 9-3 13-9 13h-38l-46 152c-7 22-10 37-10 44 0 5 2 8 6 8 6 0 14-8 25-24 9-11 15-20 18-27 4-7 7-11 11-11 2 0 3 2 3 5 0 2-2 7-6 16s-11 20-20 33c-25 31-47 47-66 47-13 0-20-10-21-29 0-11 5-34 16-71l42-143zM3129 238c9-31 14-50 14-57s-1-10-4-10c-5 0-13 7-23 23-7 10-11 19-14 25-2 6-5 10-8 10-2-1-3-2-4-4 0-6 7-20 20-43 10-15 19-26 30-34 10-8 20-11 29-11 13-1 19 6 18 21 0 15-9 52-28 113 20-44 37-78 52-101 15-22 29-34 43-34 6 0 11 2 14 7 4 4 6 11 6 20 0 15-4 28-10 38-6 11-14 16-23 16-9-1-15-6-15-16 0-3 0-6 1-9 1-2 1-5 1-7 0-4-1-6-4-6-4 0-14 13-29 41-14 27-31 67-49 122-5 14-9 26-11 35-3 9-6 14-8 17-3 3-11 4-25 4-10 1-15-1-15-7 0-5 2-13 5-24zM3375 376c26-40 45-72 59-100 13-26 20-47 20-62 0-10-2-19-5-27-3-9-5-17-5-25s2-14 6-19c4-4 9-7 15-7 13 0 20 9 21 28 0 19-7 44-20 75-13 32-33 70-60 113-36 56-66 99-92 129s-49 45-71 46c-9 0-17-3-23-9-6-7-8-15-8-26 0-8 2-15 6-21 5-5 10-8 17-8 11 0 18 7 21 19 2 6 3 10 5 12 1 3 4 5 9 5 4 0 10-3 17-9 7-5 14-14 21-26 22-37 33-111 33-223 0-24-1-42-3-54s-5-18-11-18c-7 0-15 8-24 25-5 11-8 20-10 26-3 7-5 10-8 10s-4-2-4-5 1-8 4-16c2-8 7-19 14-31 15-27 32-41 49-41 14 0 24 8 29 24 6 17 9 42 9 75 0 44-4 91-11 140zM3652 160c-4-1-6-2-6-6 0-8 3-12 9-12h36l21-67c2-5 4-9 5-11 2-3 5-4 10-4h28c5 0 7 1 7 5 0 2 0 5-1 7l-24 70h36c4 0 6 2 6 5 0 9-3 13-9 13h-38l-46 152c-7 22-10 37-10 44 0 5 2 8 6 8 6 0 14-8 26-24 8-11 14-20 17-27 4-7 7-11 11-11 2 0 3 2 3 5 0 2-2 7-6 16s-11 20-20 33c-25 31-47 47-66 47-13 0-20-10-20-29-1-11 4-34 15-71l43-143zM3898 134c24 0 44 9 58 27 15 18 22 43 22 76 0 23-4 45-12 67-9 21-21 41-38 59-12 13-26 24-41 31-15 8-30 11-44 11-23 0-42-9-56-27s-21-44-21-77c0-49 17-92 51-129 12-12 24-22 39-28 14-7 28-10 42-10zM3843 391c14 0 27-9 40-29 16-23 28-49 37-79 8-29 13-57 13-84 0-17-3-30-9-39s-14-13-24-13c-8 0-16 3-24 9-8 5-15 14-23 26-13 22-24 47-31 75-8 28-12 56-12 83 0 16 3 29 9 38s14 13 24 13zM4280 247c7 0 11-3 10-9 0-1 0-2 0-3l-6-120-70 122c-1 3-2 4-2 6 0 3 3 4 9 4zM4291 272c0-6-3-9-11-9h-70c-4 0-7 0-9 2-1 1-3 3-5 7l-27 53c-3 7-6 13-7 18-2 6-2 9-2 12 0 7 2 12 7 15 4 4 11 6 21 9 6 1 11 2 15 3 4 0 6 3 6 8 0 6-4 9-11 9-11-1-33-2-64-2-20 0-33 1-38 1-7 1-10-1-9-7 0-4 2-8 7-9 5-2 10-4 15-7 10-5 19-15 27-30l173-302c3-6 6-9 11-9 3 0 6 0 7 2 1 1 2 4 2 7l19 306c1 17 4 27 12 29 5 1 10 3 13 4s5 4 5 8c0 6-3 9-11 9-11-1-32-2-64-2-20 0-33 1-38 1-7 1-10-1-10-7 1-5 4-8 9-9 5-2 10-3 15-4 6-2 10-5 13-9 3-5 4-10 4-18 0-1 0-3 0-6zM4597 300c-10 31-16 51-16 58 0 6 2 9 4 9 6 0 15-8 26-24 9-13 16-24 20-32 5-7 8-11 10-11 3 0 5 1 5 3 0 3-3 10-8 21s-14 24-26 39c-10 13-20 22-30 28-10 7-19 10-28 10-13 0-20-8-20-24s7-46 21-90c-25 38-48 67-69 86s-40 29-59 29c-14-1-21-9-21-26-1-11 5-34 16-69 14-39 24-68 31-89 8-21 11-34 11-39 1-4-1-6-4-6-6 0-15 7-26 22-8 11-14 20-18 26-3 6-7 9-10 9-2 0-3-2-3-5 0-2 3-9 9-20s16-24 30-39c10-10 19-17 29-22s19-8 25-8c14 1 21 7 21 20 0 8-2 19-8 33-5 14-11 32-19 52-24 67-36 105-36 115 0 6 2 10 6 10 8 0 17-6 30-17 12-10 26-27 40-49 15-22 29-50 44-82 6-17 11-31 15-43 3-12 6-20 8-26 2-3 4-5 7-6s6-2 10-2h21c3 0 6 1 7 1 1 1 2 3 2 6 0 1 0 3-1 6zM4648 332c1-6 2-10 3-12 2-3 5-4 9-4s7 1 9 4 3 8 5 14c6 18 13 33 21 42 8 10 18 15 30 15 9 0 16-4 22-12 6-7 9-17 10-30 0-8-2-16-6-24-3-8-8-16-14-25-12-16-22-30-31-44s-13-29-14-46c1-21 8-39 23-53s35-21 60-21c19 0 34 2 45 6 11 3 17 8 18 14 0 1-1 3-3 8l-10 36c-2 7-5 10-9 10s-7-2-9-7c-2-4-4-10-8-18-5-12-11-21-16-27s-12-9-20-9c-10 0-17 3-22 9-6 6-9 14-9 24 0 8 2 16 6 23 4 8 8 16 14 24 13 18 24 35 34 49 9 15 14 32 14 48 0 23-9 41-25 56s-37 22-63 23c-23 0-44-6-62-17-4-3-6-7-6-12 0-2 0-4 1-7zM4873 160c-5-1-7-2-7-6 0-8 3-12 9-12h36l21-67c2-5 4-9 6-11 1-3 5-4 9-4h29c4 0 6 1 6 5 0 2 0 5-1 7l-23 70h35c4 0 6 2 6 5 1 9-2 13-9 13h-37l-47 152c-7 22-10 37-10 44 0 5 2 8 6 8 6 0 14-8 26-24 8-11 14-20 17-27 4-7 8-11 11-11 2 0 3 2 3 5 0 2-2 7-6 16s-11 20-20 33c-25 31-46 47-66 47-13 0-20-10-20-29-1-11 4-34 15-71l43-143zM5028 238c9-31 14-50 15-57 0-7-2-10-5-10-5 0-13 7-23 23-6 10-11 19-14 25-2 6-5 10-7 10-3-1-4-2-4-4-1-6 6-20 19-43 10-15 20-26 30-34s20-11 29-11c13-1 19 6 18 21 0 15-9 52-28 113 20-44 37-78 52-101 15-22 29-34 43-34 6 0 11 2 15 7 3 4 5 11 5 20 0 15-4 28-10 38-6 11-14 16-22 16-10-1-15-6-16-16 0-3 0-6 1-9 1-2 2-5 2-7 0-4-2-6-4-6-5 0-14 13-29 41-15 27-32 67-50 122-5 14-8 26-11 35s-5 14-8 17-11 4-25 4c-10 1-15-1-15-7 0-5 2-13 5-24zM5331 264c-25 47-49 81-72 104-22 22-42 34-60 34-22 0-33-15-33-44 0-43 16-90 49-138 20-27 40-48 61-62 21-13 40-20 56-20 15-1 27 4 35 13l4-11c1-3 3-5 5-6s5-2 9-2c3 0 6 0 10 0 14-1 20 2 20 6 0 1-1 3-2 7l-51 172c-6 20-8 32-8 36s1 6 3 6c3 0 9-7 18-20 8-15 14-26 17-34s6-13 10-13c2 0 4 1 4 6 0 3-2 10-7 22-4 13-12 27-23 43-9 13-18 22-27 29s-17 10-24 10c-13-1-20-10-21-27 0-11 3-26 8-44s11-41 19-67zM5228 362c21-1 49-30 85-90 16-26 27-48 34-65 8-18 11-30 11-37 0-6-2-10-6-14-4-3-9-5-16-5-13 0-28 7-43 22-16 15-32 37-48 67-11 23-19 43-24 61-5 17-7 31-7 41 0 13 5 19 14 20zM5517 66c3-9 5-17 5-23 0-4-1-7-3-8-1-1-5-2-9-3-6-1-10-1-13-2s-5-2-5-5c0-5 4-7 10-8 6 0 15-1 25-2 13-3 24-6 32-9 9-4 15-6 18-6 4 0 6 0 6 3 0 2-1 5-3 11l-94 304c-6 20-9 33-9 39 0 4 2 6 5 5 6 0 15-7 27-22 8-12 14-21 18-28s7-11 11-12c2 1 3 3 3 6 0 1-2 7-6 16s-11 20-21 33c-24 31-46 47-65 47-13-1-21-10-21-28 0-9 2-21 6-35s9-31 15-51zM5659 82c0-15 3-26 9-35s13-13 21-14c12 0 18 7 18 22 0 14-4 25-10 34-7 9-14 14-22 14-10 0-16-8-16-21zM5574 378c1-18 7-45 19-81 11-35 20-62 27-81s11-32 11-38c0-5-2-7-5-7-5 0-14 7-26 23-7 10-13 19-17 25-3 6-6 10-8 10-3 0-4-1-4-3 0-4 2-10 6-19 5-9 13-20 23-33 21-25 41-37 59-37 14 0 22 7 22 22 0 11-9 41-25 91-8 26-15 49-21 66s-9 29-9 37c0 4 1 6 3 6 6 0 16-10 30-30 6-10 11-18 14-23 3-6 6-9 9-9 2 0 4 1 4 5s-3 12-9 23-16 24-29 40c-21 24-39 36-54 36-14 0-20-7-20-23zM5870 264c-26 47-50 81-72 104-23 22-43 34-61 34-22 0-32-15-32-44-1-43 16-90 49-138 19-27 40-48 61-62 21-13 39-20 55-20 16-1 27 4 36 13l3-11c1-3 3-5 5-6s5-2 9-2c3 0 7 0 10 0 14-1 20 2 20 6 0 1-1 3-2 7l-51 172c-6 20-8 32-8 36 1 4 2 6 4 6 3 0 8-7 17-20 8-15 14-26 17-34s7-13 10-13 4 1 4 6c0 3-2 10-7 22-4 13-12 27-23 43-9 13-18 22-27 29-8 7-16 10-23 10-14-1-21-10-21-27 0-11 2-26 7-44s11-41 20-67zM5766 362c21-1 49-30 85-90 16-26 27-48 35-65 7-18 11-30 11-37 0-6-2-10-6-14-5-3-10-5-17-5-13 0-27 7-43 22s-32 37-47 67c-12 23-20 43-25 61-5 17-7 31-7 41 0 13 5 19 14 20z">
          <text:p/>
        </draw:path>
        <draw:path draw:style-name="gr1" draw:text-style-name="P1" draw:layer="layout" svg:width="0.111cm" svg:height="0.276cm" svg:x="0.816cm" svg:y="9.443cm" svg:viewBox="0 0 112 277" svg:d="M55 277v-195h-55v-36h5c38 0 59-16 65-46h42v277z">
          <text:p/>
        </draw:path>
        <draw:path draw:style-name="gr1" draw:text-style-name="P1" draw:layer="layout" svg:width="5.732cm" svg:height="0.302cm" svg:x="1.521cm" svg:y="9.476cm" svg:viewBox="0 0 5733 303" svg:d="M115 125h-94v119h-21v-240h21v103h94v-103h21v240h-21zM186 155c0 28 4 48 12 60 7 11 16 17 28 17 11 0 21-6 28-17 8-12 11-32 12-60-1-28-4-47-12-59-7-12-17-17-28-17-12 0-21 5-28 17-8 12-12 31-12 59zM165 155c0-30 5-54 15-69 11-16 26-23 46-23 19 0 35 7 45 23 11 15 16 39 16 69 0 31-5 55-16 70-10 15-26 23-45 23-20 0-35-8-46-23-10-15-15-39-15-70zM302 67h21l30 157h1l32-157h25l30 157h1l30-157h21l-39 177h-24l-32-157h-1l-32 157h-24zM600 67h18v24c5-9 11-17 19-21 8-5 17-7 27-7s19 3 25 8c7 6 10 14 12 23 4-10 10-18 17-23 8-6 17-8 29-8s22 3 29 11c8 7 11 19 12 34v136h-20v-133c-1-21-10-31-28-32-10 1-19 5-26 13s-10 19-10 33v119h-20v-133c-1-21-10-31-28-32-10 1-19 5-26 13-6 8-10 19-10 33v119h-20zM909 144h-1c-1 3-4 5-8 7-5 2-9 4-13 5l-17 4c-10 2-18 7-23 12-5 6-7 14-7 25 0 10 2 19 7 25s12 9 21 10c12 0 22-5 29-14 8-8 12-21 12-37zM824 119c0-18 4-32 13-42 9-9 23-14 42-14 18 0 31 4 39 13 7 8 11 20 11 34v105c0 10 3 15 10 15h6v14c-4 2-7 2-9 2-9 0-15-1-19-4-5-3-7-9-7-18v-6h-1c-4 12-10 20-18 24-9 4-18 6-28 6-15 0-26-4-34-13-7-9-11-21-11-37 0-12 3-22 9-31 5-8 14-15 27-18l38-11c7-1 11-4 14-7 2-4 3-11 3-21 0-11-3-19-9-24s-13-7-22-7c-12 0-20 4-26 11-5 7-8 17-8 29zM971 67h18v24h1c5-9 12-17 20-21 8-5 16-7 26-7 13-1 24 3 32 11 9 7 13 19 13 36v134h-20v-128c0-24-10-37-31-37-11 1-21 5-28 13s-10 19-11 33v119h-20zM1102 67h22l40 153 36-153h21l-51 192c-5 17-11 29-17 35-7 6-17 9-31 9-5 0-9 0-13-1v-16c5 0 9 0 13 0 6 1 12-1 16-4 4-4 8-10 11-19l5-17zM1416 156c0-22-2-38-5-49-4-11-8-18-14-22s-12-6-19-6c-11 1-21 6-28 16-5 6-8 14-10 23-1 10-2 22-2 38 0 21 2 38 5 48 5 11 10 19 16 22 5 4 12 6 19 6 6 0 13-2 19-6 5-3 10-11 14-22 4-10 5-27 5-48zM1318 67h18v25h1c3-8 9-15 16-21 8-5 17-8 28-8 20 0 34 7 43 23 10 16 14 39 14 70 0 30-5 53-14 69-9 15-24 23-43 23-11 0-20-3-27-8-8-6-13-13-15-23h-1v86h-20zM1564 140c0-22-3-38-10-47-6-9-15-14-28-14-12 0-21 5-27 14-7 9-10 25-10 47zM1584 185c-2 20-7 35-17 46s-23 17-40 17c-19 0-34-7-44-21-10-15-16-39-16-72 0-30 6-54 16-69 11-16 26-23 45-23 20 0 35 7 44 21s14 35 14 65v7h-97v9c0 25 4 42 11 52s16 15 26 15c22 0 34-16 38-47zM1629 155c0 28 4 48 11 60 8 11 17 17 29 17 11 0 20-6 28-17 7-12 11-32 11-60s-4-47-11-59c-8-12-17-17-28-17-12 0-21 5-29 17-7 12-11 31-11 59zM1607 155c0-30 6-54 16-69 11-16 26-23 46-23 19 0 34 7 45 23 11 15 16 39 16 69 0 31-5 55-16 70s-26 23-45 23c-20 0-35-8-46-23-10-15-16-39-16-70zM1855 156c-1-22-3-38-6-49-4-11-8-18-14-22s-12-6-19-6c-11 1-21 6-28 16-4 6-7 14-9 23-1 10-2 22-2 38 0 21 2 38 5 48 4 11 9 19 15 22 6 4 12 6 19 6 6 0 13-2 19-6 6-3 10-11 14-22 4-10 6-27 6-48zM1757 67h18v25h1c3-8 8-15 15-21 8-5 17-8 28-8 20 0 34 7 44 23 9 16 13 39 13 70 0 30-5 53-14 69-9 15-23 23-43 23-11 0-20-3-27-8-7-6-12-13-14-23h-1v86h-20zM1908 4h20v240h-20zM2060 140c0-22-3-38-10-47-6-9-15-14-28-14-12 0-21 5-27 14-7 9-10 25-10 47zM2080 185c-2 20-7 35-17 46s-23 17-40 17c-19 0-34-7-44-21-10-15-16-39-16-72 0-30 6-54 16-69 11-16 26-23 45-23 20 0 35 7 44 21s14 35 14 65v7h-97v9c0 25 4 42 11 52s16 15 26 15c22 0 34-16 38-47zM2271 144h-1c-1 3-4 5-8 7-5 2-9 4-13 5l-17 4c-10 2-17 7-23 12-5 6-7 14-7 25 0 10 2 19 7 25s12 9 21 10c12 0 22-5 30-14 7-8 11-21 11-37zM2186 119c0-18 4-32 13-42 9-9 23-14 42-14 18 0 31 4 39 13 8 8 11 20 11 34v105c0 10 3 15 10 15h6v14c-3 2-7 2-9 2-8 0-15-1-19-4-5-3-7-9-7-18v-6h-1c-4 12-10 20-18 24s-18 6-28 6c-15 0-26-4-34-13-7-9-11-21-11-37 0-12 3-22 9-31 6-8 15-15 27-18l38-11c7-1 11-4 14-7 2-4 3-11 3-21 0-11-3-19-9-24-5-5-13-7-22-7-12 0-20 4-26 11-5 7-8 17-8 29zM2333 67h21v27c4-10 10-17 18-23 7-6 17-8 27-8 2 0 5 0 7 1v20c-3-1-7-1-10-1-11 0-21 4-29 12-9 8-13 21-13 38v111h-21zM2516 140c0-22-4-38-10-47s-16-14-28-14-22 5-28 14-10 25-10 47zM2535 185c-1 20-7 35-17 46s-23 17-40 17c-19 0-33-7-44-21-10-15-15-39-15-72 0-30 5-54 16-69 10-16 25-23 45-23s34 7 43 21c10 14 14 35 14 65v7h-97v9c1 25 4 42 12 52 7 10 16 15 26 15 21 0 34-16 37-47zM2651 4h20v36h-20zM2651 67h20v177h-20zM2717 67h18v24c6-9 12-17 20-21 8-5 17-7 26-7 14-1 25 3 33 11 8 7 12 19 12 36v134h-20v-128c0-24-10-37-30-37-12 1-21 5-28 13s-11 19-11 33v119h-20zM2972 185c-2 20-8 35-17 46-10 11-23 17-40 17-19 0-33-7-44-21-10-15-15-39-15-72 0-30 5-54 15-69 11-16 26-23 46-23 16 0 30 5 39 14 9 10 15 24 16 42h-20c-2-13-5-23-11-30-5-6-14-10-24-10-8 0-14 2-20 6s-11 12-15 23c-3 11-5 27-5 48 0 22 2 38 6 49 3 11 8 18 14 22 5 3 11 5 18 5 20 0 33-16 37-47zM3000 4h20v240h-20zM3060 67h20v125c0 14 2 24 8 30 5 7 12 10 23 10 11-1 21-5 28-13s10-19 11-33v-119h20v177h-18v-25h-1c-5 10-12 18-20 22-8 5-16 7-26 7-13 0-24-4-33-11-8-8-12-20-12-36zM3224 155c0 22 2 38 6 49s8 19 14 22c6 4 13 6 19 6 7 0 14-2 19-6 6-3 11-11 15-22 3-11 5-27 5-49 0-21-2-38-5-49-4-10-9-18-15-21-5-4-12-6-19-6-6 0-13 2-19 6-6 3-10 11-14 21-4 11-6 28-6 49zM3304 215h-1c-3 10-8 18-15 24-8 6-17 9-28 9-19 0-34-8-43-23-9-16-14-39-14-70 0-30 5-53 14-69s24-23 43-23c11 0 20 2 27 8 7 5 12 13 14 22h1v-89h20v240h-18zM3448 140c0-22-3-38-10-47-6-9-15-14-28-14-12 0-21 5-28 14-6 9-9 25-9 47zM3468 185c-2 20-7 35-17 46s-24 17-40 17c-19 0-34-7-44-21-10-15-16-39-16-72 0-30 6-54 16-69 11-16 26-23 45-23 20 0 34 7 44 21 9 14 14 35 14 65v7h-97v9c0 25 4 42 11 52s16 15 26 15c22 0 34-16 38-47zM3515 155c0 22 2 38 5 49 4 11 9 19 15 22 6 4 12 6 19 6 6 0 13-2 19-6 5-3 10-11 14-22s5-27 5-49c0-21-1-38-5-49-4-10-9-18-14-21-6-4-13-6-19-6-7 0-13 2-19 6-6 3-11 11-15 21-3 11-5 28-5 49zM3594 215c-3 10-9 18-16 24-8 6-17 9-28 9-19 0-34-8-43-23-9-16-14-39-14-70 0-30 5-53 14-69s24-23 43-23c11 0 20 2 28 8 7 5 11 13 14 22v-89h20v240h-18zM3732 4h21v36h-21zM3732 67h21v177h-21zM3792 67h18v24h1c5-9 12-17 20-21 8-5 16-7 26-7 13-1 24 3 33 11 8 7 12 19 12 36v134h-20v-128c0-24-10-37-30-37-12 1-22 5-29 13s-10 19-11 33v119h-20zM4003 67h22l40 153 36-153h21l-51 192c-5 17-11 29-17 35-7 6-17 9-31 9-5 0-9 0-13-1v-16c5 0 9 0 13 0 6 1 12-1 16-4 4-4 8-10 11-19l5-17zM4160 155c0 28 4 48 11 60 8 11 17 17 28 17 12 0 21-6 29-17 7-12 11-32 11-60s-4-47-11-59c-8-12-17-17-29-17-11 0-20 5-28 17-7 12-11 31-11 59zM4138 155c0-30 5-54 16-69 11-16 26-23 45-23 20 0 35 7 46 23 10 15 16 39 16 69 0 31-6 55-16 70-11 15-26 23-46 23-19 0-34-8-45-23s-16-39-16-70zM4285 67h20v125c0 14 2 24 7 30 5 7 13 10 23 10 12-1 21-5 28-13s11-19 11-33v-119h20v177h-18v-25c-6 10-12 18-20 22-8 5-17 7-26 7-14 0-25-4-33-11-8-8-12-20-12-36zM4438 67h21v27c4-10 10-17 18-23 7-6 17-8 27-8 3 0 5 0 7 1v20c-3-1-7-1-10-1-11 0-21 4-29 12-9 8-13 21-13 38v111h-21zM4707 156c0-22-2-38-6-49s-8-18-14-22-12-6-18-6c-12 1-21 6-28 16-5 6-8 14-9 23-2 10-3 22-3 38 0 21 2 38 6 48 3 11 8 19 14 22 6 4 12 6 19 6s13-2 19-6c6-3 11-11 14-22 4-10 6-27 6-48zM4609 67h18v25h1c3-8 8-15 16-21 7-5 16-8 28-8 19 0 34 7 43 23s13 39 13 70c0 30-4 53-14 69-9 15-23 23-43 23-11 0-20-3-27-8-7-6-12-13-14-23h-1v86h-20zM4762 67h20v27c4-10 10-17 18-23s17-8 27-8c3 0 5 0 7 1v20c-3-1-6-1-10-1-11 0-21 4-29 12-9 8-13 21-13 38v111h-20zM4864 155c0 28 4 48 11 60 8 11 17 17 29 17 11 0 21-6 28-17 7-12 11-32 12-60-1-28-5-47-12-59s-17-17-28-17c-12 0-21 5-29 17-7 12-11 31-11 59zM4843 155c0-30 5-54 15-69 11-16 26-23 46-23 19 0 34 7 45 23 11 15 16 39 16 69 0 31-5 55-16 70s-26 23-45 23c-20 0-35-8-46-23-10-15-15-39-15-70zM5090 156c-1-22-2-38-6-49s-8-18-14-22-12-6-18-6c-12 1-21 6-29 16-4 6-7 14-8 23-2 10-3 22-3 38 0 21 2 38 6 48 3 11 8 19 14 22 6 4 12 6 19 6s13-2 19-6c6-3 10-11 14-22 4-10 6-27 6-48zM4992 67h18v25h1c3-8 8-15 15-21 8-5 17-8 29-8 19 0 34 7 43 23s13 39 13 70c0 30-5 53-14 69-9 15-23 23-43 23-11 0-20-3-27-8-7-6-12-13-14-23h-1v86h-20zM5157 155c0 28 4 48 11 60 8 11 17 17 28 17 12 0 21-6 29-17 7-12 11-32 11-60s-4-47-11-59c-8-12-17-17-29-17-11 0-20 5-28 17-7 12-11 31-11 59zM5135 155c0-30 5-54 16-69 11-16 26-23 45-23 20 0 35 7 46 23 10 15 16 39 16 69 0 31-6 55-16 70-11 15-26 23-46 23-19 0-34-8-45-23s-16-39-16-70zM5315 156c-13-5-22-11-27-18s-8-15-7-24c0-18 5-31 15-39 9-9 22-13 37-12 33 0 50 16 49 49v5h-20v-5c0-11-2-20-7-25s-12-8-22-8c-11 1-20 3-25 9-5 5-7 13-7 21-1 7 1 12 4 17s10 9 20 13l29 11c12 5 20 11 25 19 6 8 8 17 8 26 0 16-4 29-13 38-9 10-23 15-42 15-18 0-32-4-41-12-9-9-13-23-13-43v-6h20v5c0 26 11 39 34 40 11 0 19-3 25-9 7-5 10-13 10-23 0-8-2-15-6-20-3-5-9-10-18-13zM5498 144h-1c-1 3-4 5-9 7-4 2-8 4-12 5l-17 4c-10 2-18 7-23 12-5 6-8 14-8 25 0 10 3 19 8 25s12 9 21 10c12 0 22-5 29-14 8-8 11-21 12-37zM5413 119c0-18 4-32 13-42 9-9 23-14 42-14 18 0 31 4 39 13 7 8 11 20 11 34v105c0 10 3 15 10 15h6v14c-4 2-7 2-10 2-8 0-14-1-18-4-5-3-7-9-7-18v-6h-1c-4 12-10 20-19 24-8 4-17 6-27 6-15 0-27-4-34-13s-11-21-11-37c0-12 3-22 9-31 5-8 14-15 27-18l38-11c7-1 11-4 14-7 2-4 3-11 3-21-1-11-3-19-9-24s-13-7-22-7c-12 0-21 4-26 11s-8 17-8 29zM5562 4h20v240h-20zM5657 210h23v34h-23zM5658 182v-11c0-12 2-22 5-30 3-7 9-15 17-24l14-15c7-7 11-14 14-21 2-8 4-15 4-21 0-12-4-22-10-30-7-8-16-12-28-12-14 0-25 5-32 15-7 9-11 23-11 41h-21c0-21 5-38 15-52 11-13 27-21 48-22 19 1 33 7 44 18 11 10 16 24 16 42 0 9-1 17-4 26-3 8-9 17-18 26l-14 16c-7 7-11 14-14 20-3 7-5 15-5 25v9z">
          <text:p/>
        </draw:path>
        <draw:polygon draw:style-name="gr2" draw:text-style-name="P2" draw:layer="layout" svg:width="1.994cm" svg:height="0.597cm" svg:x="8.102cm" svg:y="9.262cm" svg:viewBox="0 0 1995 598" draw:points="0,0 1995,0 1995,598 0,598">
          <text:p/>
        </draw:polygon>
        <draw:polygon draw:style-name="gr3" draw:text-style-name="P3" draw:layer="layout" svg:width="1.99cm" svg:height="0.593cm" svg:x="8.106cm" svg:y="9.262cm" svg:viewBox="0 0 1991 594" draw:points="0,594 1991,594 1991,0 0,0">
          <text:p/>
        </draw:polygon>
        <draw:path draw:style-name="gr1" draw:text-style-name="P1" draw:layer="layout" svg:width="0.169cm" svg:height="0.276cm" svg:x="0.807cm" svg:y="10.349cm" svg:viewBox="0 0 170 277" svg:d="M170 277h-170c0-24 5-47 15-65 10-19 25-38 45-57l23-21c8-7 14-13 18-19s7-13 9-20c1-6 2-14 2-24 0-23-10-34-27-34-14 1-23 6-26 16-4 10-6 23-6 38h-53v-11c0-25 7-45 20-59 14-13 36-20 65-21 28 1 49 7 63 20s21 32 21 56c0 17-3 33-10 46-6 14-17 27-33 41l-32 29c-8 8-15 15-19 22-5 7-8 13-10 19h105z">
          <text:p/>
        </draw:path>
        <draw:path draw:style-name="gr1" draw:text-style-name="P1" draw:layer="layout" svg:width="2.088cm" svg:height="0.247cm" svg:x="1.519cm" svg:y="10.382cm" svg:viewBox="0 0 2089 248" svg:d="M70 140v-18h76v122h-17v-39c-4 13-11 24-20 31-10 8-21 12-33 12-24 0-43-9-56-29s-20-52-20-94c0-43 7-75 20-95s32-30 56-30c23 1 40 7 51 20s17 30 18 51h-22c0-14-3-27-11-37s-20-15-36-16c-17 0-30 8-40 24-9 16-14 45-15 83 1 38 6 65 15 81 10 17 23 25 40 24 16 0 29-7 37-21 9-15 13-36 13-63v-6zM183 4h20v34h-20zM183 66h20v178h-20zM228 66h22l39 155h1l36-155h22l-47 178h-23zM456 139c-1-21-4-37-10-46-7-9-16-14-28-14s-22 5-28 14c-7 9-10 25-10 46zM475 185c-1 19-7 35-17 46s-23 17-40 17c-19 0-33-7-44-21-10-15-15-39-15-72 0-31 5-54 15-69 11-17 26-24 46-24 19 0 34 7 43 22 9 14 14 35 14 65v7h-97v9c0 25 4 42 12 52 7 10 16 15 26 14 21 1 34-15 37-46zM604 155c0 22 2 38 5 49 4 11 9 19 15 22 6 4 12 6 19 5 6 1 13-1 19-5 5-3 10-11 14-22 3-11 5-27 5-49 0-21-2-38-5-49-4-11-9-18-14-22-6-3-13-5-19-5-7 0-13 2-19 5-6 4-11 11-15 22-3 11-5 28-5 49zM683 215c-3 10-9 18-16 24-8 6-17 9-28 9-19 0-34-8-43-23-9-16-14-39-14-70 0-30 5-53 14-69 9-17 24-24 43-24 11 0 20 2 28 8 7 6 11 14 14 23v-89h20v240h-18zM830 139c0-21-4-37-10-46s-16-14-28-14-22 5-28 14-10 25-10 46zM850 185c-2 19-8 35-18 46s-23 17-40 17c-19 0-33-7-43-21-11-15-16-39-16-72 0-31 5-54 16-69 10-17 25-24 45-24s34 7 43 22c10 14 14 35 14 65v7h-97v9c1 25 5 42 12 52s16 15 26 14c21 1 34-15 37-46zM891 83h-24v-17h24v-50h20v50h32v17h-32v128c0 7 2 11 5 14s8 4 14 4c4 0 9 0 13-2v17c-3 2-7 2-14 2-14 0-23-2-29-7-6-4-9-12-9-24zM1046 144h-1c-1 3-4 5-9 7-4 2-8 4-13 5l-16 4c-10 2-18 6-23 12s-8 14-8 25c0 10 3 19 8 25s12 9 20 9c13 0 23-4 30-13 8-8 11-21 12-37zM961 119c0-18 4-32 13-42 9-11 23-15 41-15 19 0 32 4 39 14 8 8 12 19 12 34v105c0 10 3 14 10 14h6v15c-4 2-7 2-10 2-8 0-14-1-19-4-4-3-6-9-6-18v-6h-1c-4 12-11 20-19 24s-17 6-27 6c-15 0-27-5-34-13-7-9-11-21-11-37 0-12 3-22 8-31 6-8 15-15 28-18l37-11c7-1 12-4 14-8 3-3 4-10 4-20-1-11-4-19-9-24-6-5-13-7-22-7-12 0-21 4-26 11-6 7-8 16-8 29zM1109 4h20v34h-20zM1109 66h20v178h-20zM1171 4h20v240h-20zM1259 156c-13-5-22-11-27-18s-8-15-8-24c1-18 6-31 16-40 9-9 22-13 37-12 33 0 50 17 49 50v5h-20v-5c0-11-2-20-7-25s-13-8-22-8c-12 1-20 3-25 9-5 5-7 12-7 21-1 7 1 12 4 17s10 9 20 13l29 11c12 5 20 11 25 19 6 8 8 17 8 26 0 16-5 29-14 38-8 10-22 15-41 15-18 0-32-4-41-12-9-9-14-23-14-43v-6h21v5c0 26 11 39 34 39 11 0 19-2 25-8 6-5 10-13 10-23 0-8-2-15-6-20-3-5-10-10-18-13zM1452 155c0 28 4 48 12 60 7 11 17 17 28 16 11 1 21-5 28-16 8-12 12-32 12-60s-4-47-12-59c-7-12-17-17-28-17s-21 5-28 17c-8 12-12 31-12 59zM1431 155c0-31 5-54 16-69 10-17 25-24 45-24s35 7 45 24c11 15 16 38 16 69s-5 54-16 70c-10 15-25 23-45 23s-35-8-45-23c-11-16-16-39-16-70zM1590 83h-25v-17h25v-21c-1-9 0-16 2-22 2-7 6-12 11-16 6-3 15-5 26-5 3 0 6 0 8 0s3 0 5 1v16c-3 0-6-1-10-1-7 0-12 2-16 6-3 4-6 10-6 21v21h32v17h-32v161h-20zM1754 83h-24v-17h24v-50h20v50h32v17h-32v128c0 7 2 11 5 14s8 4 14 4c4 0 8 0 13-2v17c-3 2-7 2-14 2-14 0-23-2-29-7-6-4-9-12-9-24zM1827 4h20v87h1c3-9 8-16 16-22 7-5 17-7 27-7 14-1 25 3 33 12 8 7 13 19 13 36v134h-20v-128c0-25-10-37-31-37-11 1-21 5-28 13s-11 19-11 33v119h-20zM2067 139c0-21-3-37-10-46-6-9-15-14-28-14-12 0-21 5-27 14-7 9-10 25-10 46zM2087 185c-2 19-7 35-17 46s-23 17-40 17c-19 0-34-7-44-21-10-15-15-39-16-72 0-31 6-54 16-69 11-17 26-24 45-24 20 0 35 7 44 22 9 14 14 35 14 65v7h-97v9c0 25 4 42 11 52s16 15 26 14c22 1 34-15 38-46z">
          <text:p/>
        </draw:path>
        <draw:path draw:style-name="gr1" draw:text-style-name="P1" draw:layer="layout" svg:width="1.968cm" svg:height="0.3cm" svg:x="3.71cm" svg:y="10.384cm" svg:viewBox="0 0 1969 301" svg:d="M0 61h44v19h1c6-8 12-14 20-18 7-4 16-5 25-5 11 0 20 2 27 7s12 12 15 21h1c3-9 9-16 17-21s17-7 28-7c15 0 26 4 34 13 7 10 11 23 11 40v131h-46v-126c0-7-2-13-5-17-2-4-7-6-13-6-8 0-14 3-18 8s-6 13-6 23v118h-47v-126c0-7-1-13-4-17s-7-6-14-6-13 3-17 8c-5 5-7 13-7 23v118h-46zM337 151c-3 2-7 4-10 6-3 1-7 3-10 3-9 2-16 6-20 10-4 5-6 11-6 19 0 7 2 13 4 18 3 5 8 7 14 7s13-2 19-6 9-12 9-21zM253 116v-4c0-14 3-25 9-33 5-8 13-14 22-17 10-4 20-5 32-5 18 0 32 2 41 7 10 4 16 11 20 19 3 8 5 18 4 29v94c0 8 1 15 2 20 0 5 2 10 4 15h-44c-3-6-5-12-6-19-6 10-12 16-19 19-7 4-16 5-27 5s-20-3-26-8-11-12-14-20c-2-7-4-15-4-24 0-16 4-29 11-37 7-9 19-15 35-19l26-7c7-2 11-4 14-7s4-8 4-14c0-7-1-12-5-16-3-4-9-6-16-6s-13 2-16 6c-4 5-6 10-6 17v5zM415 0h47v39h-47zM415 61h47v180h-47zM497 61h45v21c5-9 12-15 19-19 8-4 17-6 27-6 15 0 26 4 34 12s12 21 12 39v133h-46v-124c0-9-2-15-5-19s-8-6-15-6c-16 0-24 10-24 30v119h-47zM829 151c-4 2-7 4-11 6-3 1-6 3-9 3-10 2-16 6-20 10-4 5-6 11-6 19 0 7 1 13 4 18 2 5 7 7 13 7 7 0 13-2 19-6s9-12 10-21zM744 116v-4c0-14 3-25 9-33 5-8 13-14 22-17 10-4 21-5 32-5 18 0 32 2 42 7 9 4 16 11 19 19s5 18 5 29v94c0 8 0 15 1 20s2 10 4 15h-44c-2-6-4-12-5-19h-1c-5 10-11 16-19 19-7 4-16 5-27 5s-19-3-26-8c-6-5-10-12-13-20-3-7-4-15-4-24 0-16 3-29 10-37 8-9 19-15 35-19l26-7c7-2 12-4 14-7 3-3 5-8 5-14 0-7-2-12-6-16-3-4-8-6-16-6-7 0-12 2-16 6-4 5-5 10-5 17v5zM905 61h44v19h1c9-16 23-24 41-23 18-1 32 7 41 22s14 39 14 72-5 58-14 73-23 22-41 22c-9 0-16-2-23-6-6-3-11-8-16-16h-1v77h-46zM951 151c0 20 2 35 5 45 3 9 10 14 20 14 9 0 16-5 19-14 3-10 5-25 5-45 0-19-2-34-5-44s-10-15-19-15c-10 0-17 5-20 15s-5 25-5 44zM1072 61h44v19h1c10-16 23-24 41-23 19-1 33 7 42 22s14 39 14 72-5 58-14 73-23 22-42 22c-9 0-16-2-22-6-7-3-12-8-17-16h-1v77h-46zM1118 151c0 20 2 35 5 45 3 9 10 14 20 14s16-5 19-14c4-10 5-25 5-45 0-19-1-34-5-44-3-10-9-15-19-15s-17 5-20 15-5 25-5 44zM1242 2h46v239h-46zM1322 0h46v39h-46zM1322 61h46v180h-46zM1491 126c0-9-1-17-4-24-3-8-9-12-17-12-11 0-18 5-22 15-3 10-5 26-4 47-1 22 1 38 4 48 4 10 10 15 20 14 8 0 14-3 17-10 4-7 6-17 6-32h44c0 24-5 42-16 55-11 12-28 19-53 19-15 0-28-3-38-9-10-5-18-15-23-29s-8-33-8-57c1-24 4-44 10-57 6-14 15-24 26-29 10-6 23-9 37-8 21 0 38 6 48 18 11 13 17 30 17 51zM1643 151c-4 2-7 4-11 6-3 1-6 3-9 3-10 2-16 6-20 10-4 5-6 11-6 19 0 7 1 13 4 18 2 5 7 7 13 7 7 0 13-2 19-6s9-12 10-21zM1558 116v-4c0-14 3-25 9-33s13-14 23-17c9-4 20-5 31-5 19 0 32 2 42 7 9 4 16 11 19 19s5 18 5 29v94c0 8 0 15 1 20s2 10 4 15h-44c-2-6-4-12-5-19h-1c-5 10-11 16-19 19-7 4-16 5-27 5s-19-3-26-8c-6-5-10-12-13-20-3-7-4-15-4-24 0-16 3-29 10-37 8-9 19-15 35-19l26-7c7-2 12-4 14-7 3-3 5-8 5-14 0-7-2-12-5-16-4-4-9-6-17-6-7 0-12 2-16 6-3 5-5 10-5 17v5zM1719 61h44v21h1c5-9 11-15 19-19s17-6 27-6c14 0 26 4 34 12s12 21 12 39v133h-47v-124c0-9-1-15-4-19s-8-6-15-6c-16 0-24 10-25 30v119h-46zM1896 10h47v51h26v32h-26v97c-1 7 0 12 3 15 2 3 6 5 13 5 4 0 7 0 10-1v32c-9 1-19 2-30 2-12 0-21-1-27-4s-10-8-13-15c-2-7-3-16-3-28v-103h-23v-32h23z">
          <text:p/>
        </draw:path>
        <draw:path draw:style-name="gr1" draw:text-style-name="P1" draw:layer="layout" svg:width="1.479cm" svg:height="0.298cm" svg:x="1.521cm" svg:y="10.886cm" svg:viewBox="0 0 1480 299" svg:d="M0 0h118v18h-97v87h91v18h-91v116h-21zM226 138h-1c-1 3-4 6-8 8-5 2-9 3-13 4l-17 4c-10 3-18 7-23 13s-7 14-7 24c0 11 2 19 7 25 5 7 12 10 21 10 12 0 22-4 29-13 8-9 12-21 12-37zM141 114c0-18 4-32 13-42s23-15 42-15c18 0 31 5 39 13 7 9 11 20 11 34v105c0 10 3 15 10 15h6v15c-4 1-7 2-9 2-8 0-15-1-19-4-5-3-7-9-7-18v-6h-1c-4 11-10 19-18 24-9 4-18 6-28 6-15-1-26-5-34-14-7-9-11-21-11-36 0-12 3-23 9-31 5-9 14-15 27-19l38-10c7-2 11-4 14-8 2-4 3-10 3-20 0-12-3-20-9-24-5-5-13-7-22-7-12 0-20 3-26 10-5 7-8 17-8 30zM288 61h18v25h1c4-10 11-17 18-22 8-5 17-7 27-7 11 0 19 3 25 9 7 6 11 13 12 22h1c4-10 9-18 17-23 7-5 16-8 28-8s22 4 30 11c7 7 11 19 11 35v136h-20v-133c0-21-10-32-28-32-10 0-19 4-25 12-7 8-11 19-11 33v120h-20v-133c0-21-10-32-28-32-10 0-19 4-25 12-7 8-11 19-11 33v120h-20zM519 0h20v34h-20zM519 61h20v178h-20zM580 0h20v239h-20zM623 61h21l40 154h1l36-154h22l-53 193c-4 17-10 29-17 35-7 7-17 10-30 10-5 0-10-1-14-1v-17c5 1 9 1 14 1 6 0 11-2 15-5s8-10 11-19l5-18zM844 61h18v25h1c5-10 12-17 20-22s16-7 25-7c14 0 25 4 33 11 8 8 13 20 13 37v134h-20v-129c0-24-10-36-31-36-11 0-21 4-28 12s-11 19-11 33v120h-20zM1079 138c-2 3-5 6-9 8s-9 3-13 4l-16 4c-11 3-18 7-23 13s-8 14-8 24c0 11 3 19 8 25 5 7 11 10 20 10 13 0 23-4 30-13s11-21 11-37zM994 114c0-18 5-32 14-42s22-15 41-15 31 5 39 13c8 9 12 20 11 34v105c0 10 4 15 11 15h5v15c-3 1-6 2-9 2-8 0-14-1-19-4-4-3-7-9-7-18v-6c-5 11-11 19-19 24-8 4-17 6-27 6-16-1-27-5-34-14-8-9-11-21-11-36 0-12 3-23 8-31 6-9 15-15 27-19l38-10c7-2 12-4 14-8s4-10 3-20c0-12-3-20-8-24-6-5-13-7-22-7-12 0-21 3-26 10-6 7-9 17-9 30zM1137 61h18v25c5-10 11-17 19-22 7-5 16-7 26-7 11 0 20 3 26 9s10 13 12 22c4-10 10-18 17-23 8-5 17-8 28-8 13 0 23 4 30 11s11 19 11 35v136h-20v-133c0-21-9-32-27-32-11 0-19 4-26 12s-10 19-10 33v120h-21v-133c0-21-9-32-27-32-11 0-19 4-26 12s-10 19-10 33v120h-20zM1459 134c0-22-4-37-10-47-6-9-16-13-28-13s-21 4-28 13c-6 10-9 25-10 47zM1479 180c-2 19-8 34-18 45-9 12-23 17-40 18-18 0-33-7-43-22-11-14-16-38-16-71 0-31 5-54 16-70 10-15 26-23 45-23 20 0 34 7 43 21 10 14 14 36 14 65v8h-97v8c1 25 5 43 12 53s16 14 26 14c22 0 34-15 38-46z">
          <text:p/>
        </draw:path>
        <draw:polygon draw:style-name="gr2" draw:text-style-name="P2" draw:layer="layout" svg:width="7.896cm" svg:height="0.597cm" svg:x="1.502cm" svg:y="11.294cm" svg:viewBox="0 0 7897 598" draw:points="0,0 7897,0 7897,598 0,598">
          <text:p/>
        </draw:polygon>
        <draw:polygon draw:style-name="gr3" draw:text-style-name="P3" draw:layer="layout" svg:width="7.891cm" svg:height="0.589cm" svg:x="1.507cm" svg:y="11.298cm" svg:viewBox="0 0 7892 590" draw:points="0,590 7892,590 7892,0 0,0">
          <text:p/>
        </draw:polygon>
        <draw:path draw:style-name="gr4" draw:text-style-name="P4" draw:layer="layout" svg:width="0.589cm" svg:height="0.589cm" svg:x="9.486cm" svg:y="11.298cm" svg:viewBox="0 0 590 590" svg:d="M298 590c161 0 292-132 292-292 0-167-131-298-292-298-166 0-298 131-298 298 0 160 132 292 298 292z">
          <text:p/>
        </draw:path>
        <draw:path draw:style-name="gr5" draw:text-style-name="P3" draw:layer="layout" svg:width="0.589cm" svg:height="0.589cm" svg:x="9.486cm" svg:y="11.298cm" svg:viewBox="0 0 590 590" svg:d="M298 590c161 0 292-132 292-292 0-167-131-298-292-298-166 0-298 131-298 298 0 160 132 292 298 292z">
          <text:p/>
        </draw:path>
        <draw:path draw:style-name="gr2" draw:text-style-name="P2" draw:layer="layout" svg:width="0.157cm" svg:height="0.202cm" svg:x="9.601cm" svg:y="11.553cm" svg:viewBox="0 0 158 203" svg:d="M60 127h39l-19-92h-1zM53 0h52l53 203h-42l-10-42h-54l-10 42h-42z">
          <text:p/>
        </draw:path>
        <draw:path draw:style-name="gr2" draw:text-style-name="P2" draw:layer="layout" svg:width="0.12cm" svg:height="0.299cm" svg:x="9.775cm" svg:y="11.456cm" svg:viewBox="0 0 121 300" svg:d="M60 300v-211h-60v-41h6c41 0 64-16 70-48h45v300z">
          <text:p/>
        </draw:path>
        <draw:path draw:style-name="gr1" draw:text-style-name="P1" draw:layer="layout" svg:width="1.505cm" svg:height="0.247cm" svg:x="1.519cm" svg:y="12.152cm" svg:viewBox="0 0 1506 248" svg:d="M70 140v-18h76v122h-17v-40c-4 14-11 24-20 32-10 8-21 11-33 12-24 0-43-10-56-30s-20-51-20-94c0-42 7-74 20-94s32-30 56-30c23 0 40 7 51 20 11 14 17 31 18 52h-22c0-15-3-27-11-37-8-11-20-17-36-17-17 0-30 8-40 25-9 16-14 43-15 81 1 38 6 66 15 82 10 16 23 24 40 24 16 0 29-7 37-22 9-14 13-35 13-63v-5zM183 4h20v35h-20zM183 66h20v178h-20zM228 66h22l39 155h1l36-155h22l-47 178h-23zM456 139c-1-22-4-37-10-47-7-9-16-13-28-13s-22 4-28 13c-7 10-10 25-10 47zM475 185c-1 19-7 34-17 45-10 12-23 17-40 18-19 0-33-7-44-22-10-14-15-38-15-71 0-31 5-54 15-70 11-15 26-23 46-23 19 0 34 7 43 21s14 36 14 65v8h-97v8c0 25 4 43 12 53 7 10 16 14 26 14 21 0 34-15 37-46zM510 66h18v25c6-10 12-17 20-22s17-7 26-7c14 0 25 4 33 11 8 8 12 20 12 37v134h-20v-129c0-24-10-36-30-36-12 0-21 4-28 12s-11 19-11 33v120h-20zM741 66h18v25h1c5-10 12-17 20-22s16-7 25-7c14 0 25 4 33 11 8 8 13 20 13 37v134h-20v-129c0-24-10-36-31-36-11 0-21 4-28 12s-11 19-11 33v120h-20zM971 143h-1c-1 3-4 6-9 8-4 2-8 3-12 4l-17 4c-10 3-18 7-23 13s-8 14-8 24c0 11 3 19 8 25 5 7 12 10 20 10 13 0 23-4 30-13 8-9 11-21 12-37zM886 119c0-18 4-32 13-42s23-15 42-15c18 0 31 5 38 13 8 9 12 20 12 34v105c0 10 3 15 10 15h6v15c-4 1-7 2-10 2-8 0-14-1-19-4-4-3-6-9-6-18v-6h-1c-4 11-10 19-19 24-8 4-17 6-27 6-15-1-27-5-34-14s-11-21-11-36c0-12 3-23 9-31 5-9 14-15 27-19l38-10c6-2 11-4 13-8 3-4 4-10 4-20-1-12-4-20-9-24-6-5-13-7-22-7-12 0-21 3-26 10-6 7-8 17-8 30zM1034 66h19v25c5-10 11-17 19-22 7-5 16-7 26-7 11 0 20 3 26 9s10 13 11 22h1c4-10 10-18 17-23 8-5 17-8 28-8 13 0 23 4 30 11s11 19 11 35v136h-20v-133c0-21-9-32-27-32-11 0-19 4-26 12s-10 19-10 33v120h-21v-133c0-21-9-32-27-32-11 0-19 4-26 12s-10 19-10 33v120h-21zM1352 139c0-22-4-37-10-47-6-9-16-13-28-13s-21 4-28 13c-6 10-9 25-10 47zM1372 185c-2 19-8 34-18 45-10 12-23 17-40 18-19 0-33-7-43-22-11-14-16-38-16-71 0-31 5-54 16-70 10-15 25-23 45-23s34 7 43 21c10 14 14 36 14 65v8h-97v8c1 25 5 43 12 53s16 14 26 14c21 0 34-15 38-46zM1434 155c-12-4-21-11-26-18-6-7-8-15-8-24 0-18 5-31 15-39s23-12 38-12c33 0 49 17 49 50v5h-20v-5c0-12-3-20-8-25-5-6-12-8-21-8-12 0-20 3-25 8-5 6-8 13-8 22 0 6 1 12 5 17 3 5 9 9 19 13l29 11c12 4 21 11 26 18 5 8 8 17 7 27 0 15-4 28-13 38s-23 14-41 15c-19 0-32-4-41-13-9-8-14-23-14-42v-6h20v5c0 26 11 39 34 39 11 0 20-3 26-8 6-6 9-14 9-24 0-8-2-14-5-20-4-5-10-9-19-13z">
          <text:p/>
        </draw:path>
        <draw:line draw:style-name="gr3" draw:text-style-name="P3" draw:layer="layout" svg:x1="1.502cm" svg:y1="12.551cm" svg:x2="10.109cm" svg:y2="12.551cm">
          <text:p/>
        </draw:line>
        <draw:line draw:style-name="gr3" draw:text-style-name="P3" draw:layer="layout" svg:x1="1.507cm" svg:y1="13.144cm" svg:x2="1.507cm" svg:y2="12.556cm">
          <text:p/>
        </draw:line>
        <draw:line draw:style-name="gr3" draw:text-style-name="P3" draw:layer="layout" svg:x1="10.104cm" svg:y1="13.144cm" svg:x2="10.104cm" svg:y2="12.556cm">
          <text:p/>
        </draw:line>
        <draw:line draw:style-name="gr3" draw:text-style-name="P3" draw:layer="layout" svg:x1="1.502cm" svg:y1="13.148cm" svg:x2="10.109cm" svg:y2="13.148cm">
          <text:p/>
        </draw:line>
        <draw:path draw:style-name="gr1" draw:text-style-name="P1" draw:layer="layout" svg:width="0.172cm" svg:height="0.281cm" svg:x="0.807cm" svg:y="13.783cm" svg:viewBox="0 0 173 282" svg:d="M54 196c0 16 2 28 7 37 4 8 12 12 24 12 13 0 22-4 26-13 4-8 5-19 5-31 0-13-2-24-7-33s-14-14-30-14h-18v-38h18c12 0 20-5 25-13 5-9 7-19 7-31s-2-21-7-27c-4-6-11-9-20-9-12 1-19 5-23 13s-6 19-5 32h-52c0-27 7-47 21-61s34-20 60-20c25 0 45 5 60 17 13 12 20 29 21 54 0 16-4 30-11 40-8 10-18 18-32 21v1c18 3 31 10 39 21 7 12 11 26 11 44 0 13-2 26-7 38-5 13-14 24-27 32-14 9-34 14-59 14-27 0-47-8-60-23s-20-36-20-62v-1z">
          <text:p/>
        </draw:path>
        <draw:path draw:style-name="gr1" draw:text-style-name="P1" draw:layer="layout" svg:width="8.036cm" svg:height="0.304cm" svg:x="1.521cm" svg:y="13.816cm" svg:viewBox="0 0 8037 305" svg:d="M115 124h-94v119h-21v-239h21v102h94v-102h21v239h-21zM255 143c-2 3-5 5-9 7s-9 4-13 5l-17 4c-10 3-17 7-22 12-5 6-8 14-8 25 0 10 3 19 8 25s11 9 20 10c13 0 23-5 30-13 7-9 11-21 11-37zM170 119c0-19 5-33 14-42 9-10 22-15 41-15 18 0 31 4 39 13 8 8 12 20 11 34v105c0 10 4 15 11 15h5v14c-3 2-6 2-9 2-8 1-14-1-19-4-4-3-7-9-7-18v-6c-5 12-11 20-19 24-8 5-17 7-27 6-16 0-27-4-34-13-8-9-11-21-11-37 0-12 2-22 8-31 6-8 15-14 27-18l38-11c7-1 12-4 14-7 2-4 3-11 3-21 0-11-3-19-8-24-6-4-13-7-23-6-11 0-20 3-25 10-6 7-9 17-9 30zM346 155c-13-5-21-11-27-18-5-7-7-15-7-24 0-18 5-31 15-39s22-12 38-12c33 0 49 17 48 49v5h-20v-5c0-11-2-19-7-25-5-5-12-7-22-7-11 0-20 3-25 8-5 6-7 13-7 22 0 6 1 11 4 16 4 5 10 10 20 13l29 11c12 5 20 11 26 19 5 8 7 17 7 27 0 15-4 28-13 38-9 9-23 14-42 14-18 1-32-4-41-12-9-9-13-23-13-43v-5h20v4c0 26 11 39 34 40 11 0 19-3 26-9 6-5 9-13 9-23 0-8-2-14-5-20-4-5-10-10-19-13zM539 83h-25v-17h25v-49h20v49h31v17h-31v127c0 7 1 12 4 15 3 2 8 4 15 4 4 0 8-1 12-2v16c-2 2-7 2-14 2-13 1-23-2-29-6-6-5-9-13-8-25zM611 4h20v87h1c3-10 8-17 16-22s17-7 28-7c13 0 24 3 33 11 8 7 12 20 12 36v134h-20v-128c0-24-10-36-30-36-12 0-22 4-29 12s-10 19-11 33v119h-20zM849 139c0-22-3-38-10-47-6-9-15-14-28-13-12-1-21 4-27 13-7 9-10 25-10 47zM869 185c-2 19-7 34-17 45s-24 17-40 17c-19 1-34-6-44-21-10-14-16-38-16-72 0-30 6-53 16-69 11-15 26-23 45-23 20 0 34 7 44 21 9 14 14 36 14 65v7h-97v9c0 25 4 43 11 52 7 10 16 15 26 15 22 0 34-15 38-46zM1079 155c0-21-2-38-6-49-3-11-8-18-14-22-5-4-11-6-18-5-12 0-21 5-28 15-4 6-7 14-9 24-2 9-3 22-3 37 0 21 2 38 6 49s8 18 14 22c6 3 12 5 19 5s13-2 19-5c6-4 11-11 14-22 4-11 6-28 6-49zM981 66h18v25h1c3-8 8-15 16-21 7-5 16-8 28-8 19 0 34 8 43 23 9 16 14 39 13 70 0 30-4 53-13 69-10 16-24 23-43 23-12 0-21-3-28-8-7-6-12-13-14-22h-1v85h-20zM1221 139c0-22-3-38-10-47-6-9-15-14-28-13-12-1-21 4-28 13-6 9-9 25-9 47zM1241 185c-2 19-7 34-17 45s-24 17-40 17c-19 1-34-6-44-21-10-14-16-38-16-72 0-30 5-53 16-69 11-15 26-23 45-23 20 0 34 7 44 21 9 14 14 36 14 65v7h-97v9c0 25 4 43 11 52 7 10 16 15 26 15 22 0 34-15 38-46zM1274 66h20v28c4-10 10-18 18-24 8-5 17-8 27-8 3 0 5 0 7 1v20c-3-1-6-1-9-1-12 0-22 4-30 12s-13 21-13 38v111h-20zM1392 155c-12-5-21-11-27-18-5-7-7-15-7-24 0-18 5-31 15-39s22-12 38-12c33 0 49 17 49 49v5h-20v-5c0-11-3-19-8-25-5-5-12-7-22-7-11 0-19 3-24 8-6 6-8 13-8 22 0 6 1 11 4 16 4 5 10 10 20 13l29 11c12 5 21 11 26 19s7 17 7 27c0 15-4 28-13 38-9 9-23 14-42 14-18 1-32-4-41-12-9-9-13-23-13-43v-5h20v4c0 26 11 39 34 40 11 0 20-3 26-9 6-5 9-13 9-23 0-8-2-14-5-20-4-5-10-10-19-13zM1506 154c0 29 4 48 11 60 8 12 17 17 29 17 11 0 20-5 28-17 7-12 11-31 11-60 0-27-4-47-11-59-8-11-17-17-28-16-12-1-21 5-29 16-7 12-11 32-11 59zM1484 154c0-30 6-53 16-69 11-15 26-23 46-23 19 0 34 8 45 23 10 16 16 39 16 69 0 31-6 55-16 70-11 16-26 23-45 23-20 0-35-7-46-23-10-15-16-39-16-70zM1638 66h18v25c5-10 12-17 20-22s17-7 26-7c14 0 25 3 33 11 8 7 12 20 12 36v134h-20v-128c0-24-10-36-30-36-12 0-22 4-29 12s-10 19-10 33v119h-20zM1851 66h21l40 154h1l36-154h21l-52 192c-4 17-10 29-17 35s-17 9-30 9c-5 0-10 0-13 0v-17c4 0 8 1 13 1 6 0 11-2 15-5 5-4 8-10 11-19l5-17zM2003 154c1 29 4 48 12 60 7 12 17 17 28 17 12 0 21-5 28-17 8-12 12-31 12-60 0-27-4-47-12-59-7-11-16-17-28-16-11-1-21 5-28 16-8 12-11 32-12 59zM1982 154c0-30 5-53 16-69 10-15 26-23 45-23 20 0 35 8 46 23 10 16 15 39 15 69 0 31-5 55-15 70-11 16-26 23-46 23-19 0-35-7-45-23-11-15-16-39-16-70zM2135 66h20v125c0 14 3 24 8 31 5 6 13 9 23 9 12-1 21-5 28-13s11-19 11-33v-119h20v177h-18v-24h-1c-5 9-12 17-20 21-8 5-16 7-25 7-14 0-25-3-33-11s-13-20-13-36zM2445 143h-1c-1 3-4 5-9 7-4 2-8 4-13 5l-16 4c-10 3-18 7-23 12-5 6-8 14-8 25 0 10 3 19 8 25s12 9 20 10c13 0 23-5 30-13 8-9 11-21 12-37zM2360 119c0-19 4-33 13-42 9-10 23-15 41-15 19 0 32 4 39 13 8 8 12 20 12 34v105c0 10 3 15 10 15h6v14c-4 2-7 2-10 2-8 1-14-1-19-4-4-3-6-9-6-18v-6h-1c-4 12-11 20-19 24-8 5-17 7-27 6-15 0-27-4-34-13s-11-21-11-37c0-12 3-22 8-31 6-8 15-14 28-18l37-11c7-1 12-4 14-7 3-4 4-11 4-21-1-11-4-19-9-24-6-4-13-7-22-6-12 0-21 3-26 10-6 7-8 17-8 30zM2508 66h20v28h1c4-10 10-18 17-24 8-5 17-8 28-8 2 0 4 0 7 1v20c-4-1-7-1-10-1-11 0-21 4-30 12-8 8-12 21-13 38v111h-20zM2690 139c0-22-3-38-10-47-6-9-15-14-27-13-13-1-22 4-28 13-7 9-10 25-10 47zM2710 185c-1 19-7 34-17 45s-23 17-40 17c-19 1-34-6-44-21-10-14-15-38-16-72 0-30 6-53 16-69 11-15 26-23 46-23 19 0 34 7 43 21s14 36 14 65v7h-97v9c0 25 4 43 11 52 8 10 16 15 27 15 21 0 33-15 37-46zM2920 155c0-21-2-38-6-49-3-11-8-18-13-22-6-4-12-6-19-5-12 0-21 5-28 15-4 6-7 14-9 24-2 9-2 22-2 37 0 21 1 38 5 49s8 18 14 22c6 3 12 5 19 5s13-2 19-5c6-4 11-11 15-22 3-11 5-28 5-49zM2822 66h19v25c3-8 9-15 16-21 7-5 17-8 28-8 20 0 34 8 43 23 9 16 14 39 14 70 0 30-5 53-14 69-10 16-24 23-43 23-11 0-21-3-28-8-7-6-12-13-14-22v85h-21zM2975 66h20v28h1c4-10 10-18 17-24 8-5 17-8 28-8 2 0 4 0 7 1v20c-4-1-7-1-10-1-12 0-21 4-30 12-8 8-13 21-13 38v111h-20zM3077 154c1 29 4 48 12 60 7 12 17 17 28 17s21-5 28-17c8-12 12-31 12-60 0-27-4-47-12-59-7-11-17-17-28-16-11-1-21 5-28 16-8 12-11 32-12 59zM3056 154c0-30 5-53 16-69 10-15 25-23 45-23s35 8 45 23c11 16 16 39 16 69 0 31-5 55-16 70-10 16-25 23-45 23s-35-7-45-23c-11-15-16-39-16-70zM3305 155c0-21-2-38-6-49s-8-18-14-22-12-6-18-5c-12 0-21 5-28 15-5 6-8 14-9 24-2 9-3 22-3 37 0 21 2 38 6 49 3 11 8 18 14 22 6 3 12 5 19 5s13-2 19-5c6-4 11-11 14-22 4-11 6-28 6-49zM3207 66h18v25h1c3-8 8-15 16-21 7-5 16-8 28-8 19 0 34 8 43 23 9 16 13 39 13 70 0 30-4 53-14 69-9 16-23 23-43 23-11 0-20-3-27-8-7-6-12-13-14-22h-1v85h-20zM3372 154c0 29 4 48 11 60 8 12 17 17 28 17 12 0 21-5 29-17 7-12 11-31 11-60 0-27-4-47-11-59-8-11-17-17-29-16-11-1-20 5-28 16-7 12-11 32-11 59zM3350 154c0-30 6-53 16-69 11-15 26-23 45-23 20 0 35 8 46 23 10 16 16 39 16 69 0 31-6 55-16 70-11 16-26 23-46 23-19 0-34-7-45-23-10-15-16-39-16-70zM3530 155c-13-5-22-11-27-18s-8-15-7-24c0-18 5-31 15-39s22-12 38-12c33 0 49 17 48 49v5h-20v-5c0-11-2-19-7-25-5-5-12-7-22-7-11 0-20 3-25 8-5 6-7 13-7 22 0 6 1 11 4 16 4 5 10 10 20 13l29 11c12 5 20 11 26 19 5 8 7 17 7 27 0 15-4 28-13 38-9 9-23 14-42 14-18 1-32-4-41-12-9-9-13-23-13-43v-5h20v4c0 26 11 39 34 40 11 0 19-3 25-9 7-5 10-13 10-23 0-8-2-14-6-20-3-5-9-10-18-13zM3630 4h20v35h-20zM3630 66h20v177h-20zM3692 66h18v25h1c5-10 12-17 20-22s16-7 26-7c13 0 24 3 33 11 8 7 12 20 12 36v134h-20v-128c0-24-10-36-30-36-12 0-22 4-29 12s-10 19-11 33v119h-20zM3857 152c0 19 1 34 4 45s8 19 13 23c6 5 13 7 21 7s15-2 20-7c6-4 10-12 13-23s4-26 4-45c0-18-1-33-4-44s-7-18-13-23c-5-5-12-7-20-6-8-1-15 1-21 6-5 5-10 12-13 23s-4 26-4 44zM3934 66h19v165c0 24-5 43-14 55-10 13-25 19-45 19-17 0-30-4-39-12s-13-19-13-32h20c0 9 3 16 10 20 6 5 14 7 23 7 25 0 37-16 37-48v-28c-4 11-9 19-16 24-8 5-16 7-26 7-9 1-18-2-26-7s-15-14-20-27c-6-13-8-31-9-55 0-30 5-53 14-69 10-15 24-23 43-23 10 0 19 3 26 8s12 13 16 23zM4089 154c0 22 2 38 6 49 3 11 8 19 14 23 6 3 12 5 19 5 6 0 13-2 19-5 6-4 10-12 14-23s6-27 6-49c0-21-2-37-6-48s-8-19-14-22c-6-4-13-6-19-5-7-1-13 1-19 5-6 3-11 11-14 22-4 11-6 27-6 48zM4069 4h20v89h1c2-10 7-18 14-23s16-8 27-8c20 0 34 8 43 23 9 16 14 39 14 69 0 31-5 54-14 70s-23 23-43 23c-11 0-20-3-27-9-8-6-13-14-16-24h-1v29h-18zM4309 139c0-22-4-38-10-47s-16-14-28-13c-12-1-22 4-28 13s-10 25-10 47zM4328 185c-1 19-7 34-17 45s-23 17-40 17c-19 1-33-6-44-21-10-14-15-38-15-72 0-30 5-53 16-69 10-15 25-23 45-23s34 7 43 21c10 14 14 36 14 65v7h-97v9c1 25 4 43 12 52 7 10 16 15 26 15 21 0 34-15 37-46zM4453 139c-1-22-4-38-10-47-7-9-16-14-28-13-13-1-22 4-28 13-7 9-10 25-10 47zM4472 185c-1 19-7 34-17 45s-23 17-40 17c-19 1-33-6-44-21-10-14-15-38-15-72 0-30 5-53 15-69 11-15 26-23 46-23 19 0 34 7 43 21s14 36 14 65v7h-97v9c0 25 4 43 11 52 8 10 16 15 27 15 21 0 34-15 37-46zM4507 66h18v25c6-10 12-17 20-22s17-7 26-7c14 0 25 3 33 11 8 7 12 20 12 36v134h-20v-128c0-24-10-36-30-36-12 0-21 4-28 12s-11 19-11 33v119h-20zM4733 4h20v150h1l68-88h25l-53 66 63 111h-25l-53-93-26 31v62h-20zM4869 66h18v25c5-10 12-17 20-22s17-7 26-7c14 0 25 3 33 11 8 7 12 20 12 36v134h-20v-128c0-24-10-36-30-36-12 0-21 4-28 12s-11 19-11 33v119h-20zM5031 154c0 29 4 48 12 60 7 12 17 17 28 17s21-5 28-17c8-12 12-31 12-60 0-27-4-47-12-59-7-11-17-17-28-16-11-1-21 5-28 16-8 12-12 32-12 59zM5010 154c0-30 5-53 16-69 10-15 25-23 45-23s35 8 45 23c11 16 16 39 16 69 0 31-5 55-16 70-10 16-25 23-45 23s-35-7-45-23c-11-15-16-39-16-70zM5147 66h21l30 157h1l32-157h25l30 157h1l30-157h21l-39 177h-24l-32-157h-1l-32 157h-24zM5361 66h18v25c5-10 12-17 20-22s17-7 26-7c14 0 25 3 33 11 8 7 12 20 12 36v134h-20v-128c0-24-10-36-30-36-12 0-21 4-28 12-8 8-11 19-11 33v119h-20zM5609 154c0 22 2 38 6 49 3 11 8 19 14 23 6 3 12 5 19 5s13-2 19-5c6-4 10-12 14-23s6-27 6-49c0-21-2-37-6-48s-8-19-14-22c-6-4-12-6-19-5-7-1-13 1-19 5-6 3-11 11-14 22-4 11-6 27-6 48zM5589 4h20v89h1c2-10 7-18 14-23s16-8 27-8c20 0 34 8 43 23 9 16 14 39 14 69 0 31-5 54-14 70s-23 23-43 23c-11 0-20-3-27-9-8-6-13-14-16-24h-1v29h-18zM5722 66h22l39 154h1l36-154h21l-52 192c-4 17-10 29-17 35s-17 9-30 9c-5 0-9 0-13 0v-17c4 0 9 1 13 1 6 0 11-2 16-5 4-4 7-10 10-19l5-17zM6027 143c-2 3-4 5-9 7-4 2-8 4-13 5l-16 4c-10 3-18 7-23 12-5 6-8 14-8 25 0 10 3 19 8 25s12 9 20 10c13 0 23-5 30-13 7-9 11-21 11-37zM5943 119c0-19 4-33 13-42 9-10 23-15 41-15 19 0 32 4 39 13 8 8 12 20 12 34v105c0 10 3 15 10 15h6v14c-4 2-7 2-10 2-8 1-14-1-19-4-4-3-7-9-7-18v-6c-4 12-11 20-19 24-8 5-17 7-27 6-15 0-27-4-34-13-8-9-11-21-11-37 0-12 3-22 8-31 6-8 15-14 28-18l37-11c7-1 12-4 14-7 3-4 4-11 3-21 0-11-3-19-8-24-6-4-13-7-22-6-12 0-21 3-26 10-6 7-8 17-8 30zM6088 66h18v25h1c5-10 12-17 20-22s16-7 26-7c13 0 24 3 32 11 9 7 13 20 13 36v134h-20v-128c0-24-10-36-30-36-12 0-22 4-29 12s-10 19-11 33v119h-20zM6222 66h21l40 154h1l35-154h22l-52 192c-4 17-10 29-17 35s-17 9-30 9c-5 0-10 0-14 0v-17c5 0 9 1 14 1 6 0 11-2 15-5 4-4 8-10 11-19l5-17zM6451 154c0 29 4 48 12 60 7 12 17 17 28 17s21-5 28-17c8-12 12-31 12-60 0-27-4-47-12-59-7-11-17-17-28-16-11-1-21 5-28 16-8 12-12 32-12 59zM6430 154c0-30 5-53 16-69 10-15 25-23 45-23s35 8 45 23c11 16 16 39 16 69 0 31-5 55-16 70-10 16-25 23-45 23s-35-7-45-23c-11-15-16-39-16-70zM6594 83h-25v-17h25v-49h20v49h31v17h-31v127c0 7 1 12 4 15 4 2 8 4 15 4 4 0 8-1 12-2v16c-2 2-7 2-14 2-13 1-23-2-29-6-6-5-9-13-8-25zM6667 4h20v87c3-10 8-17 16-22s17-7 28-7c14 0 25 3 33 11 8 7 12 20 12 36v134h-20v-128c0-24-10-36-30-36-12 0-21 4-28 12-8 8-11 19-11 33v119h-20zM6904 139c0-22-3-38-9-47-7-9-16-14-28-13-13-1-22 4-28 13-7 9-10 25-10 47zM6924 185c-1 19-7 34-17 45s-23 17-40 17c-19 1-34-6-44-21-10-14-15-38-16-72 0-30 6-53 16-69 11-15 26-23 46-23 19 0 34 7 43 21s14 36 14 65v7h-97v9c0 25 4 43 11 52 8 10 16 15 27 15 21 0 33-15 37-46zM6959 66h20v28c4-10 10-18 18-24 8-5 17-8 27-8 3 0 5 0 7 1v20c-3-1-6-1-10-1-11 0-21 4-29 12-9 8-13 21-13 38v111h-20zM7132 66h19v25c5-10 12-17 20-22s17-7 26-7c14 0 24 3 33 11 8 7 12 20 12 36v134h-20v-128c0-24-10-36-30-36-12 0-22 4-29 12s-10 19-10 33v119h-21zM7362 143h-1c-1 3-4 5-8 7-5 2-9 4-13 5l-17 4c-10 3-18 7-23 12-5 6-7 14-7 25 0 10 2 19 7 25s12 9 21 10c12 0 22-5 30-13 7-9 11-21 11-37zM7277 119c0-19 4-33 13-42 9-10 23-15 42-15 18 0 31 4 39 13 7 8 11 20 11 34v105c0 10 3 15 10 15h6v14c-4 2-7 2-9 2-8 1-15-1-19-4-5-3-7-9-7-18v-6h-1c-4 12-10 20-18 24-8 5-18 7-28 6-15 0-26-4-34-13-7-9-11-21-11-37 0-12 3-22 9-31 5-8 15-14 27-18l38-11c7-1 11-4 14-7 2-4 3-11 3-21 0-11-3-19-9-24-5-4-13-7-22-6-12 0-20 3-26 10-5 7-8 17-8 30zM7426 66h18v25h1c4-10 10-17 18-22s17-7 27-7 19 3 25 9c7 5 10 13 12 22 4-10 10-18 18-23 7-6 16-8 28-8s22 3 29 11c8 7 12 19 12 35v135h-20v-132c-1-22-10-32-28-32-10 0-19 4-26 12-6 8-10 19-10 33v119h-20v-132c-1-22-10-32-28-32-10 0-19 4-26 12-6 8-10 19-10 33v119h-20zM7743 139c0-22-3-38-10-47-6-9-15-14-28-13-12-1-21 4-28 13-6 9-9 25-9 47zM7763 185c-2 19-7 34-17 45s-24 17-40 17c-19 1-34-6-44-21-10-14-16-38-16-72 0-30 5-53 16-69 11-15 26-23 45-23 20 0 34 7 44 21 9 14 14 36 14 65v7h-97v9c0 25 4 43 11 52 7 10 16 15 26 15 22 0 34-15 38-46zM7824 155c-13-5-22-11-27-18s-8-15-7-24c0-18 5-31 15-39s22-12 37-12c33 0 50 17 49 49v5h-20v-5c0-11-2-19-7-25-5-5-12-7-22-7-11 0-20 3-25 8-5 6-7 13-7 22-1 6 1 11 4 16s10 10 20 13l29 11c12 5 20 11 25 19 6 8 8 17 8 27 0 15-4 28-13 38-9 9-23 14-42 14-18 1-32-4-41-12-9-9-13-23-13-43v-5h20v4c0 26 11 39 34 40 11 0 19-3 25-9 7-5 10-13 10-23 0-8-2-14-6-20-3-5-9-10-18-13zM7961 209h23v34h-23zM7962 182v-12c0-12 2-22 5-30 3-7 9-15 17-24l14-15c7-7 11-14 14-21 2-8 4-15 4-21 0-12-4-22-10-30-7-8-16-11-28-12-14 0-25 5-32 15s-11 23-11 42h-21c0-22 5-39 15-53 11-14 27-21 48-21 19 0 33 5 44 17 11 10 16 25 16 42 0 9-1 17-4 26s-9 17-18 27l-14 15c-7 7-11 14-14 21-3 6-5 15-5 24v10z">
          <text:p/>
        </draw:path>
        <draw:path draw:style-name="gr1" draw:text-style-name="P1" draw:layer="layout" svg:width="6.263cm" svg:height="0.3cm" svg:x="1.52cm" svg:y="14.226cm" svg:viewBox="0 0 6264 301" svg:d="M59 0c-13 23-22 48-29 74-6 25-10 51-10 77s4 52 10 78c7 25 16 49 29 72h-14c-16-26-28-52-35-77-7-26-10-50-10-73s3-47 10-72 19-51 35-79zM107 152c-13-5-22-11-27-19-5-7-8-15-7-24 0-18 5-31 15-39 9-8 22-12 37-12 33 0 50 17 49 50v5h-20v-5c0-12-2-20-7-25s-12-8-22-8c-11 0-20 3-25 8-5 6-7 13-7 22-1 6 1 12 4 17s10 9 20 13l29 11c12 5 20 11 25 19 6 7 8 16 8 26 0 16-4 28-13 38s-23 15-42 15c-18 0-32-4-41-13-9-8-13-23-13-42v-6h20v5c0 26 11 39 34 39 11 0 19-3 25-8 7-6 10-14 10-24 0-7-2-14-6-19-3-6-9-10-18-13zM206 62h20v125c0 15 2 25 7 31s13 9 24 9 20-4 28-12c7-9 10-20 10-33v-120h20v178h-18v-25c-5 10-12 17-20 22-8 4-17 7-26 7-14 0-25-4-33-12-8-7-12-19-12-36zM463 181c-2 19-7 34-17 46-10 11-23 17-40 17-19 0-33-7-43-22-11-14-16-38-16-71 0-31 5-54 16-70 10-15 25-23 45-23 17 0 30 5 39 15 10 10 15 24 16 42h-20c-1-14-5-24-10-30-6-7-14-10-25-10-7 0-14 2-20 6s-11 11-14 23c-4 11-6 26-6 47 1 22 2 39 6 50s8 18 14 21c6 4 12 5 18 5 21 0 33-15 37-46zM492 0h20v87h1c2-9 8-16 15-21 8-5 18-8 28-8 14 0 25 4 33 11 8 8 13 20 13 37v134h-20v-129c0-24-10-36-31-36-12 0-21 4-28 12-7 9-11 20-11 33v120h-20zM804 139h-1c-1 3-4 6-8 8-5 2-9 3-13 4l-17 5c-10 2-18 6-23 12s-7 14-7 24c0 11 2 19 7 25 5 7 12 10 21 10 12 0 22-4 29-13 8-9 12-21 12-37zM719 115c0-18 4-32 13-42s23-15 42-15c18 0 31 5 39 13 7 9 11 20 11 34v105c0 10 3 15 10 15h6v15c-4 1-7 2-10 2-8 0-14-1-18-4-5-3-7-9-7-18v-6h-1c-4 11-10 19-18 24-9 4-18 6-28 6-15 0-27-5-34-14s-11-21-11-36c0-12 3-22 9-31 5-9 14-15 27-19l38-10c7-2 11-4 14-8 2-3 3-10 3-20 0-11-3-19-9-24s-13-7-22-7c-12 0-20 3-26 10-5 7-8 17-8 30zM894 152c-12-5-21-11-26-19-5-7-8-15-8-24 0-18 5-31 15-39s23-12 38-12c33 0 49 17 49 50v5h-20v-5c0-12-3-20-8-25s-12-8-21-8c-12 0-20 3-25 8-5 6-8 13-8 22 0 6 2 12 5 17s10 9 19 13l29 11c12 5 21 11 26 19 5 7 8 16 8 26 0 16-5 28-14 38s-23 15-41 15c-19 0-32-4-41-13-9-8-14-23-14-42v-6h20v5c0 26 12 39 34 39 11 0 20-3 26-8 6-6 9-14 10-24 0-7-2-14-6-19-4-6-10-10-19-13zM1073 62h18v25h1c5-10 12-17 20-22 8-4 16-7 26-7 13 0 24 4 32 11 9 8 13 20 13 37v134h-20v-129c0-24-10-36-31-36-11 0-21 4-28 12-7 9-10 20-11 33v120h-20zM1305 139h-1c-1 3-4 6-8 8s-9 3-13 4l-17 5c-10 2-17 6-22 12-6 6-8 14-8 24 0 11 2 19 7 25 5 7 12 10 21 10 12 0 22-4 30-13 7-9 11-21 11-37zM1220 115c0-18 5-32 13-42 9-10 23-15 42-15 18 0 31 5 39 13 8 9 11 20 11 34v105c0 10 4 15 11 15h5v15c-3 1-6 2-9 2-8 0-15-1-19-4-5-3-7-9-7-18v-6h-1c-4 11-10 19-18 24-8 4-17 6-27 6-16 0-27-5-35-14-7-9-11-21-11-36 0-12 3-22 9-31s15-15 27-19l38-10c7-2 12-4 14-8 2-3 3-10 3-20 0-11-3-19-9-24-5-5-13-7-22-7-12 0-20 3-26 10-5 7-8 17-8 30zM1367 62h18v25h1c5-10 11-17 19-22 7-4 16-7 26-7 11 0 19 3 26 9 6 6 10 13 11 22h1c4-10 10-17 17-23 7-5 17-8 28-8 13 0 23 4 30 11 7 8 11 19 11 35v136h-20v-133c0-21-9-32-28-32-10 0-18 4-25 12-7 9-10 20-11 33v120h-20v-133c0-21-9-32-28-32-10 0-18 4-25 12-7 9-10 20-11 33v120h-20zM1687 135c0-22-3-37-10-47-6-9-15-13-27-13-13 0-22 4-28 13-7 10-10 25-10 47zM1707 181c-1 19-7 34-17 46-10 11-23 17-40 17-19 0-34-7-45-22-10-14-15-38-16-71 0-31 6-54 16-70 12-15 27-23 47-23 19 0 34 7 43 21s14 36 14 65v8h-97v8c0 25 4 43 11 53 8 10 16 15 27 14 21 0 33-15 37-46zM1901 139h-1c-1 3-4 6-8 8s-9 3-13 4l-17 5c-10 2-17 6-22 12-6 6-8 14-8 24 0 11 2 19 7 25 5 7 12 10 21 10 12 0 22-4 30-13 7-9 11-21 11-37zM1816 115c0-18 5-32 13-42 9-10 23-15 42-15 18 0 31 5 39 13 8 9 11 20 11 34v105c0 10 4 15 10 15h6v15c-3 1-7 2-9 2-8 0-15-1-19-4-5-3-7-9-7-18v-6h-1c-4 11-10 19-18 24-8 4-17 6-27 6-16 0-27-5-35-14-7-9-11-21-11-36 0-12 3-22 9-31s15-15 27-19l38-10c7-2 12-4 14-8 2-3 3-10 3-20 0-11-3-19-9-24-5-5-13-7-22-7-12 0-20 3-26 10-5 7-8 17-8 30zM1971 79h-24v-17h24v-50h20v50h31v17h-31v127c0 7 2 12 5 15s8 4 14 4c4 0 8-1 12-2v17c-2 1-7 2-14 2-13 0-23-2-29-7-5-5-8-13-8-24zM2142 151c0 21 2 38 5 49 4 11 9 18 15 22 5 4 12 5 19 5 6 0 13-1 19-5 5-4 10-11 14-22s5-28 5-49c0-22-1-38-5-49s-9-18-14-22c-6-4-13-5-19-5-7 0-14 1-19 5-6 4-11 11-15 22-3 11-5 27-5 49zM2122 0h20v89h1c2-10 6-17 14-23 7-5 16-8 27-8 19 0 34 8 43 24 9 15 14 38 14 69s-5 54-14 69c-9 16-24 24-43 24-11 0-20-3-28-9-7-6-13-14-15-25h-1v30h-18zM2279 0h20v35h-20zM2279 62h20v178h-20zM2334 62h21v28c4-10 10-18 18-23 7-6 17-9 27-9 2 0 5 1 7 1v20c-3 0-7-1-10-1-11 0-21 4-29 13-9 8-13 21-13 38v111h-21zM2434 79h-24v-17h24v-50h21v50h31v17h-31v127c0 7 1 12 4 15s8 4 15 4c4 0 8-1 12-2v17c-2 1-7 2-14 2-13 0-23-2-29-7s-9-13-9-24zM2507 0h20v87h1c3-9 8-16 16-21s17-8 28-8c13 0 24 4 33 11 8 8 12 20 12 37v134h-20v-129c0-24-10-36-30-36-12 0-22 4-29 12-7 9-10 20-11 33v120h-20zM2667 206h23v34c0 10-1 19-5 27-3 9-10 15-20 19v-13c4-3 8-7 9-12 2-5 3-12 3-21h-10zM2886 139h-1c-1 3-4 6-8 8-5 2-9 3-13 4l-17 5c-10 2-17 6-23 12-5 6-7 14-7 24 0 11 2 19 7 25 5 7 12 10 21 10 12 0 22-4 30-13 7-9 11-21 11-37zM2801 115c0-18 5-32 13-42 9-10 23-15 42-15 18 0 31 5 39 13 8 9 11 20 11 34v105c0 10 4 15 10 15h6v15c-3 1-7 2-9 2-8 0-15-1-19-4-5-3-7-9-7-18v-6h-1c-4 11-10 19-18 24-8 4-17 6-27 6-16 0-27-5-35-14-7-9-11-21-11-36 0-12 3-22 9-31s15-15 27-19l38-10c7-2 11-4 14-8 2-3 3-10 3-20 0-11-3-19-9-24-5-5-13-7-22-7-12 0-20 3-26 10-5 7-8 17-8 30zM2950 0h20v240h-20zM3013 0h20v35h-20zM3013 62h20v178h-20zM3155 139h-1c-1 3-4 6-9 8-4 2-8 3-13 4l-16 5c-10 2-18 6-23 12s-8 14-8 24c0 11 3 19 8 25 5 7 12 10 20 10 13 0 23-4 30-13 8-9 11-21 12-37zM3070 115c0-18 4-32 13-42s23-15 41-15c19 0 32 5 39 13 8 9 12 20 12 34v105c0 10 3 15 10 15h6v15c-4 1-7 2-10 2-8 0-14-1-19-4-4-3-6-9-6-18v-6h-1c-4 11-11 19-19 24-8 4-17 6-27 6-15 0-27-5-34-14s-11-21-11-36c0-12 3-22 8-31 6-9 15-15 28-19l37-10c7-2 12-4 14-8 3-3 4-10 4-20-1-11-4-19-9-24-6-5-13-7-22-7-12 0-21 3-26 10-6 7-8 17-8 30zM3245 152c-12-5-21-11-26-19-6-7-8-15-8-24 0-18 5-31 15-39s23-12 38-12c33 0 49 17 49 50v5h-20v-5c0-12-3-20-8-25s-12-8-21-8c-12 0-20 3-25 8-5 6-8 13-8 22 0 6 1 12 5 17 3 5 9 9 19 13l29 11c12 5 21 11 26 19 5 7 8 16 7 26 0 16-4 28-13 38s-23 15-41 15c-19 0-32-4-41-13-9-8-14-23-14-42v-6h20v5c0 26 12 39 34 39 11 0 20-3 26-8 6-6 9-14 9-24 0-7-1-14-5-19-4-6-10-10-19-13zM3356 206h23v34c0 10-1 19-5 27-3 9-10 15-20 19v-13c4-3 7-7 9-12s3-12 3-21h-10zM3589 151c0-21-2-37-5-48-4-11-9-19-14-23-6-3-12-5-19-5-11 0-21 6-28 16-4 6-7 13-9 23-1 10-2 22-2 37 0 22 2 38 5 49 4 11 9 18 14 22 6 4 13 5 20 5 6 0 13-1 18-5 6-4 11-11 15-22 3-11 5-27 5-49zM3492 62h18v26c4-9 9-16 16-21 7-6 17-9 28-9 20 0 34 8 43 24 10 15 14 38 14 69s-5 54-14 69c-9 16-24 24-43 24-11 0-20-3-28-9-7-5-11-13-14-22v86h-20zM3644 62h20v28h1c4-10 10-18 17-23 8-6 17-9 28-9 2 0 5 1 7 1v20c-4 0-7-1-10-1-11 0-21 4-30 13-8 8-12 21-13 38v111h-20zM3826 135c0-22-3-37-9-47-7-9-16-13-28-13-13 0-22 4-28 13-7 10-10 25-10 47zM3846 181c-1 19-7 34-17 46-10 11-23 17-40 17-19 0-34-7-44-22-10-14-15-38-16-71 0-31 6-54 16-70 11-15 26-23 46-23 19 0 34 7 43 21s14 36 14 65v8h-97v8c0 25 4 43 11 53 8 10 16 15 27 14 21 0 34-15 37-46zM3864 62h21l39 155h1l36-155h22l-47 178h-23zM4005 0h20v35h-20zM4005 62h20v178h-20zM4080 151c0 28 4 48 11 59 8 12 17 18 28 17 12 1 21-5 29-17 7-11 11-31 11-59s-4-48-11-59c-8-12-17-18-29-17-11-1-20 5-28 17-7 11-11 31-11 59zM4058 151c0-31 6-54 16-70 11-15 26-23 45-23 20 0 35 8 46 23 10 16 16 39 16 70s-6 54-16 70c-11 15-26 23-46 23-19 0-34-8-45-23-10-16-16-39-16-70zM4210 62h20v125c0 15 2 25 7 31s13 9 24 9 20-4 27-12c8-9 11-20 11-33v-120h20v178h-18v-25c-5 10-12 17-20 22-8 4-17 7-26 7-14 0-25-4-33-12-8-7-12-19-12-36zM4388 152c-12-5-21-11-26-19-5-7-8-15-8-24 0-18 5-31 15-39s23-12 38-12c33 0 49 17 49 50v5h-20v-5c0-12-3-20-8-25s-12-8-21-8c-12 0-20 3-25 8-5 6-8 13-8 22 0 6 2 12 5 17s10 9 19 13l29 11c12 5 21 11 26 19 5 7 8 16 8 26 0 16-5 28-14 38s-23 15-41 15c-19 0-32-4-41-13-9-8-14-23-14-42v-6h20v5c0 26 12 39 34 39 11 0 20-3 26-8 6-6 9-14 10-24 0-7-2-14-6-19-4-6-10-10-19-13zM4569 62h18v25c5-10 11-17 19-22 8-4 16-7 26-7 11 0 20 3 26 9s10 13 12 22c4-10 10-17 17-23 8-5 17-8 28-8 13 0 23 4 30 11 8 8 11 19 12 35v136h-21v-133c0-21-9-32-27-32-11 0-19 4-26 12-7 9-10 20-10 33v120h-20v-133c-1-21-10-32-28-32-10 0-19 4-26 12-7 9-10 20-10 33v120h-20zM4879 139c-2 3-5 6-9 8s-9 3-13 4l-16 5c-11 2-18 6-23 12s-8 14-8 24c0 11 3 19 8 25 5 7 11 10 20 10 13 0 23-4 30-13s11-21 11-37zM4794 115c0-18 5-32 14-42s22-15 41-15c18 0 31 5 39 13 8 9 12 20 11 34v105c0 10 4 15 11 15h5v15c-3 1-6 2-9 2-8 0-14-1-19-4-4-3-7-9-7-18v-6c-5 11-11 19-19 24-8 4-17 6-27 6-16 0-27-5-34-14-8-9-11-21-11-36 0-12 3-22 8-31 6-9 15-15 27-19l38-10c7-2 12-4 14-8 2-3 4-10 3-20 0-11-3-19-8-24-6-5-13-7-22-7-12 0-21 3-26 10-6 7-9 17-9 30zM4940 62h20v28h1c4-10 10-18 17-23 8-6 17-9 28-9 2 0 5 1 7 1v20c-4 0-7-1-10-1-11 0-21 4-30 13-8 8-12 21-13 38v111h-20zM5030 62h21v28c4-10 10-18 18-23 7-6 17-9 27-9 2 0 5 1 7 1v20c-3 0-7-1-10-1-11 0-21 4-29 13-9 8-13 21-13 38v111h-21zM5124 0h21v35h-21zM5124 62h21v178h-21zM5280 135c-1-22-4-37-10-47-7-9-16-13-28-13s-22 4-28 13c-6 10-10 25-10 47zM5299 181c-1 19-7 34-17 46-10 11-23 17-40 17-19 0-33-7-44-22-10-14-15-38-15-71 0-31 5-54 16-70 10-15 25-23 45-23 19 0 34 7 43 21s14 36 14 65v8h-97v8c0 25 4 43 12 53 7 10 16 15 26 14 21 0 34-15 37-46zM5348 151c0 21 2 38 5 49 4 11 9 18 15 22s12 5 19 5 13-1 19-5 10-11 14-22 5-28 5-49c0-22-1-38-5-49s-8-18-14-22-12-5-19-5-13 1-19 5-11 11-15 22c-3 11-5 27-5 49zM5427 210c-3 11-8 19-16 25s-17 9-28 9c-19 0-33-8-43-24-9-15-14-38-14-69s5-54 14-69c10-16 24-24 43-24 11 0 21 3 28 8 7 6 12 13 14 23v-89h21v240h-19zM5562 62h18v25h1c5-10 11-17 19-22 8-4 17-7 26-7 14 0 25 4 33 11 8 8 12 20 13 37v134h-20v-129c0-24-11-36-31-36-12 0-21 4-28 12-7 9-11 20-11 33v120h-20zM5791 139c-2 3-5 6-9 8s-9 3-13 4l-16 5c-10 2-18 6-23 12s-8 14-8 24c0 11 3 19 8 25 5 7 11 10 20 10 13 0 23-4 30-13s11-21 11-37zM5706 115c0-18 5-32 14-42s23-15 41-15c19 0 32 5 39 13 8 9 12 20 11 34v105c0 10 4 15 11 15h5v15c-3 1-6 2-9 2-8 0-14-1-19-4-4-3-7-9-7-18v-6c-5 11-11 19-19 24-8 4-17 6-27 6-16 0-27-5-34-14-8-9-11-21-11-36 0-12 3-22 8-31 6-9 15-15 27-19l38-10c7-2 12-4 14-8 2-3 4-10 3-20 0-11-3-19-8-24-6-5-13-7-22-7-12 0-21 3-26 10-6 7-9 17-9 30zM5855 62h18v25h1c5-10 11-17 19-22 7-4 16-7 26-7 11 0 19 3 26 9 6 6 10 13 11 22h1c4-10 10-17 17-23 7-5 17-8 28-8 13 0 22 4 30 11 7 8 11 19 11 35v136h-20v-133c0-21-9-32-28-32-10 0-18 4-25 12-7 9-11 20-11 33v120h-20v-133c0-21-9-32-28-32-10 0-18 4-25 12-7 9-10 20-11 33v120h-20zM6173 135c-1-22-4-37-10-47-7-9-16-13-28-13s-22 4-28 13c-6 10-10 25-10 47zM6192 181c-1 19-7 34-17 46-10 11-23 17-40 17-19 0-33-7-44-22-10-14-15-38-15-71 0-31 5-54 15-70 11-15 26-23 46-23 19 0 34 7 43 21s14 36 14 65v8h-97v8c0 25 4 43 12 53 7 10 16 15 26 14 21 0 34-15 37-46zM6205 301c13-23 22-47 29-72 6-26 10-52 10-78s-4-52-10-77c-7-26-16-51-29-74h14c16 28 28 54 35 79s10 49 10 72-3 47-10 73c-7 25-19 51-35 77z">
          <text:p/>
        </draw:path>
        <draw:path draw:style-name="gr1" draw:text-style-name="P1" draw:layer="layout" svg:width="0.293cm" svg:height="0.243cm" svg:x="1.521cm" svg:y="14.734cm" svg:viewBox="0 0 294 244" svg:d="M0 0h29l92 209h1v-209h21v240h-29l-92-209h-1v209h-21zM193 151c0 28 4 48 12 59 7 12 16 18 28 17 11 1 21-5 28-17 8-11 11-31 12-59-1-29-4-49-12-60-7-12-17-18-28-17-12-1-21 5-28 17-8 11-12 31-12 60zM172 151c0-32 5-55 16-71 10-15 25-23 45-23 19 0 35 8 45 23 11 16 16 39 16 71 0 31-5 54-16 70-10 15-26 23-45 23-20 0-35-8-45-23-11-16-16-39-16-70z">
          <text:p/>
        </draw:path>
        <draw:polygon draw:style-name="gr2" draw:text-style-name="P2" draw:layer="layout" svg:width="0.394cm" svg:height="0.389cm" svg:x="2.103cm" svg:y="14.647cm" svg:viewBox="0 0 395 390" draw:points="0,4 0,386 0,390 5,390 391,390 395,390 395,386 395,4 395,0 391,0 5,0 0,0">
          <text:p/>
        </draw:polygon>
        <draw:polygon draw:style-name="gr3" draw:text-style-name="P3" draw:layer="layout" svg:width="0.394cm" svg:height="0.389cm" svg:x="2.103cm" svg:y="14.647cm" svg:viewBox="0 0 395 390" draw:points="0,4 0,386 0,390 5,390 391,390 395,390 395,386 395,4 395,0 391,0 5,0 0,0">
          <text:p/>
        </draw:polygon>
        <draw:path draw:style-name="gr1" draw:text-style-name="P1" draw:layer="layout" svg:width="0.395cm" svg:height="0.243cm" svg:x="1.501cm" svg:y="15.238cm" svg:viewBox="0 0 396 244" svg:d="M65 144l-65-144h23l53 119 52-119h23l-65 144v96h-21zM241 135c0-23-4-39-10-48s-16-14-28-13c-12-1-22 4-28 13s-10 25-10 48zM261 181c-2 19-8 34-18 45-10 12-23 17-40 18-19 0-33-7-43-22-11-14-16-38-16-71 0-32 5-55 16-71 10-15 25-23 45-23s34 7 43 21c10 14 14 36 14 66v8h-97v8c1 25 5 43 12 53s16 14 26 14c21 0 34-15 37-46zM324 151c-12-5-21-11-27-18-5-8-7-16-7-25 0-18 5-31 15-39s22-12 38-12c33 0 49 17 49 49v5h-20v-5c0-11-3-19-8-24-5-6-12-8-22-8-11 0-19 3-24 8-5 6-8 13-8 22 0 6 1 12 5 17 3 4 9 10 19 14l29 11c12 4 21 11 26 18 5 8 8 17 7 27 0 15-4 28-13 38-9 9-23 14-42 15-18 0-31-4-41-13-9-9-13-23-13-43v-5h20v4c0 26 11 40 34 40 11 0 20-3 26-9 6-5 9-13 9-23 0-8-2-14-5-20-4-5-10-9-19-13z">
          <text:p/>
        </draw:path>
        <draw:polygon draw:style-name="gr2" draw:text-style-name="P2" draw:layer="layout" svg:width="0.394cm" svg:height="0.393cm" svg:x="2.103cm" svg:y="15.151cm" svg:viewBox="0 0 395 394" draw:points="0,4 0,390 0,394 5,394 391,394 395,394 395,390 395,4 395,0 391,0 5,0 0,0">
          <text:p/>
        </draw:polygon>
        <draw:polygon draw:style-name="gr3" draw:text-style-name="P3" draw:layer="layout" svg:width="0.394cm" svg:height="0.393cm" svg:x="2.103cm" svg:y="15.151cm" svg:viewBox="0 0 395 394" draw:points="0,4 0,390 0,394 5,394 391,394 395,394 395,390 395,4 395,0 391,0 5,0 0,0">
          <text:p/>
        </draw:polygon>
        <draw:polygon draw:style-name="gr1" draw:text-style-name="P1" draw:layer="layout" svg:width="0.14cm" svg:height="0.279cm" svg:x="2.586cm" svg:y="15.223cm" svg:viewBox="0 0 141 280" draw:points="0,0 0,280 141,139">
          <text:p/>
        </draw:polygon>
        <draw:polygon draw:style-name="gr3" draw:text-style-name="P3" draw:layer="layout" svg:width="0.14cm" svg:height="0.279cm" svg:x="2.586cm" svg:y="15.223cm" svg:viewBox="0 0 141 280" draw:points="0,0 0,280 141,139">
          <text:p/>
        </draw:polygon>
        <draw:path draw:style-name="gr1" draw:text-style-name="P1" draw:layer="layout" svg:width="1.33cm" svg:height="0.247cm" svg:x="3.018cm" svg:y="15.234cm" svg:viewBox="0 0 1331 248" svg:d="M69 139v-18h77v123h-17v-40h-1c-4 13-10 24-20 32-9 7-20 11-32 12-25 0-43-10-56-30-14-20-20-51-20-95 0-42 6-74 20-94 13-20 31-29 56-29 22 0 39 7 50 20s17 30 18 51h-21c0-15-4-27-12-37-7-10-19-16-35-16-17-1-31 7-40 24-10 16-15 43-15 81 0 39 5 66 15 83 9 16 23 24 40 24 16 0 28-8 37-22 8-14 13-35 13-63v-6zM183 4h20v34h-20zM183 65h20v179h-20zM228 65h21l40 156h1l37-156h21l-48 179h-22zM456 138c0-22-3-38-10-47-6-9-15-14-28-13-12-1-21 4-28 13-6 9-9 25-9 47zM476 185c-2 19-7 34-17 45-10 12-24 17-40 18-19 0-34-7-44-22-10-14-16-38-16-71 0-32 5-55 16-71 11-15 26-23 45-23 20 0 34 7 44 21 9 14 14 36 14 66v8h-97v8c0 25 4 43 11 53s16 14 26 14c22 0 34-15 38-46zM604 155c0 21 2 38 6 49 3 11 8 18 14 22 6 3 12 5 19 5s13-2 19-5c6-4 11-11 14-22 4-11 6-28 6-49 0-23-2-39-6-50-3-11-8-18-14-22s-12-6-19-5c-7-1-13 1-19 5s-11 11-14 22c-4 11-6 27-6 50zM684 214h-1c-3 10-8 18-16 24-7 6-17 9-27 10-20 0-34-8-43-24-9-15-14-39-14-69 0-32 5-55 14-71 9-15 23-23 43-23 11 0 20 3 27 8 7 6 12 13 14 23h1v-88h20v240h-18zM830 138c0-22-3-38-9-47-7-9-16-14-28-13-13-1-22 4-28 13-7 9-10 25-10 47zM850 185c-1 19-7 34-17 45-10 12-23 17-40 18-19 0-34-7-44-22-10-14-15-38-16-71 0-32 6-55 16-71 11-15 26-23 46-23 19 0 34 7 43 21s14 36 14 66v8h-97v8c0 25 4 43 11 53 8 10 16 14 27 14 21 0 33-15 37-46zM892 82h-24v-17h24v-49h20v49h31v17h-31v128c0 7 2 12 5 15 3 2 8 4 14 4 4 0 8-1 12-2v17c-2 1-7 2-14 2-13 0-23-2-29-7-5-5-8-13-8-25zM1046 143h-1c-1 3-4 6-8 8s-9 3-13 4l-17 4c-10 3-17 7-22 13-6 5-8 14-8 24 0 11 2 19 7 25s12 10 21 10c12 0 22-4 30-13 7-9 11-21 11-37zM961 118c0-18 5-33 14-42 8-10 22-15 41-15 18 0 31 5 39 13s11 20 11 34v106c0 10 4 15 11 15h5v15c-3 1-6 2-9 2-8 0-14-2-19-5s-7-9-7-17v-7h-1c-4 12-10 20-18 24-8 5-17 7-27 7-16-1-27-5-34-14-8-9-12-21-12-37 0-11 3-22 9-30 6-9 15-15 27-19l38-11c7-2 12-5 14-8 2-4 3-11 3-21 0-11-3-19-9-23-5-5-13-8-22-7-11 0-20 3-26 10-5 7-8 17-8 30zM1110 4h20v34h-20zM1110 65h20v179h-20zM1171 4h20v240h-20zM1259 155c-12-5-21-11-26-19-6-7-8-15-8-24 0-18 5-31 15-39s22-12 38-12c33 0 49 17 49 49v5h-20v-5c0-11-3-19-8-24-5-6-12-8-21-8-12 0-20 3-25 8-5 6-8 13-8 22 0 6 1 12 5 17 3 4 9 9 19 13l29 12c12 4 21 11 26 18 5 8 8 17 7 27 0 15-4 28-13 38-9 9-23 14-41 15-19 0-32-4-41-13s-14-23-14-43v-5h20v4c0 26 11 40 34 40 11 0 20-3 26-9 6-5 9-13 9-23 0-8-2-14-5-20-4-5-10-9-19-13z">
          <text:p/>
        </draw:path>
        <draw:path draw:style-name="gr1" draw:text-style-name="P1" draw:layer="layout" svg:width="1.479cm" svg:height="0.298cm" svg:x="1.521cm" svg:y="15.966cm" svg:viewBox="0 0 1480 299" svg:d="M0 0h118v18h-97v87h91v18h-91v117h-21zM226 138h-1c-1 3-4 6-8 8-5 2-9 3-13 4l-17 4c-10 3-18 7-23 13s-7 14-7 24c0 11 2 19 7 25 5 8 12 11 21 11 12 0 22-4 29-14 8-9 12-21 12-37zM141 114c0-18 4-32 13-42s23-15 42-15c18 0 31 5 39 13 7 9 11 20 11 34v105c0 10 3 16 10 16h6v15c-4 1-7 2-9 2-8 0-15-1-19-4-5-3-7-9-7-19v-6h-1c-4 12-10 20-18 25-9 4-18 6-28 6-15-1-26-5-34-14-7-10-11-22-11-37 0-12 3-23 9-31 5-9 14-15 27-19l38-10c7-2 11-4 14-8 2-4 3-10 3-20 0-12-3-20-9-24-5-5-13-7-22-7-12 0-20 3-26 10-5 7-8 17-8 30zM288 61h18v25h1c4-10 11-17 18-22 8-5 17-7 27-7 11 0 19 3 25 9 7 6 11 13 12 22h1c4-10 9-18 17-23 7-5 16-8 28-8s22 4 30 11c7 7 11 19 11 35v137h-20v-134c0-21-10-32-28-32-10 0-19 4-25 12-7 8-11 19-11 33v121h-20v-134c0-21-10-32-28-32-10 0-19 4-25 12-7 8-11 19-11 33v121h-20zM519 0h20v34h-20zM519 61h20v179h-20zM580 0h20v240h-20zM623 61h21l40 154h1l36-154h22l-53 193c-4 17-10 29-17 35-7 7-17 10-30 10-5 0-10-1-14-1v-17c5 1 9 1 14 1 6 0 11-2 15-5s8-10 11-19l5-17zM844 61h18v25h1c5-10 12-17 20-22s16-7 25-7c14 0 25 4 33 11 8 8 13 20 13 37v135h-20v-130c0-24-10-36-31-36-11 0-21 4-28 12s-11 19-11 33v121h-20zM1079 138c-2 3-5 6-9 8s-9 3-13 4l-16 4c-11 3-18 7-23 13s-8 14-8 24c0 11 3 19 8 25 5 8 11 11 20 11 13 0 23-4 30-14 7-9 11-21 11-37zM994 114c0-18 5-32 14-42s22-15 41-15 31 5 39 13c8 9 12 20 11 34v105c0 10 4 16 11 16h5v15c-3 1-6 2-9 2-8 0-14-1-19-4-4-3-7-9-7-19v-6c-5 12-11 20-19 25-8 4-17 6-27 6-16-1-27-5-34-14-8-10-11-22-11-37 0-12 3-23 8-31 6-9 15-15 27-19l38-10c7-2 12-4 14-8s4-10 3-20c0-12-3-20-8-24-6-5-13-7-22-7-12 0-21 3-26 10-6 7-9 17-9 30zM1137 61h18v25c5-10 11-17 19-22 7-5 16-7 26-7 11 0 20 3 26 9s10 13 12 22c4-10 10-18 17-23 8-5 17-8 28-8 13 0 23 4 30 11s11 19 11 35v137h-20v-134c0-21-9-32-27-32-11 0-19 4-26 12s-10 19-10 33v121h-21v-134c0-21-9-32-27-32-11 0-19 4-26 12s-10 19-10 33v121h-20zM1459 134c0-22-4-37-10-47-6-9-16-13-28-13s-21 4-28 13c-6 10-9 25-10 47zM1479 180c-2 19-8 34-18 46-9 12-23 17-40 18-18 0-33-7-43-22-11-15-16-39-16-72 0-31 5-54 16-70 10-15 26-23 45-23 20 0 34 7 43 21 10 14 14 36 14 65v8h-97v8c1 25 5 43 12 53 7 11 16 15 26 15 22 0 34-16 38-47z">
          <text:p/>
        </draw:path>
        <draw:polygon draw:style-name="gr2" draw:text-style-name="P2" draw:layer="layout" svg:width="6.794cm" svg:height="0.592cm" svg:x="3.302cm" svg:y="15.748cm" svg:viewBox="0 0 6795 593" draw:points="0,0 6795,0 6795,593 0,593">
          <text:p/>
        </draw:polygon>
        <draw:polygon draw:style-name="gr3" draw:text-style-name="P3" draw:layer="layout" svg:width="6.79cm" svg:height="0.592cm" svg:x="3.306cm" svg:y="15.748cm" svg:viewBox="0 0 6791 593" draw:points="0,593 6791,593 6791,0 0,0">
          <text:p/>
        </draw:polygon>
        <draw:path draw:style-name="gr1" draw:text-style-name="P1" draw:layer="layout" svg:width="1.505cm" svg:height="0.247cm" svg:x="1.519cm" svg:y="16.728cm" svg:viewBox="0 0 1506 248" svg:d="M70 140v-19h76v123h-17v-40c-4 14-11 24-20 32-10 8-21 12-33 12-24 0-43-10-56-30s-20-51-20-93c0-44 7-75 20-95s32-30 56-30c23 1 40 7 51 20s17 30 18 51h-22c0-15-3-27-11-37s-20-15-36-16c-17 0-30 8-40 24-9 16-14 43-15 83 1 38 6 65 15 81 10 16 23 24 40 24 16 0 29-7 37-22 9-14 13-35 13-63v-5zM183 4h20v34h-20zM183 65h20v179h-20zM228 65h22l39 156h1l36-156h22l-47 179h-23zM456 139c-1-23-4-38-10-47-7-10-16-14-28-14s-22 4-28 14c-7 9-10 24-10 47zM475 185c-1 19-7 34-17 46-10 11-23 17-40 17-19 0-33-7-44-21-10-15-15-39-15-72 0-31 5-55 15-70 11-16 26-24 46-24 19 0 34 7 43 21s14 36 14 67v7h-97v8c0 26 4 43 12 53 7 10 16 15 26 14 21 0 34-15 37-46zM510 65h18v25c6-10 12-17 20-22 8-4 17-7 26-7 14 0 25 4 33 11 8 8 12 20 12 37v135h-20v-129c0-25-10-37-30-37-12 0-21 4-28 13-7 8-11 19-11 34v119h-20zM741 65h18v25h1c5-10 12-17 20-22 8-4 16-7 25-7 14 0 25 4 33 11 8 8 13 20 13 37v135h-20v-129c0-25-10-37-31-37-11 0-21 4-28 13-7 8-11 19-11 34v119h-20zM971 144h-1c-1 2-4 5-9 7-4 2-8 3-12 4l-17 5c-10 2-18 6-23 12s-8 14-8 24c0 11 3 19 8 26 5 6 12 9 20 9 13 0 23-4 30-13 8-9 11-21 12-37zM886 118c0-18 4-32 13-42s23-15 42-15c18 1 31 5 38 13 8 9 12 20 12 34v107c0 9 3 14 10 14h6v15c-4 1-7 2-10 2-8 0-14-1-19-4-4-3-6-9-6-18v-6h-1c-4 11-10 19-19 24-8 4-17 6-27 6-15 0-27-5-34-14-7-8-11-21-11-36 0-12 3-22 9-31 5-9 14-15 27-18l38-11c6-2 11-4 13-8 3-3 4-11 4-21-1-11-4-19-9-24-6-5-13-7-22-7-12 0-21 4-26 10-6 7-8 17-8 30zM1034 65h19v25c5-10 11-17 19-22 7-4 16-7 26-7 11 1 20 4 26 9 6 6 10 13 11 22h1c4-10 10-17 17-23 8-5 17-8 28-8 13 0 23 4 30 11 7 8 11 19 11 35v137h-20v-134c0-21-9-32-27-32-11 0-19 4-26 13-7 8-10 19-10 34v119h-21v-134c0-21-9-32-27-32-11 0-19 4-26 13-7 8-10 19-10 34v119h-21zM1352 139c0-23-4-38-10-47-6-10-16-14-28-14s-21 4-28 14c-6 9-9 24-10 47zM1372 185c-2 19-8 34-18 46-10 11-23 17-40 17-19 0-33-7-43-21-11-15-16-39-16-72 0-31 5-55 16-70 10-16 25-24 45-24s34 7 43 21c10 14 14 36 14 67v7h-97v8c1 26 5 43 12 53s16 15 26 14c21 0 34-15 38-46zM1434 156c-12-5-21-11-26-18-6-8-8-17-8-26 0-18 5-31 15-39s23-12 38-12c33 1 49 17 49 50v5h-20v-5c0-12-3-20-8-25s-12-8-21-8c-12 0-20 3-25 9-5 5-8 12-8 21 0 6 1 12 5 18 3 5 9 9 19 13l29 11c12 5 21 11 26 19 5 7 8 16 7 26 0 16-4 28-13 38s-23 15-41 15c-19 0-32-4-41-13-9-8-14-22-14-42v-6h20v5c0 26 11 39 34 39 11 0 20-3 26-8 6-6 9-14 9-24 0-7-2-14-5-19-4-6-10-10-19-13z">
          <text:p/>
        </draw:path>
        <draw:polygon draw:style-name="gr2" draw:text-style-name="P2" draw:layer="layout" svg:width="6.794cm" svg:height="0.597cm" svg:x="3.302cm" svg:y="16.514cm" svg:viewBox="0 0 6795 598" draw:points="0,0 6795,0 6795,598 0,598">
          <text:p/>
        </draw:polygon>
        <draw:polygon draw:style-name="gr3" draw:text-style-name="P3" draw:layer="layout" svg:width="6.79cm" svg:height="0.592cm" svg:x="3.306cm" svg:y="16.514cm" svg:viewBox="0 0 6791 593" draw:points="0,593 6791,593 6791,0 0,0">
          <text:p/>
        </draw:polygon>
        <draw:path draw:style-name="gr1" draw:text-style-name="P1" draw:layer="layout" svg:width="0.176cm" svg:height="0.276cm" svg:x="0.805cm" svg:y="17.741cm" svg:viewBox="0 0 177 277" svg:d="M0 172l92-172h58v175h27v43h-27v59h-52v-59h-98zM98 70h-1l-53 105h54z">
          <text:p/>
        </draw:path>
        <draw:path draw:style-name="gr1" draw:text-style-name="P1" draw:layer="layout" svg:width="1.251cm" svg:height="0.301cm" svg:x="1.519cm" svg:y="17.774cm" svg:viewBox="0 0 1252 302" svg:d="M147 163c-1 27-8 48-20 63-13 14-29 21-51 22-24 0-43-10-56-30s-20-51-20-95c0-42 7-74 20-94s32-29 56-29c16 0 29 3 40 10 10 7 17 16 22 27s7 23 7 36h-22c0-16-4-29-12-40-8-10-19-15-35-15-17-1-30 7-40 24-9 16-14 43-15 81 1 39 6 66 15 83 10 16 23 24 40 24 15-1 27-7 36-19 8-11 13-28 14-48zM177 4h20v34h-20zM177 65h20v179h-20zM247 82h-25v-17h25v-49h20v49h31v17h-31v128c0 7 2 12 5 15 3 2 8 4 14 4 4 0 8-1 12-2v17c-2 1-7 2-14 2-13 0-23-2-29-7s-8-13-8-25zM321 4h20v34h-20zM321 65h20v179h-20zM369 227l84-145h-80v-17h101v17l-84 145h84v17h-105zM589 139c0-23-3-39-10-48-6-9-16-14-28-13-12-1-21 4-28 13-6 9-9 25-10 48zM609 185c-2 19-8 34-17 45-10 12-24 17-40 18-19 0-34-7-44-22-11-14-16-38-16-71 0-32 5-55 16-71 11-15 26-23 45-23 20 0 34 7 44 21 9 14 13 36 13 66v8h-97v8c1 25 5 43 12 53s16 14 26 14c22 0 34-15 38-46zM643 65h18v25h1c5-10 12-17 20-22s16-7 25-7c14 0 25 3 33 11s13 20 13 36v136h-20v-130c0-24-10-36-31-36-11 0-21 4-28 12s-11 19-11 33v121h-20zM819 155c-12-5-21-11-26-18-5-8-8-16-8-25 1-18 6-31 15-39 10-8 23-12 38-12 33 0 49 17 49 49v5h-20v-5c0-11-3-19-8-24-5-6-12-8-21-8-12 0-20 3-25 8-5 6-8 13-8 22 0 6 2 12 5 17 3 4 10 9 19 14l30 11c11 4 20 11 25 18 5 8 8 17 8 27 0 15-5 28-14 38-9 9-22 14-41 15-18 0-32-4-41-13s-14-23-14-43v-5h20v4c0 26 12 40 35 40 10 0 19-3 25-9 6-5 9-13 10-23 0-8-2-14-6-20-4-5-10-9-18-13zM921 4h20v86h1c3-9 8-16 16-22 7-5 17-7 27-7 14 0 25 3 33 11s13 20 13 36v136h-20v-130c0-24-10-36-31-36-12 0-21 4-28 12s-11 19-11 33v121h-20zM1073 4h20v34h-20zM1073 65h20v179h-20zM1231 155c0-22-2-38-6-49-3-11-8-19-14-23-5-4-12-6-18-5-12 0-21 5-28 15-5 6-8 14-9 24-2 9-3 23-3 38 0 22 2 38 6 49 3 11 8 18 14 22 6 3 12 5 19 5s13-2 19-5c6-4 11-11 14-22 4-11 6-27 6-49zM1133 65h18v25h1c3-8 8-15 16-21 7-5 16-8 28-8 19 0 34 8 43 23 9 16 13 39 13 71 0 30-4 54-14 69-9 16-23 24-43 24-11-1-20-3-27-9-7-5-12-13-14-22h-1v85h-20z">
          <text:p/>
        </draw:path>
        <draw:line draw:style-name="gr3" draw:text-style-name="P3" draw:layer="layout" svg:x1="1.502cm" svg:y1="18.169cm" svg:x2="10.109cm" svg:y2="18.169cm">
          <text:p/>
        </draw:line>
        <draw:line draw:style-name="gr3" draw:text-style-name="P3" draw:layer="layout" svg:x1="1.507cm" svg:y1="18.766cm" svg:x2="1.507cm" svg:y2="18.177cm">
          <text:p/>
        </draw:line>
        <draw:line draw:style-name="gr3" draw:text-style-name="P3" draw:layer="layout" svg:x1="10.104cm" svg:y1="18.766cm" svg:x2="10.104cm" svg:y2="18.177cm">
          <text:p/>
        </draw:line>
        <draw:line draw:style-name="gr3" draw:text-style-name="P3" draw:layer="layout" svg:x1="1.502cm" svg:y1="18.77cm" svg:x2="10.109cm" svg:y2="18.77cm">
          <text:p/>
        </draw:line>
        <draw:path draw:style-name="gr1" draw:text-style-name="P1" draw:layer="layout" svg:width="0.17cm" svg:height="0.276cm" svg:x="0.807cm" svg:y="19.41cm" svg:viewBox="0 0 171 277" svg:d="M159 44h-103l-5 62c11-14 28-21 51-20 17 0 32 4 42 13 10 8 17 19 21 32 4 14 6 28 5 43 1 20-2 38-7 53s-14 28-27 37c-14 8-32 12-55 13-23-1-41-5-52-13-12-9-20-20-24-32-4-11-6-22-5-33v-7h53c0 6 1 12 2 19s4 13 8 18 10 8 18 8c22 0 33-18 32-54 1-22-2-38-6-46-5-9-14-13-26-12-8 0-14 2-18 6-5 5-7 11-8 19h-51l10-150h145z">
          <text:p/>
        </draw:path>
        <draw:path draw:style-name="gr1" draw:text-style-name="P1" draw:layer="layout" svg:width="1.617cm" svg:height="0.247cm" svg:x="1.512cm" svg:y="19.437cm" svg:viewBox="0 0 1618 248" svg:d="M114 66c0-15-4-27-11-35s-18-12-32-12c-15 0-26 4-34 12-7 8-11 18-11 30 0 14 4 25 12 32s17 12 29 16c11 4 22 8 34 13 11 4 21 10 28 19 8 8 12 21 13 37-1 24-7 41-20 53-13 11-31 17-53 17s-39-6-51-18-18-29-18-53v-7h21v9c0 16 4 28 12 37s20 14 36 14c15 0 27-4 37-11 9-8 14-21 14-37 0-14-4-24-12-31s-17-13-29-16c-11-4-22-8-34-12-11-5-21-12-29-21-7-9-11-21-12-38 1-19 6-34 18-46 11-11 27-17 48-18 22 0 39 6 49 17 11 11 16 27 16 49zM260 140c-1-23-4-39-10-48-7-9-16-14-28-14s-22 5-28 14c-7 9-10 25-10 48zM279 185c-1 20-7 35-17 46s-23 17-40 17c-19 1-33-7-44-21-10-15-15-38-15-72 0-30 5-55 15-70 11-16 26-23 46-23 19 0 34 7 43 21s14 36 14 66v7h-97v9c0 25 4 42 12 52 7 10 16 15 26 15 21 0 34-16 37-47zM356 168l-37 76h-23l48-91-46-87h23l35 71 35-71h23l-46 87 48 91h-23zM1072 4h37l57 214h1l57-214h36v240h-22v-219h-1l-61 219h-20l-62-219h-1v219h-21zM1381 144h-1c-1 3-4 5-9 7-4 2-8 4-12 5l-17 4c-10 2-18 7-23 12-5 6-8 14-8 25 0 10 3 19 8 25s12 9 20 10c13 0 23-5 30-13 8-9 11-22 12-38zM1296 119c0-19 4-33 13-43 9-9 23-14 42-14 18 0 31 4 38 13 8 8 12 20 12 34v106c0 10 3 15 10 15h6v14c-4 2-7 2-10 2-8 0-14-1-19-4-4-3-6-9-6-18v-6h-1c-4 12-10 20-19 24-8 4-17 7-27 6-15 0-27-4-34-13s-11-21-11-37c0-12 3-22 9-31 5-8 14-14 27-18l38-11c6-1 11-4 13-7 3-4 4-12 4-22-1-11-3-19-9-24s-13-7-22-7c-12 0-21 4-26 11-6 7-8 17-8 30zM1445 4h20v240h-20zM1596 140c0-23-3-39-10-48-6-9-15-14-27-14-13 0-22 5-28 14-7 9-10 25-10 48zM1616 185c-1 20-7 35-17 46s-23 17-40 17c-19 1-34-7-44-21-10-15-15-38-16-72 0-30 6-55 16-70 11-16 26-23 46-23 19 0 34 7 43 21s14 36 14 66v7h-97v9c0 25 4 42 11 52 8 10 16 15 27 15 21 0 33-16 37-47z">
          <text:p/>
        </draw:path>
        <draw:polygon draw:style-name="gr2" draw:text-style-name="P2" draw:layer="layout" svg:width="0.389cm" svg:height="0.394cm" svg:x="3.306cm" svg:y="19.354cm" svg:viewBox="0 0 390 395" draw:points="0,5 0,391 0,395 5,395 386,395 390,395 390,391 390,5 390,0 386,0 5,0 0,0">
          <text:p/>
        </draw:polygon>
        <draw:polygon draw:style-name="gr3" draw:text-style-name="P3" draw:layer="layout" svg:width="0.389cm" svg:height="0.394cm" svg:x="3.306cm" svg:y="19.354cm" svg:viewBox="0 0 390 395" draw:points="0,5 0,391 0,395 5,395 386,395 390,395 390,391 390,5 390,0 386,0 5,0 0,0">
          <text:p/>
        </draw:polygon>
        <draw:path draw:style-name="gr1" draw:text-style-name="P1" draw:layer="layout" svg:width="0.832cm" svg:height="0.243cm" svg:x="4.645cm" svg:y="19.441cm" svg:viewBox="0 0 833 244" svg:d="M0 0h119v19h-97v87h90v19h-90v115h-22zM234 136c0-22-3-38-9-47-7-9-16-14-28-14-13 0-22 5-28 14-7 9-10 25-10 47zM254 181c-1 20-7 35-17 46s-23 17-40 17c-19 1-34-7-44-21-10-15-15-38-16-72 0-30 6-54 16-69 11-16 26-23 46-23 19 0 34 7 43 21s14 36 14 65v7h-97v9c0 25 4 42 11 52 8 10 16 15 27 15 21 0 33-16 37-47zM288 63h18v24h1c5-9 11-17 19-21 7-5 16-7 26-7 11 0 19 3 26 9 6 5 10 13 11 22h1c4-10 10-18 17-23 7-6 17-8 28-8 13 0 22 3 30 11 7 7 11 19 11 34v136h-20v-133c0-21-9-31-28-32-10 1-18 5-25 13s-11 19-11 33v119h-20v-133c0-21-9-31-28-32-10 1-18 5-25 13s-10 19-11 33v119h-20zM599 140h-1c-1 3-4 5-8 7-5 2-9 4-13 5l-17 4c-10 2-17 7-23 12-5 6-7 14-7 25 0 10 2 19 7 25s12 9 21 10c12 0 22-5 30-13 7-9 11-22 11-38zM514 116c0-19 4-33 13-43 9-9 23-14 42-14 18 0 31 4 39 13 7 8 11 20 11 34v105c0 10 3 15 10 15h6v14c-4 2-7 2-9 2-8 0-15-1-19-4-5-3-7-9-7-18v-6h-1c-4 12-10 20-18 24s-18 7-28 6c-15 0-26-4-34-13-7-9-11-21-11-37 0-12 3-22 9-31 6-8 15-14 27-18l38-11c7-1 11-4 14-7 2-4 3-11 3-21 0-11-3-19-9-24-5-5-13-7-22-7-12 0-20 4-26 11-5 7-8 17-8 30zM661 0h20v240h-20zM812 136c-1-22-4-38-10-47-7-9-16-14-28-14s-23 5-29 14-10 25-10 47zM831 181c-1 20-7 35-17 46s-23 17-40 17c-20 1-34-7-45-21-10-15-15-38-15-72 0-30 5-54 16-69 10-16 25-23 46-23 19 0 34 7 43 21s14 36 14 65v7h-98v9c0 25 4 42 12 52 7 10 17 15 27 15 21 0 34-16 37-47z">
          <text:p/>
        </draw:path>
        <draw:polygon draw:style-name="gr2" draw:text-style-name="P2" draw:layer="layout" svg:width="0.39cm" svg:height="0.394cm" svg:x="5.655cm" svg:y="19.354cm" svg:viewBox="0 0 391 395" draw:points="0,5 0,391 0,395 4,395 386,395 391,395 391,391 391,5 391,0 386,0 4,0 0,0">
          <text:p/>
        </draw:polygon>
        <draw:polygon draw:style-name="gr3" draw:text-style-name="P3" draw:layer="layout" svg:width="0.39cm" svg:height="0.394cm" svg:x="5.655cm" svg:y="19.354cm" svg:viewBox="0 0 391 395" draw:points="0,5 0,391 0,395 4,395 386,395 391,395 391,391 391,5 391,0 386,0 4,0 0,0">
          <text:p/>
        </draw:polygon>
        <draw:path draw:style-name="gr1" draw:text-style-name="P1" draw:layer="layout" svg:width="1.781cm" svg:height="0.247cm" svg:x="7.75cm" svg:y="19.238cm" svg:viewBox="0 0 1782 248" svg:d="M0 5h21v239h-21zM63 66h18v25c5-9 12-17 20-22s17-7 26-7c14-1 25 3 33 12 8 7 12 19 12 36v134h-20v-128c0-24-10-37-30-37-12 1-22 5-29 13s-10 19-10 33v119h-20zM225 155c0 22 2 38 5 49 4 11 9 19 15 22 6 4 12 6 20 6 6 0 13-2 19-6 5-3 10-11 14-22 3-11 5-27 5-49 0-21-2-38-5-48-4-11-9-19-14-22-6-4-13-6-19-6-8 0-14 2-20 6-6 3-11 11-15 22-3 10-5 27-5 48zM305 215c-3 10-9 18-16 24-8 6-17 9-28 9-20 0-35-7-44-23s-14-39-14-70c0-30 5-53 14-69 9-17 24-24 44-24 11 0 20 2 28 8 7 6 11 14 14 23v-88h20v239h-18zM449 140c0-22-3-38-9-47-7-9-16-14-28-14-13 0-22 5-28 14-7 9-10 25-10 47zM469 185c-1 20-7 35-17 46s-23 17-40 17c-19 1-34-7-44-21-10-15-15-38-16-72 0-30 6-54 16-69 11-17 26-24 46-24 19 0 34 7 43 22 9 14 14 36 14 65v7h-97v9c0 25 4 42 11 52 8 10 16 15 27 15 21 0 34-16 37-47zM511 83h-24v-17h24v-49h20v49h32v17h-32v128c0 7 2 12 5 14 3 3 8 5 14 5 4 0 8-1 13-2v16c-3 2-8 2-15 2-13 1-23-2-28-6-6-5-9-13-9-25zM674 140c-1-22-4-38-10-47-7-9-16-14-28-14-13 0-22 5-28 14-7 9-10 25-10 47zM693 185c-1 20-7 35-17 46s-23 17-40 17c-19 1-33-7-44-21-10-15-15-38-15-72 0-30 5-54 15-69 11-17 26-24 46-24 19 0 34 7 43 22 9 14 14 36 14 65v7h-97v9c0 25 4 42 11 52 8 10 16 15 27 15 21 0 34-16 37-47zM726 66h20v28h1c4-10 10-17 17-24 8-6 17-8 28-8 2 0 4 0 7 1v21c-4-1-7-1-10-1-11 0-21 4-30 12-8 8-12 21-13 38v111h-20zM818 66h18v25c5-9 11-17 19-22s17-7 27-7 19 3 25 9c7 6 10 14 12 23 4-10 10-18 17-24 8-6 17-8 29-8s22 3 29 12c8 7 11 19 12 35v135h-20v-132c-1-22-10-32-28-33-10 1-19 5-26 13s-10 19-10 33v119h-20v-132c-1-22-10-32-28-33-10 1-19 5-26 13s-10 19-10 33v119h-20zM1052 5h20v34h-20zM1052 66h20v178h-20zM1112 66h18v25c6-9 12-17 20-22s17-7 26-7c14-1 25 3 33 12 8 7 12 19 12 36v134h-20v-128c0-24-10-37-30-37-12 1-21 5-28 13s-11 19-11 33v119h-20zM1341 144h-1c-1 3-4 5-8 7s-9 4-13 5l-17 4c-10 2-17 7-22 12-6 6-8 14-8 25 0 10 2 19 7 25s12 9 21 10c12 0 22-5 30-13 7-9 11-22 11-38zM1256 120c0-19 5-33 14-43 8-10 22-15 41-15 18 0 31 4 39 14 8 8 11 20 11 34v105c0 10 4 15 11 15h5v14c-3 2-6 2-9 2-8 1-14-1-19-4s-7-9-7-18v-6h-1c-4 12-10 20-18 24s-17 7-27 6c-16 0-27-4-35-13-7-9-11-21-11-37 0-12 3-22 9-31 6-8 15-14 27-18l38-11c7-1 12-4 14-7 2-4 3-11 3-21 0-11-3-19-9-24-5-5-13-7-22-7-11 0-20 4-26 11-5 7-8 17-8 30zM1409 83h-24v-17h24v-49h20v49h32v17h-32v128c0 7 2 12 5 14 3 3 8 5 14 5 4 0 9-1 13-2v16c-3 2-7 2-14 2-14 1-23-2-29-6-6-5-9-13-9-25zM1575 140c0-22-3-38-10-47-6-9-15-14-28-14-12 0-21 5-28 14-6 9-9 25-9 47zM1595 185c-2 20-7 35-17 46s-24 17-40 17c-19 1-34-7-44-21-10-15-16-38-16-72 0-30 6-54 16-69 11-17 26-24 45-24 20 0 34 7 44 22 9 14 14 36 14 65v7h-97v9c0 25 4 42 11 52s16 15 26 15c22 0 34-16 38-47zM1782 0l-82 248h-18l82-248z">
          <text:p/>
        </draw:path>
        <draw:polygon draw:style-name="gr1" draw:text-style-name="P1" draw:layer="layout" svg:width="0.026cm" svg:height="0.246cm" svg:x="7.001cm" svg:y="19.591cm" svg:viewBox="0 0 27 247" draw:points="0,0 27,0 27,247 0,247">
          <text:p/>
        </draw:polygon>
        <draw:path draw:style-name="gr1" draw:text-style-name="P1" draw:layer="layout" svg:width="0.114cm" svg:height="0.182cm" svg:x="7.061cm" svg:y="19.655cm" svg:viewBox="0 0 115 183" svg:d="M0 183h21v-124c0-25 17-42 38-42 22 0 35 13 35 34v132h21v-137c0-33-21-46-47-46-22 0-39 8-51 30v-26h-17z">
          <text:p/>
        </draw:path>
        <draw:path draw:style-name="gr1" draw:text-style-name="P1" draw:layer="layout" svg:width="0.076cm" svg:height="0.229cm" svg:x="7.192cm" svg:y="19.608cm" svg:viewBox="0 0 77 230" svg:d="M25 200c0 21 13 30 38 30 10 0 14 0 14-4v-17c-4 4-8 4-14 4-12 0-17-4-17-21v-124h31v-17h-31v-51h-21v51h-25v17h25z">
          <text:p/>
        </draw:path>
        <draw:path draw:style-name="gr1" draw:text-style-name="P1" draw:layer="layout" svg:width="0.119cm" svg:height="0.186cm" svg:x="7.285cm" svg:y="19.655cm" svg:viewBox="0 0 120 187" svg:d="M98 123c-4 29-17 47-39 47-21 0-38-18-38-69v-8h99v-8c0-60-17-85-56-85-43 0-64 30-64 89 0 73 21 98 59 98 35 0 56-25 61-64zM21 76c0-46 13-59 38-59 26 0 39 13 39 59z">
          <text:p/>
        </draw:path>
        <draw:path draw:style-name="gr1" draw:text-style-name="P1" draw:layer="layout" svg:width="0.072cm" svg:height="0.182cm" svg:x="7.433cm" svg:y="19.655cm" svg:viewBox="0 0 73 183" svg:d="M0 183h21v-115c0-34 22-47 44-47 0 0 4 0 8 0v-21c0 0-4 0-8 0-22 0-35 13-44 30v-26h-21z">
          <text:p/>
        </draw:path>
        <draw:path draw:style-name="gr1" draw:text-style-name="P1" draw:layer="layout" svg:width="0.11cm" svg:height="0.186cm" svg:x="7.518cm" svg:y="19.655cm" svg:viewBox="0 0 111 187" svg:d="M64 106c17 4 26 17 26 29 0 22-13 35-34 35-25 0-34-13-34-43v-4h-22v8c0 39 18 56 56 56s55-21 55-56c0-17-9-34-34-42l-30-13c-16-8-21-17-21-30 0-17 9-29 30-29 17 0 30 8 30 29v9h21v-9c0-29-17-46-51-46-30 0-52 13-52 51 0 17 9 34 35 42z">
          <text:p/>
        </draw:path>
        <draw:path draw:style-name="gr1" draw:text-style-name="P1" draw:layer="layout" svg:width="0.115cm" svg:height="0.186cm" svg:x="7.653cm" svg:y="19.655cm" svg:viewBox="0 0 116 187" svg:d="M99 123c-5 29-17 47-38 47-23 0-44-18-44-69v-8h99v-8c0-60-13-85-55-85-39 0-61 30-61 89 0 73 22 98 61 98 33 0 55-25 55-64zM17 76c5-46 17-59 44-59 25 0 38 13 38 59z">
          <text:p/>
        </draw:path>
        <draw:polygon draw:style-name="gr1" draw:text-style-name="P1" draw:layer="layout" svg:width="0.118cm" svg:height="0.178cm" svg:x="7.785cm" svg:y="19.659cm" svg:viewBox="0 0 119 179" draw:points="98,179 119,179 73,86 119,0 94,0 59,68 25,0 4,0 46,86 0,179 25,179 59,103">
          <text:p/>
        </draw:polygon>
        <draw:polygon draw:style-name="gr1" draw:text-style-name="P1" draw:layer="layout" svg:width="0.097cm" svg:height="0.25cm" svg:x="7.984cm" svg:y="19.591cm" svg:viewBox="0 0 98 251" draw:points="81,0 0,251 16,251 98,0">
          <text:p/>
        </draw:polygon>
        <draw:path draw:style-name="gr1" draw:text-style-name="P1" draw:layer="layout" svg:width="0.132cm" svg:height="0.245cm" svg:x="8.178cm" svg:y="19.596cm" svg:viewBox="0 0 133 246" svg:d="M0 174c0 51 22 72 69 72 42 0 64-21 64-72v-174h-17v174c0 38-17 55-47 55-34 0-51-17-51-55v-174h-18z">
          <text:p/>
        </draw:path>
        <draw:path draw:style-name="gr1" draw:text-style-name="P1" draw:layer="layout" svg:width="0.115cm" svg:height="0.182cm" svg:x="8.343cm" svg:y="19.655cm" svg:viewBox="0 0 116 183" svg:d="M0 183h22v-124c0-25 17-42 43-42 21 0 30 13 30 34v132h21v-137c0-33-17-46-47-46-17 0-39 8-47 30v-26h-22z">
          <text:p/>
        </draw:path>
        <draw:path draw:style-name="gr1" draw:text-style-name="P1" draw:layer="layout" svg:width="0.11cm" svg:height="0.186cm" svg:x="8.483cm" svg:y="19.655cm" svg:viewBox="0 0 111 187" svg:d="M69 106c17 4 21 17 21 29 0 22-13 35-34 35-22 0-35-13-35-43v-4h-21v8c0 39 21 56 56 56 38 0 55-21 55-56 0-17-8-34-34-42l-25-13c-22-8-26-17-26-30 0-17 8-29 34-29 17 0 26 8 26 29v9h21v-9c0-29-13-46-47-46-30 0-56 13-56 51 0 17 13 34 34 42z">
          <text:p/>
        </draw:path>
        <draw:path draw:style-name="gr1" draw:text-style-name="P1" draw:layer="layout" svg:width="0.118cm" svg:height="0.241cm" svg:x="8.623cm" svg:y="19.655cm" svg:viewBox="0 0 119 242" svg:d="M0 242h21v-86c4 17 21 30 43 30 38 0 55-34 55-93 0-64-17-93-55-93-22 0-39 13-43 29v-25h-21zM98 93c0 63-17 76-38 76-22 0-39-13-39-76 0-30 4-51 13-64 4-8 18-12 26-12 21 0 38 8 38 76z">
          <text:p/>
        </draw:path>
        <draw:path draw:style-name="gr1" draw:text-style-name="P1" draw:layer="layout" svg:width="0.118cm" svg:height="0.186cm" svg:x="8.767cm" svg:y="19.655cm" svg:viewBox="0 0 119 187" svg:d="M98 123c0 29-17 47-38 47-17 0-39-18-39-69v-8h98v-8c0-60-17-85-55-85-43 0-64 30-64 89 0 73 21 98 60 98 38 0 55-25 59-64zM21 76c0-46 14-59 39-59s38 13 38 59z">
          <text:p/>
        </draw:path>
        <draw:path draw:style-name="gr1" draw:text-style-name="P1" draw:layer="layout" svg:width="0.119cm" svg:height="0.186cm" svg:x="8.906cm" svg:y="19.655cm" svg:viewBox="0 0 120 187" svg:d="M99 123c-4 29-17 47-38 47-17 0-38-8-38-81 0-59 17-72 42-72 21 0 34 8 34 38h21c-4-34-21-55-55-55-42 0-65 30-65 89 0 73 23 98 61 98 34 0 55-25 59-64z">
          <text:p/>
        </draw:path>
        <draw:path draw:style-name="gr1" draw:text-style-name="P1" draw:layer="layout" svg:width="0.021cm" svg:height="0.241cm" svg:x="9.055cm" svg:y="19.596cm" svg:viewBox="0 0 22 242" svg:d="M0 242h22v-178h-22zM0 33h22v-33h-22z">
          <text:p/>
        </draw:path>
        <draw:path draw:style-name="gr1" draw:text-style-name="P1" draw:layer="layout" svg:width="0.123cm" svg:height="0.246cm" svg:x="9.097cm" svg:y="19.591cm" svg:viewBox="0 0 124 247" svg:d="M102 247h22v-179h-22zM102 38h22v-33h-22zM25 247h21v-162h30v-17h-30v-25c0-21 5-26 22-26 4 0 8 0 8 0v-17c-4 0-4 0-13 0-33 0-38 17-38 43v25h-25v17h25z">
          <text:p/>
        </draw:path>
        <draw:path draw:style-name="gr1" draw:text-style-name="P1" draw:layer="layout" svg:width="0.114cm" svg:height="0.186cm" svg:x="9.254cm" svg:y="19.655cm" svg:viewBox="0 0 115 187" svg:d="M98 123c-4 29-17 47-38 47s-43-18-43-69v-8h98v-8c0-60-17-85-55-85-39 0-60 30-60 89 0 73 21 98 60 98 34 0 55-25 55-64zM17 76c4-46 16-59 43-59 21 0 34 13 38 59z">
          <text:p/>
        </draw:path>
        <draw:path draw:style-name="gr1" draw:text-style-name="P1" draw:layer="layout" svg:width="0.119cm" svg:height="0.245cm" svg:x="9.393cm" svg:y="19.596cm" svg:viewBox="0 0 120 246" svg:d="M102 242h18v-242h-22v89c-5-17-17-30-43-30-38 0-55 30-55 94 0 59 17 93 55 93 21 0 38-13 47-34zM21 153c0-69 22-77 39-77 21 0 38 8 38 77 0 64-17 76-38 76-17 0-39-12-39-76z">
          <text:p/>
        </draw:path>
        <draw:polygon draw:style-name="gr2" draw:text-style-name="P2" draw:layer="layout" svg:width="0.389cm" svg:height="0.394cm" svg:x="9.707cm" svg:y="19.354cm" svg:viewBox="0 0 390 395" draw:points="0,5 0,391 0,395 4,395 386,395 390,395 390,391 390,5 390,0 386,0 4,0 0,0">
          <text:p/>
        </draw:polygon>
        <draw:polygon draw:style-name="gr3" draw:text-style-name="P3" draw:layer="layout" svg:width="0.389cm" svg:height="0.394cm" svg:x="9.707cm" svg:y="19.354cm" svg:viewBox="0 0 390 395" draw:points="0,5 0,391 0,395 4,395 386,395 390,395 390,391 390,5 390,0 386,0 4,0 0,0">
          <text:p/>
        </draw:polygon>
        <draw:path draw:style-name="gr1" draw:text-style-name="P1" draw:layer="layout" svg:width="0.176cm" svg:height="0.281cm" svg:x="0.805cm" svg:y="20.772cm" svg:viewBox="0 0 177 282" svg:d="M59 191c0 16 1 29 6 39 4 10 12 15 25 15s21-5 25-15 6-23 5-39c0-18-2-33-7-41s-12-13-23-12c-11-1-19 4-24 12s-7 23-7 41zM116 70c0-11-2-19-6-25s-10-9-20-9c-14 1-23 7-28 20-4 13-6 30-6 51v13h1c5-7 11-13 20-17s20-7 32-7c24 1 42 9 52 25 11 16 16 36 16 63 0 31-7 56-22 72-15 17-37 26-68 26-26 0-44-6-57-18-12-12-21-28-24-47-4-20-6-41-6-65 0-20 0-38 2-57 1-18 4-34 10-48 6-15 15-26 28-34 13-9 30-13 53-13 13 0 26 2 37 6 12 5 21 12 28 22 8 10 12 24 12 42z">
          <text:p/>
        </draw:path>
        <draw:path draw:style-name="gr1" draw:text-style-name="P1" draw:layer="layout" svg:width="1.427cm" svg:height="0.246cm" svg:x="1.521cm" svg:y="20.806cm" svg:viewBox="0 0 1428 247" svg:d="M21 225h35c16 0 29-3 38-9 10-6 17-17 22-32s7-35 7-61-2-47-7-61c-5-15-12-26-22-32-9-6-22-9-38-9h-35zM0 3h58c23 0 40 4 53 13s21 23 26 41c5 17 7 39 7 65 0 27-2 49-7 67s-13 31-26 40-30 14-53 14h-58zM261 141c-2 4-5 7-9 9s-9 3-13 4l-17 4c-10 3-17 7-22 13s-8 14-8 24c0 11 3 19 8 25s11 10 20 10c13 0 23-4 30-13s11-21 11-37zM176 117c0-18 5-32 14-42s22-15 41-15c18 0 31 5 39 13 8 9 12 20 11 34v106c0 10 4 15 11 15h5v15c-3 1-6 2-9 2-8 0-14-2-19-5-4-3-7-9-7-17v-6c-5 11-11 19-19 23-8 5-17 7-27 7-16-1-27-5-34-14-8-9-11-21-11-37 0-11 2-22 8-30 6-9 15-15 27-19l38-11c7-2 12-5 14-8 2-4 3-10 3-20 0-12-3-20-8-24-6-5-13-7-23-7-11 0-20 3-25 10-6 7-9 17-9 30zM335 81h-25v-17h25v-49h20v49h31v17h-31v128c0 7 1 12 4 15s8 4 15 4c4 0 8-1 12-2v17c-2 1-7 2-14 2-13 0-23-2-29-7s-9-13-8-24zM497 137c0-22-3-37-10-47-6-9-15-13-28-13-12 0-21 4-28 13-6 10-9 25-10 47zM517 184c-2 19-8 34-17 45-10 12-24 17-40 18-19 0-34-7-44-22-10-14-16-38-16-71 0-32 5-55 16-71 11-15 26-23 45-23 20 0 34 7 44 21 9 14 13 36 13 66v8h-97v8c1 25 5 43 12 53s16 14 26 14c22 0 34-15 38-46zM640 154c0 28 4 48 11 59 8 12 17 17 28 17 12 0 21-5 29-17 7-11 11-31 11-59 0-29-4-49-11-61-8-11-17-17-29-16-11-1-20 5-28 16-7 12-11 32-11 61zM617 154c0-32 6-55 17-71 11-15 26-23 45-23 20 0 35 8 46 23 10 16 16 39 16 71 0 31-6 54-16 69-11 16-26 24-46 24-19 0-34-8-45-24-11-15-17-38-17-69zM779 81h-25v-17h25v-21c-1-8 0-16 2-22s6-11 11-15c6-4 14-6 25-6 3 0 6 0 8 0s3 1 5 1v17c-3-1-6-1-10-1-7 0-12 1-16 5-3 4-5 11-5 21v21h31v17h-31v162h-20zM950 154c0 21 1 38 5 49s8 18 14 22c6 3 12 5 19 5s13-2 19-5c6-4 11-11 15-22 3-11 5-28 5-49 0-23-2-39-5-50-4-11-9-18-15-22s-12-5-19-5-13 1-19 5-10 11-14 22-5 27-5 50zM929 3h21v88c2-10 7-17 14-23 7-5 17-8 28-8 19 0 33 8 43 23 9 16 14 39 14 71 0 30-5 54-14 69-10 16-24 24-43 24-11-1-20-4-28-10-8-5-13-14-16-24v30h-19zM1083 3h20v34h-20zM1083 64h20v179h-20zM1146 64h20v28c4-10 10-18 18-24 8-5 17-8 27-8 3 0 5 0 7 1v20c-3-1-6-1-10-1-11 0-21 4-29 12-9 9-13 21-13 39v112h-20zM1246 81h-25v-17h25v-49h20v49h31v17h-31v128c0 7 1 12 4 15s8 4 15 4c4 0 8-1 12-2v17c-2 1-7 2-14 2-13 0-23-2-29-7s-9-13-8-24zM1318 3h21v86c3-9 8-16 16-21s17-8 28-8c13 0 24 3 33 11 8 8 12 20 12 37v135h-20v-130c0-24-10-36-30-36-12 0-22 4-29 12s-10 19-10 33v121h-21z">
          <text:p/>
        </draw:path>
        <draw:polygon draw:style-name="gr2" draw:text-style-name="P2" draw:layer="layout" svg:width="2.997cm" svg:height="0.597cm" svg:x="3.302cm" svg:y="20.59cm" svg:viewBox="0 0 2998 598" draw:points="0,0 2998,0 2998,598 0,598">
          <text:p/>
        </draw:polygon>
        <draw:polygon draw:style-name="gr3" draw:text-style-name="P3" draw:layer="layout" svg:width="2.988cm" svg:height="0.588cm" svg:x="3.306cm" svg:y="20.595cm" svg:viewBox="0 0 2989 589" draw:points="0,589 2989,589 2989,0 0,0">
          <text:p/>
        </draw:polygon>
        <draw:path draw:style-name="gr1" draw:text-style-name="P1" draw:layer="layout" svg:width="2.391cm" svg:height="0.234cm" svg:x="3.562cm" svg:y="20.314cm" svg:viewBox="0 0 2392 235" svg:d="M17 174h28c12 1 22-2 30-7 7-4 13-13 17-24 3-12 5-28 5-48s-2-37-5-49c-4-11-10-20-17-25-8-5-18-7-30-7h-28zM0 0h46c18 0 32 4 42 11s16 17 20 31 6 31 6 53c0 20-2 37-6 51s-10 25-20 32-24 11-42 11h-46zM209 110c-1 2-3 4-7 6-3 1-7 2-10 3l-13 3c-8 2-14 6-18 10-4 5-6 11-6 19s2 15 6 20 9 7 16 8c10 0 18-4 23-11 6-7 9-16 9-29zM143 91c0-15 3-27 10-34 7-8 18-12 33-12 14 0 24 4 30 10 6 7 9 16 9 28v82c0 8 3 12 8 12h5v12c-3 1-6 1-8 1-6 0-11-1-14-3-4-3-6-7-6-14v-5c-4 9-9 15-15 19-6 3-13 5-21 5-12 0-21-4-27-11s-9-16-9-29c0-9 3-17 7-24s12-11 21-14l30-9c5-1 9-3 11-6s3-8 2-16c0-8-2-16-6-19-5-4-11-6-18-6-9 0-16 3-20 8-4 6-7 14-7 25zM244 48h17l31 122 28-122h17l-40 152c-4 13-8 23-14 28-5 4-13 7-23 7-4 0-8 0-11-1v-13c4 0 7 1 10 1 5 0 9-1 13-4 3-3 6-8 8-15l4-13zM883 0h29l45 168h1l45-168h27v189h-16v-173h-1l-48 173h-16l-49-173v173h-17zM1072 119c1 22 4 37 9 46 6 10 14 14 23 14s16-4 22-14c6-9 9-24 9-46s-3-38-9-48c-6-9-13-13-22-13s-17 4-23 13c-5 10-8 26-9 48zM1056 119c0-24 4-43 12-56 8-12 20-18 36-18 15 0 27 6 35 18 9 13 13 32 13 56s-4 42-13 54c-8 13-20 19-35 19-16 0-28-6-36-19-8-12-12-30-12-54zM1175 48h14v20c4-8 9-14 16-17 6-4 13-6 20-6 11 0 19 3 26 9 6 6 9 15 10 29v106h-16v-101c0-20-8-30-24-30-9 0-17 4-22 10-6 7-9 16-9 27v94h-15zM1298 61h-19v-13h19v-38h16v38h25v13h-25v101c0 6 1 10 4 12 2 2 6 3 11 3 3 0 7-1 10-2v14c-2 1-6 1-11 1-11 0-18-1-23-5s-7-10-7-19zM1356 0h15v68h1c2-8 6-13 12-17s14-6 22-6c11 0 19 3 26 9 6 6 10 15 10 29v106h-16v-101c0-20-8-30-24-30-9 0-17 4-22 10-6 7-8 16-9 27v94h-15zM2039 113l-51-113h18l41 95 41-95h18l-51 113v76h-16zM2177 106c-1-17-3-29-8-37-5-7-12-11-22-11s-17 4-22 11c-5 8-7 20-8 37zM2192 142c-1 15-6 27-13 36-8 9-19 14-32 14-15 0-26-6-34-17s-12-30-12-56c0-24 4-43 12-56 8-12 20-18 36-18 15 0 26 6 34 17 7 11 10 29 10 52v6h-76v6c1 20 4 34 9 41 6 8 13 12 21 12 17 0 27-12 29-37zM2283 110h-1c-1 2-3 4-6 6-4 1-7 2-10 3l-13 3c-8 2-14 6-18 10-4 5-6 11-6 19s2 15 6 20c3 5 9 7 16 8 9 0 17-4 23-11s9-16 9-29zM2216 91c0-15 4-27 11-34 7-8 18-12 32-12 15 0 25 4 31 10 6 7 9 16 9 28v82c0 8 2 12 8 12h4v12c-2 1-5 1-7 1-6 0-11-1-15-3-3-3-5-7-5-14v-5h-1c-3 9-8 15-14 19-7 3-14 5-22 5-12 0-21-4-27-11-5-7-8-16-8-29 0-9 2-17 7-24 4-7 11-11 21-14l30-9c5-1 9-3 10-6 2-3 3-8 3-16s-2-16-7-19c-4-4-10-6-17-6-9 0-16 3-21 8-4 6-6 14-6 25zM2335 48h15v22h1c3-8 8-14 14-18 6-5 13-7 21-7 2 0 4 0 6 1v16c-3-1-6-1-8-1-9 0-17 3-23 9-7 8-10 18-11 31v88h-15z">
          <text:p/>
        </draw:path>
        <draw:path draw:style-name="gr1" draw:text-style-name="P1" draw:layer="layout" svg:width="0.17cm" svg:height="0.271cm" svg:x="0.808cm" svg:y="21.683cm" svg:viewBox="0 0 171 272" svg:d="M171 0v43c-15 23-28 46-39 71-12 25-21 51-28 78s-12 53-15 80h-59c4-34 13-70 26-109 13-38 33-76 60-114h-116v-49z">
          <text:p/>
        </draw:path>
        <draw:path draw:style-name="gr1" draw:text-style-name="P1" draw:layer="layout" svg:width="1.523cm" svg:height="0.246cm" svg:x="1.521cm" svg:y="21.712cm" svg:viewBox="0 0 1524 247" svg:d="M0 3h65c23 0 39 6 50 18 10 12 15 29 15 49 0 13-2 24-7 34-4 10-12 19-23 25-10 6-25 9-43 9h-36v105h-21zM21 120h37c14 0 26-4 36-11 9-8 14-21 15-39 0-17-5-30-13-38-9-8-22-11-38-11h-37zM162 3h20v240h-20zM306 141h-1c-1 3-4 6-8 8-5 2-9 3-13 4l-17 4c-10 3-18 7-23 13-5 5-7 14-7 24 0 11 2 19 7 26 5 6 12 10 21 10 12 0 22-4 29-13 8-10 12-22 12-38zM221 117c0-18 4-33 13-42 9-10 23-15 42-15 18 0 31 5 39 13 7 8 11 20 11 34v105c0 11 3 16 10 16h6v15c-4 1-7 2-9 2-9 0-15-2-19-5-5-3-7-9-7-18v-7h-1c-4 13-10 21-18 25-9 5-18 7-28 7-15-1-26-5-34-14-7-9-11-22-11-38 0-11 3-22 9-30 5-9 14-15 27-19l38-10c7-2 11-5 14-8 2-4 3-11 3-21 0-11-3-19-9-23-6-5-13-8-22-7-12 0-20 3-26 10-5 7-8 17-8 30zM473 183c-1 19-7 35-17 46-10 12-23 17-39 18-19 0-34-7-44-22s-16-39-16-72c0-31 6-54 16-70 11-15 26-23 45-23 17 0 30 5 40 15 9 9 14 24 15 42h-20c-1-14-4-24-10-31-6-6-14-9-25-9-7-1-14 1-20 6-6 4-10 11-14 22s-5 27-5 48c0 22 2 39 5 49 4 11 9 20 14 23 6 3 12 5 18 5 21 0 33-16 37-47zM592 137c0-22-3-38-10-47-6-9-15-14-28-13-12-1-21 4-28 13-6 9-9 25-10 47zM612 183c-2 19-8 35-17 46-10 12-24 17-40 18-19 0-34-7-44-22s-16-39-16-72c0-31 5-54 16-70 11-15 26-23 45-23 20 0 34 7 44 21 9 14 13 36 13 65v8h-97v8c1 25 5 43 12 53 7 11 16 15 26 15 22 0 34-16 38-47zM737 153c0 28 4 48 11 59 8 13 18 18 29 18 12 0 21-5 29-18 7-11 11-31 11-59s-4-48-11-60c-8-11-17-17-29-16-11-1-21 5-29 16-7 12-11 32-11 60zM715 153c0-31 5-54 16-70 11-15 26-23 46-23s35 8 46 23c10 16 16 39 16 70s-6 54-16 70c-11 16-26 24-46 24s-35-8-46-24-16-39-16-70zM877 81h-25v-17h25v-21c-1-8 0-16 2-22s6-11 11-15c6-4 14-6 25-6 3 0 6 0 8 0s3 1 5 1v17c-3-1-6-1-10-1-7 0-12 1-16 5s-5 11-5 21v21h31v17h-31v162h-20zM1048 153c0 21 1 38 5 49s8 19 14 23c6 3 12 5 19 5s13-2 19-5c6-4 11-12 15-23 3-11 5-28 5-49 0-22-2-38-5-49-4-11-9-18-15-22s-12-6-19-5c-7-1-13 1-19 5s-10 11-14 22-5 27-5 49zM1027 3h21v88c2-10 7-17 14-23 7-5 17-8 28-8 19 0 33 8 43 23 9 16 14 39 14 70 0 30-5 54-14 70-10 16-24 24-43 24-11-1-20-4-28-10s-13-14-16-25v31h-19zM1181 3h20v34h-20zM1181 64h20v179h-20zM1244 64h20v28c4-10 10-18 18-24 8-5 17-8 27-8 3 0 5 0 7 1v20c-3-1-6-1-10-1-11 0-21 4-29 12-9 9-13 21-13 39v112h-20zM1341 81h-24v-17h24v-49h20v49h32v17h-32v127c0 7 2 13 5 16 3 2 8 4 14 4 4 0 8-1 13-2v17c-3 1-7 2-14 2-14 0-23-2-29-7s-9-13-9-26zM1414 3h20v86h1c3-9 8-16 16-22 7-5 17-7 27-7 14 0 25 3 33 11s13 20 13 36v136h-20v-130c0-24-10-36-31-36-12 0-21 4-28 12s-11 19-11 33v121h-20z">
          <text:p/>
        </draw:path>
        <draw:path draw:style-name="gr1" draw:text-style-name="P1" draw:layer="layout" svg:width="1.105cm" svg:height="0.302cm" svg:x="1.504cm" svg:y="22.337cm" svg:viewBox="0 0 1106 303" svg:d="M62 22h-62v-18h145v18h-62v222h-21zM155 155c0 28 4 48 11 60 8 11 17 17 28 16 12 1 21-5 29-16 7-12 11-32 11-60s-4-47-11-59c-8-13-17-18-29-18-11 0-20 5-28 18-7 12-11 31-11 59zM132 155c0-31 5-54 16-70 12-16 27-24 46-24 20 0 35 8 46 24 10 16 16 39 16 70s-6 54-16 70c-11 15-26 23-46 23-19 0-34-8-46-23-11-16-16-39-16-70zM270 66h22l30 158 33-158h24l30 158h1l30-158h22l-40 178h-24l-32-158-33 158h-23zM484 66h18v25h1c5-11 11-18 19-22 8-5 17-8 26-8 14 0 25 4 33 12 8 7 12 20 13 37v134h-20v-128c0-25-11-38-31-38-12 0-21 5-28 14-7 8-11 19-11 33v119h-20zM709 0l-82 248h-18l82-248zM831 185c-1 19-7 35-17 46-9 11-23 17-39 17-19 0-34-7-44-21-10-15-15-39-16-72 0-31 6-54 16-70 11-16 26-24 46-24 16 0 29 5 39 15 9 10 14 25 15 43h-20c-1-13-4-24-10-30-6-8-14-11-24-11-8 0-14 2-20 6-6 5-11 13-15 24-3 11-5 27-5 47 0 23 2 39 5 50 4 11 9 18 14 22 6 3 12 5 19 4 20 1 33-15 36-46zM862 4h20v34h-20zM862 66h20v178h-20zM931 82h-24v-16h24v-50h21v50h31v16h-31v129c0 7 1 11 4 14s8 4 15 4c4 0 8 0 12-2v17c-3 1-7 2-14 2-13 0-23-2-29-7-6-4-9-12-9-24zM987 66h22l39 154h1l36-154h21l-51 192c-5 18-11 29-18 36-6 6-16 9-30 9-5 0-9 0-13-1v-16c4 0 9 0 13 0 6 0 12-1 16-5 4-3 8-9 10-19l5-16z">
          <text:p/>
        </draw:path>
        <draw:polygon draw:style-name="gr2" draw:text-style-name="P2" draw:layer="layout" svg:width="6.794cm" svg:height="0.597cm" svg:x="3.302cm" svg:y="22.123cm" svg:viewBox="0 0 6795 598" draw:points="0,0 6795,0 6795,598 0,598">
          <text:p/>
        </draw:polygon>
        <draw:polygon draw:style-name="gr3" draw:text-style-name="P3" draw:layer="layout" svg:width="6.79cm" svg:height="0.589cm" svg:x="3.306cm" svg:y="22.127cm" svg:viewBox="0 0 6791 590" draw:points="0,590 6791,590 6791,0 0,0">
          <text:p/>
        </draw:polygon>
        <draw:path draw:style-name="gr1" draw:text-style-name="P1" draw:layer="layout" svg:width="0.902cm" svg:height="0.301cm" svg:x="1.519cm" svg:y="23.104cm" svg:viewBox="0 0 903 302" svg:d="M147 161c-1 28-8 49-20 64-13 15-29 22-51 22-24 1-43-9-56-30-13-20-20-51-20-94s7-74 20-94 32-30 56-29c16 0 29 3 40 10 10 7 17 16 22 27s7 23 7 36h-22c0-16-4-30-12-40s-19-15-35-15c-17-1-30 7-40 23-9 17-14 44-15 82 1 38 6 65 15 82 10 16 23 25 40 24 15 0 27-7 36-19 8-12 13-28 14-49zM188 153c0 28 4 48 12 60 7 12 16 18 28 18 11 0 21-6 28-18 8-12 11-32 12-60-1-27-4-47-12-59-7-11-17-17-28-17-12 0-21 6-28 17-8 12-12 32-12 59zM167 153c0-30 5-54 15-69 11-16 26-23 46-23 19 0 35 7 45 23 11 15 16 39 16 69 0 31-5 55-16 70-10 17-26 24-45 24-20 0-35-7-46-24-10-15-15-39-15-70zM320 65h20v125c0 14 2 24 7 31s13 10 24 10c11-1 21-5 28-14 7-8 10-19 10-33v-119h20v178h-18v-25c-5 10-12 18-20 22-8 5-17 7-26 7-14 0-25-3-33-11s-12-21-12-37zM468 65h18v24h1c5-9 11-17 19-21 8-5 17-7 26-7 14 0 25 3 33 11 8 7 12 19 13 36v135h-20v-129c0-24-11-37-31-37-12 1-21 5-28 13s-11 19-11 33v120h-20zM623 81h-24v-16h24v-49h21v49h31v16h-31v128c0 7 1 12 4 14 3 4 8 6 15 6 4 0 8-1 12-2v16c-2 2-7 2-14 2-13 1-23-2-29-6-6-5-9-13-9-26zM696 65h20v28h1c4-11 10-18 18-24 8-5 17-8 28-8 2 0 5 0 7 1v20c-3-1-7-1-10-1-11 0-21 4-30 12s-13 21-14 38v112h-20zM784 65h21l40 154h1l36-154h21l-52 193c-4 17-10 29-17 35s-17 9-30 9c-5 0-10 0-13 0v-17c4 0 8 0 13 0 6 1 11-1 15-4 5-4 8-10 11-19l5-17z">
          <text:p/>
        </draw:path>
        <draw:polygon draw:style-name="gr2" draw:text-style-name="P2" draw:layer="layout" svg:width="6.794cm" svg:height="0.597cm" svg:x="3.302cm" svg:y="22.889cm" svg:viewBox="0 0 6795 598" draw:points="0,0 6795,0 6795,598 0,598">
          <text:p/>
        </draw:polygon>
        <draw:polygon draw:style-name="gr3" draw:text-style-name="P3" draw:layer="layout" svg:width="6.79cm" svg:height="0.589cm" svg:x="3.306cm" svg:y="22.893cm" svg:viewBox="0 0 6791 590" draw:points="0,590 6791,590 6791,0 0,0">
          <text:p/>
        </draw:polygon>
        <draw:path draw:style-name="gr1" draw:text-style-name="P1" draw:layer="layout" svg:width="0.176cm" svg:height="0.281cm" svg:x="0.805cm" svg:y="24.019cm" svg:viewBox="0 0 177 282" svg:d="M56 198c0 13 2 25 7 34 4 9 13 13 25 13 13 0 21-4 26-13 4-9 6-21 6-34 0-14-2-25-6-34-5-9-13-13-26-14-12 1-21 5-25 14-5 9-7 20-7 34zM61 75c0 13 2 23 7 29 5 7 12 10 20 10s15-3 20-10c5-6 7-16 7-29 0-25-9-38-27-38s-27 13-27 38zM0 199c0-18 4-33 12-45s19-20 35-23v-1c-15-5-25-12-31-22s-9-21-9-31c0-27 8-46 22-58 14-14 34-19 59-19 26 0 45 5 59 19 15 12 23 31 23 58 0 10-3 21-10 31-6 10-16 17-31 22v1c16 3 28 11 36 23s12 27 12 45c0 11-2 22-6 35s-13 24-26 33c-13 10-32 15-57 15s-44-5-57-15c-13-9-21-20-25-33s-6-24-6-35z">
          <text:p/>
        </draw:path>
        <draw:path draw:style-name="gr1" draw:text-style-name="P1" draw:layer="layout" svg:width="3.344cm" svg:height="0.301cm" svg:x="1.519cm" svg:y="24.052cm" svg:viewBox="0 0 3345 302" svg:d="M147 162c-1 28-8 49-20 64-13 14-29 21-51 22-24 0-43-10-56-30s-20-52-20-95c0-42 7-74 20-94s32-29 56-29c16 0 29 3 40 10 10 7 17 16 22 27s7 23 7 36h-22c0-16-4-29-12-40-8-10-19-15-35-15-17-1-30 7-40 24-9 16-14 43-15 81 1 38 6 67 15 83 10 16 23 24 40 24 15-1 27-7 36-19 8-11 13-28 14-49zM177 65h20v126c0 14 3 25 8 31s12 9 23 9 21-5 28-13 10-19 11-33v-120h20v179h-18v-25h-1c-5 10-12 17-20 22-8 4-16 7-26 7-13 0-24-4-32-12-9-7-13-19-13-36zM325 65h20v28h1c4-10 10-18 17-24 8-5 17-8 28-8 2 0 4 0 7 1v20c-4-1-7-1-10-1-11 0-21 4-30 12-8 9-12 21-13 39v112h-20zM418 65h20v28h1c4-10 9-18 17-24 8-5 17-8 27-8 3 0 5 0 7 1v20c-3-1-6-1-9-1-12 0-22 4-30 12-8 9-13 21-13 39v112h-20zM600 138c0-22-3-37-10-47-6-9-15-14-28-13-12-1-21 4-28 13-6 10-9 25-10 47zM620 185c-2 19-8 34-17 45-10 12-24 17-40 18-19 0-34-7-44-22-10-14-16-38-16-72 0-31 5-54 16-70 11-15 26-23 45-23 20 0 34 7 44 21 9 14 13 36 13 65v8h-97v8c1 26 5 44 12 54s16 14 26 14c22 0 34-15 38-46zM654 65h18v25h1c5-10 12-17 20-22s16-7 25-7c14 0 25 3 33 11 9 8 13 20 13 36v136h-20v-130c0-24-10-36-31-36-11 0-21 4-28 12s-10 19-11 33v121h-20zM812 82h-24v-17h24v-49h20v49h32v17h-32v128c0 7 2 12 5 15 3 2 8 4 14 4 4 0 8-1 13-2v17c-3 1-8 2-14 2-14 0-23-2-29-7s-9-13-9-24zM1072 185c-2 19-8 34-17 45-10 12-23 17-40 18-19 0-33-7-44-22-10-14-15-38-15-72 0-31 5-54 15-70 11-15 26-23 46-23 16 0 30 5 39 15s15 24 16 42h-20c-2-14-5-24-11-31-5-6-14-9-24-9-8-1-14 1-20 6-6 4-11 11-15 22-3 11-5 27-5 48 0 22 2 40 6 50 3 11 8 19 14 22 5 3 11 5 18 5 20 0 33-15 37-46zM1111 154c0 29 4 49 11 60 8 12 17 17 29 17 11 0 20-5 28-17 7-11 11-31 11-60 0-28-4-48-11-60-8-11-17-17-28-16-12-1-21 5-29 16-7 12-11 32-11 60zM1089 154c0-31 6-54 16-70 11-15 26-23 46-23 19 0 34 8 45 23 10 16 16 39 16 70 0 32-6 55-16 70-11 16-26 24-45 24-20 0-35-8-46-24-10-15-16-38-16-70zM1243 65h20v126c0 14 2 25 7 31s13 9 23 9c12 0 21-5 28-13s11-19 11-33v-120h20v179h-18v-25h-1c-5 10-11 17-19 22-8 4-17 7-26 7-14 0-25-4-33-12-8-7-12-19-12-36zM1393 65h18v25h1c5-10 11-17 19-22 9-5 17-7 26-7 14 0 25 3 33 11s12 20 13 36v136h-20v-130c0-24-10-36-31-36-12 0-21 4-28 12s-11 19-11 33v121h-20zM1549 82h-25v-17h25v-49h20v49h31v17h-31v128c0 7 1 12 4 15 3 2 8 4 15 4 4 0 8-1 12-2v17c-2 1-7 2-14 2-13 0-23-2-29-7s-9-13-8-24zM1625 65h20v28h1c4-10 9-18 17-24 8-5 17-8 27-8 3 0 5 0 7 1v20c-3-1-6-1-9-1-12 0-22 4-30 12-8 9-13 21-13 39v112h-20zM1705 65h21l40 155h1l35-155h22l-52 193c-5 17-10 29-17 35-7 7-17 10-30 9-5 0-10 0-14 0v-17c5 1 9 1 13 1 7 0 12-2 16-5 4-4 8-10 11-19l5-17zM1937 154c0 29 4 49 12 60 7 12 17 17 28 17s21-5 28-17c8-11 12-31 12-60 0-28-4-48-12-60-7-11-17-17-28-16-11-1-21 5-28 16-8 12-12 32-12 60zM1916 154c0-31 5-54 16-70 10-15 25-23 45-23s35 8 45 23c11 16 16 39 16 70 0 32-5 55-16 70-10 16-25 24-45 24s-35-8-45-24c-11-15-16-38-16-70zM2076 82h-24v-17h24v-21c0-8 1-16 3-22s5-11 11-15 14-6 25-6c3 0 5 0 7 0s4 1 6 1v17c-3-1-6-1-10-1-7 0-13 1-16 5-4 4-6 11-6 21v21h32v17h-32v162h-20zM2229 65h20v28h1c4-10 10-18 17-24 8-5 17-8 28-8 2 0 4 0 7 1v20c-4-1-7-1-10-1-11 0-21 4-30 12-8 9-12 21-13 39v112h-20zM2411 138c0-22-3-37-9-47-7-9-16-14-28-13-13-1-22 4-28 13-7 10-10 25-10 47zM2431 185c-1 19-7 34-17 45-10 12-23 17-40 18-19 0-34-7-44-22-10-14-15-38-16-72 0-31 6-54 16-70 11-15 26-23 46-23 19 0 34 7 43 21s14 36 14 65v8h-97v8c0 26 4 44 11 54 8 10 16 14 27 14 21 0 34-15 37-46zM2497 154c-12-5-21-11-27-18-5-7-7-15-7-24 0-18 5-31 15-39s22-12 38-12c33 0 49 17 49 49v6h-20v-6c0-11-3-19-8-24-5-6-12-8-22-8-11 0-19 3-24 8-6 6-8 13-8 22 0 6 1 12 4 17 4 4 10 9 20 13l29 11c12 4 21 11 26 18 5 8 7 18 7 28 0 15-4 28-13 38-9 9-23 14-42 15-18 0-32-4-41-13s-13-23-13-43v-5h20v4c0 27 11 40 34 40 11 0 20-3 26-8 6-6 9-14 9-24 0-8-2-14-5-21-4-5-10-9-19-13zM2600 4h20v34h-20zM2600 65h20v179h-20zM2674 154c0 21 2 39 5 50 4 11 9 18 15 22 6 3 12 5 19 5s13-2 19-5c6-4 10-11 14-22s6-29 6-50c0-22-2-38-6-49s-8-18-14-22-12-6-19-5c-7-1-13 1-19 5s-11 11-15 22c-3 11-5 27-5 49zM2754 214h-1c-3 10-8 19-16 24-8 6-17 9-28 10-19 0-33-8-43-24-9-15-13-39-13-70s4-54 13-70c10-15 24-23 43-23 12 0 21 3 28 8 7 6 12 13 14 23h1v-88h20v240h-18zM2898 138c-1-22-4-37-10-47-7-9-16-14-28-13-12-1-22 4-28 13-6 10-10 25-10 47zM2917 185c-1 19-7 34-17 45-10 12-23 17-40 18-19 0-33-7-44-22-10-14-15-38-15-72 0-31 5-54 16-70 10-15 25-23 45-23s34 7 43 21 14 36 14 65v8h-97v8c1 26 4 44 12 54 7 10 16 14 26 14 21 0 34-15 37-46zM2950 65h18v25h1c5-10 12-17 20-22s16-7 25-7c14 0 25 3 33 11 9 8 13 20 13 36v136h-20v-130c0-24-10-36-31-36-11 0-21 4-28 12s-11 19-11 33v121h-20zM3205 185c-2 19-7 34-17 45-10 12-23 17-39 18-19 0-34-7-44-22-11-14-16-38-16-72 0-31 5-54 16-70 10-15 26-23 45-23 17 0 30 5 39 15 10 10 15 24 16 42h-20c-1-14-5-24-10-31-6-6-14-9-25-9-7-1-14 1-20 6-6 4-11 11-14 22-4 11-6 27-6 48 1 22 3 40 6 50 4 11 8 19 14 22s12 5 18 5c21 0 33-15 37-46zM3324 138c0-22-4-37-10-47-6-9-16-14-28-13-12-1-22 4-28 13-6 10-10 25-10 47zM3344 185c-2 19-8 34-18 45-10 12-23 17-40 18-19 0-33-7-43-22-11-14-16-38-16-72 0-31 5-54 16-70 10-15 25-23 45-23s34 7 43 21c10 14 14 36 14 65v8h-97v8c1 26 4 44 12 54 7 10 16 14 26 14 21 0 34-15 37-46z">
          <text:p/>
        </draw:path>
        <draw:line draw:style-name="gr3" draw:text-style-name="P3" draw:layer="layout" svg:x1="1.502cm" svg:y1="24.447cm" svg:x2="10.109cm" svg:y2="24.447cm">
          <text:p/>
        </draw:line>
        <draw:line draw:style-name="gr3" draw:text-style-name="P3" draw:layer="layout" svg:x1="1.507cm" svg:y1="25.044cm" svg:x2="1.507cm" svg:y2="24.451cm">
          <text:p/>
        </draw:line>
        <draw:line draw:style-name="gr3" draw:text-style-name="P3" draw:layer="layout" svg:x1="10.104cm" svg:y1="25.044cm" svg:x2="10.104cm" svg:y2="24.451cm">
          <text:p/>
        </draw:line>
        <draw:line draw:style-name="gr3" draw:text-style-name="P3" draw:layer="layout" svg:x1="1.502cm" svg:y1="25.048cm" svg:x2="10.109cm" svg:y2="25.048cm">
          <text:p/>
        </draw:line>
        <draw:path draw:style-name="gr1" draw:text-style-name="P1" draw:layer="layout" svg:width="0.176cm" svg:height="0.281cm" svg:x="0.805cm" svg:y="26.144cm" svg:viewBox="0 0 177 282" svg:d="M56 91c0 19 2 32 7 41s13 13 24 12c10 1 18-3 23-12s7-22 7-41c1-16-1-29-5-39s-13-15-25-15c-14 0-22 5-26 15s-5 23-5 39zM60 212c0 11 2 19 6 25s10 9 20 9c14-1 23-8 28-20 5-13 7-30 6-51v-13h-1c-4 7-11 13-20 17s-19 7-32 7c-24-1-41-9-52-25-10-16-15-37-15-62 0-32 7-56 22-73 14-17 37-26 67-26 26 0 45 6 57 18 13 12 22 28 26 47 4 20 5 41 5 64 0 21 0 40-1 58-2 18-5 34-11 48-7 15-16 26-29 34-12 9-30 13-53 13-13 0-26-2-37-6-11-5-21-12-28-22s-11-24-11-42z">
          <text:p/>
        </draw:path>
        <draw:path draw:style-name="gr1" draw:text-style-name="P1" draw:layer="layout" svg:width="5.327cm" svg:height="0.301cm" svg:x="1.521cm" svg:y="26.178cm" svg:viewBox="0 0 5328 302" svg:d="M21 225h35c16 0 29-3 38-9 10-6 17-17 22-32 5-14 7-35 7-60 0-26-2-47-7-62s-12-26-22-32c-9-6-22-9-38-9h-35zM0 3h58c23 0 40 4 53 13 13 10 21 23 26 41s7 40 7 66-2 48-7 66-13 31-26 40-30 14-53 14h-58zM261 142c-2 3-5 6-9 8s-9 3-13 4l-17 4c-10 3-17 7-22 13s-8 14-8 24c0 11 3 19 8 25 5 7 11 10 20 10 13 0 23-4 30-13s11-21 11-37zM176 118c0-18 5-32 14-42 9-11 22-16 41-16 18 0 31 5 39 14s12 20 11 34v105c0 10 4 15 11 15h5v15c-3 1-6 2-9 2-8 0-14-1-19-4-4-3-7-9-7-18v-6c-5 11-11 19-19 24-8 4-17 6-27 6-16 0-27-5-34-14-8-9-11-21-11-36 0-12 2-22 8-31s15-15 27-19l38-10c7-2 12-4 14-8s3-10 3-20c0-12-3-19-8-24-6-5-13-7-23-7-11 0-20 3-25 10-6 7-9 17-9 30zM335 82h-25v-18h25v-49h20v49h31v18h-31v127c0 7 1 12 4 15s8 4 15 4c4 0 8-1 12-2v17c-2 1-7 2-14 2-13 0-23-2-29-7s-9-13-8-24zM497 138c0-22-3-37-10-47-6-9-15-13-28-13-12 0-21 4-28 13-6 10-9 25-10 47zM517 184c-2 19-8 34-17 46-10 11-24 17-40 17-19 0-34-7-44-22-10-14-16-38-16-71 0-31 5-54 16-70s26-24 45-24c20 0 34 7 44 22 9 14 13 36 13 65v8h-97v8c1 25 5 43 12 53s16 14 26 14c22 0 34-15 38-46zM639 154c0 28 4 48 11 59 8 12 17 17 28 17 12 0 21-5 29-17 7-11 11-31 11-59s-4-48-11-59c-8-12-17-18-29-17-11-1-20 5-28 17-7 11-11 31-11 59zM617 154c0-31 5-54 16-70s26-24 45-24c20 0 35 8 46 24 10 16 16 39 16 70s-6 54-16 70c-11 15-26 23-46 23-19 0-34-8-45-23-11-16-16-39-16-70zM778 82h-25v-18h25v-21c-1-8 0-15 2-22 2-6 6-11 11-15 6-4 14-6 25-6 3 0 6 0 8 0 2 1 3 1 5 1v17c-3-1-6-1-10-1-7 0-12 2-16 5-3 4-5 11-5 21v21h31v18h-31v161h-20zM1012 142h-1c-1 3-4 6-8 8-5 2-9 3-13 4l-17 4c-10 3-18 7-23 13s-7 14-7 24c0 11 2 19 7 25 5 7 12 10 21 10 12 0 22-4 29-13 8-9 12-21 12-37zM927 118c0-18 4-32 13-42 9-11 23-16 42-16 18 0 31 5 39 14 7 9 11 20 11 34v105c0 10 3 15 10 15h6v15c-4 1-7 2-9 2-9 0-15-1-19-4-5-3-7-9-7-18v-6h-1c-4 11-10 19-18 24-9 4-18 6-28 6-15 0-26-5-34-14-7-9-11-21-11-36 0-12 3-22 9-31 5-9 14-15 27-19l38-10c7-2 11-4 14-8 2-4 3-10 3-20 0-12-3-19-9-24s-13-7-22-7c-12 0-20 3-26 10-5 7-8 17-8 30zM1078 64h20v29c4-10 10-18 18-25 8-5 17-8 28-8 3 0 5 0 7 1v21c-3 0-6-1-10-1-12 0-22 4-30 13-8 8-13 21-13 38v111h-20zM1169 64h20v29h1c4-10 10-18 17-25 8-5 17-8 28-8 2 0 4 0 7 1v21c-4 0-7-1-10-1-12 0-21 4-30 13-8 8-13 21-13 38v111h-20zM1263 3h20v34h-20zM1263 64h20v179h-20zM1306 64h21l40 156 36-156h22l-47 179h-23zM1531 142h-1c-1 3-4 6-8 8s-9 3-13 4l-17 4c-10 3-17 7-22 13-6 6-8 14-8 24 0 11 2 19 7 25 5 7 12 10 21 10 13 0 22-4 30-13 7-9 11-21 11-37zM1446 118c0-18 5-32 14-42 9-11 22-16 41-16 18 0 31 5 39 14s11 20 11 34v105c0 10 4 15 11 15h5v15c-3 1-6 2-9 2-8 0-14-1-19-4s-7-9-7-18v-6h-1c-4 11-10 19-18 24-8 4-17 6-27 6-16 0-27-5-34-14-8-9-11-21-11-36 0-12 2-22 8-31s15-15 27-19l38-10c7-2 12-4 14-8s3-10 3-20c0-12-3-19-9-24-5-5-12-7-22-7-11 0-20 3-26 10-5 7-8 17-8 30zM1593 3h20v240h-20zM1734 3h21v34h-21zM1734 64h21v179h-21zM1797 64h18v26c6-10 12-17 20-23 8-5 17-7 26-7 14 0 25 4 33 11 8 9 12 21 12 38v134h-20v-129c0-24-10-36-30-36-12 0-21 4-28 12-7 9-11 20-11 33v120h-20zM2131 184c-1 19-7 34-17 46-9 11-23 17-39 17-19 0-34-7-44-22-10-14-15-38-16-71 0-31 6-54 16-70 11-16 26-24 46-24 16 0 29 5 39 16 9 10 14 24 15 42h-20c-1-14-4-24-10-30-5-7-14-10-24-10-8 0-14 2-20 6s-11 11-15 22c-3 11-5 27-5 48 0 22 2 39 6 50 3 11 8 18 13 21 6 4 12 5 19 5 20 0 33-15 36-46zM2161 64h20v126c0 14 2 25 7 31s13 9 23 9c12 0 21-4 28-13 7-8 11-19 11-32v-121h20v179h-18v-25c-6 10-12 17-20 22-8 4-17 7-26 7-14 0-25-4-33-12-8-7-12-19-12-36zM2309 64h20v29c4-10 10-18 18-25 8-5 17-8 27-8 3 0 5 0 7 1v21c-3 0-6-1-9-1-12 0-22 4-30 13-8 8-13 21-13 38v111h-20zM2401 64h20v29h1c4-10 10-18 18-25 7-5 16-8 27-8 2 0 5 0 7 1v21c-3 0-7-1-10-1-11 0-21 4-29 13-9 8-13 21-14 38v111h-20zM2584 138c-1-22-4-37-10-47-7-9-16-13-28-13s-22 4-28 13c-6 10-10 25-10 47zM2603 184c-1 19-7 34-17 46-10 11-23 17-40 17-19 0-33-7-44-22-10-14-15-38-15-71 0-31 5-54 16-70 10-16 25-24 45-24 19 0 34 7 43 22 9 14 14 36 14 65v8h-97v8c1 25 4 43 12 53 7 10 16 14 26 14 21 0 34-15 37-46zM2638 64h18v26h1c5-10 11-17 19-23 8-5 17-7 26-7 14 0 25 4 33 11 8 9 12 21 13 38v134h-21v-129c0-24-10-36-30-36-12 0-21 4-28 12-7 9-11 20-11 33v120h-20zM2796 82h-25v-18h25v-49h20v49h31v18h-31v127c0 7 1 12 4 15 4 3 8 4 15 4 4 0 8-1 12-2v17c-2 1-7 2-14 2-13 0-23-2-29-7s-9-13-8-24zM3055 184c-1 19-7 34-17 46-10 11-23 17-39 17-19 0-34-7-44-22-10-14-16-38-16-71 0-31 5-54 16-70s26-24 45-24c17 0 30 5 40 16 9 10 14 24 15 42h-20c-1-14-4-24-10-30-6-7-14-10-25-10-7 0-14 2-20 6s-11 11-14 22c-4 11-5 27-5 48 0 22 2 39 5 50 4 11 8 18 14 21 6 4 12 5 18 5 21 0 33-15 37-46zM3094 154c1 28 4 48 12 59 7 12 17 17 28 17 12 0 21-5 28-17 8-11 12-31 12-59s-4-48-12-59c-7-12-16-18-28-17-11-1-21 5-28 17-8 11-11 31-12 59zM3073 154c0-31 5-54 16-70 10-16 26-24 45-24 20 0 35 8 45 24 11 16 16 39 16 70s-5 54-16 70c-10 15-25 23-45 23-19 0-35-8-45-23-11-16-16-39-16-70zM3226 64h20v126c0 14 3 25 8 31s12 9 23 9c12 0 21-4 28-13 7-8 11-19 11-32v-121h20v179h-18v-25h-1c-5 10-12 17-20 22-8 4-16 7-25 7-14 0-25-4-33-12-8-7-13-19-13-36zM3377 64h18v26c5-10 12-17 20-23 8-5 17-7 26-7 14 0 25 4 33 11 8 9 12 21 12 38v134h-20v-129c0-24-10-36-30-36-12 0-21 4-28 12-7 9-11 20-11 33v120h-20zM3532 82h-24v-18h24v-49h20v49h32v18h-32v127c0 7 2 12 5 15s8 4 14 4c4 0 8-1 13-2v17c-3 1-7 2-14 2-14 0-23-2-29-7s-9-13-9-24zM3605 64h20v29h1c4-10 10-18 17-25 8-5 17-8 28-8 2 0 4 0 7 1v21c-4 0-7-1-10-1-11 0-21 4-30 13-8 8-12 21-13 38v111h-20zM3688 64h22l40 155 36-155h21l-51 193c-5 17-11 29-17 35-7 7-17 10-31 10-5 0-9-1-13-1v-17c4 1 9 1 13 1 6 0 12-2 16-5s8-10 10-19l6-17zM3921 154c0 28 4 48 11 59 8 12 17 17 29 17 11 0 20-5 28-17 7-11 11-31 11-59s-4-48-11-59c-8-12-17-18-28-17-12-1-21 5-29 17-7 11-11 31-11 59zM3899 154c0-31 6-54 16-70 11-16 26-24 46-24 19 0 34 8 45 24 10 16 16 39 16 70s-6 54-16 70c-11 15-26 23-45 23-20 0-35-8-46-23-10-16-16-39-16-70zM4060 82h-25v-18h25v-21c0-8 1-15 2-22 2-6 6-11 12-15 5-4 14-6 25-6 3 0 5 0 7 0 2 1 4 1 5 1v17c-2-1-6-1-9-1-8 0-13 2-17 5-3 4-5 11-5 21v21h31v18h-31v161h-20zM4213 64h20v29c4-10 10-18 18-25 8-5 17-8 27-8 3 0 5 0 7 1v21c-3 0-6-1-9-1-12 0-22 4-30 13-8 8-13 21-13 38v111h-20zM4395 138c0-22-3-37-10-47-6-9-16-13-28-13s-21 4-28 13c-6 10-9 25-10 47zM4415 184c-2 19-8 34-17 46-10 11-24 17-40 17-19 0-34-7-44-22-11-14-16-38-16-71 0-31 5-54 16-70s26-24 45-24c20 0 34 7 44 22 9 14 13 36 13 65v8h-97v8c1 25 5 43 12 53s16 14 26 14c22 0 34-15 38-46zM4481 154c-13-4-22-10-27-18-5-7-8-15-7-24 0-18 5-31 15-39 9-9 22-13 37-13 33 0 50 18 49 51v5h-20v-5c0-12-2-20-7-25-5-6-13-8-22-8-12 0-20 3-25 8-5 6-7 13-7 22-1 6 1 12 4 17s10 9 20 13l29 11c12 4 20 11 25 18 6 8 8 17 8 27 0 16-5 28-13 38-9 10-23 15-42 15-18 0-32-4-41-13-9-8-13-23-13-42v-6h20v5c0 26 11 39 34 39 11 0 19-3 25-8 6-6 10-14 10-24 0-8-2-14-6-19-3-6-10-10-18-14zM4581 3h20v34h-20zM4581 64h20v179h-20zM4657 154c0 21 2 38 6 49 3 11 8 18 14 22s12 5 19 5 13-1 19-5 11-11 14-22c4-11 6-28 6-49 0-22-2-38-6-49-3-11-8-18-14-22s-12-5-19-5-13 1-19 5-11 11-14 22c-4 11-6 27-6 49zM4737 213h-1c-3 11-8 19-16 25-7 5-17 9-27 9-20 0-34-8-43-24-10-15-14-38-14-69s4-54 14-69c9-17 23-25 43-25 11 0 20 3 27 8 7 7 12 14 14 24h1v-89h20v240h-18zM4881 138c0-22-4-37-10-47-6-9-16-13-28-13s-21 4-28 13c-6 10-9 25-10 47zM4901 184c-2 19-8 34-18 46-9 11-23 17-39 17-19 0-34-7-44-22-11-14-16-38-16-71 0-31 5-54 16-70 10-16 26-24 45-24 20 0 34 7 43 22 10 14 14 36 14 65v8h-97v8c1 25 5 43 12 53s16 14 26 14c22 0 34-15 38-46zM4935 64h18v26h1c5-10 12-17 20-23 8-5 16-7 25-7 14 0 25 4 33 11 8 9 13 21 13 38v134h-20v-129c0-24-10-36-31-36-11 0-21 4-28 12-7 9-11 20-11 33v120h-20zM5190 184c-2 19-7 34-17 46-10 11-23 17-40 17-18 0-33-7-43-22-11-14-16-38-16-71 0-31 5-54 16-70 10-16 26-24 45-24 17 0 30 5 39 16 10 10 15 24 16 42h-20c-1-14-5-24-10-30-6-7-14-10-25-10-7 0-14 2-20 6s-11 11-14 22c-4 11-6 27-6 48 1 22 2 39 6 50s8 18 14 21c6 4 12 5 18 5 21 0 33-15 37-46zM5307 138c-1-22-4-37-10-47-6-9-16-13-28-13s-22 4-28 13c-6 10-10 25-10 47zM5326 184c-1 19-7 34-17 46-10 11-23 17-40 17-19 0-33-7-44-22-10-14-15-38-15-71 0-31 5-54 16-70 10-16 25-24 45-24s34 7 43 22c9 14 14 36 14 65v8h-97v8c1 25 4 43 12 53 7 10 16 14 26 14 21 0 34-15 37-46z">
          <text:p/>
        </draw:path>
        <draw:polygon draw:style-name="gr2" draw:text-style-name="P2" draw:layer="layout" svg:width="2.993cm" svg:height="0.596cm" svg:x="7.103cm" svg:y="25.963cm" svg:viewBox="0 0 2994 597" draw:points="0,0 2994,0 2994,597 0,597">
          <text:p/>
        </draw:polygon>
        <draw:polygon draw:style-name="gr3" draw:text-style-name="P3" draw:layer="layout" svg:width="2.993cm" svg:height="0.588cm" svg:x="7.103cm" svg:y="25.967cm" svg:viewBox="0 0 2994 589" draw:points="0,589 2994,589 2994,0 0,0">
          <text:p/>
        </draw:polygon>
        <draw:path draw:style-name="gr1" draw:text-style-name="P1" draw:layer="layout" svg:width="2.39cm" svg:height="0.234cm" svg:x="7.363cm" svg:y="25.682cm" svg:viewBox="0 0 2391 235" svg:d="M17 174h27c13 0 23-2 30-7 8-5 14-13 17-24 4-12 6-28 6-48s-2-37-6-49c-3-12-9-20-17-25-7-5-17-7-30-7h-27zM0 0h45c18 0 32 4 42 11s17 17 21 31 6 32 5 53c1 20-1 37-5 51s-11 25-21 32-24 10-42 10h-45zM209 110h-1c-1 2-3 4-6 5-4 2-7 3-10 4l-14 3c-7 2-13 5-17 10s-6 11-6 19 2 15 6 20c3 5 9 7 16 7 9 0 17-3 23-10s9-16 9-29zM142 90c0-14 4-26 11-34 7-7 18-11 32-11 15 0 25 3 31 10s9 17 9 28v82c0 8 2 12 8 12h4v11c-3 1-5 2-7 2-6 0-11-1-15-3-3-3-5-7-5-14v-5h-1c-3 9-8 15-14 19-7 3-14 5-22 5-12-1-21-4-27-11-5-7-8-17-8-29 0-9 2-17 6-24 5-7 12-12 22-14l30-9c5-1 9-3 10-6 2-3 3-8 3-16 0-9-3-15-7-20-4-3-10-5-17-5-9 0-16 3-21 9-4 6-6 13-6 23zM243 48h17l31 122h1l28-122h17l-41 152c-3 13-8 22-13 27-6 5-14 8-24 8-4 0-7-1-10-1v-13c3 0 6 0 10 0 5 1 9-1 12-3 3-3 6-8 9-15l3-13zM882 0h30l45 167 46-167h28v188h-17v-172l-50 172h-16l-48-172h-1v172h-17zM1073 119c0 22 3 37 9 46s13 14 22 13c9 1 17-4 22-13 6-9 9-24 9-46s-3-38-9-47c-5-10-13-14-22-14s-16 4-22 14c-6 9-9 25-9 47zM1056 119c0-25 4-43 13-56 8-12 20-18 35-18 16 0 27 6 36 18 8 13 12 31 12 56 0 24-4 42-12 54-9 12-20 19-36 19-15 0-27-7-35-19-9-12-13-30-13-54zM1179 48h14v20h1c4-8 9-14 15-18 6-3 13-5 20-5 11 0 20 3 26 9 7 5 10 16 10 29v105h-16v-100c0-19-8-30-24-30-9 0-16 3-22 11-5 6-8 15-8 26v93h-16zM1298 61h-20v-13h20v-39h15v39h25v13h-25v101c0 6 2 9 4 12 3 2 6 3 11 3 3 0 7-1 10-2v13c-2 1-6 2-11 2-10 0-18-2-23-5-4-4-7-10-6-19zM1357 0h16v68h1c2-8 6-13 12-17s13-6 22-6c11 0 19 3 26 9 6 5 9 16 10 29v105h-16v-100c0-19-8-30-24-30-9 0-17 3-22 11-6 6-9 15-9 26v93h-16zM2038 113l-51-113h18l41 94 41-94h18l-50 113v75h-17zM2176 106c0-17-3-29-8-36-5-9-12-12-22-12-9 0-17 3-22 12-5 7-7 19-7 36zM2191 142c-1 15-5 27-13 36s-18 13-32 14c-14 0-26-6-34-17-8-12-12-30-12-56 0-25 4-43 12-56 9-12 20-18 36-18 15 0 27 5 34 16 7 12 11 29 11 53v5h-76v7c0 20 3 33 9 41 5 8 12 12 20 11 17 1 27-11 30-36zM2285 110h-1c-1 2-3 4-6 5-4 2-7 3-11 4l-13 3c-8 2-13 5-17 10-5 5-7 11-7 19s2 15 6 20 10 7 17 7c9 0 17-3 23-10s9-16 9-29zM2218 90c0-14 4-26 11-34 7-7 17-11 32-11s25 3 31 10 9 17 9 28v82c0 8 2 12 8 12h4v11c-3 1-5 2-7 2-6 0-11-1-15-3-4-3-5-7-5-14v-5h-1c-3 9-8 15-14 19-7 3-14 5-22 5-12-1-21-4-27-11-5-7-8-17-8-29 0-9 2-17 6-24 5-7 12-12 22-14l29-9c6-1 9-3 11-6s3-8 3-16c0-9-3-15-7-20-4-3-10-5-17-5-10 0-16 3-21 9-4 6-6 13-6 23zM2334 48h16v23c3-9 8-15 14-20 6-4 13-6 21-6 2 0 4 0 6 1v15c-3 0-5 0-8 0-9 0-16 3-23 10s-10 17-10 30v87h-16z">
          <text:p/>
        </draw:path>
        <draw:line draw:style-name="gr3" draw:text-style-name="P3" draw:layer="layout" svg:x1="11.599cm" svg:y1="22.284cm" svg:x2="20.201cm" svg:y2="22.284cm">
          <text:p/>
        </draw:line>
        <draw:path draw:style-name="gr1" draw:text-style-name="P1" draw:layer="layout" svg:width="0.351cm" svg:height="0.281cm" svg:x="10.916cm" svg:y="4.393cm" svg:viewBox="0 0 352 282" svg:d="M55 277v-196h-55v-36h5c37 0 59-15 65-45h42v277zM179 147c-1-26 1-50 4-72s11-40 23-54c13-13 32-20 59-21 22 0 40 4 52 13 13 9 22 23 27 43 6 20 8 46 8 78 0 26-1 50-4 72-3 23-11 41-24 55-12 14-32 21-59 21-22 1-39-4-52-13-12-8-21-23-26-43-6-20-8-46-8-79zM235 159c0 23 1 41 3 53 1 13 4 21 9 26 4 5 10 8 18 8s15-4 19-9c4-6 8-16 9-29 2-14 3-33 3-56v-30c0-23-1-40-3-53-1-12-5-21-9-26-4-4-11-7-19-6-8-1-14 2-18 8-5 6-8 15-9 29-2 14-3 32-3 55z">
          <text:p/>
        </draw:path>
        <draw:path draw:style-name="gr1" draw:text-style-name="P1" draw:layer="layout" svg:width="2.206cm" svg:height="0.298cm" svg:x="11.618cm" svg:y="4.43cm" svg:viewBox="0 0 2207 299" svg:d="M21 112h37c17 0 30-4 39-12s14-19 14-35c0-15-3-26-11-34-7-8-21-13-40-13h-39zM0 0h71c20 0 35 6 46 16 10 11 16 25 16 44 0 15-3 28-10 39s-18 18-33 21v1c14 1 25 6 31 16 6 9 9 22 9 42l1 26c0 6 1 13 2 19s4 11 8 16h-25c-3-4-4-9-5-15s-1-12-1-19l-1-20c0-15-2-26-4-34-3-8-8-14-14-17-7-3-17-5-30-5h-40v110h-21zM260 134c0-22-3-37-9-46-7-10-16-14-28-14-13 0-22 4-28 14-7 9-10 24-10 46zM280 181c-1 19-7 34-17 46-10 11-23 17-40 17-19 0-34-7-44-22-10-14-15-38-16-72 0-31 6-54 16-69 11-16 26-24 46-24 19 0 34 7 43 21s14 36 14 66v7h-97v8c0 26 4 44 11 54 8 10 16 15 27 14 21 0 34-15 37-46zM309 0h20v240h-20zM453 139h-1c-1 2-4 5-8 7-5 2-9 3-13 4l-17 5c-10 2-18 6-23 12s-7 15-7 25c0 11 2 19 7 25 5 7 12 10 21 10 12 0 22-4 29-13 8-9 12-21 12-37zM368 114c0-18 4-32 13-42s23-15 42-15c18 0 31 5 39 13 7 9 11 20 11 34v106c0 10 3 15 10 15h6v15c-4 1-7 2-10 2-8 0-14-1-18-4-5-3-7-9-7-18v-6h-1c-4 11-10 19-18 24-9 4-18 6-28 6-15 0-27-5-34-14-7-8-11-21-11-36 0-12 3-23 9-32 5-9 14-15 27-18l38-11c7-2 11-4 14-8 2-3 3-10 3-20 0-11-3-19-9-24s-13-7-22-7c-12 0-20 3-26 10-5 7-8 17-8 30zM524 78h-26v-17h26v-49h20v49h31v17h-31v128c0 7 1 12 4 15 4 3 8 4 15 4 4 0 8-1 12-2v17c-2 1-7 2-14 2-13 0-23-2-29-7-6-4-9-13-8-24zM598 0h20v34h-20zM598 61h20v179h-20zM672 150c0 29 4 49 12 60 7 12 17 18 28 17 11 1 21-5 28-17 8-11 12-31 12-60 0-28-4-48-12-59-7-12-17-17-28-17s-21 5-28 17c-8 11-12 31-12 59zM651 150c0-31 5-54 16-69 10-16 25-24 45-24s35 8 45 24c11 15 16 38 16 69 0 32-5 55-16 71-10 15-25 23-45 23s-35-8-45-23c-11-16-16-39-16-71zM802 61h18v25h1c5-10 12-17 20-22 8-4 16-7 25-7 14 0 25 4 33 11 9 8 13 20 13 37v135h-20v-130c0-24-10-36-31-36-11 0-21 4-28 13-7 8-10 19-11 32v121h-20zM978 151c-12-5-21-11-26-18-5-8-8-16-8-25 1-18 6-31 15-39 10-8 23-12 38-12 33 0 49 17 49 50v5h-20v-5c0-12-3-20-8-25s-12-8-21-8c-12 0-20 3-25 9-5 5-8 12-8 21 0 6 2 12 5 17s10 9 20 13l29 11c11 5 20 11 25 19 5 7 8 17 8 27 0 16-5 28-14 38s-22 15-41 15c-18 0-32-4-41-13-9-8-14-22-14-42v-6h20v5c0 26 12 39 35 39 10 0 19-3 25-8 6-6 9-14 10-24 0-7-2-14-6-19-4-7-10-11-18-14zM1080 0h20v86h1c3-9 8-16 16-21 7-5 17-8 27-8 14 0 25 4 33 11 8 8 13 20 13 37v135h-20v-130c0-24-10-36-31-36-11 0-21 4-28 13-7 8-11 19-11 32v121h-20zM1230 0h20v34h-20zM1230 61h20v179h-20zM1388 150c-1-21-3-37-6-48-4-11-8-19-14-22-6-4-12-6-19-6-11 0-21 6-28 16-4 6-7 14-9 23-1 10-2 22-2 37 0 22 2 39 5 50 4 11 9 18 15 22 5 4 12 5 19 5 6 0 13-1 19-5s10-11 14-22 6-28 6-50zM1290 61h18v26h1c3-9 8-16 15-21 8-6 17-9 28-9 20 0 34 8 44 24 9 15 13 38 13 69 0 32-5 55-14 70-9 16-24 24-43 24-11 0-20-3-27-9-7-5-12-13-14-22h-1v86h-20zM1548 151c-12-5-21-11-27-18-5-8-7-16-7-25 0-18 5-31 15-39s22-12 38-12c33 0 49 17 49 50v5h-20v-5c0-12-3-20-8-25s-12-8-22-8c-11 0-19 3-24 9-5 5-8 12-8 21 0 6 1 12 5 17 3 5 9 9 19 13l29 11c12 5 21 11 26 19 5 7 8 17 7 27 0 16-4 28-13 38s-23 15-42 15c-18 0-32-4-41-13-9-8-13-22-13-42v-6h20v5c0 26 11 39 34 39 11 0 20-3 26-8 6-6 9-14 9-24 0-7-2-14-5-19-4-7-10-11-19-14zM1661 78h-24v-17h24v-49h20v49h32v17h-32v128c0 7 2 12 5 15s8 4 14 4c4 0 8-1 13-2v17c-3 1-8 2-14 2-14 0-23-2-29-7-6-4-9-13-9-24zM1815 139c-2 2-5 5-9 7s-9 3-13 4l-17 5c-10 2-17 6-22 12s-8 15-8 25c0 11 3 19 8 25 5 7 11 10 20 10 13 0 23-4 30-13s11-21 11-37zM1730 114c0-18 5-32 14-42s22-15 41-15c18 0 31 5 39 13 8 9 12 20 11 34v106c0 10 4 15 11 15h5v15c-3 1-6 2-9 2-8 0-14-1-19-4-4-3-7-9-7-18v-6c-5 11-11 19-19 24-8 4-17 6-27 6-16 0-27-5-34-14-8-8-11-21-11-36 0-12 2-23 8-32s15-15 27-18l38-11c7-2 12-4 14-8 2-3 3-10 3-20 0-11-3-19-8-24-6-5-13-7-22-7-12 0-21 3-26 10-6 7-9 17-9 30zM1885 78h-24v-17h24v-49h20v49h32v17h-32v128c0 7 2 12 5 15s8 4 14 4c4 0 8-1 13-2v17c-3 1-7 2-14 2-14 0-23-2-29-7-6-4-9-13-9-24zM1958 61h20v126c0 15 3 25 8 31s12 9 23 9c12 0 21-4 28-12 7-9 10-20 11-33v-121h20v179h-18v-25h-1c-5 10-12 17-20 22s-16 7-25 7c-14 0-25-4-33-11-9-8-13-20-13-37zM2134 151c-12-5-21-11-26-18-5-8-8-16-8-25 0-18 5-31 15-39s23-12 38-12c33 0 49 17 49 50v5h-20v-5c0-12-3-20-8-25s-12-8-21-8c-12 0-20 3-25 9-5 5-8 12-8 21 0 6 2 12 5 17s10 9 19 13l29 11c12 5 21 11 26 19 5 7 8 17 8 27 0 16-5 28-14 38s-23 15-41 15c-19 0-32-4-41-13-9-8-14-22-14-42v-6h20v5c0 26 12 39 34 39 11 0 20-3 26-8 6-6 9-14 10-24 0-7-2-14-6-19-4-7-10-11-19-14z">
          <text:p/>
        </draw:path>
        <draw:line draw:style-name="gr6" draw:text-style-name="P3" draw:layer="layout" svg:x1="11.599cm" svg:y1="4.821cm" svg:x2="13.804cm" svg:y2="4.821cm">
          <text:p/>
        </draw:line>
        <draw:line draw:style-name="gr6" draw:text-style-name="P3" draw:layer="layout" svg:x1="11.603cm" svg:y1="5.321cm" svg:x2="11.603cm" svg:y2="4.825cm">
          <text:p/>
        </draw:line>
        <draw:line draw:style-name="gr6" draw:text-style-name="P3" draw:layer="layout" svg:x1="14.355cm" svg:y1="4.821cm" svg:x2="16.256cm" svg:y2="4.821cm">
          <text:p/>
        </draw:line>
        <draw:line draw:style-name="gr6" draw:text-style-name="P3" draw:layer="layout" svg:x1="14.355cm" svg:y1="5.321cm" svg:x2="14.355cm" svg:y2="4.825cm">
          <text:p/>
        </draw:line>
        <draw:line draw:style-name="gr6" draw:text-style-name="P3" draw:layer="layout" svg:x1="16.806cm" svg:y1="4.821cm" svg:x2="19.655cm" svg:y2="4.821cm">
          <text:p/>
        </draw:line>
        <draw:line draw:style-name="gr6" draw:text-style-name="P3" draw:layer="layout" svg:x1="16.806cm" svg:y1="5.321cm" svg:x2="16.806cm" svg:y2="4.825cm">
          <text:p/>
        </draw:line>
        <draw:line draw:style-name="gr6" draw:text-style-name="P3" draw:layer="layout" svg:x1="20.205cm" svg:y1="5.321cm" svg:x2="20.205cm" svg:y2="4.825cm">
          <text:p/>
        </draw:line>
        <draw:line draw:style-name="gr6" draw:text-style-name="P3" draw:layer="layout" svg:x1="13.804cm" svg:y1="4.821cm" svg:x2="14.355cm" svg:y2="4.821cm">
          <text:p/>
        </draw:line>
        <draw:line draw:style-name="gr6" draw:text-style-name="P3" draw:layer="layout" svg:x1="13.804cm" svg:y1="5.321cm" svg:x2="13.804cm" svg:y2="4.825cm">
          <text:p/>
        </draw:line>
        <draw:line draw:style-name="gr6" draw:text-style-name="P3" draw:layer="layout" svg:x1="16.256cm" svg:y1="4.821cm" svg:x2="16.806cm" svg:y2="4.821cm">
          <text:p/>
        </draw:line>
        <draw:line draw:style-name="gr6" draw:text-style-name="P3" draw:layer="layout" svg:x1="16.256cm" svg:y1="5.321cm" svg:x2="16.256cm" svg:y2="4.825cm">
          <text:p/>
        </draw:line>
        <draw:line draw:style-name="gr6" draw:text-style-name="P3" draw:layer="layout" svg:x1="19.655cm" svg:y1="4.821cm" svg:x2="20.209cm" svg:y2="4.821cm">
          <text:p/>
        </draw:line>
        <draw:line draw:style-name="gr6" draw:text-style-name="P3" draw:layer="layout" svg:x1="19.655cm" svg:y1="5.321cm" svg:x2="19.655cm" svg:y2="4.825cm">
          <text:p/>
        </draw:line>
        <draw:line draw:style-name="gr6" draw:text-style-name="P3" draw:layer="layout" svg:x1="13.804cm" svg:y1="5.325cm" svg:x2="14.355cm" svg:y2="5.325cm">
          <text:p/>
        </draw:line>
        <draw:line draw:style-name="gr6" draw:text-style-name="P3" draw:layer="layout" svg:x1="13.804cm" svg:y1="6.777cm" svg:x2="13.804cm" svg:y2="5.329cm">
          <text:p/>
        </draw:line>
        <draw:line draw:style-name="gr6" draw:text-style-name="P3" draw:layer="layout" svg:x1="16.256cm" svg:y1="5.325cm" svg:x2="16.806cm" svg:y2="5.325cm">
          <text:p/>
        </draw:line>
        <draw:line draw:style-name="gr6" draw:text-style-name="P3" draw:layer="layout" svg:x1="16.256cm" svg:y1="6.777cm" svg:x2="16.256cm" svg:y2="5.329cm">
          <text:p/>
        </draw:line>
        <draw:line draw:style-name="gr6" draw:text-style-name="P3" draw:layer="layout" svg:x1="19.655cm" svg:y1="5.325cm" svg:x2="20.209cm" svg:y2="5.325cm">
          <text:p/>
        </draw:line>
        <draw:line draw:style-name="gr6" draw:text-style-name="P3" draw:layer="layout" svg:x1="19.655cm" svg:y1="6.777cm" svg:x2="19.655cm" svg:y2="5.329cm">
          <text:p/>
        </draw:line>
        <draw:line draw:style-name="gr6" draw:text-style-name="P3" draw:layer="layout" svg:x1="13.804cm" svg:y1="6.781cm" svg:x2="14.355cm" svg:y2="6.781cm">
          <text:p/>
        </draw:line>
        <draw:line draw:style-name="gr6" draw:text-style-name="P3" draw:layer="layout" svg:x1="16.256cm" svg:y1="6.781cm" svg:x2="16.806cm" svg:y2="6.781cm">
          <text:p/>
        </draw:line>
        <draw:line draw:style-name="gr6" draw:text-style-name="P3" draw:layer="layout" svg:x1="19.655cm" svg:y1="6.781cm" svg:x2="20.209cm" svg:y2="6.781cm">
          <text:p/>
        </draw:line>
        <draw:line draw:style-name="gr6" draw:text-style-name="P3" draw:layer="layout" svg:x1="11.599cm" svg:y1="5.325cm" svg:x2="13.804cm" svg:y2="5.325cm">
          <text:p/>
        </draw:line>
        <draw:line draw:style-name="gr6" draw:text-style-name="P3" draw:layer="layout" svg:x1="11.603cm" svg:y1="6.777cm" svg:x2="11.603cm" svg:y2="5.329cm">
          <text:p/>
        </draw:line>
        <draw:line draw:style-name="gr6" draw:text-style-name="P3" draw:layer="layout" svg:x1="14.355cm" svg:y1="5.325cm" svg:x2="16.256cm" svg:y2="5.325cm">
          <text:p/>
        </draw:line>
        <draw:line draw:style-name="gr6" draw:text-style-name="P3" draw:layer="layout" svg:x1="14.355cm" svg:y1="6.777cm" svg:x2="14.355cm" svg:y2="5.329cm">
          <text:p/>
        </draw:line>
        <draw:line draw:style-name="gr6" draw:text-style-name="P3" draw:layer="layout" svg:x1="16.806cm" svg:y1="5.325cm" svg:x2="19.655cm" svg:y2="5.325cm">
          <text:p/>
        </draw:line>
        <draw:line draw:style-name="gr6" draw:text-style-name="P3" draw:layer="layout" svg:x1="16.806cm" svg:y1="6.777cm" svg:x2="16.806cm" svg:y2="5.329cm">
          <text:p/>
        </draw:line>
        <draw:line draw:style-name="gr6" draw:text-style-name="P3" draw:layer="layout" svg:x1="20.205cm" svg:y1="6.777cm" svg:x2="20.205cm" svg:y2="5.329cm">
          <text:p/>
        </draw:line>
        <draw:line draw:style-name="gr6" draw:text-style-name="P3" draw:layer="layout" svg:x1="11.599cm" svg:y1="6.781cm" svg:x2="13.804cm" svg:y2="6.781cm">
          <text:p/>
        </draw:line>
        <draw:line draw:style-name="gr6" draw:text-style-name="P3" draw:layer="layout" svg:x1="14.355cm" svg:y1="6.781cm" svg:x2="16.256cm" svg:y2="6.781cm">
          <text:p/>
        </draw:line>
        <draw:line draw:style-name="gr6" draw:text-style-name="P3" draw:layer="layout" svg:x1="16.806cm" svg:y1="6.781cm" svg:x2="19.655cm" svg:y2="6.781cm">
          <text:p/>
        </draw:line>
        <draw:path draw:style-name="gr1" draw:text-style-name="P1" draw:layer="layout" svg:width="1.713cm" svg:height="0.301cm" svg:x="12.085cm" svg:y="4.942cm" svg:viewBox="0 0 1714 302" svg:d="M0 0h37l58 213h1l57-213h35v240h-21v-219h-1l-62 219h-20l-62-219v219h-22zM309 140c-2 3-5 5-9 7s-9 4-13 4l-17 5c-10 2-17 6-22 12s-8 14-8 25c0 10 3 18 8 25 5 6 11 9 20 9 13 0 23-4 30-13 7-8 11-21 11-37zM224 115c0-18 5-32 14-42s22-15 41-15c18 1 31 5 39 14 8 8 12 19 11 34v105c0 9 4 14 11 14h5v15c-3 1-6 2-9 2-8 0-14-1-19-4-4-3-7-9-7-18v-6c-5 12-11 20-19 24s-17 6-27 6c-16 0-27-5-34-13-8-9-11-21-11-37 0-12 2-22 8-31s15-15 27-18l38-11c7-1 12-4 14-8 2-3 3-10 3-20 0-11-3-19-8-24-6-5-13-7-23-7-11 0-20 4-25 11-6 6-9 16-9 29zM372 63h20v27h1c4-10 9-18 17-23 8-6 17-9 27-9 3 0 5 1 7 1v21c-3-1-6-1-9-1-12 0-22 4-30 12s-13 21-13 38v111h-20zM464 63h21v27c4-10 10-18 18-23 7-6 17-9 27-9 2 0 5 1 7 1v21c-3-1-7-1-10-1-11 0-21 4-29 12-9 8-13 21-13 38v111h-21zM558 0h20v35h-20zM558 63h20v177h-20zM710 135c0-21-3-37-10-46-6-9-15-14-28-14-12 0-21 5-27 14-7 9-10 25-10 46zM730 181c-2 19-7 35-17 46s-23 17-40 17c-19 0-34-7-44-21-10-15-16-39-16-72 0-31 6-54 16-69 11-16 26-24 45-24 20 0 35 8 44 22s14 35 14 65v7h-97v9c0 25 4 42 11 52s16 15 26 14c22 1 34-15 38-46zM778 151c0 22 2 38 5 49 4 11 9 19 15 22 6 4 12 6 19 5 7 1 13-1 19-5 5-3 10-11 14-22s5-27 5-49c0-21-1-38-5-49s-9-18-14-22c-6-3-12-5-19-5s-13 2-19 5c-6 4-11 11-15 22-3 11-5 28-5 49zM857 211c-3 10-8 18-16 24s-17 9-28 9c-19 0-33-8-43-23-9-16-14-39-14-70 0-30 5-53 14-69 10-16 24-24 43-24 11 0 21 3 28 9 7 5 12 13 14 22v-89h20v240h-18zM990 0h20v240h-20zM1142 135c0-21-3-37-10-46-6-9-15-14-28-14-12 0-21 5-28 14-6 9-9 25-10 46zM1162 181c-2 19-8 35-17 46-10 11-24 17-40 17-19 0-34-7-44-21-10-15-16-39-16-72 0-31 5-54 16-69 11-16 26-24 45-24 20 0 34 8 44 22 9 14 13 35 13 65v7h-97v9c1 25 5 42 12 52s16 15 26 14c22 1 34-15 38-46zM1214 149c0 19 1 34 4 45s7 18 13 23c6 4 12 7 20 6 8 1 15-2 21-6 5-5 10-12 13-23s4-26 4-45-1-33-4-44-8-19-13-23c-6-5-13-7-21-7s-14 2-20 7c-6 4-10 12-13 23s-4 25-4 44zM1291 63h18v164c0 25-4 43-14 56-9 12-24 19-44 19-17-1-30-5-39-13-9-7-14-18-14-31h20c1 9 4 15 10 20 7 5 15 7 24 7 24-1 37-17 37-49v-28c-4 11-9 19-17 24-7 6-16 8-25 8s-18-2-26-7c-9-5-15-14-21-27-5-13-8-31-8-55 0-30 5-53 14-69s24-24 43-24c10 0 18 3 26 9 7 5 12 13 16 23zM1429 140h-1c-1 3-4 5-8 7-5 2-9 4-13 4l-17 5c-10 2-17 6-23 12-5 6-7 14-7 25 0 10 2 18 7 25 5 6 12 9 21 9 12 0 22-4 30-13 7-8 11-21 11-37zM1344 115c0-18 4-32 13-42s23-15 42-15c18 1 31 5 39 14 8 8 11 19 11 34v105c0 9 4 14 10 14h6v15c-3 1-7 2-9 2-8 0-15-1-19-4-5-3-7-9-7-18v-6h-1c-4 12-10 20-18 24s-17 6-27 6c-16 0-27-5-35-13-7-9-11-21-11-37 0-12 3-22 9-31s15-15 27-18l38-11c7-1 11-4 14-8 2-3 3-10 3-20 0-11-3-19-9-24-5-5-13-7-22-7-12 0-20 4-26 11-5 6-8 16-8 29zM1493 0h20v240h-20zM1550 0h20v240h-20zM1595 63h21l40 153h1l36-153h21l-52 191c-4 18-10 29-17 36-7 6-17 9-30 9-5 0-10 0-13-1v-16c4 0 8 0 13 0 6 0 11-1 15-5 5-3 8-9 11-19l5-16z">
          <text:p/>
        </draw:path>
        <draw:polygon draw:style-name="gr2" draw:text-style-name="P2" draw:layer="layout" svg:width="0.389cm" svg:height="0.389cm" svg:x="13.957cm" svg:y="4.83cm" svg:viewBox="0 0 390 390" draw:points="0,4 0,386 0,390 4,390 386,390 390,390 390,386 390,4 390,0 386,0 4,0 0,0">
          <text:p/>
        </draw:polygon>
        <draw:polygon draw:style-name="gr3" draw:text-style-name="P3" draw:layer="layout" svg:width="0.389cm" svg:height="0.389cm" svg:x="13.957cm" svg:y="4.83cm" svg:viewBox="0 0 390 390" draw:points="0,4 0,386 0,390 4,390 386,390 390,390 390,386 390,4 390,0 386,0 4,0 0,0">
          <text:p/>
        </draw:polygon>
        <draw:path draw:style-name="gr1" draw:text-style-name="P1" draw:layer="layout" svg:width="0.992cm" svg:height="0.301cm" svg:x="15.237cm" svg:y="4.942cm" svg:viewBox="0 0 993 302" svg:d="M0 0h118v19h-97v87h91v18h-91v98h100v18h-121zM150 63h18v24h1c5-10 11-17 19-21 8-5 17-8 26-8 14 0 25 4 33 12 8 7 12 19 13 36v134h-20v-128c0-25-11-37-31-37-12 0-21 5-28 13s-11 19-11 33v119h-20zM312 149c0 19 2 34 5 45s7 18 12 23c6 4 13 7 21 6 8 1 15-2 20-6 6-5 10-12 13-23s5-26 5-45-2-33-5-44-7-19-13-23c-5-5-12-7-20-7s-15 2-21 7c-5 4-9 12-12 23s-5 25-5 44zM390 63h18v164c0 25-5 43-14 56-10 12-24 19-44 19-18-1-31-5-40-13-8-7-13-18-13-31h20c0 9 3 15 10 20 6 5 14 7 23 7 25-1 37-17 38-49v-28h-1c-3 11-9 19-16 24-8 6-16 8-25 8-10 0-19-2-27-7s-15-14-20-27-8-31-8-55c0-30 4-53 14-69 9-16 23-24 43-24 9 0 18 3 25 9 7 5 13 13 16 23h1zM527 140c-2 3-4 5-9 7-4 2-8 4-13 4l-16 5c-10 2-18 6-23 12s-8 14-8 25c0 10 3 18 8 25 5 6 12 9 20 9 13 0 23-4 30-13 7-8 11-21 11-37zM443 115c0-18 4-32 13-42s23-15 41-15c19 1 32 5 39 14 8 8 12 19 12 34v105c0 9 3 14 10 14h6v15c-4 1-7 2-10 2-8 0-14-1-19-4-4-3-7-9-7-18v-6c-4 12-11 20-19 24s-17 6-27 6c-15 0-27-5-34-13-7-9-11-21-11-37 0-12 3-22 8-31 6-9 15-15 28-18l37-11c7-1 12-4 14-8 3-3 4-10 3-20 0-11-3-19-8-24-6-5-13-7-22-7-12 0-21 4-26 11-6 6-8 16-8 29zM604 149c0 19 2 34 5 45s7 18 12 23c6 4 13 7 21 6 8 1 15-2 20-6 6-5 10-12 13-23s5-26 5-45-2-33-5-44-7-19-13-23c-5-5-12-7-20-7s-15 2-21 7c-5 4-9 12-12 23s-5 25-5 44zM682 63h18v164c0 25-5 43-14 56-10 12-24 19-44 19-18-1-31-5-40-13-9-7-13-18-13-31h20c0 9 3 15 10 20 6 5 14 7 23 7 25-1 37-17 38-49v-28h-1c-3 11-9 19-16 24-8 6-16 8-25 8-10 0-19-2-27-7s-15-14-20-27-8-31-8-55c0-30 4-53 14-69 9-16 23-24 43-24 9 0 18 3 25 9 7 5 13 13 16 23h1zM834 135c-1-21-4-37-10-46-7-9-16-14-28-14-13 0-22 5-28 14-7 9-10 25-10 46zM853 181c-1 19-7 35-17 46s-23 17-40 17c-19 0-34-7-44-21-10-15-15-39-15-72 0-31 5-54 15-69 11-16 26-24 46-24 19 0 34 8 43 22s14 35 14 65v7h-97v9c0 25 4 42 11 52 8 10 16 15 27 14 21 1 34-15 37-46zM895 151c0 22 2 38 6 49 3 11 8 19 14 22 6 4 12 6 19 5 7 1 13-1 19-5 6-3 10-11 14-22s6-27 6-49c0-21-2-38-6-49s-8-18-14-22c-6-3-12-5-19-5s-13 2-19 5c-6 4-11 11-14 22-4 11-6 28-6 49zM975 211h-1c-3 10-8 18-16 24s-17 9-28 9c-19 0-33-8-42-23-10-16-14-39-14-70 0-30 4-53 14-69 9-16 23-24 42-24 12 0 21 3 28 9 7 5 12 13 14 22h1v-89h20v240h-18z">
          <text:p/>
        </draw:path>
        <draw:polygon draw:style-name="gr2" draw:text-style-name="P2" draw:layer="layout" svg:width="0.393cm" svg:height="0.389cm" svg:x="16.404cm" svg:y="4.83cm" svg:viewBox="0 0 394 390" draw:points="0,4 0,386 0,390 4,390 390,390 394,390 394,386 394,4 394,0 390,0 4,0 0,0">
          <text:p/>
        </draw:polygon>
        <draw:polygon draw:style-name="gr3" draw:text-style-name="P3" draw:layer="layout" svg:width="0.393cm" svg:height="0.389cm" svg:x="16.404cm" svg:y="4.83cm" svg:viewBox="0 0 394 390" draw:points="0,4 0,386 0,390 4,390 390,390 394,390 394,386 394,4 394,0 390,0 4,0 0,0">
          <text:p/>
        </draw:polygon>
        <draw:path draw:style-name="gr1" draw:text-style-name="P1" draw:layer="layout" svg:width="1.061cm" svg:height="0.243cm" svg:x="18.571cm" svg:y="4.942cm" svg:viewBox="0 0 1062 244" svg:d="M0 0h21l42 211 41-211h25l41 211 42-211h22l-51 240h-27l-39-210h-1l-39 210h-27zM258 0h20v35h-20zM258 63h20v177h-20zM334 151c0 22 2 38 6 49 3 11 8 19 14 22 6 4 12 6 19 5 7 1 13-1 19-5 6-3 10-11 14-22s6-27 6-49c0-21-2-38-6-49s-8-18-14-22c-6-3-12-5-19-5s-13 2-19 5c-6 4-11 11-14 22-4 11-6 28-6 49zM414 211h-1c-3 10-8 18-16 24s-17 9-28 9c-19 0-33-8-42-23-10-16-14-39-14-70 0-30 4-53 14-69 9-16 23-24 42-24 12 0 21 3 28 9 7 5 12 13 14 22h1v-89h20v240h-18zM480 151c0 28 4 48 12 60 7 11 17 17 28 16 11 1 21-5 28-16 8-12 12-32 12-60s-4-47-12-59c-7-12-17-17-28-17s-21 5-28 17c-8 12-12 31-12 59zM459 151c0-31 5-54 16-69 10-16 25-24 45-24s35 8 45 24c11 15 16 38 16 69s-5 54-16 70c-10 15-25 23-45 23s-35-8-45-23c-11-16-16-39-16-70zM596 63h21l30 157h1l32-157h25l30 157h1l30-157h21l-39 177h-24l-32-157h-1l-32 157h-24zM896 135c-1-21-4-37-10-46-7-9-16-14-28-14s-22 5-28 14c-7 9-10 25-10 46zM915 181c-1 19-7 35-17 46s-23 17-40 17c-19 0-33-7-44-21-10-15-15-39-15-72 0-31 5-54 15-69 11-16 26-24 46-24 19 0 34 8 43 22s14 35 14 65v7h-97v9c0 25 4 42 12 52 7 10 16 15 26 14 21 1 34-15 37-46zM964 151c0 22 2 38 5 49 4 11 9 19 15 22 6 4 12 6 19 5 6 1 13-1 19-5 5-3 10-11 14-22s5-27 5-49c0-21-1-38-5-49s-9-18-14-22c-6-3-13-5-19-5-7 0-13 2-19 5-6 4-11 11-15 22-3 11-5 28-5 49zM1043 211c-3 10-8 18-16 24s-17 9-28 9c-19 0-33-8-43-23-9-16-14-39-14-70 0-30 5-53 14-69 10-16 24-24 43-24 11 0 21 3 28 9 7 5 11 13 14 22v-89h21v240h-19z">
          <text:p/>
        </draw:path>
        <draw:polygon draw:style-name="gr2" draw:text-style-name="P2" draw:layer="layout" svg:width="0.394cm" svg:height="0.389cm" svg:x="19.803cm" svg:y="4.83cm" svg:viewBox="0 0 395 390" draw:points="0,4 0,386 0,390 4,390 390,390 395,390 395,386 395,4 395,0 390,0 4,0 0,0">
          <text:p/>
        </draw:polygon>
        <draw:polygon draw:style-name="gr3" draw:text-style-name="P3" draw:layer="layout" svg:width="0.394cm" svg:height="0.389cm" svg:x="19.803cm" svg:y="4.83cm" svg:viewBox="0 0 395 390" draw:points="0,4 0,386 0,390 4,390 390,390 395,390 395,386 395,4 395,0 390,0 4,0 0,0">
          <text:p/>
        </draw:polygon>
        <draw:path draw:style-name="gr1" draw:text-style-name="P1" draw:layer="layout" svg:width="1.209cm" svg:height="0.298cm" svg:x="12.593cm" svg:y="5.454cm" svg:viewBox="0 0 1210 299" svg:d="M0 0h36l57 213 58-213h34v240h-21v-219h-1l-60 219h-21l-61-219v219h-21zM305 140c-2 3-5 5-9 7s-8 4-12 5l-17 4c-10 2-17 7-22 12-5 6-8 14-8 25 0 10 3 19 8 25s11 9 20 10c12 0 22-5 29-14 7-8 11-21 11-37zM222 115c0-18 4-32 13-42 9-9 22-14 41-14 18 0 30 4 38 13 7 8 11 20 11 34v105c0 10 3 15 10 15h6v14c-4 2-7 2-10 2-7 0-14-1-18-4-5-3-7-9-7-18v-6c-5 12-11 20-19 24s-17 6-26 6c-15 0-27-4-34-13s-11-21-11-37c0-12 3-22 9-31 5-8 14-15 26-18l37-11c7-1 12-4 14-7 2-4 3-11 3-21 0-11-3-19-8-24-6-5-13-7-22-7-12 0-20 4-25 11-6 7-8 17-8 29zM360 63h20v27c4-10 10-17 17-23 8-6 17-8 27-8 3 0 5 0 7 1v20c-3-1-6-1-9-1-12 0-21 4-29 12-9 8-13 21-13 38v111h-20zM452 63h19v27h1c4-10 10-17 17-23 8-6 17-8 27-8 2 0 5 0 7 1v20c-3-1-7-1-10-1-11 0-21 4-29 12s-12 21-13 38v111h-19zM541 0h20v35h-20zM541 63h20v177h-20zM690 136c0-22-3-38-9-47-7-9-16-14-28-14s-21 5-27 14-10 25-10 47zM710 181c-2 20-8 35-17 46-10 11-23 17-39 17-19 0-33-7-43-21-10-15-16-39-16-72 0-30 5-54 16-69 10-16 25-23 44-23s34 7 43 21 13 35 13 65v7h-95v9c1 25 4 42 11 52 8 10 16 15 26 15 21 0 33-16 37-47zM754 151c0 22 2 38 5 49 4 11 9 19 14 22 6 4 12 6 19 6s13-2 18-6c6-3 11-11 14-22 4-11 6-27 6-49 0-21-2-38-6-49-3-10-8-18-14-21-5-4-11-6-18-6s-13 2-19 6c-5 3-10 11-14 21-3 11-5 28-5 49zM832 211h-1c-3 10-8 18-15 24-8 6-17 9-27 9-19 0-34-8-43-23-9-16-13-39-13-70 0-30 4-53 13-69s24-23 43-23c10 0 19 2 26 8 7 5 12 13 14 22h1v-89h19v240h-17zM977 151c0 22 2 38 6 49 3 11 8 19 14 22 5 4 12 6 18 6 7 0 13-2 19-6 6-3 10-11 14-22s5-27 5-49c0-21-1-38-5-49-4-10-8-18-14-21-6-4-12-6-19-6-6 0-13 2-18 6-6 3-11 11-14 21-4 11-6 28-6 49zM958 0h19v89h1c2-9 7-17 14-22 7-6 16-8 27-8 19 0 33 7 42 23s13 39 13 69c0 31-4 54-13 70-9 15-23 23-42 23-11 0-20-3-27-9-8-6-13-14-16-24h-1v29h-17zM1094 63h21l39 153 35-153h21l-51 192c-4 17-9 29-16 35s-17 9-30 9c-5 0-9 0-13-1v-16c5 0 9 0 13 0 6 1 11-1 15-4 4-4 8-10 11-19l5-17z">
          <text:p/>
        </draw:path>
        <draw:path draw:style-name="gr1" draw:text-style-name="P1" draw:layer="layout" svg:width="1.844cm" svg:height="0.247cm" svg:x="11.935cm" svg:y="5.802cm" svg:viewBox="0 0 1845 248" svg:d="M24 82h-24v-17h24v-49h20v49h32v17h-32v127c0 7 3 12 6 15 3 4 7 5 14 5 4 0 8-1 12-2v17c-3 1-7 2-14 2-13 0-23-2-29-7s-9-13-9-25zM100 65h20v28c4-10 10-18 18-24 7-5 16-8 26-8 3 0 5 0 7 1v20c-3 0-6-1-9-1-11 0-21 4-29 13-9 8-13 21-13 38v112h-20zM268 142c-2 3-5 6-9 8s-8 3-12 4l-17 4c-10 3-17 7-22 13s-8 14-8 24c0 11 3 19 8 25 5 8 11 11 20 11 12 0 22-4 29-14 7-9 11-21 11-37zM185 118c0-18 4-32 13-42s22-15 41-15c18 0 30 5 38 13 7 9 11 20 11 34v105c0 10 3 16 10 16h6v15c-4 1-7 2-10 2-7 0-14-1-18-4-5-3-7-9-7-19v-6c-5 12-11 20-19 25-8 4-17 6-26 6-15 0-27-5-34-14-7-10-11-22-11-37 0-12 3-23 9-31 5-9 14-15 26-19l37-10c7-2 12-4 14-8s3-10 3-20c0-12-3-20-8-24-6-5-13-7-22-7-12 0-20 3-25 10-6 7-8 17-8 30zM340 154c0 21 2 38 5 49 4 11 9 18 14 23 6 4 12 5 19 5s13-1 19-5c5-5 10-12 14-23 3-11 5-28 5-49 0-22-2-38-5-49-4-11-9-18-14-22-6-4-12-5-19-5s-13 1-19 5c-5 4-10 11-14 22-3 11-5 27-5 49zM418 213h-1c-3 11-8 20-15 26-8 5-17 9-27 9-19 0-33-8-42-25-9-15-14-38-14-69s5-54 14-69c9-16 23-24 42-24 11 0 20 3 27 8 7 6 11 13 13 23h1v-88h20v240h-18zM472 4h19v34h-19zM472 65h19v179h-19zM537 82h-24v-17h24v-49h19v49h31v17h-31v127c0 7 2 12 5 15 3 4 8 5 14 5 4 0 8-1 12-2v17c-2 1-7 2-14 2-13 0-22-2-28-7s-9-13-8-25zM609 4h20v34h-20zM609 65h20v179h-20zM679 154c0 28 4 48 11 59 7 13 17 18 28 18s20-5 27-18c8-11 12-31 12-59s-4-48-12-59c-7-12-16-18-27-17-11-1-21 5-28 17-7 11-11 31-11 59zM658 154c0-31 5-54 15-70 11-15 26-23 45-23s34 8 44 23c11 16 16 39 16 70s-5 54-16 69c-10 17-25 25-44 25s-34-8-45-25c-10-15-15-38-15-69zM805 65h17v25h1c5-10 11-17 19-22s17-7 26-7c13 0 24 4 32 11 8 8 12 20 12 37v135h-20v-130c0-24-10-36-29-36-12 0-21 4-28 12-7 9-11 20-11 33v121h-19zM1024 0l-80 248h-18l80-248zM1148 184c-1 19-7 34-16 47-10 11-23 17-39 17-19 0-33-7-43-22s-15-39-15-72c0-31 5-54 15-70 11-15 25-23 45-23 16 0 29 5 38 15s14 24 15 42h-19c-1-14-5-24-10-30-6-7-14-10-24-10-8 0-14 2-20 6s-11 11-14 22c-4 11-5 27-5 48 0 22 2 39 5 50 4 11 8 18 14 22 5 4 11 5 18 5 20 0 32-16 36-47zM1175 65h20v125c0 14 2 25 7 31 5 7 12 10 23 10s20-4 27-14c7-8 10-19 11-32v-120h19v179h-17v-26h-1c-5 11-11 18-19 23-8 4-17 7-26 7-13 0-24-4-32-12-8-7-12-20-12-37zM1347 154c-13-4-21-10-26-18-6-7-8-15-8-24 0-18 5-31 15-39s22-12 37-12c32 0 48 17 48 50v5h-20v-5c0-12-2-20-7-25-5-6-12-8-21-8-12 0-20 3-25 8-5 6-7 13-7 22 0 6 1 12 4 17s10 9 19 13l29 11c12 4 20 11 25 18 5 8 8 17 7 27 0 15-4 28-13 39-8 10-22 15-40 15s-32-4-41-13c-8-8-13-24-13-43v-6h20v5c0 26 11 40 33 40 11 0 19-3 25-9s9-14 10-24c0-8-2-14-6-19-3-6-9-10-18-14zM1451 82h-24v-17h24v-49h19v49h31v17h-31v127c0 7 2 12 5 15 3 4 8 5 14 5 4 0 8-1 12-2v17c-2 1-7 2-14 2-13 0-22-2-28-7s-8-13-8-25zM1534 154c0 28 4 48 11 59 8 13 17 18 28 18s20-5 28-18c7-11 11-31 11-59s-4-48-11-59c-8-12-17-18-28-17-11-1-20 5-28 17-7 11-11 31-11 59zM1513 154c0-31 5-54 16-70 10-15 25-23 44-23s34 8 44 23c11 16 16 39 16 70s-5 54-16 69c-10 17-25 25-44 25s-34-8-44-25c-11-15-16-38-16-69zM1661 65h18v25h1c4-10 10-17 18-22 7-5 16-7 26-7s19 3 25 9 10 13 11 22h1c4-10 9-18 16-23 8-5 17-8 28-8 12 0 22 4 29 11 7 8 11 19 11 35v137h-19v-134c-1-21-10-32-28-32-10 0-18 4-25 12-6 9-10 20-10 33v121h-20v-134c0-21-9-32-27-32-10 0-18 4-25 12-7 9-10 20-10 33v121h-20z">
          <text:p/>
        </draw:path>
        <draw:path draw:style-name="gr1" draw:text-style-name="P1" draw:layer="layout" svg:width="2.149cm" svg:height="0.301cm" svg:x="11.649cm" svg:y="6.36cm" svg:viewBox="0 0 2150 302" svg:d="M0 0h37l58 214h1l57-214h36v240h-21v-219h-1l-63 219h-20l-62-219v219h-22zM310 140c-2 3-5 5-9 7s-9 4-13 5l-17 4c-10 2-17 7-22 12-5 6-8 14-8 25 0 10 3 19 8 25s11 9 20 10c13 0 23-5 30-13 7-9 11-22 11-38zM225 116c0-19 5-34 14-44 9-9 22-14 41-14 18 0 31 4 39 13 8 8 12 21 11 35v105c0 10 4 15 11 15h5v14c-3 2-6 2-9 2-8 0-14-1-19-4-4-3-7-9-7-18v-6c-5 12-11 20-19 24s-17 7-27 6c-16 0-27-4-34-13-8-9-11-21-11-37 0-12 2-22 8-31 6-8 15-14 27-18l38-11c7-1 12-4 14-7 2-4 3-11 3-21 0-11-3-20-8-25-6-5-13-7-23-7-11 0-20 4-25 11-6 8-9 18-9 31zM373 62h20v27h1c4-10 9-17 17-23s17-8 27-8c3 0 5 0 7 1v20c-3-1-6-1-9-1-12 0-22 4-30 13-8 8-13 21-13 38v111h-20zM465 62h20v27h1c4-10 10-17 18-23 7-6 16-8 27-8 2 0 5 0 7 1v20c-3-1-7-1-10-1-11 0-21 4-29 13-9 8-13 21-14 38v111h-20zM559 0h20v35h-20zM559 62h20v178h-20zM711 136c0-22-3-38-10-48-6-9-15-14-28-14-12 0-21 5-27 14-7 10-10 26-10 48zM731 181c-2 20-7 35-17 46s-24 17-40 17c-19 1-34-7-44-21-10-15-16-38-16-72 0-30 6-54 16-70 11-16 26-23 45-23 20 0 35 7 44 21 9 15 14 37 14 66v7h-97v9c0 25 4 42 11 52s16 15 26 15c22 0 34-16 38-47zM778 151c0 22 2 38 5 49 4 11 9 19 15 22 6 4 12 6 19 6 6 0 13-2 19-6 5-3 10-11 14-22s5-27 5-49c0-21-1-38-5-49-4-10-9-19-14-22-6-4-13-6-19-6-7 0-13 2-19 6-6 3-11 12-15 22-3 11-5 28-5 49zM857 211c-3 10-8 18-16 24s-17 9-28 9c-19 0-33-8-43-23-9-16-14-39-14-70 0-30 5-53 14-70 10-16 24-23 43-23 11 0 21 2 28 8 7 5 11 13 14 22v-88h20v240h-18zM989 62h20v27h1c4-10 9-17 17-23s17-8 27-8c3 0 5 0 7 1v20c-3-1-6-1-9-1-12 0-22 4-30 13-8 8-13 21-13 38v111h-20zM1179 136c0-22-4-38-10-48-6-9-16-14-28-14s-22 5-28 14c-6 10-10 26-10 48zM1199 181c-2 20-8 35-18 46s-23 17-40 17c-19 1-33-7-43-21-11-15-16-38-16-72 0-30 5-54 16-70 10-16 25-23 45-23s34 7 43 21c10 15 14 37 14 66v7h-97v9c1 25 4 42 12 52 7 10 16 15 26 15 21 0 34-16 37-47zM1228 0h20v240h-20zM1291 0h20v35h-20zM1291 62h20v178h-20zM1365 149c0 19 2 34 5 45s7 18 12 23c6 5 13 7 21 7s15-2 20-7c6-5 10-12 13-23s5-26 5-45c0-18-2-33-5-44s-7-20-13-24c-5-5-12-7-20-7s-15 2-21 7c-5 4-9 13-12 24s-5 26-5 44zM1443 62h18v166c0 24-5 43-14 55-10 13-24 19-44 19-18 0-31-4-40-12s-13-19-13-32h20c0 9 3 15 10 20 6 5 14 7 23 7 25 0 37-17 38-48v-29h-1c-3 11-9 19-16 25-8 5-16 7-25 7-10 0-19-2-27-7s-15-14-20-27-8-31-8-55c0-30 4-53 14-70 9-16 23-23 43-23 9 0 18 2 25 8 7 5 13 13 16 23h1zM1503 0h20v35h-20zM1503 62h20v178h-20zM1575 151c0 28 4 48 11 60 8 11 17 17 29 17 11 0 20-6 28-17 7-12 11-32 11-60s-4-47-11-59c-8-12-17-18-28-18-12 0-21 6-29 18-7 12-11 31-11 59zM1553 151c0-30 6-54 16-70 11-16 26-23 46-23 19 0 34 7 45 23 10 16 16 40 16 70 0 31-6 55-16 70-11 16-26 23-45 23-20 0-35-7-46-23-10-15-16-39-16-70zM1707 62h20v126c0 14 2 24 7 31 5 6 13 9 23 9 12-1 21-5 28-13s11-19 11-33v-120h20v178h-18v-24c-6 9-12 17-20 21-8 5-17 7-26 7-14 0-25-4-33-11-8-8-12-20-12-36zM1883 152c-13-5-22-11-27-18s-8-15-7-24c0-18 5-32 15-40 10-9 22-13 38-12 33 0 49 16 48 50v5h-20v-5c0-11-2-21-7-26s-12-8-22-8c-11 1-20 3-25 9-5 5-7 14-7 22 0 7 1 12 4 17s10 9 20 13l29 11c12 5 20 11 26 19 5 8 7 17 7 26 0 16-4 29-13 38-9 10-23 15-42 15-18 1-32-4-41-12-9-9-13-23-13-43v-6h20v5c0 26 11 39 34 40 11 0 19-3 25-9 7-5 10-13 10-23 0-8-2-15-6-20-3-5-9-10-18-13zM1986 0h20v240h-20zM2031 62h21l40 155h1l36-155h21l-52 193c-4 17-10 29-17 35s-17 9-30 9c-5 0-10 0-13-1v-16c4 0 8 0 13 0 6 1 11-1 15-4 5-4 8-10 11-19l5-17z">
          <text:p/>
        </draw:path>
        <draw:polygon draw:style-name="gr2" draw:text-style-name="P2" draw:layer="layout" svg:width="0.389cm" svg:height="0.394cm" svg:x="13.957cm" svg:y="5.333cm" svg:viewBox="0 0 390 395" draw:points="0,5 0,391 0,395 4,395 386,395 390,395 390,391 390,5 390,0 386,0 4,0 0,0">
          <text:p/>
        </draw:polygon>
        <draw:polygon draw:style-name="gr3" draw:text-style-name="P3" draw:layer="layout" svg:width="0.389cm" svg:height="0.394cm" svg:x="13.957cm" svg:y="5.333cm" svg:viewBox="0 0 390 395" draw:points="0,5 0,391 0,395 4,395 386,395 390,395 390,391 390,5 390,0 386,0 4,0 0,0">
          <text:p/>
        </draw:polygon>
        <draw:polygon draw:style-name="gr2" draw:text-style-name="P2" draw:layer="layout" svg:width="0.389cm" svg:height="0.394cm" svg:x="13.957cm" svg:y="6.256cm" svg:viewBox="0 0 390 395" draw:points="0,5 0,391 0,395 4,395 386,395 390,395 390,391 390,5 390,0 386,0 4,0 0,0">
          <text:p/>
        </draw:polygon>
        <draw:polygon draw:style-name="gr3" draw:text-style-name="P3" draw:layer="layout" svg:width="0.389cm" svg:height="0.394cm" svg:x="13.957cm" svg:y="6.256cm" svg:viewBox="0 0 390 395" draw:points="0,5 0,391 0,395 4,395 386,395 390,395 390,391 390,5 390,0 386,0 4,0 0,0">
          <text:p/>
        </draw:polygon>
        <draw:path draw:style-name="gr1" draw:text-style-name="P1" draw:layer="layout" svg:width="0.954cm" svg:height="0.245cm" svg:x="15.284cm" svg:y="5.452cm" svg:viewBox="0 0 955 246" svg:d="M21 224h35c15 0 28-2 38-9 10-6 17-16 22-31 4-15 6-35 6-61s-2-46-6-61c-5-16-12-26-22-32-10-7-23-10-38-9h-35zM0 3h57c23 0 41 4 53 13 13 9 22 22 27 40 5 19 7 41 7 67s-2 48-7 66c-5 17-14 31-27 40-12 9-30 13-53 13h-57zM269 138c0-22-3-38-10-47-6-9-15-14-28-14-12 0-21 5-28 14-6 9-9 25-9 47zM289 183c-2 20-7 35-17 46s-24 17-40 17c-19 1-34-7-44-21-10-15-16-38-16-72 0-30 5-54 16-69 11-16 26-24 45-24 20 0 34 8 44 22 9 14 14 36 14 65v7h-97v9c0 25 4 42 11 52s16 15 26 15c22 0 34-16 38-47zM411 81h-25v-16h25v-22c-1-9 0-16 2-22 2-7 6-12 11-15 6-4 14-6 25-6 3 0 6 0 9 0 2 0 3 0 5 1v17c-3-1-7-1-11-1-7-1-12 1-16 5-3 4-5 11-5 21v22h32v16h-32v161h-20zM566 142h-1c-1 3-4 5-8 7-5 2-9 4-13 5l-17 4c-10 3-18 7-23 12-5 6-7 14-7 25 0 10 2 19 7 25s12 9 21 10c12 0 22-5 29-13 8-9 12-21 12-38zM481 118c0-19 4-33 13-43 9-9 23-15 42-15 18 0 31 5 39 14 7 8 11 20 11 34v105c0 10 3 15 10 15h6v14c-4 2-7 2-9 2-8 1-15-1-19-4-5-3-7-9-7-18v-6h-1c-4 12-10 20-18 24-9 5-18 7-28 6-15 0-26-4-34-13-7-9-11-21-11-37 0-12 3-22 9-31 5-8 15-14 27-18l38-11c7-1 11-4 14-7 2-4 3-11 3-21 0-11-3-19-9-24-5-4-13-7-22-7-12 0-20 4-26 11-5 7-8 17-8 30zM735 183c-1 20-7 35-17 46s-23 17-39 17c-19 1-34-7-44-21-11-15-16-38-16-72 0-30 5-54 16-69 10-16 26-24 45-24 17 0 30 6 39 15 10 10 15 24 16 43h-20c-1-14-5-24-10-31-6-6-14-10-25-10-7 0-14 2-20 6s-11 12-14 23c-4 11-6 27-6 48 1 22 3 38 6 49 4 11 8 18 14 22 6 3 12 5 18 5 21 0 33-16 37-47zM770 81h-25v-16h25v-50h20v50h31v16h-31v128c0 7 1 12 4 14 3 3 8 5 15 5 4 0 8-1 12-2v16c-2 2-7 2-14 2-13 1-23-2-29-6-6-5-9-13-8-25zM854 153c1 28 5 48 12 60 7 11 17 17 28 17 12 0 21-6 29-17 7-12 11-32 11-60s-4-47-11-59c-8-11-17-17-29-17-11 0-21 6-28 17-7 12-11 31-12 59zM833 153c0-30 5-54 16-69 11-16 26-24 45-24 20 0 35 8 46 24 10 15 15 39 15 69 0 31-5 55-15 70-11 16-26 23-46 23-19 0-34-7-45-23-11-15-16-39-16-70z">
          <text:p/>
        </draw:path>
        <draw:path draw:style-name="gr1" draw:text-style-name="P1" draw:layer="layout" svg:width="1.175cm" svg:height="0.302cm" svg:x="15.054cm" svg:y="5.954cm" svg:viewBox="0 0 1176 303" svg:d="M114 66c0-15-3-27-10-35s-18-12-33-13c-14 1-26 5-33 13-8 8-12 18-12 30 0 14 4 25 12 32s18 12 29 16c11 3 23 7 34 12 12 4 21 10 29 19 8 8 12 21 12 37 0 23-7 42-20 54-13 11-30 17-52 17-23 0-40-6-52-18s-18-30-18-54v-7h22v9c0 16 3 28 11 37 8 10 20 15 36 15 15 0 28-4 37-12 10-8 14-21 15-37-1-14-5-25-13-32-7-6-17-12-28-15-12-4-23-8-34-12-12-5-21-11-29-20s-12-22-12-38c0-19 6-35 17-46 12-12 28-17 49-18 22 0 38 6 49 17 10 11 16 27 16 49zM260 138c0-21-4-37-10-46s-16-14-28-14-21 5-28 14c-6 9-9 25-10 46zM280 184c-2 19-8 36-17 47-10 11-24 17-40 17-19 0-34-7-44-21-11-16-16-40-16-73 0-31 5-54 16-69 10-16 26-24 45-24 20 0 34 8 44 22 9 14 13 35 13 65v7h-97v9c1 25 5 42 12 52 7 11 16 16 26 15 22 1 34-16 38-47zM410 154c0-21-2-37-6-48-3-11-8-18-14-22-5-4-12-6-18-6-12 1-21 6-28 16-5 6-8 14-9 23-2 10-3 22-3 37 0 22 2 38 6 49 3 11 8 20 14 23 6 4 12 6 19 5 7 1 13-1 19-5 6-3 11-12 14-23 4-11 6-27 6-49zM312 66h18v25h1c3-9 8-16 16-21 7-5 16-8 28-9 19 0 34 8 43 24s13 39 13 69c0 31-4 54-14 71-9 15-23 23-43 23-11 0-20-3-27-8-7-6-12-13-14-24h-1v87h-20zM546 143h-1c-1 3-4 5-8 7-5 2-9 4-13 4l-17 5c-10 2-17 6-23 12-5 6-7 14-7 25 0 10 2 18 7 26 5 6 12 9 21 9 12 0 22-4 30-13 7-9 11-22 11-38zM461 118c0-18 4-32 13-42s23-15 42-15c18 1 31 5 39 14 8 8 11 19 11 34v105c0 10 3 15 10 15h6v15c-3 1-7 2-9 2-8 0-15-1-19-4-5-3-7-9-7-18v-6h-1c-4 12-10 20-18 24s-18 6-28 6c-15 0-26-5-34-13-7-9-11-22-11-38 0-12 3-22 9-31s15-15 27-18l38-11c7-1 11-4 14-8 2-3 3-10 3-20 0-11-3-19-9-24-5-5-13-7-22-7-12 0-20 4-26 11-5 6-8 16-8 29zM608 66h21v27c4-10 10-18 18-23 7-6 17-9 27-9 2 0 5 1 7 1v21c-3-1-7-1-10-1-11 0-21 4-29 12-9 8-13 21-13 38v112h-21zM780 143h-1c-1 3-4 5-8 7s-9 4-13 4l-17 5c-10 2-17 6-22 12-6 6-8 14-8 25 0 10 2 18 7 26 5 6 12 9 21 9 12 0 22-4 30-13 7-9 11-22 11-38zM695 118c0-18 5-32 13-42 9-10 23-15 42-15 18 1 31 5 39 14 9 8 12 19 12 34v105c0 10 4 15 10 15h6v15c-3 1-7 2-9 2-8 0-16-1-20-4-5-3-7-9-7-18v-6h-1c-4 12-10 20-18 24s-17 6-27 6c-16 0-27-5-35-13-7-9-11-22-11-38 0-12 3-22 9-31s15-15 27-18l38-11c7-1 12-4 14-8 2-3 3-10 3-20 0-11-3-19-9-24-5-5-13-7-22-7-12 0-20 4-26 11-5 6-8 16-8 29zM851 82h-24v-16h24v-50h20v50h31v16h-31v128c0 8 2 12 5 15s8 4 14 4c4 0 8 0 12-2v17c-2 1-7 2-14 2-13 0-23-2-29-7-5-4-8-12-8-25zM1017 138c0-21-4-37-10-46s-16-14-28-14-22 5-28 14-10 25-10 46zM1037 184c-2 19-8 36-18 47s-23 17-40 17c-19 0-33-7-43-21-11-16-16-40-16-73 0-31 5-54 16-69 10-16 25-24 45-24s34 8 43 22c10 14 14 35 14 65v7h-97v9c1 25 5 42 12 52 7 11 16 16 26 15 21 1 34-16 38-47zM1078 154c0 22 2 38 6 49s8 20 14 23c6 4 12 6 19 5 7 1 13-1 19-5 6-3 11-12 14-23 4-11 6-27 6-49 0-21-2-38-6-49-3-11-8-18-14-22-6-3-12-5-19-5s-13 2-19 5c-6 4-10 11-14 22s-6 28-6 49zM1158 214h-1c-3 11-8 19-16 25-7 6-16 9-27 9-20 0-34-8-43-23-9-17-14-40-14-71 0-30 5-53 14-69s23-24 43-24c11 0 20 3 27 9 7 5 12 13 14 22h1v-88h20v240h-18z">
          <text:p/>
        </draw:path>
        <draw:path draw:style-name="gr1" draw:text-style-name="P1" draw:layer="layout" svg:width="0.992cm" svg:height="0.243cm" svg:x="15.241cm" svg:y="6.458cm" svg:viewBox="0 0 993 244" svg:d="M22 222h34c16 0 29-3 39-9 9-6 17-18 21-33 6-15 8-35 8-60 0-26-2-47-8-61-4-15-12-26-21-32-10-6-23-9-39-9h-34zM0 0h58c23 0 41 4 53 13 14 9 23 23 27 41 5 17 8 39 7 65 1 26-2 48-7 66-4 19-13 32-27 41-12 9-30 14-53 14h-58zM183 0h20v34h-20zM183 61h20v179h-20zM228 61h21l40 156 36-156h22l-47 179h-23zM377 150c0 28 4 49 12 60 7 12 17 17 28 17s21-5 28-17c8-11 12-32 12-60s-4-48-12-60c-7-11-17-17-28-16-11-1-21 5-28 16-8 12-12 32-12 60zM356 150c0-31 5-54 16-70 10-15 25-23 45-23s35 8 45 23c11 16 16 39 16 70s-5 55-16 70c-10 16-25 24-45 24s-35-8-45-24c-11-15-16-39-16-70zM509 61h20v28h1c4-10 10-18 17-24 8-5 17-8 28-8 2 0 4 0 7 1v20c-4-1-7-1-10-1-12 0-21 4-30 12-8 9-13 21-13 39v112h-20zM708 180c-1 20-7 35-17 46-10 12-23 17-39 18-19 0-34-7-44-22-10-14-16-39-16-72 0-31 6-54 16-70 11-15 26-23 45-23 17 0 30 5 40 15 9 10 14 24 15 42h-20c-1-14-4-24-10-31-6-6-14-9-25-9-7 0-14 1-20 6-6 4-10 11-14 22s-5 27-5 48c0 22 2 39 5 51 4 10 9 18 14 21 6 4 12 5 18 5 21 0 33-15 37-47zM827 134c0-22-3-37-10-47-6-9-15-13-28-13-12 0-21 4-28 13-6 10-9 25-10 47zM847 180c-2 20-8 35-17 46-10 12-24 17-40 18-19 0-34-7-44-22-10-14-16-39-16-72 0-31 5-54 16-70 11-15 26-23 45-23 20 0 34 7 44 21 9 14 13 36 13 65v8h-97v8c1 25 5 44 12 54s16 14 26 14c22 0 34-15 38-47zM895 150c0 21 2 38 6 50 3 11 8 18 14 22 6 3 12 5 19 5s13-2 19-5c6-4 11-11 14-22 4-12 6-29 6-50 0-22-2-38-6-49-3-11-8-18-14-22s-12-5-19-5-13 1-19 5-11 11-14 22c-4 11-6 27-6 49zM975 210h-1c-3 10-8 19-16 24-7 6-17 9-27 10-20 0-34-8-43-24-10-15-14-40-14-70 0-31 4-54 14-70 9-15 23-23 43-23 11 0 20 3 27 8 7 6 12 13 14 23h1v-88h20v240h-18z">
          <text:p/>
        </draw:path>
        <draw:polygon draw:style-name="gr2" draw:text-style-name="P2" draw:layer="layout" svg:width="0.393cm" svg:height="0.394cm" svg:x="16.404cm" svg:y="5.333cm" svg:viewBox="0 0 394 395" draw:points="0,5 0,391 0,395 4,395 390,395 394,395 394,391 394,5 394,0 390,0 4,0 0,0">
          <text:p/>
        </draw:polygon>
        <draw:polygon draw:style-name="gr3" draw:text-style-name="P3" draw:layer="layout" svg:width="0.393cm" svg:height="0.394cm" svg:x="16.404cm" svg:y="5.333cm" svg:viewBox="0 0 394 395" draw:points="0,5 0,391 0,395 4,395 390,395 394,395 394,391 394,5 394,0 390,0 4,0 0,0">
          <text:p/>
        </draw:polygon>
        <draw:polygon draw:style-name="gr2" draw:text-style-name="P2" draw:layer="layout" svg:width="0.393cm" svg:height="0.39cm" svg:x="16.404cm" svg:y="5.858cm" svg:viewBox="0 0 394 391" draw:points="0,5 0,387 0,391 4,391 390,391 394,391 394,387 394,5 394,0 390,0 4,0 0,0">
          <text:p/>
        </draw:polygon>
        <draw:polygon draw:style-name="gr3" draw:text-style-name="P3" draw:layer="layout" svg:width="0.393cm" svg:height="0.39cm" svg:x="16.404cm" svg:y="5.858cm" svg:viewBox="0 0 394 391" draw:points="0,5 0,387 0,391 4,391 390,391 394,391 394,387 394,5 394,0 390,0 4,0 0,0">
          <text:p/>
        </draw:polygon>
        <draw:polygon draw:style-name="gr2" draw:text-style-name="P2" draw:layer="layout" svg:width="0.393cm" svg:height="0.394cm" svg:x="16.404cm" svg:y="6.379cm" svg:viewBox="0 0 394 395" draw:points="0,9 0,391 0,395 4,395 390,395 394,395 394,391 394,9 394,0 390,0 4,0 0,0">
          <text:p/>
        </draw:polygon>
        <draw:polygon draw:style-name="gr3" draw:text-style-name="P3" draw:layer="layout" svg:width="0.393cm" svg:height="0.394cm" svg:x="16.404cm" svg:y="6.379cm" svg:viewBox="0 0 394 395" draw:points="0,9 0,391 0,395 4,395 390,395 394,395 394,391 394,9 394,0 390,0 4,0 0,0">
          <text:p/>
        </draw:polygon>
        <draw:path draw:style-name="gr1" draw:text-style-name="P1" draw:layer="layout" svg:width="1.933cm" svg:height="0.243cm" svg:x="17.717cm" svg:y="5.454cm" svg:viewBox="0 0 1934 244" svg:d="M0 0h29l89 208h1v-208h21v240h-28l-90-209h-1v209h-21zM266 135c0-22-4-38-10-47s-15-14-27-14-21 5-28 14c-6 9-9 25-9 47zM285 180c-1 20-7 35-17 46-9 12-22 18-39 18-18 0-33-7-43-22s-15-39-15-72c0-30 5-54 15-69 11-16 26-23 45-23s33 7 42 21 14 35 14 65v7h-95v9c0 25 4 42 11 52s16 15 26 15c21 0 33-16 37-47zM302 62h21l39 154h1l35-154h21l-46 178h-22zM525 135c0-22-4-38-10-47s-15-14-27-14-21 5-28 14c-6 9-9 25-9 47zM544 180c-1 20-7 35-17 46-10 12-23 18-39 18-19 0-33-7-43-22s-15-39-15-72c0-30 5-54 15-69 11-16 25-23 45-23 19 0 33 7 42 21s14 35 14 65v7h-95v9c0 25 4 42 11 52s16 15 26 15c21 0 33-16 36-47zM578 62h19v27h1c4-10 10-17 17-23 8-6 17-8 27-8 2 0 6 0 8 1v20c-4-1-8-1-11-1-11 0-20 4-29 12-8 8-12 21-13 38v112h-19zM754 62h18v24c5-9 11-17 18-21 8-5 17-7 26-7 11 0 19 3 25 8 7 6 10 14 12 23 4-10 10-18 17-23 7-6 17-8 28-8 12 0 22 3 29 11 7 7 11 19 11 34v137h-20v-134c0-21-9-31-27-32-10 1-18 5-25 13s-10 19-10 33v120h-20v-134c0-21-9-31-27-32-10 1-19 5-25 13-7 8-10 19-11 33v120h-19zM1055 139h-1c-1 3-4 5-8 7s-9 4-13 5l-16 4c-10 2-17 7-22 12-5 6-8 14-8 25 0 10 3 19 8 25 4 6 11 9 20 10 12 0 22-5 29-14 7-8 11-21 11-37zM972 114c0-18 4-32 13-42 9-9 22-14 40-14s31 4 39 13c7 8 11 20 11 34v105c0 10 3 15 10 15h5v15c-3 2-6 2-9 2-8 0-14-1-18-4-5-3-7-10-7-19v-6h-1c-4 12-10 21-18 25s-17 6-27 6c-15 0-26-4-33-14-7-9-11-21-11-37 0-12 3-22 9-31 5-8 14-15 26-18l37-11c7-1 12-4 14-7 2-4 3-11 3-21 0-11-3-19-9-24-5-5-12-7-21-7-12 0-20 4-26 11-5 7-8 17-8 29zM1116 62h20v27h1c3-10 9-17 17-23 7-6 16-8 26-8 3 0 5 0 7 1v20c-3-1-6-1-9-1-11 0-21 4-29 12s-13 21-13 38v112h-20zM1205 62h19v27h1c4-10 10-17 17-23 8-6 17-8 27-8 2 0 5 0 7 1v20c-3-1-7-1-10-1-11 0-20 4-29 12-8 8-12 21-13 38v112h-19zM1298 0h19v35h-19zM1298 62h19v178h-19zM1443 135c0-22-3-38-9-47-7-9-16-14-28-14s-21 5-27 14-10 25-10 47zM1463 180c-2 20-8 35-17 46-10 12-23 18-39 18-19 0-33-7-43-22s-16-39-16-72c0-30 5-54 16-69 10-16 25-23 44-23s34 7 43 21 13 35 13 65v7h-95v9c1 25 4 42 12 52 7 10 15 15 25 15 21 0 33-16 37-47zM1510 150c0 22 2 38 6 49 3 11 8 19 14 22 5 4 12 6 18 6 7 0 13-2 19-6 5-3 10-11 14-22 3-11 5-27 5-49 0-21-2-38-5-49-4-10-9-18-14-21-6-4-12-6-19-6-6 0-13 2-18 6-6 3-11 11-14 21-4 11-6 28-6 49zM1588 210h-1c-2 10-8 18-15 25-8 6-17 9-27 9-19 0-33-8-42-24s-14-39-14-70c0-30 5-53 14-69s23-23 42-23c11 0 20 2 27 8 7 5 11 13 13 22h1v-88h20v240h-18zM1734 150c0 28 4 48 12 60 7 11 16 17 27 17s21-6 28-17c7-12 11-32 11-60s-4-47-11-59-17-17-28-17-20 5-27 17c-8 12-12 31-12 59zM1713 150c0-30 5-54 16-69 10-16 25-23 44-23s34 7 45 23c10 15 15 39 15 69 0 31-5 55-15 70-11 16-26 24-45 24s-34-8-44-24c-11-15-16-39-16-70zM1863 62h20v27h1c4-10 9-17 17-23 7-6 16-8 27-8 2 0 4 0 6 1v20c-3-1-6-1-9-1-11 0-21 4-29 12s-13 21-13 38v112h-20z">
          <text:p/>
        </draw:path>
        <draw:path draw:style-name="gr1" draw:text-style-name="P1" draw:layer="layout" svg:width="2.065cm" svg:height="0.246cm" svg:x="17.577cm" svg:y="5.803cm" svg:viewBox="0 0 2066 247" svg:d="M19 153c0 21 2 38 6 50 3 11 8 18 14 22 5 4 11 5 18 5s13-1 19-5 10-11 14-22c3-12 5-29 5-50 0-22-2-38-5-49-4-11-8-18-14-22s-12-5-19-5-13 1-18 5c-6 4-11 11-14 22-4 11-6 27-6 49zM0 3h19v88h1c2-10 7-17 14-23 7-5 16-8 26-8 20 0 34 8 43 24 9 15 13 38 13 69s-4 55-13 70c-9 16-23 24-43 24-10 0-19-4-27-9-7-6-12-14-15-25h-1v30h-17zM234 137c-1-22-4-37-10-47-6-9-16-13-28-13s-21 4-27 13c-6 10-9 25-10 47zM253 183c-2 20-7 35-17 47-10 11-23 17-39 17-19 0-33-7-43-22-10-14-15-39-16-72 0-31 6-54 16-70 10-15 25-23 44-23 20 0 34 7 43 21s13 36 13 65v8h-95v8c1 25 5 44 12 54s15 14 25 14c21 0 34-15 37-47zM374 137c0-22-3-37-9-47-6-9-16-13-28-13s-21 4-27 13c-6 10-9 25-10 47zM394 183c-2 20-7 35-17 47-10 11-23 17-39 17-19 0-33-7-43-22-10-14-15-39-16-72 0-31 6-54 16-70 10-15 25-23 44-23 20 0 34 7 43 21s13 36 13 65v8h-95v8c1 25 5 44 12 54s15 14 25 14c21 0 34-15 37-47zM428 64h17v25h1c5-10 11-17 19-22s16-7 25-7c14 0 25 4 33 11 8 8 12 20 12 37v135h-20v-130c0-24-10-36-29-36-12 0-21 4-28 12-7 9-11 20-11 33v121h-19zM655 3h20v34h-20zM655 64h20v179h-20zM713 64h17v25h1c5-10 11-17 19-22s17-7 26-7c13 0 24 4 32 11 8 8 12 20 12 37v135h-20v-130c0-24-10-36-29-36-12 0-21 4-28 12-7 9-11 20-11 33v121h-19zM1018 141c-2 3-4 6-9 8-4 2-8 3-12 4l-17 4c-10 3-17 7-22 13s-8 14-8 24c0 12 3 20 8 26 5 7 11 10 20 10 12 0 22-4 29-13s11-22 11-38zM935 117c0-18 4-32 13-42s22-15 41-15c18 0 30 5 38 13 8 9 11 20 11 34v106c0 10 3 15 10 15h6v15c-4 1-7 2-9 2-8 0-15-1-19-4s-7-9-7-18v-6c-5 11-11 19-19 24-8 4-16 6-26 6-15 0-26-5-34-14-7-9-10-21-10-37 0-12 2-23 8-31 5-9 14-15 27-19l37-10c6-2 11-4 13-8s4-10 3-20c0-12-3-20-8-24-6-5-13-7-22-7-11 0-20 3-25 10-6 7-8 17-8 30zM1172 153c0 21 2 38 5 50 4 11 9 18 15 22 5 4 11 5 18 5s13-1 19-5c5-4 10-11 14-22 3-12 5-29 5-50 0-22-2-38-5-49-4-11-9-18-14-22-6-4-12-5-19-5s-13 1-18 5c-6 4-11 11-15 22-3 11-5 27-5 49zM1250 213h-1c-3 11-8 19-15 25-8 5-17 9-27 9-19 0-33-8-42-24-9-15-14-39-14-70s5-54 14-69c9-16 23-24 42-24 11 0 20 3 27 8 7 6 11 13 13 23h1v-88h20v240h-18zM1390 137c0-22-3-37-9-47-7-9-16-13-28-13s-21 4-27 13c-6 10-10 25-10 47zM1410 183c-2 20-8 35-17 47-10 11-23 17-39 17-19 0-33-7-43-22-10-14-16-39-16-72 0-31 5-54 16-70 10-15 25-23 44-23s34 7 43 21 13 36 13 65v8h-95v8c1 25 4 44 11 54 8 10 16 14 26 14 21 0 33-15 37-47zM1529 81h-24v-17h24v-21c0-8 1-15 3-22 1-6 5-11 11-15 5-4 13-6 24-6 3 0 5 0 7 0 2 1 4 1 6 1v17c-3-1-6-1-10-1-7 0-12 2-16 5-3 4-5 11-5 21v21h31v17h-31v162h-20zM1680 141c-2 3-5 6-9 8s-8 3-12 4l-17 4c-10 3-17 7-22 13s-8 14-8 24c0 12 3 20 8 26 5 7 11 10 20 10 12 0 22-4 29-13s11-22 11-38zM1597 117c0-18 4-32 13-42s22-15 41-15c18 0 30 5 38 13 7 9 11 20 11 34v106c0 10 3 15 10 15h6v15c-4 1-7 2-10 2-7 0-14-1-18-4-5-3-7-9-7-18v-6c-5 11-11 19-19 24-8 4-16 6-26 6-15 0-27-5-34-14s-11-21-11-37c0-12 3-23 9-31 5-9 14-15 27-19l37-10c6-2 11-4 13-8s3-10 3-20c0-12-3-20-8-24-6-5-13-7-22-7-11 0-20 3-25 10-6 7-8 17-8 30zM1846 183c-1 20-7 35-17 47-9 11-22 17-38 17-19 0-33-7-43-22-10-14-15-39-16-72 0-31 6-54 16-70 10-15 25-23 44-23 17 0 29 5 39 15 9 10 14 24 15 42h-20c-1-14-4-24-10-30-5-7-13-10-24-10-7 0-13 2-19 6s-11 11-14 22c-4 11-6 27-6 48 1 22 2 39 6 51 3 11 8 18 13 21 6 4 12 5 18 5 21 0 33-15 36-47zM1880 81h-24v-17h24v-49h19v49h31v17h-31v128c0 7 2 12 5 15s8 4 14 4c4 0 8-1 12-2v17c-2 1-7 2-13 2-14 0-23-2-29-7s-8-13-8-24zM1966 153c1 28 4 49 12 60 7 12 16 17 27 17s21-5 28-17c7-11 12-32 12-60s-5-48-12-59c-7-12-17-18-28-17-11-1-20 5-27 17-8 11-11 31-12 59zM1945 153c0-31 6-54 16-70 10-15 25-23 44-23 20 0 34 8 46 23 10 16 15 39 15 70s-5 55-15 70c-12 16-26 24-46 24-19 0-34-8-44-24-10-15-16-39-16-70z">
          <text:p/>
        </draw:path>
        <draw:path draw:style-name="gr1" draw:text-style-name="P1" draw:layer="layout" svg:width="1.307cm" svg:height="0.298cm" svg:x="18.332cm" svg:y="6.157cm" svg:viewBox="0 0 1308 299" svg:d="M0 62h20v27c4-10 10-17 17-23 8-6 17-8 27-8 2 0 5 0 7 1v20c-3-1-6-1-10-1-11 0-20 4-29 12-8 8-12 21-12 38v112h-20zM179 135c0-22-3-38-9-47s-16-14-28-14-21 5-27 14-9 25-10 47zM199 180c-2 20-7 35-17 46-10 12-23 18-39 18-19 0-33-7-43-22s-15-39-16-72c0-31 6-54 16-69 10-16 25-23 44-23 20 0 34 7 43 21s13 35 13 65v7h-95v9c1 25 5 42 12 52s15 15 25 14c21 1 34-15 37-46zM234 0h19v240h-19zM371 139h-1c-1 3-4 5-8 7s-8 4-13 5l-16 4c-10 2-17 7-22 12-5 6-8 14-8 25 0 10 3 19 8 25s11 9 20 9c12 0 22-4 29-13 7-8 11-21 11-37zM288 114c0-18 4-32 13-42 9-9 22-14 41-14 18 0 30 4 38 13 7 8 11 19 11 34v105c0 10 3 14 10 14h6v16c-4 2-7 2-10 2-8 0-14-1-18-4-5-3-7-10-7-19v-6h-1c-4 12-10 21-18 25s-17 6-26 6c-16 0-27-5-34-13-7-10-11-22-11-38 0-12 3-22 9-31 5-8 14-15 26-18l37-11c7-1 12-4 14-8 2-3 3-10 3-20 0-11-3-19-8-24-6-5-13-7-22-7-12 0-20 4-25 11-6 7-8 17-8 29zM440 78h-24v-16h24v-50h19v50h31v16h-31v128c0 7 2 12 5 14 3 3 8 4 14 4 4 0 8 0 12-2v18c-2 2-7 2-14 2-13 0-22-2-28-6-6-5-9-14-8-26zM512 0h20v35h-20zM512 62h20v178h-20zM582 150c0 28 4 48 11 60 7 11 17 17 29 16 11 1 20-5 28-16 7-12 11-32 11-60s-4-47-11-59c-8-12-17-17-28-17-12 0-22 5-29 17s-11 31-11 59zM561 150c0-31 5-54 15-69 11-16 26-23 46-23 19 0 34 7 44 23 11 15 16 38 16 69s-5 54-16 70c-10 16-25 24-44 24-20 0-35-8-46-24-10-16-15-39-15-70zM712 62h18v24c5-9 12-17 20-21 7-5 16-7 25-7 13-1 24 3 32 11 8 7 12 19 12 36v135h-19v-129c0-25-10-37-30-37-12 1-21 5-28 13s-10 19-10 33v120h-20zM887 151c-12-5-21-11-26-18s-8-15-8-24c1-18 6-31 15-40 10-8 22-12 37-11 33 0 49 16 48 49v5h-20v-5c0-11-2-20-7-25s-12-8-21-8c-11 1-20 3-24 9-5 5-8 13-8 21 0 7 1 12 5 17 3 5 9 9 19 13l28 11c12 5 20 11 25 19s8 17 8 26c0 16-5 29-13 38-9 11-23 16-41 16s-31-4-40-12c-9-10-13-24-13-44v-6h19v5c0 26 11 39 34 39 10 0 19-2 25-8 6-5 9-13 9-23 0-8-2-15-5-20-4-5-10-10-19-13zM987 0h20v86h1c2-9 7-16 15-21s17-7 27-7c14-1 24 3 32 11 8 7 12 19 13 36v135h-20v-129c0-25-10-37-30-37-11 1-21 5-27 13-7 8-11 19-11 33v120h-20zM1133 0h19v35h-19zM1133 62h19v178h-19zM1287 151c0-22-2-38-5-49-4-11-8-18-14-22-5-4-11-6-18-6-11 1-21 6-28 16-4 6-7 14-8 23-2 10-3 22-3 38 0 21 2 37 6 48 3 11 8 19 14 22 5 4 12 6 18 5 7 1 13-1 19-5 6-3 10-11 14-22s5-27 5-48zM1192 62h17v25h1c3-8 8-15 15-21 8-5 17-8 28-8 19 0 33 7 42 23s14 39 13 70c0 30-4 53-13 69s-23 24-42 24c-11 0-20-3-27-8-7-6-12-14-14-24h-1v87h-19z">
          <text:p/>
        </draw:path>
        <draw:polygon draw:style-name="gr2" draw:text-style-name="P2" draw:layer="layout" svg:width="0.394cm" svg:height="0.394cm" svg:x="19.803cm" svg:y="5.333cm" svg:viewBox="0 0 395 395" draw:points="0,5 0,391 0,395 4,395 390,395 395,395 395,391 395,5 395,0 390,0 4,0 0,0">
          <text:p/>
        </draw:polygon>
        <draw:polygon draw:style-name="gr3" draw:text-style-name="P3" draw:layer="layout" svg:width="0.394cm" svg:height="0.394cm" svg:x="19.803cm" svg:y="5.333cm" svg:viewBox="0 0 395 395" draw:points="0,5 0,391 0,395 4,395 390,395 395,395 395,391 395,5 395,0 390,0 4,0 0,0">
          <text:p/>
        </draw:polygon>
        <draw:path draw:style-name="gr1" draw:text-style-name="P1" draw:layer="layout" svg:width="0.298cm" svg:height="0.275cm" svg:x="10.916cm" svg:y="7.416cm" svg:viewBox="0 0 299 276" svg:d="M55 276v-195h-55v-37h5c37 0 59-14 65-44h41v276zM243 276v-195h-56v-37h5c38 0 60-14 66-44h41v276z">
          <text:p/>
        </draw:path>
        <draw:path draw:style-name="gr1" draw:text-style-name="P1" draw:layer="layout" svg:width="5.199cm" svg:height="0.3cm" svg:x="11.618cm" svg:y="7.45cm" svg:viewBox="0 0 5200 301" svg:d="M0 3h64c23 0 40 6 50 18 11 12 16 29 16 49 0 13-3 24-7 34-5 10-12 18-23 24s-25 10-43 10h-36v104h-21zM21 120h36c15 0 27-4 36-11 10-8 15-21 15-39 0-17-4-30-13-38-8-8-21-11-38-11h-36zM160 64h20v28h1c4-10 10-18 18-24 7-5 17-8 27-8 2 0 5 0 7 1v20c-3-1-7-1-10-1-11 0-21 4-29 12-9 9-13 21-14 38v112h-20zM343 137c-1-22-4-38-10-47-7-9-16-14-28-13-12-1-22 4-28 13s-10 25-10 47zM362 183c-1 20-7 35-17 46-10 12-23 17-40 17-19 1-33-6-44-21-10-14-15-39-15-72 0-31 5-54 16-70 10-15 25-23 45-23s34 7 43 21 14 36 14 65v8h-97v8c1 25 4 44 12 54 7 9 16 14 26 14 21 0 34-15 37-47zM504 183c-2 20-8 35-17 46-10 12-23 17-40 17-19 1-34-6-44-21-10-14-15-39-15-72 0-31 5-54 15-70 11-15 26-23 46-23 16 0 29 5 39 15 9 9 14 23 16 42h-20c-2-14-5-24-11-31-5-6-14-9-24-9-8-1-14 1-20 5-6 5-11 12-15 23-3 11-5 27-5 48 0 22 2 38 6 50 3 11 8 18 13 22 6 3 12 5 19 5 20 0 33-15 37-47zM534 3h20v34h-20zM534 64h20v178h-20zM624 153c-12-5-21-11-26-18-6-7-8-15-8-24 0-18 5-31 15-39s23-12 38-12c33 0 49 17 49 49v5h-20v-5c0-11-3-19-8-25-5-5-12-7-21-7-12 0-20 3-25 8-5 6-8 13-8 22 0 6 2 12 5 16 3 5 10 10 19 13l29 11c12 5 21 11 26 19s8 17 8 27c0 16-5 29-14 39-9 9-23 14-41 14-19 1-32-3-41-12s-14-23-14-44v-5h20v4c0 27 12 41 34 41 11 0 20-3 26-9 6-5 9-13 9-24 0-8-1-14-5-20-4-5-10-9-19-13zM813 137c0-22-4-38-10-47s-16-14-28-13c-12-1-21 4-28 13-6 9-9 25-10 47zM833 183c-2 20-8 35-18 46-9 12-23 17-40 17-18 1-33-6-43-21-11-14-16-39-16-72 0-31 5-54 16-70 10-15 26-23 45-23 20 0 34 7 43 21 10 14 14 36 14 65v8h-97v8c1 25 5 44 12 54 7 9 16 14 26 14 22 0 34-15 38-47zM947 64h20v28h1c4-10 10-18 17-24 8-5 17-8 28-8 2 0 4 0 7 1v20c-4-1-7-1-10-1-11 0-21 4-30 12-8 9-12 21-13 38v112h-20zM1129 137c0-22-3-38-10-47-6-9-15-14-27-13-13-1-22 4-28 13-7 9-10 25-10 47zM1149 183c-2 20-7 35-17 46-10 12-23 17-40 17-19 1-34-6-44-21-10-14-15-39-16-72 0-31 6-54 16-70 11-15 26-23 46-23 19 0 34 7 43 21s14 36 14 65v8h-97v8c0 25 4 44 11 54 8 9 16 14 27 14 21 0 33-15 37-47zM1188 3h20v239h-20zM1325 141h-1c-1 3-4 5-8 7-5 2-9 4-13 5l-17 4c-10 3-17 7-23 13-5 5-7 13-7 24s2 20 7 26 12 10 21 10c12 0 22-5 30-13 7-9 11-22 11-38zM1240 117c0-19 4-33 13-42 9-10 23-15 42-15 18 0 31 4 39 13 8 8 11 20 11 34v106c0 10 3 15 10 15h6v14c-3 2-7 2-9 2-8 1-15-1-19-4-5-3-7-9-7-18v-6h-1c-4 12-10 20-18 24-8 5-17 7-28 6-15 0-26-4-34-13-7-9-11-21-11-38 0-12 3-22 9-30 6-9 15-15 27-19l38-11c7-1 11-4 14-7 2-4 3-11 3-21 0-11-3-19-9-24-5-4-13-7-22-6-12 0-20 3-26 10-5 7-8 17-8 30zM1396 81h-26v-17h26v-49h20v49h31v17h-31v128c0 7 2 12 5 15 3 2 8 4 14 4 4 0 8-1 12-2v16c-2 2-7 2-14 2-13 1-23-2-29-6-6-5-8-13-8-25zM1470 3h20v34h-20zM1470 64h20v178h-20zM1544 153c1 28 4 48 12 60 7 12 17 17 28 17 12 0 21-5 28-17 8-12 12-32 12-60s-4-48-12-60c-7-11-16-17-28-16-11-1-21 5-28 16-8 12-11 32-12 60zM1523 153c0-31 5-54 16-70 10-15 26-23 45-23 20 0 35 8 45 23 11 16 16 39 16 70 0 30-5 55-16 70-10 16-25 23-45 23-19 0-35-7-45-23-11-15-16-40-16-70zM1676 64h18v25h1c5-10 12-17 20-22s16-7 25-7c14 0 25 3 33 11 8 7 13 20 13 36v135h-20v-129c0-24-10-36-31-36-11 0-21 4-28 12s-11 19-11 33v120h-20zM1855 153c-13-5-22-11-27-18s-8-15-7-24c0-18 5-31 15-39 9-8 22-12 37-12 33 0 50 17 49 49v5h-20v-5c0-11-2-19-7-25-5-5-13-7-22-7-11 0-20 3-25 8-5 6-7 13-7 22-1 6 1 12 4 16 3 5 10 10 20 13l29 11c12 5 20 11 25 19 6 8 8 17 8 27 0 16-4 29-13 39-9 9-23 14-42 14-18 1-32-3-41-12s-13-23-13-44v-5h20v4c0 27 11 41 34 41 11 0 19-3 25-9 7-5 10-13 10-24 0-8-2-14-6-20-3-5-9-9-18-13zM1956 3h20v86h1c3-10 8-17 16-22s17-7 28-7c13 0 24 3 33 11 8 7 12 20 12 36v135h-20v-129c0-24-10-36-30-36-12 0-22 4-29 12s-10 19-11 33v120h-20zM2106 3h20v34h-20zM2106 64h20v178h-20zM2261 153c0-21-2-37-5-48-4-12-8-19-14-23s-12-6-19-5c-11 0-21 5-28 15-4 6-7 14-9 24-1 9-2 22-2 37 0 21 2 38 5 50 4 11 9 18 15 22 5 3 12 5 19 5 6 0 13-2 19-5 5-4 10-11 14-22 4-12 5-29 5-50zM2164 64h18v25c4-8 9-15 16-21 8-5 17-8 28-8 20 0 34 8 43 23 10 16 14 39 14 70 0 30-5 54-14 70s-24 23-43 23c-11 0-20-3-27-8-8-6-12-13-15-22v85h-20zM2408 153c0 28 4 48 12 60 7 12 17 17 28 17s21-5 28-17c8-12 12-32 12-60s-4-48-12-60c-7-11-17-17-28-16-11-1-21 5-28 16-8 12-12 32-12 60zM2387 153c0-31 5-54 16-70 10-15 25-23 45-23s35 8 45 23c11 16 16 39 16 70 0 30-5 55-16 70-10 16-25 23-45 23s-35-7-45-23c-11-15-16-40-16-70zM2546 81h-25v-17h25v-21c-1-8 0-16 2-22s6-12 11-15c6-4 14-6 25-6 3 0 6 0 8 0s3 1 5 1v17c-3-1-6-1-9-1-8-1-13 1-17 5-3 4-5 11-5 21v21h31v17h-31v161h-20zM2700 64h18v25h1c4-10 10-17 18-22s17-7 27-7 19 3 25 9c7 5 11 13 12 22h1c4-10 9-18 17-23 7-5 16-8 28-8s22 4 29 11c8 7 12 19 12 35v136h-20v-133c0-21-10-32-28-32-10 0-19 4-26 12-6 8-10 19-10 33v120h-20v-133c0-21-10-32-28-32-10 0-19 4-26 12-6 8-10 19-10 33v120h-20zM3011 141h-1c-1 3-4 5-9 7-4 2-8 4-12 5l-17 4c-10 3-18 7-23 13-5 5-8 13-8 24s3 20 8 26 12 10 20 10c13 0 23-5 30-13 8-9 11-22 12-38zM2926 117c0-19 4-33 13-42 9-10 23-15 41-15 19 0 32 4 39 13 8 8 12 20 12 34v106c0 10 3 15 10 15h6v14c-4 2-7 2-10 2-8 1-14-1-19-4-4-3-6-9-6-18v-6h-1c-4 12-11 20-19 24-8 5-17 7-27 6-15 0-27-4-34-13s-11-21-11-38c0-12 3-22 8-30 6-9 15-15 28-19l38-11c6-1 11-4 13-7 3-4 4-11 4-21-1-11-4-19-9-24-6-4-13-7-22-6-12 0-21 3-26 10-6 7-8 17-8 30zM3073 3h20v34h-20zM3073 64h20v178h-20zM3135 64h18v25h1c5-10 11-17 19-22s17-7 26-7c14 0 25 3 33 11 8 7 12 20 13 36v135h-20v-129c0-24-11-36-31-36-12 0-21 4-28 12s-11 19-11 33v120h-20zM3444 141c-2 3-4 5-9 7-4 2-8 4-13 5l-16 4c-10 3-18 7-23 13-5 5-8 13-8 24s3 20 8 26 12 10 20 10c13 0 23-5 30-13 7-9 11-22 11-38zM3359 117c0-19 5-33 14-42 9-10 23-15 41-15 19 0 32 4 39 13 8 8 12 20 11 34v106c0 10 4 15 11 15h5v14c-3 2-6 2-9 2-8 1-14-1-19-4-4-3-7-9-7-18v-6c-5 12-11 20-19 24-8 5-17 7-27 6-16 0-27-4-34-13-8-9-11-21-11-38 0-12 3-22 8-30 6-9 15-15 28-19l37-11c7-1 12-4 14-7 3-4 4-11 3-21 0-11-3-19-8-24-6-4-13-7-22-6-12 0-21 3-26 10-6 7-9 17-9 30zM3603 153c-1-21-3-37-6-48-4-12-8-19-14-23s-12-6-19-5c-11 0-21 5-28 15-4 6-7 14-9 24-1 9-2 22-2 37 0 21 2 38 5 50 4 11 9 18 15 22 5 3 12 5 19 5 6 0 13-2 19-5 6-4 10-11 14-22 4-12 6-29 6-50zM3505 64h18v25h1c3-8 8-15 15-21 8-5 17-8 28-8 20 0 34 8 44 23 9 16 13 39 13 70 0 30-5 54-14 70s-24 23-43 23c-11 0-20-3-27-8-7-6-12-13-14-22h-1v85h-20zM3751 153c-1-21-2-37-6-48-4-12-8-19-14-23s-12-6-18-5c-12 0-21 5-29 15-4 6-7 14-8 24-2 9-3 22-3 37 0 21 2 38 6 50 3 11 8 18 14 22 6 3 12 5 19 5s13-2 19-5c6-4 11-11 14-22 4-12 6-29 6-50zM3653 64h18v25h1c3-8 8-15 16-21 7-5 16-8 28-8 19 0 34 8 43 23 9 16 13 39 13 70 0 30-5 54-14 70s-23 23-43 23c-11 0-20-3-27-8-7-6-12-13-14-22h-1v85h-20zM3805 3h20v239h-20zM3868 3h20v34h-20zM3868 64h20v178h-20zM4037 183c-2 20-7 35-17 46-10 12-23 17-40 17-18 1-33-6-43-21-11-14-16-39-16-72 0-31 5-54 16-70 10-15 26-23 45-23 17 0 30 5 39 15 10 9 15 23 16 42h-20c-1-14-5-24-10-31-6-6-14-9-25-9-7-1-14 1-20 5-6 5-11 12-14 23-4 11-6 27-6 48 1 22 2 38 6 50 4 11 8 18 14 22 6 3 12 5 18 5 21 0 33-15 37-47zM4145 141c-2 3-4 5-9 7-4 2-8 4-13 5l-16 4c-10 3-18 7-23 13-5 5-8 13-8 24s3 20 8 26 12 10 20 10c13 0 23-5 30-13 7-9 11-22 11-38zM4060 117c0-19 5-33 14-42 9-10 23-15 41-15 19 0 32 4 39 13 8 8 12 20 11 34v106c0 10 4 15 11 15h5v14c-3 2-6 2-9 2-8 1-14-1-19-4-4-3-7-9-7-18v-6c-5 12-11 20-19 24-8 5-17 7-27 6-16 0-27-4-34-13-8-9-11-21-11-38 0-12 3-22 8-30 6-9 15-15 28-19l37-11c7-1 12-4 14-7 3-4 4-11 3-21 0-11-3-19-8-24-6-4-13-7-22-6-12 0-21 3-26 10-6 7-9 17-9 30zM4208 64h18v25h1c5-10 11-17 19-22s17-7 26-7c14 0 25 3 33 11 8 7 12 20 13 36v135h-20v-129c0-24-11-36-31-36-12 0-21 4-28 12s-11 19-11 33v120h-20zM4366 81h-25v-17h25v-49h20v49h31v17h-31v128c0 7 1 12 5 15 3 2 7 4 14 4 4 0 8-1 12-2v16c-2 2-7 2-14 2-13 1-23-2-29-6-6-5-8-13-8-25zM4526 81h-24v-17h24v-49h20v49h31v17h-31v128c0 7 2 12 5 15 3 2 8 4 14 4 4 0 8-1 12-2v16c-2 2-7 2-14 2-13 1-23-2-29-6-5-5-8-13-8-25zM4611 153c0 28 4 48 11 60 8 12 17 17 29 17 11 0 20-5 28-17 7-12 11-32 12-60-1-28-5-48-12-60-8-11-17-17-28-16-12-1-21 5-29 16-7 12-11 32-11 60zM4590 153c0-31 5-54 15-70 11-15 26-23 46-23 19 0 34 8 45 23 11 16 16 39 16 70 0 30-5 55-16 70-11 16-26 23-45 23-20 0-35-7-46-23-10-15-15-40-15-70zM4806 64h21l40 155 36-155h22l-52 193c-5 17-10 29-17 35s-17 10-30 9c-6 0-10 0-14 0v-17c5 0 9 1 13 1 7 0 12-2 16-5 4-4 8-10 11-19l5-17zM4958 153c0 28 4 48 12 60 7 12 16 17 28 17 11 0 21-5 28-17 8-12 11-32 12-60-1-28-4-48-12-60-7-11-17-17-28-16-12-1-21 5-28 16-8 12-12 32-12 60zM4937 153c0-31 5-54 16-70 10-15 25-23 45-23 19 0 35 8 45 23 11 16 16 39 16 70 0 30-5 55-16 70-10 16-26 23-45 23-20 0-35-7-45-23-11-15-16-40-16-70zM5090 64h20v125c0 15 2 25 7 32 5 6 13 9 24 9s21-5 28-13 10-20 10-34v-119h21v178h-19v-24c-5 10-12 17-20 21-8 5-17 7-26 7-14 0-24-3-33-11-8-7-12-20-12-37z">
          <text:p/>
        </draw:path>
        <draw:path draw:style-name="gr1" draw:text-style-name="P1" draw:layer="layout" svg:width="1.886cm" svg:height="0.303cm" svg:x="16.947cm" svg:y="7.45cm" svg:viewBox="0 0 1887 304" svg:d="M97 3c-18 23-33 47-45 72-12 26-21 52-26 78-6 26-8 52-7 77 1 26 6 51 14 74h-15c-10-28-16-54-18-79-1-25 1-49 6-72s13-47 25-73c12-25 29-51 51-77zM99 150c-4 19-6 34-5 45 0 11 3 19 8 23 4 5 11 7 19 7s15-2 21-7c7-4 13-12 18-23 6-11 10-26 14-45 4-18 6-33 5-44s-3-18-8-23c-4-4-11-7-19-6-8-1-15 2-22 6-6 5-12 12-17 23-6 11-10 26-14 44zM195 64h18l-35 165c-6 24-14 43-26 56s-28 19-48 19c-17 0-30-4-37-12s-9-20-7-32h20c-1 8 1 15 6 20 6 5 13 7 22 7 25 0 41-17 48-49l6-28h-1c-6 11-13 19-21 24-9 5-18 7-27 7-10 1-18-2-25-7s-12-14-15-27c-2-13-1-31 4-54 6-31 16-54 28-70 13-15 29-23 48-23 10 0 18 3 24 8 6 6 10 13 11 23h1zM266 3h20l-8 34h-20zM253 64h20l-38 177h-20zM298 64h21l6 155h1l69-155h22l-85 177h-23zM509 137c5-22 5-38 0-47-4-9-12-14-25-13-12-1-22 4-30 13-9 9-15 25-20 47zM519 183c-6 19-14 34-27 45-12 12-27 17-44 17-18 1-31-6-38-21-8-14-8-38-1-71 6-31 17-54 30-70 14-15 31-23 51-23 19 0 33 7 39 21s6 36 0 65l-2 8h-97l-2 8c-5 25-5 43 1 53 5 9 13 14 23 14 21 0 37-15 47-46zM666 81h-25l4-17h25l4-21c2-13 7-23 13-31 7-8 18-12 35-12 3 0 5 0 7 0s4 1 5 1l-3 17c-3-1-6-1-10-1-7-1-13 1-17 5-5 4-8 11-10 21l-4 21h31l-4 17h-31l-34 160h-20zM742 64h21l-27 125c-3 14-3 24 1 31 4 6 11 9 21 9 12 0 22-5 31-13s15-19 18-33l25-119h20l-38 177h-18l6-24h-1c-7 10-15 17-24 21-9 5-18 7-28 7-13 0-24-3-30-11-7-7-8-20-5-36zM905 3h20l-51 238h-20zM963 3h20l-52 238h-20zM1087 153c-4 21-6 37-5 49 2 11 5 18 10 22 5 3 11 5 18 5s13-2 20-5c7-4 13-11 19-22 6-12 11-28 16-49 4-22 6-38 5-49-2-11-5-19-10-22-5-4-11-6-18-5-7-1-13 1-20 5-7 3-13 11-19 22s-11 27-16 49zM1154 212c-6 10-13 18-22 24-8 6-18 9-29 9-20 0-32-7-38-23s-6-39 1-69c6-31 16-54 28-70 13-15 29-23 48-23 11 0 20 3 26 8 6 6 9 13 9 23h1l19-88h20l-51 238h-18zM1317 137c4-22 4-38 0-47-5-9-13-14-25-13-13-1-23 4-31 13s-15 25-20 47zM1326 183c-5 19-14 34-26 45-13 12-27 17-44 17-19 1-32-6-39-21-7-14-8-38-1-71 7-31 17-54 31-70 14-15 30-23 50-23s33 7 39 21 6 36 0 65l-2 8h-97l-1 8c-5 25-5 43 0 53 5 9 13 14 23 14 22 0 37-15 47-46zM1390 81h-24l3-17h25l10-49h20l-10 49h31l-4 17h-31l-27 127c-1 7-1 12 2 15 2 2 7 4 13 4 4 0 8-1 13-2l-4 16c-3 2-7 2-14 2-14 1-23-2-28-6-4-5-6-13-3-25zM1531 141c-2 3-6 5-10 7-5 2-10 4-14 5l-18 4c-10 3-19 7-25 13-7 5-11 13-13 24-2 10-1 19 2 25 4 6 10 10 19 10 12 0 23-5 32-13 9-9 16-21 19-37zM1451 117c4-19 12-33 23-42 11-10 26-15 44-15 19 0 31 4 37 13 6 8 7 20 4 34l-23 105c-2 10 1 15 7 15h6l-3 14c-4 2-7 2-10 2-8 1-14-1-17-4-4-3-5-9-4-18l2-6h-1c-7 12-15 20-24 24-9 5-18 7-28 6-16 0-26-4-32-13-5-9-6-21-3-37 3-12 8-22 15-30 8-9 18-15 32-19l39-11c8-1 13-4 16-7 3-4 5-11 7-21 3-11 2-19-3-24-5-4-11-7-21-6-11 0-21 3-28 10s-12 17-14 30zM1625 3h20l-8 34h-20zM1612 64h20l-38 177h-20zM1686 3h20l-51 238h-20zM1742 153c-12-5-19-11-23-18-3-7-4-15-2-24 4-18 12-31 23-39 12-8 25-12 40-12 17 0 28 4 35 12 6 9 7 21 4 37l-1 5h-20l1-5c2-11 1-19-3-25-4-5-10-7-19-7-12 0-21 3-27 8-6 6-10 13-12 22-2 6-1 12 1 16 2 5 8 10 17 13l26 11c11 5 18 11 22 19 3 8 4 17 2 27-4 15-11 28-22 38-11 9-26 14-45 14-18 1-30-3-38-12-7-9-8-23-4-43l1-5h20l-1 4c-6 26 3 40 26 40 11 0 20-3 27-9 8-5 12-13 15-23 1-8 1-14-2-20-2-5-7-9-15-13zM1790 304c17-23 32-48 44-74 12-25 21-51 26-77 6-26 8-52 7-78-1-25-5-49-13-72h14c10 26 16 52 18 77 1 26-1 50-6 73-4 23-13 47-25 72s-29 51-51 79z">
          <text:p/>
        </draw:path>
        <draw:line draw:style-name="gr3" draw:text-style-name="P3" draw:layer="layout" svg:x1="11.599cm" svg:y1="7.844cm" svg:x2="20.209cm" svg:y2="7.844cm">
          <text:p/>
        </draw:line>
        <draw:line draw:style-name="gr3" draw:text-style-name="P3" draw:layer="layout" svg:x1="11.603cm" svg:y1="8.441cm" svg:x2="11.603cm" svg:y2="7.848cm">
          <text:p/>
        </draw:line>
        <draw:line draw:style-name="gr3" draw:text-style-name="P3" draw:layer="layout" svg:x1="20.205cm" svg:y1="8.441cm" svg:x2="20.205cm" svg:y2="7.848cm">
          <text:p/>
        </draw:line>
        <draw:line draw:style-name="gr3" draw:text-style-name="P3" draw:layer="layout" svg:x1="11.599cm" svg:y1="8.445cm" svg:x2="20.209cm" svg:y2="8.445cm">
          <text:p/>
        </draw:line>
        <draw:line draw:style-name="gr3" draw:text-style-name="P3" draw:layer="layout" svg:x1="11.603cm" svg:y1="9.042cm" svg:x2="11.603cm" svg:y2="8.449cm">
          <text:p/>
        </draw:line>
        <draw:line draw:style-name="gr3" draw:text-style-name="P3" draw:layer="layout" svg:x1="20.205cm" svg:y1="9.042cm" svg:x2="20.205cm" svg:y2="8.449cm">
          <text:p/>
        </draw:line>
        <draw:line draw:style-name="gr3" draw:text-style-name="P3" draw:layer="layout" svg:x1="11.599cm" svg:y1="9.046cm" svg:x2="20.209cm" svg:y2="9.046cm">
          <text:p/>
        </draw:line>
        <draw:path draw:style-name="gr1" draw:text-style-name="P1" draw:layer="layout" svg:width="0.348cm" svg:height="0.275cm" svg:x="10.916cm" svg:y="9.681cm" svg:viewBox="0 0 349 276" svg:d="M56 276v-195h-56v-37h5c38 0 60-15 66-44h41v276zM349 276h-170c0-24 5-45 15-64s25-38 46-56l22-21c8-8 14-14 19-20 4-6 7-13 8-19 1-7 2-16 2-26 0-22-9-34-27-34-14 1-22 6-26 16s-6 23-5 39h-54v-12c0-25 7-45 21-59 14-13 35-20 65-20 27 0 48 6 62 19 13 13 20 32 20 56 0 18-3 34-9 47-7 14-18 28-34 41l-31 29c-8 8-14 15-19 22s-8 13-9 19h104z">
          <text:p/>
        </draw:path>
        <draw:polygon draw:style-name="gr1" draw:text-style-name="P1" draw:layer="layout" svg:width="0.118cm" svg:height="0.241cm" svg:x="11.616cm" svg:y="9.715cm" svg:viewBox="0 0 119 242" draw:points="0,242 22,242 22,124 115,124 115,107 22,107 22,17 119,17 119,0 0,0">
          <text:p/>
        </draw:polygon>
        <draw:path draw:style-name="gr1" draw:text-style-name="P1" draw:layer="layout" svg:width="0.114cm" svg:height="0.183cm" svg:x="11.76cm" svg:y="9.778cm" svg:viewBox="0 0 115 184" svg:d="M0 136c0 35 21 48 47 48 21 0 38-9 51-30v25h17v-179h-21v119c0 31-17 48-38 48-27 0-35-13-35-40v-127h-21z">
          <text:p/>
        </draw:path>
        <draw:path draw:style-name="gr1" draw:text-style-name="P1" draw:layer="layout" svg:width="0.085cm" svg:height="0.245cm" svg:x="11.912cm" svg:y="9.711cm" svg:viewBox="0 0 86 246" svg:d="M0 0h26v246h-26zM60 0h26v246h-26z">
          <text:p/>
        </draw:path>
        <draw:path draw:style-name="gr1" draw:text-style-name="P1" draw:layer="layout" svg:width="0.076cm" svg:height="0.182cm" svg:x="12.111cm" svg:y="9.774cm" svg:viewBox="0 0 77 183" svg:d="M0 183h22v-111c0-38 21-51 43-51 4 0 8 0 12 0v-21c-4 0-4 0-8 0-21 0-38 13-47 30v-25h-22z">
          <text:p/>
        </draw:path>
        <draw:path draw:style-name="gr1" draw:text-style-name="P1" draw:layer="layout" svg:width="0.118cm" svg:height="0.187cm" svg:x="12.2cm" svg:y="9.774cm" svg:viewBox="0 0 119 188" svg:d="M98 123c0 30-12 47-38 47-17 0-38-17-38-68v-9h97v-8c0-59-16-85-55-85-42 0-64 30-64 93 0 68 22 95 60 95s59-27 59-65zM22 76c0-42 13-59 38-59 26 0 38 17 38 59z">
          <text:p/>
        </draw:path>
        <draw:path draw:style-name="gr1" draw:text-style-name="P1" draw:layer="layout" svg:width="0.11cm" svg:height="0.187cm" svg:x="12.34cm" svg:y="9.774cm" svg:viewBox="0 0 111 188" svg:d="M68 106c17 4 22 17 22 30 0 21-13 34-34 34-22 0-35-13-35-39v-8h-21v8c0 39 17 57 56 57 38 0 55-23 55-57 0-16-9-33-34-42l-26-13c-22-8-26-16-26-29 0-17 9-30 31-30 21 0 29 9 29 34v4h21v-4c0-34-16-51-46-51-31 0-56 13-56 51 0 17 8 34 35 42z">
          <text:p/>
        </draw:path>
        <draw:path draw:style-name="gr1" draw:text-style-name="P1" draw:layer="layout" svg:width="0.021cm" svg:height="0.241cm" svg:x="12.484cm" svg:y="9.715cm" svg:viewBox="0 0 22 242" svg:d="M0 242h22v-177h-22zM0 34h22v-34h-22z">
          <text:p/>
        </draw:path>
        <draw:path draw:style-name="gr1" draw:text-style-name="P1" draw:layer="layout" svg:width="0.114cm" svg:height="0.246cm" svg:x="12.539cm" svg:y="9.715cm" svg:viewBox="0 0 115 247" svg:d="M98 242h17v-242h-17v89h-4c-4-17-17-30-39-30-38 0-55 30-55 93 0 61 17 95 55 95 22 0 39-13 43-34zM17 152c0-67 21-76 38-76 22 0 43 9 43 76 0 65-21 78-43 78-17 0-38-13-38-78z">
          <text:p/>
        </draw:path>
        <draw:path draw:style-name="gr1" draw:text-style-name="P1" draw:layer="layout" svg:width="0.114cm" svg:height="0.187cm" svg:x="12.687cm" svg:y="9.774cm" svg:viewBox="0 0 115 188" svg:d="M98 123c-4 30-17 47-38 47s-43-17-43-68v-9h98v-8c0-59-13-85-55-85-39 0-60 30-60 93 0 68 21 95 60 95 34 0 55-27 55-65zM17 76c4-42 18-59 43-59s38 17 38 59z">
          <text:p/>
        </draw:path>
        <draw:path draw:style-name="gr1" draw:text-style-name="P1" draw:layer="layout" svg:width="0.114cm" svg:height="0.182cm" svg:x="12.831cm" svg:y="9.774cm" svg:viewBox="0 0 115 183" svg:d="M0 183h21v-119c0-30 17-47 42-47 21 0 30 13 30 34v132h22v-136c0-34-18-47-48-47-16 0-38 9-46 30v-25h-21z">
          <text:p/>
        </draw:path>
        <draw:path draw:style-name="gr1" draw:text-style-name="P1" draw:layer="layout" svg:width="0.076cm" svg:height="0.228cm" svg:x="12.966cm" svg:y="9.728cm" svg:viewBox="0 0 77 229" svg:d="M26 200c0 21 8 29 33 29 10 0 14 0 18-4v-17c-4 4-9 4-13 4-13 0-21-4-21-17v-128h34v-16h-34v-51h-17v51h-26v16h26z">
          <text:p/>
        </draw:path>
        <draw:path draw:style-name="gr1" draw:text-style-name="P1" draw:layer="layout" svg:width="0.017cm" svg:height="0.241cm" svg:x="13.068cm" svg:y="9.715cm" svg:viewBox="0 0 18 242" svg:d="M0 242h18v-177h-18zM0 34h18v-34h-18z">
          <text:p/>
        </draw:path>
        <draw:path draw:style-name="gr1" draw:text-style-name="P1" draw:layer="layout" svg:width="0.132cm" svg:height="0.187cm" svg:x="13.114cm" svg:y="9.774cm" svg:viewBox="0 0 133 188" svg:d="M30 55c0-25 8-38 35-38 17 0 29 9 29 30s0 21-16 25l-40 13c-25 8-38 25-38 51 0 29 13 52 47 52 22 0 39-9 47-31v4c0 18 13 22 30 22 0 0 4 0 9-4v-14h-9c-4 0-8-4-8-17v-101c0-30-13-47-51-47-39 0-56 21-56 55zM94 119c0 29-16 51-43 51-17 0-29-13-29-34 0-26 12-34 34-38l17-5c9-4 21-8 21-12z">
          <text:p/>
        </draw:path>
        <draw:polygon draw:style-name="gr1" draw:text-style-name="P1" draw:layer="layout" svg:width="0.025cm" svg:height="0.245cm" svg:x="13.267cm" svg:y="9.711cm" svg:viewBox="0 0 26 246" draw:points="0,0 26,0 26,246 0,246">
          <text:p/>
        </draw:polygon>
        <draw:path draw:style-name="gr1" draw:text-style-name="P1" draw:layer="layout" svg:width="0.127cm" svg:height="0.187cm" svg:x="13.402cm" svg:y="9.774cm" svg:viewBox="0 0 128 188" svg:d="M26 55c0-25 12-38 33-38 22 0 34 9 34 30s-4 21-17 25l-38 13c-29 8-38 25-38 51 0 29 13 52 43 52 21 0 42-9 50-31v4c0 18 9 22 26 22 4 0 4 0 9-4v-14h-5c-8 0-13-4-13-17v-101c0-30-12-47-51-47-33 0-50 21-50 55zM93 119c0 29-21 51-46 51-17 0-30-13-30-34 0-26 13-34 34-38l17-5c8-4 21-8 21-12h4z">
          <text:p/>
        </draw:path>
        <draw:path draw:style-name="gr1" draw:text-style-name="P1" draw:layer="layout" svg:width="0.119cm" svg:height="0.246cm" svg:x="13.546cm" svg:y="9.715cm" svg:viewBox="0 0 120 247" svg:d="M103 242h17v-242h-21v89c-5-17-18-30-44-30-38 0-55 30-55 93 0 61 17 95 55 95 21 0 39-13 48-34zM21 152c0-67 17-76 38-76 22 0 40 9 40 76 0 65-18 78-40 78-21 0-38-13-38-78z">
          <text:p/>
        </draw:path>
        <draw:path draw:style-name="gr1" draw:text-style-name="P1" draw:layer="layout" svg:width="0.119cm" svg:height="0.246cm" svg:x="13.694cm" svg:y="9.715cm" svg:viewBox="0 0 120 247" svg:d="M103 242h17v-242h-21v89c-5-17-17-30-43-30-39 0-56 30-56 93 0 61 17 95 56 95 22 0 38-13 47-34zM22 152c0-67 21-76 39-76 21 0 38 9 38 76 0 65-17 78-38 78-18 0-39-13-39-78z">
          <text:p/>
        </draw:path>
        <draw:path draw:style-name="gr1" draw:text-style-name="P1" draw:layer="layout" svg:width="0.072cm" svg:height="0.182cm" svg:x="13.851cm" svg:y="9.774cm" svg:viewBox="0 0 73 183" svg:d="M0 183h17v-111c0-38 22-51 43-51 4 0 9 0 13 0v-21c-4 0-4 0-9 0-21 0-39 13-47 30v-25h-17z">
          <text:p/>
        </draw:path>
        <draw:path draw:style-name="gr1" draw:text-style-name="P1" draw:layer="layout" svg:width="0.114cm" svg:height="0.187cm" svg:x="13.94cm" svg:y="9.774cm" svg:viewBox="0 0 115 188" svg:d="M98 123c-4 30-17 47-42 47-17 0-39-17-39-68v-9h98v-8c0-59-17-85-55-85-43 0-60 30-60 93 0 68 17 95 60 95 34 0 55-27 55-65zM17 76c0-42 13-59 39-59 25 0 38 17 42 59z">
          <text:p/>
        </draw:path>
        <draw:path draw:style-name="gr1" draw:text-style-name="P1" draw:layer="layout" svg:width="0.11cm" svg:height="0.187cm" svg:x="14.075cm" svg:y="9.774cm" svg:viewBox="0 0 111 188" svg:d="M69 106c17 4 21 17 21 30 0 21-12 34-35 34-21 0-34-13-34-39v-8h-21v8c0 39 21 57 55 57 39 0 56-23 56-57 0-16-8-33-33-42l-27-13c-21-8-25-16-25-29 0-17 8-30 35-30 17 0 25 9 25 34v4h21v-4c0-34-17-51-46-51-31 0-56 13-56 51 0 17 8 34 33 42z">
          <text:p/>
        </draw:path>
        <draw:path draw:style-name="gr1" draw:text-style-name="P1" draw:layer="layout" svg:width="0.11cm" svg:height="0.187cm" svg:x="14.207cm" svg:y="9.774cm" svg:viewBox="0 0 111 188" svg:d="M64 106c21 4 25 17 25 30 0 21-12 34-33 34-23 0-35-13-35-39v-8h-21v8c0 39 16 57 56 57 38 0 55-23 55-57 0-16-9-33-34-42l-30-13c-18-8-22-16-22-29 0-17 8-30 31-30 21 0 29 9 29 34v4h21v-4c0-34-17-51-50-51-31 0-52 13-52 51 0 17 8 34 35 42z">
          <text:p/>
        </draw:path>
        <draw:path draw:style-name="gr1" draw:text-style-name="P1" draw:layer="layout" svg:width="0.059cm" svg:height="0.305cm" svg:x="14.427cm" svg:y="9.715cm" svg:viewBox="0 0 60 306" svg:d="M42 0c-30 55-42 106-42 152 0 48 12 99 42 154h18c-26-47-39-102-39-154 0-55 13-105 39-152z">
          <text:p/>
        </draw:path>
        <draw:path draw:style-name="gr1" draw:text-style-name="P1" draw:layer="layout" svg:width="0.114cm" svg:height="0.182cm" svg:x="14.499cm" svg:y="9.774cm" svg:viewBox="0 0 115 183" svg:d="M0 183h21v-119c0-30 18-47 43-47 21 0 30 13 30 34v132h21v-136c0-34-17-47-47-47-17 0-39 9-47 30v-25h-21z">
          <text:p/>
        </draw:path>
        <draw:path draw:style-name="gr1" draw:text-style-name="P1" draw:layer="layout" svg:width="0.118cm" svg:height="0.187cm" svg:x="14.643cm" svg:y="9.774cm" svg:viewBox="0 0 119 188" svg:d="M0 93c0 64 21 95 60 95 38 0 59-31 59-95 0-63-21-93-59-93-39 0-60 30-60 93zM17 93c0-59 21-76 43-76 21 0 42 17 42 76 0 55-21 77-42 77-22 0-43-22-43-77z">
          <text:p/>
        </draw:path>
        <draw:path draw:style-name="gr1" draw:text-style-name="P1" draw:layer="layout" svg:width="0.076cm" svg:height="0.228cm" svg:x="14.778cm" svg:y="9.728cm" svg:viewBox="0 0 77 229" svg:d="M22 200c0 21 13 29 38 29 9 0 13 0 17-4v-17c-8 4-8 4-12 4-13 0-22-4-22-17v-128h34v-16h-34v-51h-21v51h-22v16h22z">
          <text:p/>
        </draw:path>
        <draw:path draw:style-name="gr1" draw:text-style-name="P1" draw:layer="layout" svg:width="0.118cm" svg:height="0.242cm" svg:x="14.952cm" svg:y="9.774cm" svg:viewBox="0 0 119 243" svg:d="M0 243h21v-86c4 17 21 30 42 30 39 0 56-34 56-94 0-63-17-93-56-93-21 0-38 13-42 30v-26h-21zM98 93c0 64-18 77-39 77s-38-13-38-77c0-29 4-50 12-59 5-13 17-17 26-17 21 0 39 13 39 76z">
          <text:p/>
        </draw:path>
        <draw:path draw:style-name="gr1" draw:text-style-name="P1" draw:layer="layout" svg:width="0.118cm" svg:height="0.187cm" svg:x="15.096cm" svg:y="9.774cm" svg:viewBox="0 0 119 188" svg:d="M0 93c0 64 16 95 59 95 39 0 60-31 60-95 0-63-21-93-60-93-43 0-59 30-59 93zM16 93c0-59 22-76 43-76 22 0 43 17 43 76 0 55-21 77-43 77-21 0-43-22-43-77z">
          <text:p/>
        </draw:path>
        <draw:path draw:style-name="gr1" draw:text-style-name="P1" draw:layer="layout" svg:width="0.11cm" svg:height="0.187cm" svg:x="15.235cm" svg:y="9.774cm" svg:viewBox="0 0 111 188" svg:d="M68 106c17 4 21 17 21 30 0 21-13 34-34 34s-34-13-34-39v-8h-21v8c0 39 21 57 55 57 38 0 56-23 56-57 0-16-9-33-35-42l-25-13c-21-8-25-16-25-29 0-17 8-30 34-30 16 0 25 9 25 34v4h21v-4c0-34-17-51-46-51-30 0-55 13-55 51 0 17 8 34 33 42z">
          <text:p/>
        </draw:path>
        <draw:path draw:style-name="gr1" draw:text-style-name="P1" draw:layer="layout" svg:width="0.076cm" svg:height="0.228cm" svg:x="15.358cm" svg:y="9.728cm" svg:viewBox="0 0 77 229" svg:d="M25 200c0 21 14 29 40 29 8 0 12 0 12-4v-17c-4 4-8 4-12 4-13 0-17-4-17-17v-128h29v-16h-29v-51h-23v51h-25v16h25z">
          <text:p/>
        </draw:path>
        <draw:path draw:style-name="gr1" draw:text-style-name="P1" draw:layer="layout" svg:width="0.123cm" svg:height="0.187cm" svg:x="15.527cm" svg:y="9.774cm" svg:viewBox="0 0 124 188" svg:d="M0 93c0 64 22 95 65 95 38 0 59-31 59-95 0-63-21-93-59-93-43 0-65 30-65 93zM22 93c0-59 17-76 43-76 21 0 38 17 38 76 0 55-17 77-38 77-26 0-43-22-43-77z">
          <text:p/>
        </draw:path>
        <draw:path draw:style-name="gr1" draw:text-style-name="P1" draw:layer="layout" svg:width="0.076cm" svg:height="0.245cm" svg:x="15.663cm" svg:y="9.711cm" svg:viewBox="0 0 77 246" svg:d="M25 246h22v-162h30v-16h-30v-26c0-21 5-25 22-25 4 0 4 0 8 0v-17c-4 0-8 0-13 0-35 0-39 17-39 42v26h-25v16h25z">
          <text:p/>
        </draw:path>
        <draw:path draw:style-name="gr1" draw:text-style-name="P1" draw:layer="layout" svg:width="0.123cm" svg:height="0.245cm" svg:x="15.743cm" svg:y="9.711cm" svg:viewBox="0 0 124 246" svg:d="M103 246h21v-178h-21zM103 38h21v-34h-21zM26 246h21v-162h30v-16h-30v-26c0-21 4-25 22-25 4 0 8 0 8 0v-17c-4 0-4 0-12 0-35 0-39 17-39 42v26h-26v16h26z">
          <text:p/>
        </draw:path>
        <draw:path draw:style-name="gr1" draw:text-style-name="P1" draw:layer="layout" svg:width="0.114cm" svg:height="0.187cm" svg:x="15.896cm" svg:y="9.774cm" svg:viewBox="0 0 115 188" svg:d="M98 123c-4 30-17 47-38 47s-42-9-42-77c0-63 21-76 42-76s34 13 38 38h17c0-34-21-55-55-55-38 0-60 30-60 89 0 72 22 99 60 99 34 0 55-27 55-65z">
          <text:p/>
        </draw:path>
        <draw:path draw:style-name="gr1" draw:text-style-name="P1" draw:layer="layout" svg:width="0.119cm" svg:height="0.187cm" svg:x="16.035cm" svg:y="9.774cm" svg:viewBox="0 0 120 188" svg:d="M99 123c-4 30-17 47-39 47s-38-17-38-68v-9h98v-8c0-59-17-85-60-85-38 0-60 30-60 93 0 68 22 95 60 95 35 0 56-27 60-65zM22 76c0-42 12-59 38-59s39 17 39 59z">
          <text:p/>
        </draw:path>
        <draw:path draw:style-name="gr1" draw:text-style-name="P1" draw:layer="layout" svg:width="0.114cm" svg:height="0.246cm" svg:x="16.264cm" svg:y="9.715cm" svg:viewBox="0 0 115 247" svg:d="M0 242h17v-29c4 21 21 34 42 34 39 0 56-34 56-95 0-63-17-93-56-93-21 0-34 13-38 30h-4v-89h-17zM17 152c0-67 21-76 42-76 17 0 39 9 39 76 0 65-22 78-39 78-21 0-42-13-42-78z">
          <text:p/>
        </draw:path>
        <draw:path draw:style-name="gr1" draw:text-style-name="P1" draw:layer="layout" svg:width="0.122cm" svg:height="0.187cm" svg:x="16.404cm" svg:y="9.774cm" svg:viewBox="0 0 123 188" svg:d="M0 93c0 64 22 95 60 95 42 0 63-31 63-95 0-63-21-93-63-93-38 0-60 30-60 93zM22 93c0-59 17-76 38-76 25 0 42 17 42 76 0 55-17 77-42 77-21 0-38-22-38-77z">
          <text:p/>
        </draw:path>
        <draw:polygon draw:style-name="gr1" draw:text-style-name="P1" draw:layer="layout" svg:width="0.119cm" svg:height="0.177cm" svg:x="16.539cm" svg:y="9.779cm" svg:viewBox="0 0 120 178" draw:points="98,178 120,178 73,85 120,0 98,0 60,68 26,0 4,0 52,85 0,178 26,178 60,102">
          <text:p/>
        </draw:polygon>
        <draw:path draw:style-name="gr1" draw:text-style-name="P1" draw:layer="layout" svg:width="0.059cm" svg:height="0.305cm" svg:x="16.658cm" svg:y="9.715cm" svg:viewBox="0 0 60 306" svg:d="M13 306c34-55 47-106 47-154 0-46-13-97-47-152h-13c26 47 39 97 39 152 0 52-13 107-39 154z">
          <text:p/>
        </draw:path>
        <draw:polygon draw:style-name="gr2" draw:text-style-name="P2" draw:layer="layout" svg:width="8.594cm" svg:height="1.795cm" svg:x="11.603cm" svg:y="10.126cm" svg:viewBox="0 0 8595 1796" draw:points="0,0 8595,0 8595,1796 0,1796">
          <text:p/>
        </draw:polygon>
        <draw:polygon draw:style-name="gr3" draw:text-style-name="P3" draw:layer="layout" svg:width="8.594cm" svg:height="1.79cm" svg:x="11.603cm" svg:y="10.126cm" svg:viewBox="0 0 8595 1791" draw:points="0,1791 8595,1791 8595,0 0,0">
          <text:p/>
        </draw:polygon>
        <draw:line draw:style-name="gr3" draw:text-style-name="P3" draw:layer="layout" svg:x1="11.599cm" svg:y1="10.723cm" svg:x2="20.201cm" svg:y2="10.723cm">
          <text:p/>
        </draw:line>
        <draw:line draw:style-name="gr3" draw:text-style-name="P3" draw:layer="layout" svg:x1="11.599cm" svg:y1="11.324cm" svg:x2="20.201cm" svg:y2="11.324cm">
          <text:p/>
        </draw:line>
        <draw:path draw:style-name="gr1" draw:text-style-name="P1" draw:layer="layout" svg:width="0.832cm" svg:height="0.19cm" svg:x="16.973cm" svg:y="11.547cm" svg:viewBox="0 0 833 191" svg:d="M0 0h51c18 0 31 5 40 14 8 10 12 23 12 39 0 10-2 19-5 27-4 8-10 14-19 19-9 4-20 7-34 7h-28v82h-17zM17 92h28c12 0 21-3 29-9 7-6 12-16 12-30s-4-24-11-30-17-9-30-9h-28zM137 117c0 24 3 39 9 48s13 14 22 13c9 1 16-4 22-13s9-24 9-48c0-21-3-37-9-46s-13-13-22-13-16 4-22 13-9 25-9 46zM120 117c0-24 4-42 12-54 9-12 20-18 36-18 15 0 27 6 35 18 9 12 13 30 13 54 0 26-4 44-13 56-8 12-20 18-35 18-16 0-27-6-36-18-8-12-12-30-12-56zM265 118c-10-4-17-9-21-14-4-6-6-12-6-19 0-14 4-25 12-31 7-6 17-9 29-9 26 0 39 13 39 39v4h-16v-4c0-9-2-16-6-20s-9-6-17-6c-9 0-15 2-19 7-4 4-6 10-6 17 0 4 1 9 3 13 3 3 8 7 16 10l22 9c10 3 16 8 21 14 4 6 6 14 5 22 0 12-3 22-10 30-7 7-18 11-33 11-14 1-25-3-32-9-7-7-10-18-10-34v-4h15v3c0 21 9 31 27 31 9 0 15-2 20-6 5-5 7-11 8-19 0-6-2-11-5-16-3-4-7-8-14-10zM350 61h-19v-13h19v-39h16v39h25v13h-25v101c0 5 1 9 4 11 2 3 6 4 11 4 3 0 6-1 10-2v13c-2 1-6 2-11 2-11 0-18-2-23-5-5-4-7-10-7-20zM491 142c-1 15-5 27-13 36s-18 13-31 13c-15 1-26-5-35-16-8-12-12-30-12-58 0-24 4-42 13-54 8-12 20-18 35-18 13 0 24 4 31 11 7 8 11 19 12 33h-16c0-10-3-18-8-23-4-6-10-8-19-8-6 0-11 1-16 4-4 4-8 10-11 18-3 9-4 21-4 38s2 31 4 40c3 8 7 14 11 17 5 2 10 4 15 3 16 1 26-12 28-36zM522 117c0 24 3 39 9 48s13 14 22 13c9 1 17-4 22-13 6-9 9-24 9-48 0-21-3-37-9-46-5-9-13-13-22-13s-16 4-22 13-9 25-9 46zM505 117c0-24 4-42 13-54 8-12 20-18 35-18 16 0 27 6 36 18 8 12 12 30 12 54 0 26-4 44-12 56-9 12-20 18-36 18-15 0-27-6-35-18-9-12-13-30-13-56zM639 117c0 17 1 31 4 40s7 14 12 17c4 3 9 5 14 4 6 1 11-1 15-4 5-3 9-8 12-17 2-9 4-23 4-40 0-16-2-29-4-38-3-8-7-14-12-17-4-3-9-4-15-4-5 0-10 1-14 4-5 3-9 9-12 17-3 9-4 22-4 38zM701 165c-2 8-6 15-13 19-6 5-13 7-21 7-15 0-27-6-34-18s-11-30-11-56c0-23 4-42 11-54s19-18 34-18c9 0 16 2 21 6 6 4 10 10 11 18h1v-69h16v188h-15zM816 105c0-17-2-29-7-36-5-8-13-11-22-11-10 0-17 3-22 11-5 7-8 19-8 36zM832 142c-1 15-6 27-14 36-7 9-18 13-31 13-15 1-26-5-34-16-8-12-12-30-13-58 0-24 4-42 13-54 8-12 20-18 35-18 16 0 27 5 34 16 8 11 11 28 11 51v6h-76v7c0 21 3 34 9 42s13 12 21 11c17 1 26-12 29-36z">
          <text:p/>
        </draw:path>
        <draw:path draw:style-name="gr1" draw:text-style-name="P1" draw:layer="layout" svg:width="0.35cm" svg:height="0.281cm" svg:x="10.916cm" svg:y="12.551cm" svg:viewBox="0 0 351 282" svg:d="M55 276v-195h-55v-37h5c37 0 59-14 65-44h42v276zM233 195c0 16 3 28 7 37s12 13 24 13c13 0 22-4 26-14 4-8 5-19 5-31 0-13-2-24-6-33-5-9-15-14-30-14h-19v-37h18c12 0 20-5 25-13 5-9 8-19 7-30 0-13-2-22-6-28-5-6-11-9-21-9-11 1-19 5-23 13s-5 19-5 32h-51c0-27 7-47 20-61 14-13 34-20 61-20 25 0 44 6 58 17 14 12 21 29 21 54 0 16-4 30-11 40-7 11-18 17-31 20v1c18 3 30 10 38 22 8 11 11 26 11 43 0 13-2 26-7 39s-14 24-27 33c-13 8-32 13-57 13-27 0-47-8-60-23-14-15-20-36-20-63v-1z">
          <text:p/>
        </draw:path>
        <draw:path draw:style-name="gr1" draw:text-style-name="P1" draw:layer="layout" svg:width="1.641cm" svg:height="0.247cm" svg:x="11.616cm" svg:y="12.584cm" svg:viewBox="0 0 1642 248" svg:d="M69 140v-18h77v121h-17v-39h-1c-4 13-10 24-20 32-9 7-20 11-32 12-25 0-44-10-57-30s-19-51-19-94 6-75 19-95 32-30 57-29c22 0 39 7 50 20s17 30 18 51h-21c0-15-4-27-12-38-8-10-19-15-35-15-17-1-31 7-40 23-10 17-15 45-15 83s5 65 15 82c9 16 23 24 40 23 16 0 28-7 37-21 8-14 13-35 13-63v-5zM183 4h20v34h-20zM183 65h20v178h-20zM228 65h21l40 156h1l36-156h21l-47 178h-23zM455 139c0-22-3-38-10-47-6-10-15-15-28-14-12-1-21 4-28 14-6 9-9 25-10 47zM475 185c-2 19-7 34-17 45-10 12-24 17-40 18-19 0-34-7-44-22-10-14-16-38-16-71 0-31 5-54 16-71 11-15 26-23 45-23 20 0 34 7 44 21 9 15 13 37 13 66v8h-97v8c1 25 5 43 12 53 7 9 16 14 26 14 22 0 34-15 38-46zM603 155c0 21 2 37 6 49 3 11 8 18 14 22 6 3 12 5 19 5s13-2 19-5c6-4 11-11 14-22 4-12 6-28 6-49 0-22-2-38-6-49-3-11-8-19-14-23s-12-6-19-5c-7-1-13 1-19 5s-11 12-14 23c-4 11-6 27-6 49zM683 214h-1c-3 10-8 18-16 24-7 6-17 9-27 10-20 0-34-8-43-24-10-16-14-39-14-69 0-31 4-54 14-71 9-15 23-23 43-23 11 0 20 3 27 8 7 6 12 13 14 24h1v-89h21v239h-19zM830 139c0-22-3-38-10-47-6-10-15-15-27-14-13-1-22 4-28 14-7 9-10 25-10 47zM850 185c-2 19-7 34-17 45-10 12-23 17-40 18-19 0-34-7-44-22-10-14-15-38-16-71 0-31 6-54 16-71 11-15 26-23 46-23 19 0 34 7 43 21 9 15 14 37 14 66v8h-97v8c0 25 4 43 11 53 8 9 16 14 27 14 21 0 33-15 37-46zM892 82h-25v-17h25v-49h20v49h31v17h-31v128c0 7 1 12 5 15 3 2 8 4 14 4 4 0 8-1 12-2v16c-2 2-7 3-14 3-13 0-23-3-29-7-6-5-8-13-8-25zM1046 143h-1c-1 3-4 6-8 8-5 2-9 3-13 4l-17 4c-10 3-17 7-23 13-5 5-7 14-7 24s2 19 7 25 12 10 21 10c12 0 22-5 30-13 7-9 11-21 11-37zM961 119c0-19 5-33 13-43 9-10 23-15 42-15 18 0 31 4 39 13 8 8 11 21 11 35v105c0 10 4 15 10 15h6v14c-3 2-7 3-9 3-8 0-15-2-19-5-5-3-7-9-7-18v-6h-1c-4 12-10 20-18 24-8 5-17 7-27 7-16-1-27-5-35-14-7-9-11-21-11-37 0-11 3-22 9-30 6-9 15-15 27-19l38-11c7-1 12-4 14-7 2-4 3-11 3-21 0-11-3-19-9-25-5-4-13-7-22-6-12 0-20 3-26 11-5 7-8 17-8 30zM1110 4h20v34h-20zM1110 65h20v178h-20zM1171 4h20v239h-20zM1259 155c-12-5-21-11-27-18-5-7-7-15-7-24 0-18 5-32 15-40s22-12 38-12c33 0 49 17 49 50v5h-20v-5c0-11-3-19-8-25s-12-8-22-8c-11 0-19 3-24 9s-8 13-8 22c0 6 1 12 5 16 3 5 9 10 19 13l29 12c12 4 21 10 26 18s8 17 7 27c0 15-4 28-13 38-9 9-23 14-42 15-18 0-31-4-41-13-9-9-13-23-13-43v-5h20v4c0 26 11 40 34 40 11 0 20-3 26-9 6-5 9-13 9-23 0-8-2-14-5-20-4-5-10-9-19-13zM1453 155c0 28 4 47 11 59 8 12 17 17 29 17 11 0 20-5 28-17 7-12 11-31 11-59s-4-48-11-60c-8-12-17-18-28-17-12-1-21 5-29 17-7 12-11 32-11 60zM1431 155c0-31 6-54 16-71 11-15 26-23 46-23 19 0 34 8 45 23 10 17 16 40 16 71s-6 54-16 69c-11 16-26 24-45 24-20 0-35-8-46-24-10-15-16-38-16-69zM1590 82h-24v-17h24v-21c0-8 1-16 3-22s5-11 11-15c5-4 14-6 25-6 3 0 5 0 7 0s4 1 6 1v17c-3-1-6-1-10-1-7 0-13 1-16 5-4 4-6 11-6 21v21h32v17h-32v161h-20z">
          <text:p/>
        </draw:path>
        <draw:path draw:style-name="gr1" draw:text-style-name="P1" draw:layer="layout" svg:width="4.79cm" svg:height="0.302cm" svg:x="13.352cm" svg:y="12.583cm" svg:viewBox="0 0 4791 303" svg:d="M90 154c-3 2-6 4-10 5-3 2-7 3-9 4-10 2-16 5-21 10-4 4-6 11-6 19 0 7 2 13 4 17 3 5 8 8 14 8 7 0 13-2 19-7 6-4 9-11 9-21zM6 119v-5c0-13 3-24 9-33 5-8 13-13 22-17 10-3 20-5 32-5 18 0 32 2 42 7 9 5 15 11 19 19 3 9 5 18 4 29v95c0 8 1 14 2 19 0 6 2 11 4 15h-44c-3-6-5-12-6-18-5 9-12 15-19 18-7 4-16 5-27 5s-19-3-26-8c-6-5-11-11-13-19-3-8-5-16-5-24 0-17 4-29 11-38 7-8 19-14 35-19l26-7c7-1 11-4 14-7s4-8 4-14c0-7-1-12-5-16-3-4-9-6-16-6s-13 2-16 7c-4 4-6 10-6 17v5zM169 5h46v238h-46zM248 5h47v238h-47zM447 154c-1 18 1 33 4 45 3 11 10 17 21 18 9 0 15-5 19-15s6-26 5-48c1-23-1-39-5-49s-10-15-19-15c-11 1-18 6-21 18s-5 27-4 46zM401 154c-1-31 4-55 15-71s29-24 56-24c18 0 32 3 43 10 10 7 17 18 21 32 5 14 7 32 6 53 1 30-4 54-15 70s-29 24-55 24c-19 0-33-3-43-10-11-7-18-18-22-32-5-14-7-32-6-52zM581 12h46v52h27v31h-27v97c0 7 1 12 3 15 2 4 7 5 13 5 4 0 7 0 11-1v32c-10 2-20 2-31 3-11 0-20-2-27-5-6-3-10-8-12-15-3-6-4-16-3-28v-103h-24v-31h24zM671 5h46v77h1c4-8 10-14 18-17 7-4 16-6 26-6 14 0 25 4 33 12 8 9 12 21 12 39v133h-46v-124c0-8-1-15-4-19-4-4-9-6-16-6-16 0-24 10-24 30v119h-46zM921 133c0-14-1-24-4-32-3-7-10-11-19-11-9 1-15 5-19 12-3 7-5 15-5 24v7zM874 161v14c0 11 2 20 5 29 4 8 10 12 18 13 8 0 13-3 17-9 4-5 6-14 7-25h42c-1 21-6 37-17 48-11 12-27 17-48 17-22 0-38-5-48-15-10-9-16-22-19-36-2-15-3-30-3-45 0-16 1-32 5-46 3-14 10-25 20-34 11-8 26-13 47-13 17 0 31 4 41 11 9 8 16 18 20 32 3 14 5 30 5 48v11zM992 64h44v24h1c4-9 10-16 17-21 7-6 15-8 24-8 3 0 6 0 9 1v44c-5-1-10-1-15-1-8 0-16 2-23 7s-10 14-11 25v108h-46zM1275 224c-10 17-24 25-41 24-19 0-33-7-42-22s-13-39-13-72c0-34 4-58 13-73s23-22 42-22c8 0 16 2 22 5 6 4 12 9 17 16v-75h46v238h-44zM1225 154c0 19 1 34 4 44s10 15 20 15 16-5 20-15c3-10 4-25 4-44 0-20-1-35-4-45-4-10-10-15-20-15s-17 5-20 15-4 25-4 45zM1440 133c0-14-2-24-5-32-3-7-9-11-18-11-9 1-16 5-19 12-4 7-5 15-5 24v7zM1393 161v14c0 11 1 20 5 29 3 8 9 12 18 13 7 0 13-3 17-9 4-5 6-14 7-25h42c-1 21-7 37-17 48-11 12-27 17-49 17-21 0-37-5-47-15-10-9-16-22-19-36-3-15-4-30-3-45 0-16 1-32 4-46 4-14 11-25 21-34 10-8 26-13 46-13 18 0 32 4 42 11 9 8 16 18 19 32 4 14 5 30 5 48v11zM1504 64h44v19h1c9-17 23-25 41-24 18 0 32 7 41 22s14 39 14 73c0 33-5 57-14 72s-23 22-41 22c-9 0-17-2-23-5-6-4-11-9-16-16h-1v76h-46zM1550 154c0 19 1 34 5 44 3 10 10 15 20 15 9 0 16-5 19-15s5-25 5-44c0-20-2-35-5-45s-10-15-19-15c-10 0-17 5-20 15-4 10-5 25-5 45zM1761 133c0-14-2-24-5-32-3-7-9-11-18-11-9 1-16 5-19 12-4 7-5 15-5 24v7zM1714 161v14c0 11 1 20 5 29 3 8 9 12 18 13 7 0 13-3 17-9 4-5 6-14 7-25h42c-1 21-7 37-17 48-11 12-27 17-49 17-21 0-37-5-47-15-10-9-16-22-19-36-3-15-4-30-3-45 0-16 1-32 5-46 3-14 10-25 20-34 11-8 26-13 46-13 18 0 32 4 42 11 9 8 16 18 19 32 4 14 6 30 5 48v11zM1832 64h44v21h1c4-9 11-16 19-20s17-6 26-6c15 0 26 4 34 12 8 9 12 21 12 39v133h-46v-124c0-8-1-15-5-19-3-4-8-6-15-6-16 0-24 10-24 30v119h-46zM2088 224h-1c-9 17-23 25-41 24-18 0-32-7-41-22s-14-39-14-72c0-34 5-58 14-73s23-22 41-22c9 0 17 2 23 5 6 4 12 9 16 16h1v-75h46v238h-44zM2037 154c0 19 2 34 5 44s10 15 20 15 16-5 19-15c4-10 5-25 5-44 0-20-1-35-5-45-3-10-9-15-19-15s-17 5-20 15-5 25-5 45zM2253 133c0-14-2-24-5-32-3-7-9-11-19-11-9 1-15 5-18 12-4 7-6 15-5 24v7zM2206 161v14c-1 11 1 20 5 29 3 8 9 12 17 13 8 0 14-3 17-9 4-5 7-14 8-25h41c0 21-6 37-17 48-10 12-26 17-48 17s-38-5-48-15c-9-9-16-22-18-36-3-15-4-30-3-45-1-16 1-32 4-46 4-14 10-25 21-34 10-8 26-13 46-13 18 0 32 4 41 11 10 8 16 18 20 32s5 30 5 48v11zM2317 64h44v21h1c4-9 11-16 19-20s17-6 26-6c15 0 26 4 34 12 8 9 12 21 12 39v133h-46v-124c0-8-2-15-5-19s-8-6-15-6c-16 0-24 10-24 30v119h-46zM2497 12h46v52h27v31h-27v97c0 7 1 12 4 15 2 4 6 5 13 5 4 0 7 0 10-1v32c-9 2-19 2-30 3-12 0-21-2-27-5s-10-8-13-15c-2-6-3-16-3-28v-103h-23v-31h23zM2676 95h-24v-31h24v-21c0-16 4-27 13-34 8-6 20-9 35-9 8 0 17 0 25 1v33c-3 0-6-1-9-1-7 0-11 2-14 4s-4 6-4 11v16h27v31h-27v148h-46zM2843 154c-3 2-6 4-10 5-3 2-6 3-9 4-10 2-16 5-20 10-4 4-6 11-6 19 0 7 1 13 4 17 2 5 7 8 13 8 7 0 13-2 19-7 6-4 9-11 9-21zM2759 119v-5c0-13 3-24 9-33 5-8 13-13 22-17 10-3 21-5 32-5 18 0 32 2 42 7 9 5 16 11 19 19 3 9 5 18 5 29v95c0 8 0 14 1 19 1 6 2 11 4 15h-44c-3-6-4-12-6-18-5 9-12 15-19 18-7 4-16 5-27 5s-19-3-26-8c-6-5-11-11-13-19-3-8-5-16-5-24 0-17 4-29 11-38 8-8 19-14 35-19l26-7c7-1 11-4 14-7s4-8 4-14c0-7-1-12-5-16-3-4-8-6-16-6-7 0-12 2-16 7-4 4-5 10-5 17v5zM2920 64h44v18h1c6-8 12-14 20-18 7-3 16-5 25-5 11 0 20 2 27 7s12 13 15 22c4-10 10-17 18-22s17-7 28-7c15 0 26 5 34 14 7 9 11 22 11 40v130h-46v-125c0-8-2-14-5-18-2-4-7-6-13-6-8 0-14 3-18 8s-7 13-7 23v118h-46v-125c0-8-1-14-4-18s-7-6-14-6-13 3-17 8c-5 5-7 13-7 23v118h-46zM3175 2h46v39h-46zM3175 64h46v179h-46zM3255 5h46v238h-46zM3333 269c4 1 8 1 12 1 9 0 15-2 19-7 3-4 5-11 6-20l-51-179h49l26 124h1l24-124h47l-44 167c-5 22-10 37-17 48-5 10-11 17-20 20-8 3-19 5-33 4h-19zM3568 64h44v18h1c5-8 12-14 20-18 7-3 16-5 25-5 11 0 20 2 27 7s12 13 15 22c4-10 10-17 18-22 7-5 17-7 28-7 15 0 26 5 34 14 7 9 11 22 11 40v130h-47v-125c0-8-1-14-4-18s-7-6-14-6-13 3-17 8c-5 5-7 13-7 23v118h-46v-125c0-8-1-14-4-18s-7-6-14-6-13 3-17 8c-5 5-7 13-7 23v118h-46zM3908 133c-1-14-2-24-5-32-3-7-9-11-19-11-9 1-15 5-19 12-3 7-5 15-4 24v7zM3861 161v14c-1 11 1 20 4 29 4 8 10 12 18 13 8 0 14-3 17-9 4-5 7-14 8-25h41c-1 21-6 37-17 48-10 12-26 17-48 17s-38-5-48-15c-10-9-16-22-18-36-3-15-4-30-4-45 0-16 2-32 5-46s10-25 21-34c10-8 25-13 46-13 18 0 31 4 41 11 10 8 16 18 20 32 3 14 5 30 5 48v11zM3976 64h44v18c6-8 13-14 20-18 8-3 16-5 26-5 11 0 19 2 27 7 7 5 12 13 14 22h1c4-10 9-17 17-22s18-7 28-7c16 0 27 5 34 14 8 9 11 22 11 40v130h-46v-125c0-8-1-14-4-18s-7-6-14-6-13 3-17 8c-5 5-7 13-7 23v118h-46v-125c0-8-2-14-4-18-3-4-8-6-14-6-8 0-13 3-18 8-4 5-6 13-6 23v118h-46zM4226 5h47v75c5-7 10-12 17-16 6-3 13-5 22-5 19 0 33 7 42 22s13 39 13 73c0 33-4 57-13 72s-23 22-42 22c-18 1-31-7-41-24v19h-45zM4273 154c-1 19 1 34 4 44s10 15 20 15 16-5 20-15c3-10 4-25 4-44 0-20-1-35-4-45-4-10-10-15-20-15s-17 5-20 15-5 25-4 45zM4484 133c-1-14-2-24-5-32-3-7-9-11-19-11-9 1-15 5-19 12-3 7-5 15-5 24v7zM4436 161v14c0 11 2 20 5 29 4 8 10 12 18 13 8 0 13-3 17-9 4-5 6-14 8-25h41c-1 21-6 37-17 48-10 12-27 17-48 17-22 0-38-5-48-15-10-9-16-22-19-36-2-15-3-30-3-45 0-16 2-32 5-46s10-25 21-34c10-8 25-13 46-13 18 0 31 4 41 11 10 8 16 18 20 32 3 14 5 30 5 48v11zM4551 64h45v24c5-9 11-16 17-21 7-6 15-8 25-8 3 0 5 0 8 1v44c-5-1-9-1-14-1-9 0-16 2-23 7s-11 14-11 25v108h-47zM4699 185v6c0 8 2 14 6 19 4 4 10 7 18 7 7 0 13-2 17-6 4-3 6-9 6-16 0-5-1-10-5-13-3-3-7-6-11-7l-33-12c-12-4-22-11-28-19-7-8-10-18-10-31 0-15 5-28 15-38s27-16 51-16c21 0 37 4 47 13s15 22 15 38v7h-42c0-9-1-16-5-20-3-4-8-7-15-7-6 0-11 2-15 5-5 3-7 8-7 15 0 4 1 8 4 12 3 3 8 6 16 9l28 9c14 5 25 11 31 19 6 9 9 19 9 33-1 19-7 33-19 42s-28 14-48 14c-17 0-31-2-41-7-9-5-16-11-20-20-4-8-6-18-6-30v-6z">
          <text:p/>
        </draw:path>
        <draw:path draw:style-name="gr1" draw:text-style-name="P1" draw:layer="layout" svg:width="1.311cm" svg:height="0.246cm" svg:x="18.238cm" svg:y="12.585cm" svg:viewBox="0 0 1312 247" svg:d="M21 154c0 28 4 47 12 59 7 12 17 17 28 17s21-5 28-17c8-12 12-31 12-59s-4-48-12-60c-7-11-17-17-28-16-11-1-21 5-28 16-8 12-12 32-12 60zM0 154c0-31 5-54 16-70 10-15 25-23 45-23s35 8 45 23c11 16 16 39 16 70s-5 54-16 69c-10 16-25 24-45 24s-35-8-45-24c-11-15-16-38-16-69zM160 82h-24v-17h24v-21c0-8 1-17 3-23s5-11 11-15 14-6 25-6c3 0 5 0 7 0s4 1 6 1v17c-3-1-6-1-10-1-7 0-13 1-16 5-4 4-6 12-6 22v21h32v17h-32v160h-20zM320 82h-24v-17h24v-50h21v50h31v17h-31v127c0 7 1 12 4 15 3 2 8 4 15 4 4 0 8-1 12-2v16c-2 2-7 3-14 3-13 0-23-3-29-7-6-5-9-13-9-25zM393 3h20v87h1c3-9 8-17 16-22s17-7 28-7c13 0 24 3 33 11 8 8 12 20 12 36v134h-20v-128c0-24-10-36-30-36-12 0-22 4-29 12s-10 19-11 33v119h-20zM634 138c-1-22-4-38-10-47-7-9-16-14-28-13-13-1-22 4-28 13-7 9-10 25-10 47zM653 184c-1 19-7 34-17 45-10 12-23 17-40 18-19 0-33-7-44-22-10-14-15-38-15-71 0-31 5-54 15-70 11-15 26-23 46-23 19 0 34 7 43 21s14 36 14 65v8h-97v8c0 25 4 43 11 53 8 9 16 14 27 14 21 0 34-15 37-46zM769 65h19v25h1c4-10 11-17 18-22 8-5 17-7 27-7 11 0 19 3 25 9 7 5 11 13 12 22h1c4-10 9-18 17-23 7-5 16-8 28-8s22 4 30 11c7 7 11 19 11 35v135h-20v-132c0-21-10-32-28-32-10 0-19 4-25 12-7 8-11 19-11 33v119h-20v-132c0-21-10-32-28-32-10 0-19 4-25 12-7 8-11 19-11 33v119h-21zM1079 142h-1c-1 3-4 6-8 8-5 2-9 3-13 4l-17 4c-10 3-17 7-23 13-5 5-7 14-7 24s2 19 7 25 12 10 21 10c12 0 22-5 30-13 7-9 11-21 11-37zM994 118c0-19 5-33 13-42 9-10 23-15 42-15 18 0 31 4 39 13 8 8 11 20 11 34v105c0 10 4 15 10 15h6v14c-3 2-7 3-9 3-8 0-15-2-19-5-5-3-7-9-7-18v-6h-1c-4 12-10 20-18 24-8 5-17 7-27 7-16-1-27-5-35-14-7-9-11-21-11-37 0-11 3-22 9-30 6-9 15-15 27-19l38-11c7-1 12-4 14-7 2-4 3-11 3-21 0-11-3-19-9-24-5-4-13-7-22-6-12 0-20 3-26 10-5 7-8 17-8 30zM1143 3h20v35h-20zM1143 65h20v177h-20zM1203 65h18v25c6-10 12-17 20-22s17-7 26-7c14 0 25 3 33 11s12 20 12 36v134h-20v-128c0-24-10-36-30-36-12 0-21 4-28 12s-11 19-11 33v119h-20z">
          <text:p/>
        </draw:path>
        <draw:path draw:style-name="gr1" draw:text-style-name="P1" draw:layer="layout" svg:width="5.036cm" svg:height="0.298cm" svg:x="11.609cm" svg:y="12.994cm" svg:viewBox="0 0 5037 299" svg:d="M91 139h-1c-2 2-4 5-9 7-4 2-8 3-13 4l-16 5c-10 2-18 6-23 12s-8 14-8 24c0 11 3 19 8 25 5 8 12 11 20 11 13 0 23-5 30-14s11-21 12-37zM6 114c0-18 4-32 13-42s23-15 41-15c19 1 32 5 39 13 8 9 12 20 12 34v105c0 10 3 16 10 16h6v15c-4 1-7 2-10 2-8 0-14-1-19-4-4-3-6-9-6-19v-6h-1c-4 12-11 20-19 25-8 4-17 6-27 6-15 0-27-5-34-14s-11-22-11-37c0-12 3-22 8-31 6-9 15-15 28-18l37-11c7-2 12-4 14-8 3-3 4-10 4-20-1-11-4-19-9-24-6-5-13-7-22-7-12 0-21 3-26 10-6 7-8 17-8 30zM249 150c-1-21-2-37-6-48s-8-19-14-22c-6-4-12-6-18-6-12 0-21 6-29 16-4 6-7 14-8 23-2 10-3 22-3 37 0 22 2 38 6 49 3 11 8 18 14 22 6 5 12 6 19 6s13-1 19-6c6-4 10-11 14-22s6-27 6-49zM151 61h18v26h1c3-9 8-16 15-21 8-6 17-8 29-9 19 0 34 8 43 24 9 15 13 39 13 69 0 31-5 54-14 70s-23 24-43 24c-11 0-20-3-27-9-7-5-12-13-14-23h-1v87h-20zM397 150c0-21-2-37-6-48-3-11-8-19-14-22-5-4-12-6-18-6-12 0-21 6-28 16-5 6-8 14-9 23-2 10-3 22-3 37 0 22 2 38 6 49 3 11 8 18 14 22 6 5 12 6 19 6s13-1 19-6c6-4 11-11 14-22 4-11 6-27 6-49zM299 61h18v26h1c3-9 8-16 16-21 7-6 16-8 28-9 19 0 34 8 43 24 9 15 13 39 13 69 0 31-4 54-14 70-9 16-23 24-43 24-11 0-20-3-27-9-7-5-12-13-14-23h-1v87h-20zM451 0h20v240h-20zM514 0h20v34h-20zM514 61h20v179h-20zM681 180c-2 19-7 34-17 47-10 11-23 17-40 17-19 0-33-7-44-22-10-15-15-39-15-72 0-31 5-54 16-69 10-16 25-24 45-24 17 0 30 5 39 15s15 24 16 42h-20c-1-14-5-24-10-30-6-7-14-10-25-10-7 0-14 2-20 6s-11 12-14 23c-4 11-6 27-6 47 0 22 2 39 6 50 3 11 8 18 14 21 5 5 11 6 18 6 21 0 33-16 37-47zM791 139h-1c-1 2-4 5-8 7s-9 3-13 4l-17 5c-10 2-17 6-22 12s-8 14-8 24c0 11 2 19 7 25 5 8 12 11 21 11 13 0 22-5 30-14 7-9 11-21 11-37zM706 114c0-18 5-32 14-42s22-15 41-15c18 1 31 5 39 13 8 9 11 20 11 34v105c0 10 4 16 11 16h5v15c-3 1-6 2-9 2-8 0-14-1-19-4s-7-9-7-19v-6c-5 12-11 20-19 25-8 4-17 6-27 6-16 0-27-5-34-14-8-9-11-22-11-37 0-12 2-22 8-31s15-15 27-18l38-11c7-2 12-4 14-8 2-3 3-10 3-20 0-11-3-19-9-24-5-5-12-7-22-7-11 0-20 3-26 10-5 7-8 17-8 30zM852 61h18v25h1c5-10 11-17 19-22 9-4 17-7 26-7 14 0 25 4 33 11 8 8 13 20 13 37v135h-20v-130c0-24-10-36-31-36-12 0-21 4-28 13-7 8-11 19-11 33v120h-20zM1011 78h-25v-17h25v-49h20v49h31v17h-31v127c0 7 2 12 5 15 3 4 8 5 14 5 4 0 8 0 12-3v18c-2 1-7 2-14 2-13 0-23-2-29-7-5-4-8-14-8-25zM1151 61h21l31 158 32-158h25l30 158h1l30-158h21l-39 179h-24l-32-159h-1l-32 159h-24zM1365 0h20v86c3-9 8-16 16-21s17-8 28-8c14 0 25 4 33 11 8 8 12 20 12 37v135h-20v-130c0-24-10-36-30-36-12 0-21 4-28 13-7 8-11 19-11 33v120h-20zM1525 150c0 28 4 48 11 59 8 12 17 19 29 18 11 1 21-6 28-18 7-11 11-31 12-59-1-28-5-48-12-59-7-12-17-17-28-17-12 0-21 5-29 17-7 11-11 31-11 59zM1504 150c0-31 5-54 15-69 11-16 26-24 46-24 19 0 34 8 45 24 11 15 16 38 16 69s-5 54-16 70-26 24-45 24c-20 0-35-8-46-24-10-16-15-39-15-70zM1813 139c-2 2-5 5-9 7s-9 3-13 4l-17 5c-10 2-17 6-22 12s-8 14-8 24c0 11 3 19 8 25 5 8 11 11 20 11 13 0 23-5 30-14s11-21 11-37zM1728 114c0-18 5-32 14-42s22-15 41-15c18 1 31 5 39 13 8 9 12 20 11 34v105c0 10 4 16 11 16h5v15c-3 1-6 2-9 2-8 0-14-1-19-4-4-3-7-9-7-19v-6c-5 12-11 20-19 25-8 4-17 6-27 6-16 0-27-5-34-14-8-9-11-22-11-37 0-12 2-22 8-31s15-15 27-18l38-11c7-2 12-4 14-8 2-3 3-10 3-20 0-11-3-19-8-24-6-5-13-7-23-7-11 0-20 3-25 10-6 7-9 17-9 30zM1876 61h20v28h1c4-10 9-18 17-23 8-6 17-9 27-9 3 0 5 1 7 1v20c-3 0-6-1-9-1-12 0-22 4-30 13-8 8-13 21-13 38v112h-20zM2058 134c0-22-3-37-10-46-6-10-15-14-28-14-12 0-21 4-28 14-6 9-9 24-10 46zM2078 180c-2 19-8 34-17 47-10 11-24 17-40 17-19 0-34-7-44-22s-16-39-16-72c0-31 5-54 16-69 11-16 26-24 45-24 20 0 34 7 44 21 9 14 13 36 13 66v7h-97v8c1 25 5 43 12 53s16 16 26 15c22 0 34-16 38-47zM2197 0h20v34h-20zM2197 61h20v179h-20zM2252 61h18v25h1c5-10 12-17 20-22 8-4 16-7 26-7 13 0 24 4 33 11 8 8 12 20 12 37v135h-20v-130c0-24-10-36-30-36-12 0-22 4-29 13-7 8-10 19-11 33v120h-20zM2513 180c-2 19-7 34-17 47-10 11-23 17-40 17-19 0-33-7-43-22-11-15-16-39-16-72 0-31 5-54 16-69 10-16 25-24 45-24 17 0 30 5 39 15 10 10 15 24 16 42h-20c-1-14-5-24-10-30-6-7-14-10-25-10-7 0-14 2-20 6s-11 12-14 23c-4 11-6 27-6 47 0 22 2 39 6 50 3 11 8 18 14 21 5 5 12 6 18 6 21 0 33-16 37-47zM2543 0h20v240h-20zM2603 61h20v125c0 15 3 25 8 31 5 7 13 10 23 10 12 0 21-5 28-13s11-19 11-33v-120h20v179h-18v-26h-1c-5 11-12 18-20 23s-16 7-25 7c-14 0-25-4-33-11-8-8-13-21-13-38zM2765 150c0 22 2 38 6 49s8 18 14 22c6 5 13 6 19 6 7 0 13-1 19-6 6-4 11-11 14-22 4-11 6-27 6-49s-2-38-6-49c-3-11-8-18-14-22-6-3-12-5-19-5-6 0-13 2-19 5-6 4-10 11-14 22s-6 27-6 49zM2845 209h-1c-3 11-8 20-16 26-7 6-16 9-27 9-20 0-34-8-43-24s-14-39-14-70 5-54 14-69c9-16 23-24 43-24 11 0 20 3 27 8 7 6 12 13 14 23h1v-88h20v240h-18zM2991 134c0-22-3-37-9-46-7-10-16-14-28-14-13 0-22 4-28 14-7 9-10 24-10 46zM3011 180c-1 19-7 34-17 47-10 11-23 17-40 17-19 0-34-7-44-22s-15-39-16-72c0-31 6-54 16-69 11-16 26-24 46-24 19 0 34 7 43 21s14 36 14 66v7h-97v8c0 25 4 43 11 53 8 10 16 16 27 15 21 0 34-16 37-47zM3058 150c0 22 2 38 6 49 3 11 8 18 14 22 6 5 12 6 19 6s13-1 19-6c6-4 10-11 14-22s6-27 6-49-2-38-6-49-8-18-14-22c-6-3-12-5-19-5s-13 2-19 5c-6 4-11 11-14 22-4 11-6 27-6 49zM3138 209h-1c-3 11-8 20-16 26s-17 9-28 9c-19 0-33-8-42-24-10-16-14-39-14-70s4-54 14-69c9-16 23-24 42-24 12 0 21 3 28 8 7 6 12 13 14 23h1v-88h20v240h-18zM3276 0h20v34h-20zM3276 61h20v179h-20zM3336 61h18v25c5-10 12-17 20-22 8-4 17-7 26-7 14 0 25 4 33 11 8 8 12 20 12 37v135h-20v-130c0-24-10-36-30-36-12 0-21 4-28 13-7 8-11 19-11 33v120h-20zM3568 78h-24v-17h24v-49h20v49h32v17h-32v127c0 7 2 12 5 15 3 4 8 5 14 5 4 0 8 0 13-3v18c-3 1-8 2-14 2-14 0-23-2-29-7-6-4-9-14-9-25zM3641 0h20v86h1c2-9 8-16 15-21 8-5 17-8 28-8 14 0 25 4 33 11 8 8 12 20 13 37v135h-20v-130c0-24-11-36-31-36-12 0-21 4-28 13-7 8-11 19-11 33v120h-20zM3793 0h20v34h-20zM3793 61h20v179h-20zM3883 151c-12-5-21-11-26-18-6-8-8-16-8-25 0-18 5-31 15-39s22-12 38-12c33 1 49 17 49 50v5h-20v-5c0-12-3-20-8-25s-12-8-21-8c-12 0-20 3-25 9-5 5-8 12-8 21 0 6 1 12 5 17 3 5 9 9 19 13l29 11c12 5 21 11 26 19 5 7 8 16 7 26 0 16-4 28-13 39-9 10-23 15-41 15-19 0-32-4-41-13s-14-23-14-43v-6h20v5c0 26 11 40 34 40 11 0 20-3 26-9s9-14 9-24c0-7-2-14-5-19-4-6-10-10-19-13zM4160 150c0-21-2-37-5-48-4-11-9-19-14-22-6-4-12-6-19-6-11 0-21 6-28 16-4 6-7 14-9 23-1 10-2 22-2 37 0 22 2 38 5 49 4 11 9 18 15 22 5 5 12 6 19 6 6 0 13-1 18-6 6-4 11-11 15-22s5-27 5-49zM4063 61h18v26c4-9 9-16 16-21 8-6 17-8 28-9 20 0 34 8 43 24 10 15 14 39 14 69 0 31-5 54-14 70s-24 24-43 24c-11 0-20-3-27-9-8-5-12-13-15-23v87h-20zM4215 61h20v28h1c4-10 10-18 18-23 7-6 16-9 27-9 2 0 5 1 7 1v20c-4 0-7-1-10-1-11 0-21 4-29 13-9 8-13 21-14 38v112h-20zM4318 150c0 28 4 48 11 59 8 12 17 19 28 18 12 1 21-6 29-18 7-11 11-31 11-59s-4-48-11-59c-8-12-17-17-29-17-11 0-20 5-28 17-7 11-11 31-11 59zM4296 150c0-31 5-54 16-69 11-16 26-24 45-24 20 0 35 8 46 24 10 15 16 38 16 69s-6 54-16 70c-11 16-26 24-46 24-19 0-34-8-45-24s-16-39-16-70zM4548 150c0-21-2-37-5-48-4-11-9-19-14-22-6-4-12-6-19-6-11 0-21 6-28 16-4 6-7 14-9 23-1 10-2 22-2 37 0 22 2 38 5 49 4 11 9 18 14 22 6 5 13 6 20 6 6 0 13-1 18-6 6-4 11-11 15-22 3-11 5-27 5-49zM4451 61h18v26c4-9 9-16 16-21 7-6 17-8 28-9 20 0 34 8 43 24 10 15 14 39 14 69 0 31-5 54-14 70s-24 24-43 24c-11 0-20-3-28-9-7-5-11-13-14-23v87h-20zM4613 150c0 28 4 48 11 59 8 12 17 19 29 18 11 1 20-6 28-18 7-11 11-31 11-59s-4-48-11-59c-8-12-17-17-28-17-12 0-21 5-29 17-7 11-11 31-11 59zM4591 150c0-31 6-54 16-69 11-16 26-24 46-24 19 0 34 8 45 24 11 15 16 38 16 69s-5 54-16 70-26 24-45 24c-20 0-35-8-46-24-10-16-16-39-16-70zM4773 151c-13-5-22-11-27-18-5-8-8-16-7-25 0-18 5-31 15-39 9-8 22-12 37-12 33 1 50 17 49 50v5h-20v-5c0-12-2-20-7-25s-12-8-22-8c-11 0-20 3-25 9-5 5-7 12-7 21-1 6 1 12 4 17s10 9 20 13l29 11c12 5 20 11 25 19 6 7 8 16 8 26 0 16-4 28-13 39-9 10-23 15-42 15-18 0-32-4-41-13s-13-23-13-43v-6h20v5c0 26 11 40 34 40 11 0 19-3 25-9 7-6 10-14 10-24 0-7-2-14-6-19-3-6-9-10-18-13zM4953 139h-1c-1 2-4 5-8 7-5 2-9 3-13 4l-17 5c-10 2-17 6-23 12-5 6-7 14-7 24 0 11 2 19 7 25 5 8 12 11 21 11 12 0 22-5 30-14 7-9 11-21 11-37zM4868 114c0-18 5-32 13-42 9-10 23-15 42-15 18 1 31 5 39 13 8 9 11 20 11 34v105c0 10 4 16 10 16h6v15c-3 1-7 2-9 2-8 0-15-1-19-4-5-3-7-9-7-19v-6h-1c-4 12-10 20-18 25-8 4-17 6-27 6-16 0-27-5-35-14-7-9-11-22-11-37 0-12 3-22 9-31s15-15 27-18l38-11c7-2 11-4 14-8 2-3 3-10 3-20 0-11-3-19-9-24-5-5-13-7-22-7-12 0-20 3-26 10-5 7-8 17-8 30zM5017 0h20v240h-20z">
          <text:p/>
        </draw:path>
        <draw:path draw:style-name="gr4" draw:text-style-name="P4" draw:layer="layout" svg:width="0.593cm" svg:height="0.589cm" svg:x="11.603cm" svg:y="13.406cm" svg:viewBox="0 0 594 590" svg:d="M296 590c166 0 298-131 298-293 0-165-132-297-298-297-160 0-296 132-296 297 0 162 136 293 296 293z">
          <text:p/>
        </draw:path>
        <draw:path draw:style-name="gr5" draw:text-style-name="P3" draw:layer="layout" svg:width="0.593cm" svg:height="0.589cm" svg:x="11.603cm" svg:y="13.406cm" svg:viewBox="0 0 594 590" svg:d="M296 590c166 0 298-131 298-293 0-165-132-297-298-297-160 0-296 132-296 297 0 162 136 293 296 293z">
          <text:p/>
        </draw:path>
        <draw:path draw:style-name="gr2" draw:text-style-name="P2" draw:layer="layout" svg:width="0.157cm" svg:height="0.203cm" svg:x="11.722cm" svg:y="13.661cm" svg:viewBox="0 0 158 204" svg:d="M59 126h39l-19-91h-1zM53 0h51l54 204h-43l-10-44h-53l-10 44h-42z">
          <text:p/>
        </draw:path>
        <draw:path draw:style-name="gr2" draw:text-style-name="P2" draw:layer="layout" svg:width="0.184cm" svg:height="0.3cm" svg:x="11.886cm" svg:y="13.564cm" svg:viewBox="0 0 185 301" svg:d="M185 301h-185c0-27 5-50 16-71 11-20 28-41 50-61l24-22c9-8 16-16 20-22 5-7 8-13 9-21 2-7 3-16 3-26-1-25-10-38-30-38-15 0-24 7-28 18s-6 25-6 41h-58v-11c0-28 7-51 23-65 15-15 38-23 70-23 30 0 52 7 67 22 16 14 24 35 24 61 0 19-3 36-11 50-8 15-20 30-37 45l-34 31c-8 8-15 16-21 24-5 8-8 14-10 20h114z">
          <text:p/>
        </draw:path>
        <draw:path draw:style-name="gr1" draw:text-style-name="P1" draw:layer="layout" svg:width="1.479cm" svg:height="0.298cm" svg:x="11.618cm" svg:y="14.387cm" svg:viewBox="0 0 1480 299" svg:d="M0 0h118v19h-97v87h91v18h-91v116h-21zM225 139c-2 3-5 6-9 8s-9 3-13 4l-16 4c-11 3-18 7-23 13s-8 14-8 24c0 11 3 19 8 25 5 7 11 10 20 10 13 0 23-4 30-13s11-21 11-37zM140 115c0-18 5-32 14-42s22-15 41-15c18 0 31 5 39 13 8 9 12 20 11 34v105c0 10 4 15 11 15h5v15c-3 1-6 2-9 2-8 0-14-1-19-5-4-3-7-8-7-17v-6c-5 11-11 19-19 23-8 5-17 7-27 7-16-1-27-5-34-14-8-9-11-21-11-36 0-12 3-23 8-31 6-9 15-15 27-19l38-10c7-2 12-4 14-8s4-10 3-20c0-12-3-20-8-24-6-5-13-7-22-7-12 0-21 3-26 10-6 7-9 17-9 30zM288 62h18v25c5-10 11-17 19-22s16-7 26-7c11 0 20 3 26 9s10 13 12 22c4-10 10-18 17-23 8-5 17-8 28-8 13 0 23 4 30 11s11 19 11 35v136h-20v-133c0-21-9-32-27-32-11 0-19 4-26 12s-10 19-10 33v120h-21v-133c0-21-9-32-27-32-11 0-19 4-26 12s-10 19-10 33v120h-20zM518 0h20v35h-20zM518 62h20v178h-20zM579 0h21v240h-21zM622 62h22l40 154 36-154h21l-51 192c-5 17-11 29-18 35-6 7-16 10-30 10-5 0-9-1-13-1v-17c4 1 9 1 13 1 6 0 12-2 16-5s8-10 10-19l5-17zM843 62h18v25c6-10 12-17 20-22s17-7 26-7c14 0 25 4 33 11 8 8 12 20 12 37v134h-20v-129c0-24-10-36-30-36-12 0-21 4-28 12s-11 19-11 33v120h-20zM1079 139h-1c-1 3-4 6-8 8-5 2-9 3-13 4l-17 4c-10 3-18 7-23 13s-7 14-7 24c0 11 2 19 7 25 5 7 12 10 21 10 12 0 22-4 29-13 8-9 12-21 12-37zM994 115c0-18 4-32 13-42s23-15 42-15c18 0 31 5 39 13 7 9 11 20 11 34v105c0 10 3 15 10 15h6v15c-4 1-7 2-9 2-8 0-15-1-19-5-5-3-7-8-7-17v-6h-1c-4 11-10 19-18 23-9 5-18 7-28 7-15-1-26-5-34-14-7-9-11-21-11-36 0-12 3-23 9-31 5-9 14-15 27-19l38-10c7-2 11-4 14-8 2-4 3-10 3-20 0-12-3-20-9-24-5-5-13-7-22-7-12 0-20 3-26 10-5 7-8 17-8 30zM1136 62h18v25h1c4-10 11-17 18-22 8-5 17-7 27-7 11 0 19 3 25 9 7 6 11 13 12 22h1c4-10 9-18 17-23 7-5 16-8 28-8s22 4 30 11c7 7 11 19 11 35v136h-20v-133c0-21-10-32-28-32-10 0-19 4-25 12-7 8-11 19-11 33v120h-20v-133c0-21-10-32-28-32-10 0-19 4-25 12-7 8-11 19-11 33v120h-20zM1458 135c0-22-3-37-9-47-7-9-16-13-28-13-13 0-22 4-28 13-7 10-10 25-10 47zM1478 181c-1 19-7 34-17 45-10 12-23 17-40 18-19 0-34-7-44-22-10-14-15-38-16-71 0-31 6-54 16-70 11-15 26-23 46-23 19 0 34 7 43 21s14 36 14 65v8h-97v8c0 25 4 43 11 53 8 10 16 14 27 14 21 0 34-15 37-46z">
          <text:p/>
        </draw:path>
        <draw:polygon draw:style-name="gr2" draw:text-style-name="P2" draw:layer="layout" svg:width="6.295cm" svg:height="0.597cm" svg:x="13.902cm" svg:y="14.168cm" svg:viewBox="0 0 6296 598" draw:points="0,0 6296,0 6296,598 0,598">
          <text:p/>
        </draw:polygon>
        <draw:polygon draw:style-name="gr3" draw:text-style-name="P3" draw:layer="layout" svg:width="6.291cm" svg:height="0.592cm" svg:x="13.906cm" svg:y="14.173cm" svg:viewBox="0 0 6292 593" draw:points="0,593 6292,593 6292,0 0,0">
          <text:p/>
        </draw:polygon>
        <draw:path draw:style-name="gr1" draw:text-style-name="P1" draw:layer="layout" svg:width="1.505cm" svg:height="0.247cm" svg:x="11.616cm" svg:y="15.153cm" svg:viewBox="0 0 1506 248" svg:d="M69 139v-18h77v123h-17v-40h-1c-4 13-10 25-20 32-9 8-20 12-32 12-25 0-44-9-57-30-13-20-19-52-19-94 0-43 6-74 19-94s32-30 57-30c22 1 39 7 50 20s17 30 18 51h-21c0-14-4-27-12-37s-19-15-35-16c-17 0-31 8-40 24-10 16-15 44-15 82s5 65 15 81c9 18 23 26 40 25 16 0 28-7 37-22 8-15 13-36 13-64v-5zM183 4h20v34h-20zM183 66h20v178h-20zM228 66h21l40 154h1l36-154h21l-47 178h-23zM455 138c0-21-3-37-10-46-6-9-15-14-28-14-12 0-21 5-28 14-6 9-9 25-10 46zM475 184c-2 19-7 35-17 47-10 11-24 17-40 17-19 0-34-7-44-21-10-16-16-40-16-73 0-31 5-54 16-69 11-16 26-23 45-23 20 0 34 7 44 21 9 14 13 35 13 65v7h-97v9c1 25 5 42 12 52 7 11 16 16 26 15 22 1 34-16 38-47zM509 66h18v24h1c5-10 12-17 20-21 8-5 16-7 25-7 14-1 25 3 33 11 9 7 13 19 13 36v135h-20v-129c0-25-10-37-31-37-11 0-21 5-28 13s-10 19-11 33v120h-20zM740 66h18v24c6-10 12-17 20-21 8-5 17-7 26-7 14-1 25 3 33 11 8 7 12 19 12 36v135h-20v-129c0-25-10-37-30-37-12 0-21 5-28 13s-11 19-11 33v120h-20zM969 143h-1c-1 3-4 5-8 7s-9 4-13 5l-17 4c-10 2-17 6-22 12-6 6-8 14-8 25 0 10 2 18 7 25s12 10 21 10c12 0 22-4 30-14 7-8 11-21 11-37zM884 118c0-18 5-32 14-42 8-10 22-14 41-14 18 0 31 4 39 13 8 8 11 19 11 34v105c0 11 4 15 11 15h5v15c-3 1-6 2-9 2-8 0-14-1-19-4s-7-9-7-18v-7h-1c-4 13-10 21-18 25s-17 6-27 6c-16 0-27-5-34-13-8-9-12-22-12-38 0-12 3-22 9-31 6-8 15-15 27-18l38-11c7-1 12-4 14-8 2-3 3-10 3-20 0-11-3-19-9-24-5-5-13-7-22-7-11 0-20 4-26 11-5 7-8 16-8 29zM1033 66h18v24h1c4-10 11-17 18-21 8-5 17-7 27-7 11 0 19 3 25 8 7 6 11 13 12 23h1c4-10 9-18 17-23 7-6 16-8 29-8 12 0 22 3 30 11 7 7 11 19 11 34v137h-20v-134c0-21-10-32-29-32-10 0-19 5-25 13-7 8-11 19-11 33v120h-20v-134c0-21-10-32-28-32-10 0-19 5-25 13-7 8-11 19-11 33v120h-20zM1351 138c0-21-3-37-9-46-7-9-16-14-28-14-13 0-22 5-28 14-7 9-10 25-10 46zM1371 184c-1 19-7 35-17 47-10 11-23 17-40 17-19 0-34-7-44-21-10-16-15-40-16-73 0-31 6-54 16-69 11-16 26-23 46-23 19 0 34 7 43 21s14 35 14 65v7h-97v9c0 25 4 42 11 52 8 11 16 16 27 15 21 1 33-16 37-47zM1434 155c-13-5-22-11-27-18s-8-15-7-24c0-18 5-31 15-40 9-8 22-12 37-11 33 0 50 16 49 49v5h-20v-5c0-11-2-20-7-25s-13-8-22-8c-12 0-20 3-25 9-5 5-7 12-7 21-1 7 1 12 4 17s10 9 20 13l29 11c12 5 20 11 25 19 6 8 8 16 8 26 0 16-5 30-13 39-9 10-23 15-42 15-18 0-32-4-41-12-9-9-13-24-13-44v-6h20v5c0 26 11 40 34 40 11 0 19-2 25-8 6-7 10-14 10-24 0-8-2-15-6-20-3-5-10-10-18-13z">
          <text:p/>
        </draw:path>
        <draw:polygon draw:style-name="gr2" draw:text-style-name="P2" draw:layer="layout" svg:width="6.295cm" svg:height="0.593cm" svg:x="13.902cm" svg:y="14.939cm" svg:viewBox="0 0 6296 594" draw:points="0,0 6296,0 6296,594 0,594">
          <text:p/>
        </draw:polygon>
        <draw:polygon draw:style-name="gr3" draw:text-style-name="P3" draw:layer="layout" svg:width="6.291cm" svg:height="0.593cm" svg:x="13.906cm" svg:y="14.939cm" svg:viewBox="0 0 6292 594" draw:points="0,594 6292,594 6292,0 0,0">
          <text:p/>
        </draw:polygon>
        <draw:path draw:style-name="gr1" draw:text-style-name="P1" draw:layer="layout" svg:width="0.417cm" svg:height="0.247cm" svg:x="11.608cm" svg:y="15.936cm" svg:viewBox="0 0 418 248" svg:d="M114 66c0-15-3-27-10-35s-18-12-33-12c-14 0-25 4-33 12s-12 18-12 30c1 14 5 25 12 32 8 7 18 12 29 16s23 8 34 12c12 4 21 10 29 19 8 8 12 21 12 38 0 24-7 41-20 53-13 11-30 17-52 17-23 0-40-6-52-18s-18-29-18-54v-7h22v10c0 16 4 28 11 37 8 9 20 14 36 14 15 0 28-4 37-11 10-8 14-21 15-37-1-15-5-25-12-32-8-7-18-13-29-16-12-4-23-8-34-12-12-4-21-11-29-20-8-8-12-21-12-38 0-19 6-34 17-46 12-11 28-17 49-18 22 0 38 6 49 17 10 11 16 27 16 49zM261 139c0-22-3-38-10-47s-16-14-29-14c-12 0-21 5-28 14-6 9-9 25-10 47zM281 185c-2 20-8 35-17 46-10 11-25 17-41 17-19 1-34-7-44-21-10-15-16-38-16-73 0-30 5-54 16-69 11-16 26-23 45-23 20 0 35 7 45 21 9 14 13 36 13 65v7h-98v9c1 26 5 43 12 53s16 15 26 15c22 0 35-16 39-47zM358 167l-37 77h-23l48-92-46-86h23l35 70 35-70h23l-46 86 48 92h-23z">
          <text:p/>
        </draw:path>
        <draw:path draw:style-name="gr1" draw:text-style-name="P1" draw:layer="layout" svg:width="1.781cm" svg:height="0.247cm" svg:x="17.723cm" svg:y="15.797cm" svg:viewBox="0 0 1782 248" svg:d="M0 4h22v240h-22zM63 65h18v26h1c5-10 12-17 20-23 8-5 16-7 25-7 14 0 25 3 33 12 9 8 13 20 13 36v135h-20v-129c0-24-10-36-31-36-11 0-21 4-28 12s-10 19-11 33v120h-20zM225 155c0 21 2 38 6 49s8 18 14 22c6 3 13 5 19 5 7 0 14-2 19-5 6-4 11-11 15-22 3-11 5-28 5-49 0-22-2-38-5-49-4-11-9-18-15-22-5-4-12-6-19-5-6-1-13 1-19 5s-10 11-14 22-6 27-6 49zM305 214h-1c-3 10-8 19-16 24-7 6-16 9-27 10-19 0-34-8-43-24-9-15-14-39-14-69 0-31 5-54 14-70s24-24 43-24c11 0 20 3 27 8 7 7 12 14 14 24h1v-89h20v240h-18zM449 139c0-22-3-37-10-47-6-9-15-14-28-13-12-1-21 4-28 13-6 10-9 25-9 47zM469 185c-2 19-7 34-17 45-10 12-24 17-40 18-19 0-34-7-44-22-10-14-16-38-16-71 0-31 5-54 16-70s26-24 45-24c20 0 34 7 44 22 9 14 14 36 14 65v8h-97v8c0 25 4 43 11 53s16 14 26 14c22 0 34-15 38-46zM511 83h-25v-18h25v-49h20v49h31v18h-31v127c0 7 1 12 4 15 4 2 8 4 15 4 4 0 8-1 12-2v17c-2 1-7 2-14 2-13 0-23-2-29-7s-8-13-8-24zM673 139c0-22-3-37-10-47-6-9-15-14-28-13-12-1-21 4-27 13-7 10-10 25-10 47zM693 185c-2 19-7 34-17 45-10 12-23 17-40 18-19 0-34-7-44-22-10-14-15-38-16-71 0-31 6-54 16-70 11-16 26-24 45-24 20 0 35 7 44 22 9 14 14 36 14 65v8h-97v8c0 25 4 43 11 53s16 14 26 14c22 0 34-15 38-46zM726 65h20v29h1c4-10 9-18 17-25 8-5 17-8 27-8 3 0 5 0 7 1v21c-3-1-6-1-9-1-12 0-22 4-30 12-8 9-13 21-13 39v111h-20zM817 65h18v26h1c5-10 11-17 19-23 7-5 16-7 26-7 11 0 20 3 26 10 6 6 10 13 11 22h1c4-10 10-18 17-24 8-5 17-8 28-8 14 0 24 4 31 12 7 7 11 19 11 35v136h-20v-133c0-21-9-32-28-32-11 0-19 4-26 12s-10 19-11 33v120h-20v-133c0-21-9-32-27-32-11 0-19 4-26 12s-10 19-11 33v120h-20zM1053 4h20v34h-20zM1053 65h20v179h-20zM1112 65h18v26h1c5-10 12-17 20-23 8-5 16-7 26-7 13 0 24 3 33 12 8 8 12 20 12 36v135h-20v-129c0-24-10-36-30-36-12 0-22 4-29 12s-10 19-11 33v120h-20zM1342 143h-1c-1 3-4 6-8 8-5 2-9 3-13 4l-17 4c-10 3-18 7-23 13-5 5-7 14-7 24 0 11 2 19 7 25s12 10 21 10c12 0 22-4 29-13 8-9 12-21 12-37zM1257 119c0-18 4-32 13-42 9-11 23-16 42-16 18 0 31 5 39 14 7 9 11 20 11 34v105c0 10 3 15 10 15h6v15c-4 1-7 2-9 2-8 0-15-2-19-5-5-3-7-9-7-17v-6h-1c-4 11-10 19-18 23-9 5-18 7-28 7-15-1-26-5-34-14-7-9-11-21-11-37 0-11 3-22 9-30 5-9 14-15 27-19l38-10c7-2 11-5 14-8 2-4 3-10 3-21s-3-19-9-23c-5-5-13-8-22-7-12 0-20 3-26 10-5 7-8 17-8 30zM1410 83h-24v-18h24v-49h20v49h32v18h-32v127c0 7 2 12 5 15 3 2 8 4 14 4 4 0 8-1 13-2v17c-3 1-8 2-14 2-14 0-24-2-29-7-6-5-9-13-9-24zM1576 139c0-22-4-37-10-47-6-9-16-14-28-13-12-1-21 4-28 13-6 10-9 25-10 47zM1596 185c-2 19-8 34-18 45-9 12-23 17-40 18-18 0-33-7-43-22-11-14-16-38-16-71 0-31 5-54 16-70 10-16 26-24 45-24 20 0 34 7 43 22 10 14 14 36 14 65v8h-97v8c1 25 5 43 12 53s16 14 26 14c22 0 34-15 38-46zM1782 0l-81 248h-18l81-248z">
          <text:p/>
        </draw:path>
        <draw:path draw:style-name="gr1" draw:text-style-name="P1" draw:layer="layout" svg:width="2.512cm" svg:height="0.302cm" svg:x="16.974cm" svg:y="16.148cm" svg:viewBox="0 0 2513 303" svg:d="M0 4h21v239h-21zM63 65h18v25h1c5-10 11-17 19-22 8-4 17-7 26-7 14 0 25 4 33 11 8 8 12 20 13 37v134h-20v-128c0-25-11-37-31-37-12 0-21 4-28 13-7 8-11 19-11 33v119h-20zM218 82h-24v-17h24v-49h21v49h31v17h-31v128c0 6 1 11 4 14s8 4 15 4c4 0 8 0 12-2v17c-2 1-7 2-14 2-13 0-23-2-29-7-6-4-9-13-9-24zM381 138c0-22-4-37-10-46-6-10-16-14-28-14s-21 4-28 14c-6 9-9 24-10 46zM401 184c-2 19-8 34-17 46-10 11-24 17-40 17-19 0-34-7-44-21-11-15-16-39-16-72 0-31 5-54 16-69 10-16 26-24 45-24 20 0 34 7 44 21 9 14 13 36 13 66v7h-97v8c1 26 5 43 12 53s16 15 26 14c22 0 34-15 38-46zM435 65h20v28h1c4-10 10-18 17-23 8-6 17-9 28-9 2 0 5 1 7 1v20c-4 0-7-1-10-1-11 0-21 5-30 13-8 8-12 21-13 38v111h-20zM556 155c-13-5-21-11-27-18-5-8-7-16-7-24 0-19 5-32 15-40s22-12 38-12c33 1 49 17 48 50v5h-20v-5c0-12-2-20-7-25s-12-8-22-8c-11 0-20 3-25 9-5 5-7 12-7 21 0 6 1 12 4 17 4 5 10 9 20 13l29 11c12 5 20 11 26 19 5 8 7 16 7 26 0 16-4 28-13 38s-23 15-42 15c-18 0-32-4-41-13-9-8-13-22-13-42v-6h20v5c0 26 11 39 34 39 11 0 19-3 26-8 6-6 9-13 9-24 0-7-2-14-5-19-4-6-10-10-19-13zM745 138c-1-22-4-37-10-46-7-10-16-14-28-14-13 0-22 4-28 14-7 9-10 24-10 46zM764 184c-1 19-7 34-17 46-10 11-23 17-40 17-19 0-33-7-44-21-10-15-15-39-15-72 0-31 5-54 15-69 11-16 26-24 46-24 19 0 34 7 43 21s14 36 14 66v7h-97v8c0 26 4 43 11 53 8 10 16 15 27 14 21 0 34-15 37-46zM841 167l-37 76h-23l48-92-46-86h23l35 71 35-71h23l-46 86 48 92h-23zM1079 0l-82 247h-18l82-247zM1171 4h21v172c0 35 16 53 47 53s47-18 47-53v-172h21v172c0 25-6 43-17 54-12 12-29 17-51 17s-39-5-51-17c-12-11-17-29-17-54zM1345 65h18v25h1c5-10 12-17 20-22 8-4 16-7 25-7 14 0 25 4 33 11 9 8 13 20 13 37v134h-20v-128c0-25-10-37-31-37-11 0-21 4-28 13-7 8-10 19-11 33v119h-20zM1521 155c-12-5-21-11-26-18-5-8-8-16-8-24 1-19 6-32 15-40 10-8 23-12 38-12 33 1 49 17 49 50v5h-20v-5c0-12-3-20-8-25s-12-8-21-8c-12 0-20 3-25 9-5 5-8 12-8 21 0 6 2 12 5 17s10 9 19 13l30 11c11 5 20 11 25 19s8 16 8 26c0 16-5 28-14 38s-22 15-41 15c-18 0-32-4-41-13-9-8-14-22-14-42v-6h20v5c0 26 12 39 35 39 10 0 19-3 25-8 6-6 9-13 10-24 0-7-2-14-6-19-4-6-10-10-18-13zM1719 154c0-21-2-37-6-48-3-11-8-18-14-22-5-4-12-6-18-6-12 1-21 6-28 16-5 6-8 14-9 23-2 10-3 22-3 37 0 22 2 38 6 49 3 11 8 18 14 22s12 5 19 5 13-1 19-5 11-11 14-22c4-11 6-27 6-49zM1621 65h18v26h1c3-9 8-16 16-21 7-6 16-8 28-9 19 0 34 8 43 24 9 15 13 39 13 69 0 31-4 54-14 70-9 15-23 23-43 23-11 0-20-3-27-9-7-5-12-12-14-22h-1v87h-20zM1864 138c0-22-3-37-11-46-6-10-15-14-28-14-12 0-21 4-27 14-7 9-10 24-10 46zM1884 184c-2 19-7 34-17 46-11 11-24 17-41 17-19 0-34-7-44-21-10-15-15-39-16-72 0-31 6-54 16-69 11-16 26-24 45-24 20 0 36 7 45 21s14 36 14 66v7h-98v8c0 26 4 43 11 53s16 15 26 14c22 0 35-15 39-46zM2025 184c-1 19-7 34-17 46-10 11-23 17-39 17-19 0-34-7-44-21-10-15-16-39-16-72 0-31 5-54 16-69 11-16 26-24 45-24 17 0 30 5 39 15 10 10 15 24 16 42h-20c-1-14-4-24-10-30-6-7-14-10-25-10-7 0-14 2-20 6s-11 12-14 23c-4 11-6 27-6 47 1 22 3 39 6 50 4 11 8 18 14 21 6 4 12 5 18 5 21 0 33-15 37-46zM2054 4h20v34h-20zM2054 65h20v178h-20zM2123 82h-24v-17h24v-21c0-8 1-15 3-22 2-6 5-11 11-15 5-4 14-6 25-6 3 0 5 1 7 1s4 0 6 0v17c-3 0-6-1-10-1-7 0-13 2-16 6-4 3-6 10-6 20v21h32v17h-32v161h-20zM2197 4h20v34h-20zM2197 65h20v178h-20zM2347 138c0-22-4-37-10-46-6-10-16-14-28-14s-21 4-28 14c-6 9-9 24-10 46zM2367 184c-2 19-8 34-18 46-10 11-23 17-40 17-19 0-33-7-43-21-11-15-16-39-16-72 0-31 5-54 16-69 10-16 25-24 45-24s34 7 43 21c10 14 14 36 14 66v7h-97v8c1 26 5 43 12 53s16 15 26 14c21 0 34-15 38-46zM2415 154c0 22 2 38 6 49 3 11 8 18 14 22s12 5 19 5 13-1 19-5 10-11 14-22 6-27 6-49-2-38-6-49-8-18-14-22c-6-3-12-5-19-5s-13 2-19 5c-6 4-11 11-14 22-4 11-6 27-6 49zM2495 214h-1c-3 10-8 18-16 24s-17 9-27 9c-20 0-34-8-43-23-10-16-14-39-14-70s4-54 14-69c9-16 23-24 43-24 11 0 20 3 27 9 7 5 12 13 14 22h1v-88h20v239h-18z">
          <text:p/>
        </draw:path>
        <draw:path draw:style-name="gr1" draw:text-style-name="P1" draw:layer="layout" svg:width="2.66cm" svg:height="0.242cm" svg:x="13.021cm" svg:y="15.941cm" svg:viewBox="0 0 2661 243" svg:d="M0 0h37l57 213h1l58-213h35v239h-22v-219l-62 219h-20l-62-219h-1v219h-21zM309 138h-1c-1 3-4 5-8 7-5 2-9 4-13 5l-17 5c-10 2-18 7-23 12-5 6-7 14-7 25 0 10 2 19 7 25s12 9 21 10c12 0 22-5 29-13 8-9 12-22 12-38zM224 114c0-19 4-33 13-43 9-9 23-14 42-14 18 0 31 4 39 13 7 8 11 20 11 34v106c0 10 3 15 10 15h6v14c-4 2-7 2-9 2-8 1-15-1-19-4-5-3-7-9-7-18v-6h-1c-4 12-10 20-18 24-9 4-18 7-28 6-15 0-26-4-34-13-7-9-11-21-11-37 0-12 3-22 9-31 5-8 14-15 27-19l38-11c7-1 11-4 14-7 2-4 3-11 3-21 0-11-3-19-9-24-5-5-13-7-22-7-12 0-20 4-26 11-5 7-8 17-8 30zM373 0h20v239h-20zM525 134c-1-22-4-38-10-47-7-9-16-14-28-14-13 0-22 5-28 14-7 9-10 25-10 47zM544 180c-1 20-7 35-17 46s-23 17-40 17c-19 1-33-7-44-21-10-15-15-38-15-73 0-30 5-54 15-69 11-16 26-23 46-23 19 0 34 7 43 21s14 36 14 65v7h-97v10c0 25 4 42 12 52 7 10 15 15 26 15 21 0 34-16 37-47zM1827 0h118v18h-97v87h91v18h-91v116h-21zM2061 134c-1-22-4-38-10-47-7-9-16-14-28-14s-22 5-28 14-10 25-10 47zM2080 180c-1 20-7 35-17 46s-23 17-40 17c-19 1-33-7-44-21-10-15-15-38-15-73 0-30 5-54 16-69 10-16 25-23 45-23 19 0 34 7 43 21s14 36 14 65v7h-97v10c1 25 4 42 12 52 7 10 16 15 26 15 21 0 34-16 37-47zM2115 61h18v24c5-9 11-17 19-21 7-5 16-7 26-7 11 0 20 3 26 9 6 5 10 13 12 22 4-10 10-18 17-23 8-6 17-8 28-8 13 0 23 3 30 11 7 7 11 19 11 35v136h-20v-133c0-22-9-32-27-33-11 1-19 5-26 13s-10 19-10 33v120h-21v-133c0-22-9-32-27-33-11 1-19 5-26 13s-10 19-10 33v120h-20zM2425 138c-2 3-5 5-9 7s-9 4-13 5l-17 5c-10 2-17 7-22 12-5 6-8 14-8 25 0 10 2 19 8 25 5 6 11 9 20 10 13 0 22-5 30-13 7-9 11-22 11-38zM2340 114c0-19 5-33 14-43 9-9 22-14 41-14 18 0 31 4 39 13 8 8 11 20 11 34v106c0 10 4 15 11 15h5v14c-3 2-6 2-9 2-8 1-14-1-19-4s-7-9-7-18v-6c-5 12-11 20-19 24s-17 7-27 6c-16 0-27-4-34-13-8-9-11-21-11-37 0-12 2-22 8-31 6-8 15-15 27-19l38-11c7-1 12-4 14-7 2-4 3-11 3-21 0-11-3-19-8-24-6-5-13-7-23-7-11 0-20 4-25 11-6 7-9 17-9 30zM2487 0h20v239h-20zM2639 134c0-22-3-38-10-47-6-9-15-14-28-14-12 0-21 5-27 14-7 9-10 25-10 47zM2659 180c-2 20-7 35-17 46s-23 17-40 17c-19 1-34-7-44-21-10-15-16-38-16-73 0-30 6-54 16-69 11-16 26-23 45-23 20 0 35 7 44 21s14 36 14 65v7h-97v10c0 25 4 42 11 52s16 15 26 15c22 0 34-16 38-47z">
          <text:p/>
        </draw:path>
        <draw:polygon draw:style-name="gr2" draw:text-style-name="P2" draw:layer="layout" svg:width="0.415cm" svg:height="0.415cm" svg:x="19.646cm" svg:y="15.849cm" svg:viewBox="0 0 416 416" draw:points="0,4 0,412 0,416 5,416 412,416 416,416 416,412 416,4 416,0 412,0 5,0 0,0">
          <text:p/>
        </draw:polygon>
        <draw:polygon draw:style-name="gr3" draw:text-style-name="P3" draw:layer="layout" svg:width="0.415cm" svg:height="0.415cm" svg:x="19.646cm" svg:y="15.849cm" svg:viewBox="0 0 416 416" draw:points="0,4 0,412 0,416 5,416 412,416 416,416 416,412 416,4 416,0 412,0 5,0 0,0">
          <text:p/>
        </draw:polygon>
        <draw:polygon draw:style-name="gr2" draw:text-style-name="P2" draw:layer="layout" svg:width="0.415cm" svg:height="0.415cm" svg:x="15.836cm" svg:y="15.849cm" svg:viewBox="0 0 416 416" draw:points="0,4 0,412 0,416 5,416 412,416 416,416 416,412 416,4 416,0 412,0 5,0 0,0">
          <text:p/>
        </draw:polygon>
        <draw:polygon draw:style-name="gr3" draw:text-style-name="P3" draw:layer="layout" svg:width="0.415cm" svg:height="0.415cm" svg:x="15.836cm" svg:y="15.849cm" svg:viewBox="0 0 416 416" draw:points="0,4 0,412 0,416 5,416 412,416 416,416 416,412 416,4 416,0 412,0 5,0 0,0">
          <text:p/>
        </draw:polygon>
        <draw:polygon draw:style-name="gr2" draw:text-style-name="P2" draw:layer="layout" svg:width="0.415cm" svg:height="0.415cm" svg:x="13.72cm" svg:y="15.849cm" svg:viewBox="0 0 416 416" draw:points="0,4 0,412 0,416 4,416 411,416 416,416 416,412 416,4 416,0 411,0 4,0 0,0">
          <text:p/>
        </draw:polygon>
        <draw:polygon draw:style-name="gr3" draw:text-style-name="P3" draw:layer="layout" svg:width="0.415cm" svg:height="0.415cm" svg:x="13.72cm" svg:y="15.849cm" svg:viewBox="0 0 416 416" draw:points="0,4 0,412 0,416 4,416 411,416 416,416 416,412 416,4 416,0 411,0 4,0 0,0">
          <text:p/>
        </draw:polygon>
        <draw:path draw:style-name="gr1" draw:text-style-name="P1" draw:layer="layout" svg:width="1.427cm" svg:height="0.245cm" svg:x="11.618cm" svg:y="17.191cm" svg:viewBox="0 0 1428 246" svg:d="M21 224h35c15 1 28-2 38-9 10-6 17-16 21-31 5-15 7-35 7-61s-2-47-7-62c-4-15-11-25-21-31-10-7-23-10-38-9h-35zM0 3h57c23 0 41 4 53 13 13 9 22 23 27 40 5 18 7 41 7 67s-2 48-7 66c-5 17-14 31-27 40-12 9-30 13-53 13h-57zM261 142h-1c-1 3-4 5-8 7-5 2-9 4-13 5l-17 4c-10 3-18 7-23 12-5 6-7 14-7 25 0 10 2 19 7 25s12 9 21 10c12 0 22-5 29-13 8-9 12-21 12-38zM176 118c0-19 4-33 13-44 9-9 23-14 42-14 18 0 31 4 39 13 7 8 11 21 11 35v105c0 10 3 15 10 15h6v14c-4 2-7 2-9 2-9 1-15-1-19-4-5-3-7-9-7-18v-6h-1c-4 12-10 20-18 24-9 5-18 7-28 6-15 0-26-4-34-13-7-9-11-21-11-37 0-12 3-22 9-31 5-8 14-14 27-18l38-11c7-1 11-4 14-7 2-4 3-11 3-21 0-11-3-19-9-24s-13-8-22-8c-12 0-20 4-26 12-5 7-8 17-8 30zM334 80h-24v-16h24v-49h20v49h32v16h-32v129c0 7 2 12 5 14 3 3 8 5 14 5 4 0 8-1 13-2v16c-3 2-8 2-15 2-13 1-23-2-28-6-6-5-9-13-9-25zM497 138c-1-22-4-38-10-47-7-10-16-15-28-15-13 0-22 5-28 15-7 9-10 25-10 47zM517 184c-1 19-8 34-18 45s-23 17-40 17c-19 1-33-7-44-21-10-15-15-38-15-72 0-30 5-53 15-69 11-16 26-24 46-24 19 0 34 7 43 21 10 15 15 37 15 66v7h-98v9c0 25 4 43 12 52 7 10 16 15 26 15 21 0 34-16 37-46zM639 153c0 28 4 48 12 60 7 12 16 17 28 17 11 0 21-5 28-17 8-12 11-32 12-60-1-27-4-47-12-59-7-11-17-18-28-18-12 0-21 7-28 18-8 12-12 32-12 59zM618 153c0-30 5-53 16-69 10-16 25-24 45-24 19 0 35 8 45 24 11 16 16 39 16 69 0 31-5 55-16 70-10 16-26 23-45 23-20 0-35-7-45-23-11-15-16-39-16-70zM778 80h-24v-16h24v-21c0-9 1-16 3-22 2-7 5-12 11-15 5-4 14-6 25-6 3 0 5 0 7 0s4 0 6 1v17c-3-1-6-1-10-1-7-1-13 1-16 5-4 4-6 11-6 21v21h32v16h-32v162h-20zM949 153c0 22 2 38 6 49 3 11 8 19 14 22 6 4 12 6 19 6s13-2 19-6c6-3 10-11 14-22s6-27 6-49c0-21-2-38-6-48-4-11-8-19-14-22-6-5-12-7-19-7s-13 2-19 7c-6 3-11 11-14 22-4 10-6 27-6 48zM929 3h20v89h1c2-11 7-19 14-24 7-6 16-8 27-8 20 0 34 8 43 24s14 39 14 69c0 31-5 54-14 70s-23 23-43 23c-11 0-20-3-27-9-8-6-13-14-16-24h-1v29h-18zM1083 3h20v34h-20zM1083 64h20v178h-20zM1145 64h20v29h1c4-10 10-19 17-25 8-5 17-8 28-8 2 0 4 0 7 1v20c-4-1-7-1-10-1-11 0-21 5-30 13-8 8-12 21-13 38v111h-20zM1245 80h-24v-16h24v-49h20v49h32v16h-32v129c0 7 2 12 5 14 3 3 8 5 14 5 4 0 8-1 13-2v16c-3 2-8 2-15 2-13 1-23-2-28-6-6-5-9-13-9-25zM1318 3h20v87h1c2-11 8-18 15-23 8-5 17-7 28-7 14 0 25 3 33 11 8 7 12 21 13 37v134h-20v-128c0-24-11-38-31-38-12 1-21 5-28 14-7 8-11 19-11 33v119h-20z">
          <text:p/>
        </draw:path>
        <draw:polygon draw:style-name="gr2" draw:text-style-name="P2" draw:layer="layout" svg:width="2.997cm" svg:height="0.597cm" svg:x="13.902cm" svg:y="16.975cm" svg:viewBox="0 0 2998 598" draw:points="0,0 2998,0 2998,598 0,598">
          <text:p/>
        </draw:polygon>
        <draw:polygon draw:style-name="gr3" draw:text-style-name="P3" draw:layer="layout" svg:width="2.989cm" svg:height="0.593cm" svg:x="13.906cm" svg:y="16.979cm" svg:viewBox="0 0 2990 594" draw:points="0,594 2990,594 2990,0 0,0">
          <text:p/>
        </draw:polygon>
        <draw:path draw:style-name="gr1" draw:text-style-name="P1" draw:layer="layout" svg:width="2.39cm" svg:height="0.233cm" svg:x="14.162cm" svg:y="16.699cm" svg:viewBox="0 0 2391 234" svg:d="M17 173h27c12 0 22-2 30-7s13-13 17-25c4-11 5-27 5-47s-1-36-5-48-9-20-17-25-18-7-30-7h-27zM0 0h45c18 0 32 3 42 10 10 8 17 18 21 32 3 14 5 31 5 52 0 20-2 37-5 51-4 14-11 25-21 32s-24 10-42 10h-45zM209 109h-1c-1 2-3 4-7 5-3 2-6 3-10 4l-13 3c-8 2-14 5-18 10-4 4-6 11-6 19s2 15 6 20 10 7 16 7c10 0 18-3 24-10s8-16 9-29zM142 89c0-14 3-25 10-33 7-7 18-11 33-11 14 0 25 3 31 10s9 16 8 27v82c0 8 3 12 9 12h4v11c-3 1-5 2-7 2-7 0-12-1-15-3-4-3-6-7-6-14v-5c-3 9-8 15-15 19-6 3-13 5-21 4-12 0-21-3-27-10s-8-17-8-29c0-9 2-17 6-24 5-7 12-12 22-15l29-8c6-1 9-3 11-6s3-8 3-16c-1-9-3-15-7-19-5-4-10-5-17-5-10 0-17 3-21 8s-6 13-6 23zM243 48h17l31 121h1l28-121h16l-40 152c-4 13-8 22-14 27-5 5-13 8-23 7-4 0-8 0-11 0v-13c4 0 7 0 11 0 4 1 9-1 12-3 3-3 6-8 8-15l4-14zM882 0h29l45 166h1l45-166h28v187h-17v-171h-1l-48 171h-16l-48-171h-1v171h-17zM1072 117c0 22 3 38 9 47s13 14 22 13c9 1 16-4 22-13s9-25 9-47c0-21-3-37-9-46s-13-13-22-13-16 4-22 13-9 25-9 46zM1055 117c0-24 4-42 12-54 9-12 21-18 36-18s27 6 35 18c9 12 13 30 13 54 0 25-4 43-13 55-8 12-20 18-35 18s-27-6-36-18c-8-12-12-30-12-55zM1178 48h14v19c4-7 10-13 16-17 6-3 13-5 20-5 11 0 20 2 26 8s10 16 10 29v105h-16v-101c0-19-8-28-24-28-9 0-16 3-22 10-6 6-8 15-9 26v93h-15zM1296 61h-19v-13h19v-39h16v39h25v13h-25v100c0 5 1 9 4 11 2 3 6 4 11 4 3 0 6-1 10-2v13c-2 1-6 2-11 2-11 0-18-2-23-5-5-4-7-10-7-20zM1356 0h17v67c3-7 7-12 13-16s13-6 22-6c10 0 19 2 25 8 7 6 10 16 10 29v105h-15v-101c0-19-8-28-24-28-10 0-17 3-23 10-5 6-8 15-8 26v93h-17zM2038 112l-51-112h18l41 93 41-93h18l-51 112v75h-16zM2176 105c-1-17-3-29-8-37-5-7-12-10-22-10s-17 3-22 10c-5 8-8 20-8 37zM2191 141c-1 15-6 27-13 36-8 9-19 13-32 13-15 1-26-5-34-16-8-12-12-30-13-57 0-24 5-42 13-54s20-18 36-18c15 0 26 5 34 16 7 11 10 28 10 51v6h-76v7c1 20 4 33 9 41 6 8 13 12 21 11 17 0 27-12 29-36zM2285 109h-1c-1 2-3 4-7 5-3 2-6 3-10 4l-13 3c-8 2-14 5-18 10-4 4-6 11-6 19s2 15 6 20 9 7 16 7c10 0 18-3 24-10 5-7 8-16 9-29zM2218 89c0-14 3-25 10-33 7-7 18-11 33-11 14 0 24 3 31 10 6 7 8 16 8 27v82c0 8 3 12 8 12h5v11c-3 1-5 2-7 2-7 0-12-1-15-3-4-3-6-7-6-14v-5c-4 9-8 15-15 19-6 3-13 5-21 4-12 0-21-3-27-10s-9-17-9-29c0-9 3-17 7-24 5-7 12-12 21-15l30-8c6-1 9-3 11-6s3-8 3-16c-1-9-3-15-7-19-5-4-10-5-18-5-9 0-16 3-20 8s-6 13-6 23zM2334 48h15v22h1c3-8 8-14 14-19 6-4 13-6 21-6 2 0 4 0 6 1v15c-3 0-6-1-8-1-9 0-17 4-23 10-7 7-10 17-11 30v87h-15z">
          <text:p/>
        </draw:path>
        <draw:path draw:style-name="gr1" draw:text-style-name="P1" draw:layer="layout" svg:width="2.206cm" svg:height="0.298cm" svg:x="11.618cm" svg:y="17.837cm" svg:viewBox="0 0 2207 299" svg:d="M21 112h37c17 0 30-4 39-12s14-19 14-35c0-15-3-26-11-34-7-8-21-13-40-13h-39zM0 0h71c20 0 35 6 46 16 10 11 16 25 16 44 0 15-3 28-10 39s-18 18-33 21v1c14 1 25 6 31 16s9 23 9 42l1 26c0 6 1 13 2 19s4 11 8 16h-25c-3-4-4-9-5-15s-1-12-1-19l-1-20c0-14-2-25-4-33-3-8-8-14-14-17-7-3-17-6-30-6h-40v110h-21zM260 135c0-23-3-38-9-48-7-9-16-13-28-13-13 0-22 4-28 13-7 10-10 25-10 48zM280 181c-1 19-7 34-17 46-10 11-23 17-40 17-19 0-34-7-44-22-10-14-15-38-16-71 0-32 6-55 16-71 11-15 26-23 46-23 19 0 34 7 43 21s14 36 14 67v7h-97v8c0 25 4 43 11 53 8 10 16 15 27 14 21 0 34-15 37-46zM309 0h20v240h-20zM453 139h-1c-1 3-4 6-8 8-5 2-9 3-13 4l-17 5c-10 2-18 6-23 12s-7 14-7 24c0 11 2 19 7 25 5 7 12 10 21 10 12 0 22-4 29-13 8-9 12-21 12-37zM368 114c0-18 4-32 13-42s23-15 42-15c18 0 31 5 39 13 7 9 11 20 11 34v106c0 10 3 15 10 15h6v15c-4 1-7 2-10 2-8 0-14-1-18-4-5-3-7-9-7-18v-6h-1c-4 11-10 19-18 24-9 4-18 6-28 6-15 0-27-5-34-14s-11-21-11-36c0-12 3-22 9-31 5-9 14-15 27-18l38-11c7-3 11-5 14-9 2-3 3-10 3-20 0-11-3-19-9-24s-13-7-22-7c-12 0-20 3-26 10-5 7-8 17-8 30zM524 78h-26v-17h26v-49h20v49h31v17h-31v128c0 7 1 12 4 15 4 3 8 4 15 4 4 0 8-1 12-2v17c-2 1-7 2-14 2-13 0-23-2-29-7s-9-13-8-24zM598 0h20v34h-20zM598 61h20v179h-20zM672 151c0 28 4 48 12 59 7 12 17 18 28 17 11 1 21-5 28-17 8-11 12-31 12-59 0-29-4-49-12-60-7-12-17-17-28-17s-21 5-28 17c-8 11-12 31-12 60zM651 151c0-32 5-55 16-71 10-15 25-23 45-23s35 8 45 23c11 16 16 39 16 71 0 31-5 54-16 70-10 15-25 23-45 23s-35-8-45-23c-11-16-16-39-16-70zM802 61h18v25h1c5-10 12-17 20-22 8-4 16-7 25-7 14 0 25 4 33 11 9 8 13 20 13 37v135h-20v-130c0-24-10-36-31-36-11 0-21 4-28 12-7 9-10 20-11 33v121h-20zM978 152c-12-5-21-11-26-19s-8-16-8-25c1-18 6-31 15-39 10-8 23-12 38-12 33 0 49 17 49 50v5h-20v-5c0-12-3-20-8-25s-12-8-21-8c-12 0-20 3-25 8-5 6-8 13-8 22 0 6 2 12 5 17s10 9 20 14l29 11c11 5 20 11 25 19 5 7 8 16 8 26 0 16-5 28-14 38s-22 15-41 15c-18 0-32-4-41-13-9-8-14-22-14-42v-6h20v5c0 26 12 39 35 39 10 0 19-3 25-8 6-6 9-14 10-24 0-7-2-14-6-19-4-6-10-10-18-13zM1080 0h20v86h1c3-9 8-16 16-21 7-5 17-8 27-8 14 0 25 4 33 11 8 8 13 20 13 37v135h-20v-130c0-24-10-36-31-36-11 0-21 4-28 12-7 9-11 20-11 33v121h-20zM1230 0h20v34h-20zM1230 61h20v179h-20zM1388 151c-1-22-3-38-6-49-4-11-8-19-14-23-6-3-12-5-19-5-11 0-21 6-28 16-4 6-7 13-9 23-1 10-2 23-2 38 0 22 2 38 5 49 4 11 9 18 15 22 5 4 12 5 19 5 6 0 13-1 19-5s10-11 14-22 6-27 6-49zM1290 61h18v26h1c3-9 8-16 15-21 8-6 17-9 28-9 20 0 34 8 44 24 9 15 13 38 13 70 0 31-5 54-14 69-9 16-24 24-43 24-11 0-20-3-27-9-7-5-12-13-14-22h-1v86h-20zM1548 152c-12-5-21-11-27-19-5-8-7-16-7-25 0-18 5-31 15-39s22-12 38-12c33 0 49 17 49 50v5h-20v-5c0-12-3-20-8-25s-12-8-22-8c-11 0-19 3-24 8-5 6-8 13-8 22 0 6 1 12 5 17 3 5 9 9 19 14l29 11c12 5 21 11 26 19 5 7 8 16 7 26 0 16-4 28-13 38s-23 15-42 15c-18 0-32-4-41-13-9-8-13-22-13-42v-6h20v5c0 26 11 39 34 39 11 0 20-3 26-8 6-6 9-14 9-24 0-7-2-14-5-19-4-6-10-10-19-13zM1661 78h-24v-17h24v-49h20v49h32v17h-32v128c0 7 2 12 5 15s8 4 14 4c4 0 8-1 13-2v17c-3 1-8 2-14 2-14 0-23-2-29-7s-9-13-9-24zM1815 139c-2 3-5 6-9 8s-9 3-13 4l-17 5c-10 2-17 6-22 12s-8 14-8 24c0 11 3 19 8 25 5 7 11 10 20 10 13 0 23-4 30-13s11-21 11-37zM1730 114c0-18 5-32 14-42s22-15 41-15c18 0 31 5 39 13 8 9 12 20 11 34v106c0 10 4 15 11 15h5v15c-3 1-6 2-9 2-8 0-14-1-19-4-4-3-7-9-7-18v-6c-5 11-11 19-19 24-8 4-17 6-27 6-16 0-27-5-34-14-8-9-11-21-11-36 0-12 2-22 8-31s15-15 27-18l38-11c7-3 12-5 14-9 2-3 3-10 3-20 0-11-3-19-8-24-6-5-13-7-22-7-12 0-21 3-26 10-6 7-9 17-9 30zM1885 78h-24v-17h24v-49h20v49h32v17h-32v128c0 7 2 12 5 15s8 4 14 4c4 0 8-1 13-2v17c-3 1-7 2-14 2-14 0-23-2-29-7s-9-13-9-24zM1958 61h20v126c0 15 3 25 8 31s12 9 23 9c12 0 21-4 28-12 7-9 10-20 11-33v-121h20v179h-18v-25h-1c-5 10-12 17-20 22s-16 7-25 7c-14 0-25-4-33-12-9-7-13-19-13-36zM2134 152c-12-5-21-11-26-19s-8-16-8-25c0-18 5-31 15-39s23-12 38-12c33 0 49 17 49 50v5h-20v-5c0-12-3-20-8-25s-12-8-21-8c-12 0-20 3-25 8-5 6-8 13-8 22 0 6 2 12 5 17s10 9 19 14l29 11c12 5 21 11 26 19 5 7 8 16 8 26 0 16-5 28-14 38s-23 15-41 15c-19 0-32-4-41-13-9-8-14-22-14-42v-6h20v5c0 26 12 39 34 39 11 0 20-3 26-8 6-6 9-14 10-24 0-7-2-14-6-19-4-6-10-10-19-13z">
          <text:p/>
        </draw:path>
        <draw:line draw:style-name="gr6" draw:text-style-name="P3" draw:layer="layout" svg:x1="11.599cm" svg:y1="18.232cm" svg:x2="13.804cm" svg:y2="18.232cm">
          <text:p/>
        </draw:line>
        <draw:line draw:style-name="gr6" draw:text-style-name="P3" draw:layer="layout" svg:x1="11.603cm" svg:y1="18.732cm" svg:x2="11.603cm" svg:y2="18.237cm">
          <text:p/>
        </draw:line>
        <draw:line draw:style-name="gr6" draw:text-style-name="P3" draw:layer="layout" svg:x1="14.355cm" svg:y1="18.232cm" svg:x2="16.256cm" svg:y2="18.232cm">
          <text:p/>
        </draw:line>
        <draw:line draw:style-name="gr6" draw:text-style-name="P3" draw:layer="layout" svg:x1="14.355cm" svg:y1="18.732cm" svg:x2="14.355cm" svg:y2="18.237cm">
          <text:p/>
        </draw:line>
        <draw:line draw:style-name="gr6" draw:text-style-name="P3" draw:layer="layout" svg:x1="16.806cm" svg:y1="18.232cm" svg:x2="19.655cm" svg:y2="18.232cm">
          <text:p/>
        </draw:line>
        <draw:line draw:style-name="gr6" draw:text-style-name="P3" draw:layer="layout" svg:x1="16.806cm" svg:y1="18.732cm" svg:x2="16.806cm" svg:y2="18.237cm">
          <text:p/>
        </draw:line>
        <draw:line draw:style-name="gr6" draw:text-style-name="P3" draw:layer="layout" svg:x1="20.205cm" svg:y1="18.732cm" svg:x2="20.205cm" svg:y2="18.237cm">
          <text:p/>
        </draw:line>
        <draw:line draw:style-name="gr6" draw:text-style-name="P3" draw:layer="layout" svg:x1="13.804cm" svg:y1="18.232cm" svg:x2="14.355cm" svg:y2="18.232cm">
          <text:p/>
        </draw:line>
        <draw:line draw:style-name="gr6" draw:text-style-name="P3" draw:layer="layout" svg:x1="13.804cm" svg:y1="18.732cm" svg:x2="13.804cm" svg:y2="18.237cm">
          <text:p/>
        </draw:line>
        <draw:line draw:style-name="gr6" draw:text-style-name="P3" draw:layer="layout" svg:x1="16.256cm" svg:y1="18.232cm" svg:x2="16.806cm" svg:y2="18.232cm">
          <text:p/>
        </draw:line>
        <draw:line draw:style-name="gr6" draw:text-style-name="P3" draw:layer="layout" svg:x1="16.256cm" svg:y1="18.732cm" svg:x2="16.256cm" svg:y2="18.237cm">
          <text:p/>
        </draw:line>
        <draw:line draw:style-name="gr6" draw:text-style-name="P3" draw:layer="layout" svg:x1="19.655cm" svg:y1="18.232cm" svg:x2="20.209cm" svg:y2="18.232cm">
          <text:p/>
        </draw:line>
        <draw:line draw:style-name="gr6" draw:text-style-name="P3" draw:layer="layout" svg:x1="19.655cm" svg:y1="18.732cm" svg:x2="19.655cm" svg:y2="18.237cm">
          <text:p/>
        </draw:line>
        <draw:line draw:style-name="gr6" draw:text-style-name="P3" draw:layer="layout" svg:x1="13.804cm" svg:y1="18.736cm" svg:x2="14.355cm" svg:y2="18.736cm">
          <text:p/>
        </draw:line>
        <draw:line draw:style-name="gr6" draw:text-style-name="P3" draw:layer="layout" svg:x1="13.804cm" svg:y1="20.188cm" svg:x2="13.804cm" svg:y2="18.74cm">
          <text:p/>
        </draw:line>
        <draw:line draw:style-name="gr6" draw:text-style-name="P3" draw:layer="layout" svg:x1="16.256cm" svg:y1="18.736cm" svg:x2="16.806cm" svg:y2="18.736cm">
          <text:p/>
        </draw:line>
        <draw:line draw:style-name="gr6" draw:text-style-name="P3" draw:layer="layout" svg:x1="16.256cm" svg:y1="20.188cm" svg:x2="16.256cm" svg:y2="18.74cm">
          <text:p/>
        </draw:line>
        <draw:line draw:style-name="gr6" draw:text-style-name="P3" draw:layer="layout" svg:x1="19.655cm" svg:y1="18.736cm" svg:x2="20.209cm" svg:y2="18.736cm">
          <text:p/>
        </draw:line>
        <draw:line draw:style-name="gr6" draw:text-style-name="P3" draw:layer="layout" svg:x1="19.655cm" svg:y1="20.188cm" svg:x2="19.655cm" svg:y2="18.74cm">
          <text:p/>
        </draw:line>
        <draw:line draw:style-name="gr6" draw:text-style-name="P3" draw:layer="layout" svg:x1="13.804cm" svg:y1="20.193cm" svg:x2="14.355cm" svg:y2="20.193cm">
          <text:p/>
        </draw:line>
        <draw:line draw:style-name="gr6" draw:text-style-name="P3" draw:layer="layout" svg:x1="16.256cm" svg:y1="20.193cm" svg:x2="16.806cm" svg:y2="20.193cm">
          <text:p/>
        </draw:line>
        <draw:line draw:style-name="gr6" draw:text-style-name="P3" draw:layer="layout" svg:x1="19.655cm" svg:y1="20.193cm" svg:x2="20.209cm" svg:y2="20.193cm">
          <text:p/>
        </draw:line>
        <draw:line draw:style-name="gr6" draw:text-style-name="P3" draw:layer="layout" svg:x1="11.599cm" svg:y1="18.736cm" svg:x2="13.804cm" svg:y2="18.736cm">
          <text:p/>
        </draw:line>
        <draw:line draw:style-name="gr6" draw:text-style-name="P3" draw:layer="layout" svg:x1="11.603cm" svg:y1="20.188cm" svg:x2="11.603cm" svg:y2="18.74cm">
          <text:p/>
        </draw:line>
        <draw:line draw:style-name="gr6" draw:text-style-name="P3" draw:layer="layout" svg:x1="14.355cm" svg:y1="18.736cm" svg:x2="16.256cm" svg:y2="18.736cm">
          <text:p/>
        </draw:line>
        <draw:line draw:style-name="gr6" draw:text-style-name="P3" draw:layer="layout" svg:x1="14.355cm" svg:y1="20.188cm" svg:x2="14.355cm" svg:y2="18.74cm">
          <text:p/>
        </draw:line>
        <draw:line draw:style-name="gr6" draw:text-style-name="P3" draw:layer="layout" svg:x1="16.806cm" svg:y1="18.736cm" svg:x2="19.655cm" svg:y2="18.736cm">
          <text:p/>
        </draw:line>
        <draw:line draw:style-name="gr6" draw:text-style-name="P3" draw:layer="layout" svg:x1="16.806cm" svg:y1="20.188cm" svg:x2="16.806cm" svg:y2="18.74cm">
          <text:p/>
        </draw:line>
        <draw:line draw:style-name="gr6" draw:text-style-name="P3" draw:layer="layout" svg:x1="20.205cm" svg:y1="20.188cm" svg:x2="20.205cm" svg:y2="18.74cm">
          <text:p/>
        </draw:line>
        <draw:line draw:style-name="gr6" draw:text-style-name="P3" draw:layer="layout" svg:x1="11.599cm" svg:y1="20.193cm" svg:x2="13.804cm" svg:y2="20.193cm">
          <text:p/>
        </draw:line>
        <draw:line draw:style-name="gr6" draw:text-style-name="P3" draw:layer="layout" svg:x1="14.355cm" svg:y1="20.193cm" svg:x2="16.256cm" svg:y2="20.193cm">
          <text:p/>
        </draw:line>
        <draw:line draw:style-name="gr6" draw:text-style-name="P3" draw:layer="layout" svg:x1="16.806cm" svg:y1="20.193cm" svg:x2="19.655cm" svg:y2="20.193cm">
          <text:p/>
        </draw:line>
        <draw:path draw:style-name="gr1" draw:text-style-name="P1" draw:layer="layout" svg:width="1.713cm" svg:height="0.3cm" svg:x="12.085cm" svg:y="18.354cm" svg:viewBox="0 0 1714 301" svg:d="M0 0h37l58 213h1l57-213h35v239h-21v-219h-1l-62 219h-20l-62-219v219h-22zM309 139c-2 3-5 5-9 7s-9 4-13 5l-17 4c-10 2-17 7-22 12-5 6-8 14-8 25 0 10 3 19 8 25s11 9 20 10c13 0 23-5 30-13 7-9 11-22 11-38zM224 115c0-20 5-34 14-44 9-9 22-14 41-14 18 0 31 4 39 13 8 8 12 20 11 35v105c0 10 4 15 11 15h5v14c-3 2-6 2-9 2-8 1-14-1-19-4-4-3-7-9-7-18v-6c-5 12-11 20-19 24s-17 7-27 6c-16 0-27-4-34-13-8-9-11-21-11-37 0-12 2-22 8-31 6-8 15-14 27-18l38-11c7-1 12-4 14-7 2-4 3-11 3-21 0-12-3-20-8-25-6-5-13-7-23-7-11 0-20 4-25 11-6 7-9 18-9 31zM372 61h20v27h1c4-10 9-17 17-23s17-8 27-8c3 0 5 0 7 1v20c-3-1-6-1-9-1-12 0-22 4-30 12-8 9-13 22-13 39v111h-20zM464 61h21v27c4-10 10-17 18-23 7-6 17-8 27-8 2 0 5 0 7 1v20c-3-1-7-1-10-1-11 0-21 4-29 12-9 9-13 22-13 39v111h-21zM558 0h20v34h-20zM558 61h20v178h-20zM710 135c0-22-3-38-10-48-6-9-15-14-28-14-12 0-21 5-27 14-7 10-10 26-10 48zM730 180c-2 20-7 35-17 46s-23 17-40 17c-19 1-34-7-44-21-10-15-16-38-16-72 0-30 6-55 16-70 11-16 26-23 45-23 20 0 35 7 44 21s14 37 14 66v7h-97v9c0 25 4 42 11 52s16 15 26 15c22 0 34-16 38-47zM778 150c0 22 2 38 5 49 4 11 9 19 15 22 6 4 12 6 19 6s13-2 19-6c5-3 10-11 14-22s5-27 5-49c0-21-1-38-5-48-4-12-9-20-14-23-6-4-12-6-19-6s-13 2-19 6c-6 3-11 11-15 23-3 10-5 27-5 48zM857 210c-3 10-8 18-16 24s-17 9-28 9c-19 0-33-7-43-23-9-16-14-39-14-70 0-30 5-53 14-70 10-16 24-23 43-23 11 0 21 2 28 8 7 5 12 13 14 22v-87h20v239h-18zM990 0h20v239h-20zM1142 135c0-22-3-38-10-48-6-9-15-14-28-14-12 0-21 5-28 14-6 10-9 26-10 48zM1162 180c-2 20-8 35-17 46-10 11-24 17-40 17-19 1-34-7-44-21-10-15-16-38-16-72 0-30 5-55 16-70 11-16 26-23 45-23 20 0 34 7 44 21 9 14 13 37 13 66v7h-97v9c1 25 5 42 12 52s16 15 26 15c22 0 34-16 38-47zM1214 148c0 19 1 34 4 45s7 18 13 23 12 7 20 7 15-2 21-7c5-5 10-12 13-23s4-26 4-45c0-18-1-33-4-44-3-12-8-19-13-24-6-5-13-7-21-7s-14 2-20 7-10 12-13 24c-3 11-4 26-4 44zM1291 61h18v166c0 24-4 43-14 55-9 13-24 19-44 19-17 0-30-4-39-12s-14-19-14-32h20c1 9 4 15 10 20 7 5 15 7 24 7 24 0 37-16 37-48v-28c-4 10-9 18-17 24-7 5-16 7-25 7-9 1-18-2-26-7-9-5-15-14-21-27-5-13-8-31-8-55 0-30 5-53 14-70 9-16 24-23 43-23 10 0 18 2 26 8 7 5 12 13 16 23zM1429 139h-1c-1 3-4 5-8 7-5 2-9 4-13 5l-17 4c-10 2-17 7-23 12-5 6-7 14-7 25 0 10 2 19 7 25s12 9 21 10c12 0 22-5 30-13 7-9 11-22 11-38zM1344 115c0-20 4-34 13-44 9-9 23-14 42-14 18 0 31 4 39 13 8 8 11 20 11 35v105c0 10 4 15 10 15h6v14c-3 2-7 2-9 2-8 1-15-1-19-4-5-3-7-9-7-18v-6h-1c-4 12-10 20-18 24s-17 7-27 6c-16 0-27-4-35-13-7-9-11-21-11-37 0-12 3-22 9-31 6-8 15-14 27-18l38-11c7-1 11-4 14-7 2-4 3-11 3-21 0-12-3-20-9-25-5-5-13-7-22-7-12 0-20 4-26 11-5 7-8 18-8 31zM1493 0h20v239h-20zM1550 0h20v239h-20zM1595 61h21l40 155h1l36-155h21l-52 193c-4 17-10 29-17 35s-17 9-30 9c-5 0-10 0-13-1v-16c4 0 8 0 13 0 6 1 11-1 15-4 5-4 8-10 11-19l5-17z">
          <text:p/>
        </draw:path>
        <draw:polygon draw:style-name="gr2" draw:text-style-name="P2" draw:layer="layout" svg:width="0.389cm" svg:height="0.389cm" svg:x="13.957cm" svg:y="18.241cm" svg:viewBox="0 0 390 390" draw:points="0,4 0,386 0,390 4,390 386,390 390,390 390,386 390,4 390,0 386,0 4,0 0,0">
          <text:p/>
        </draw:polygon>
        <draw:polygon draw:style-name="gr3" draw:text-style-name="P3" draw:layer="layout" svg:width="0.389cm" svg:height="0.389cm" svg:x="13.957cm" svg:y="18.241cm" svg:viewBox="0 0 390 390" draw:points="0,4 0,386 0,390 4,390 386,390 390,390 390,386 390,4 390,0 386,0 4,0 0,0">
          <text:p/>
        </draw:polygon>
        <draw:path draw:style-name="gr1" draw:text-style-name="P1" draw:layer="layout" svg:width="0.992cm" svg:height="0.3cm" svg:x="15.237cm" svg:y="18.354cm" svg:viewBox="0 0 993 301" svg:d="M0 0h118v18h-97v88h91v18h-91v97h100v18h-121zM150 61h18v24h1c5-9 11-17 19-21 8-5 17-7 26-7 14-1 25 3 33 11 8 7 12 19 13 37v134h-20v-128c0-25-11-38-31-38-12 1-21 5-28 13s-11 20-11 34v119h-20zM312 148c0 19 2 34 5 45s7 18 12 23c6 5 13 7 21 7s15-2 20-7c6-5 10-12 13-23s5-26 5-45c0-18-2-33-5-44-3-12-7-19-13-24-5-5-12-7-20-7s-15 2-21 7c-5 5-9 12-12 24-3 11-5 26-5 44zM390 61h18v166c0 24-5 43-14 55-10 13-24 19-44 19-18 0-31-4-40-12-8-8-13-19-13-32h20c0 9 3 15 10 20 6 5 14 7 23 7 25 0 37-16 38-48v-28h-1c-3 10-9 18-16 24-8 5-16 7-25 7-10 1-19-2-27-7s-15-14-20-27-8-31-8-55c0-30 4-53 14-70 9-16 23-23 43-23 9 0 18 2 25 8 7 5 13 13 16 23h1zM527 139c-2 3-4 5-9 7-4 2-8 4-13 5l-16 4c-10 2-18 7-23 12-5 6-8 14-8 25 0 10 3 19 8 25s12 9 20 10c13 0 23-5 30-13 7-9 11-22 11-38zM443 115c0-20 4-34 13-44 9-9 23-14 41-14 19 0 32 4 39 13 8 8 12 20 12 35v105c0 10 3 15 10 15h6v14c-4 2-7 2-10 2-8 1-14-1-19-4-4-3-7-9-7-18v-6c-4 12-11 20-19 24s-17 7-27 6c-15 0-27-4-34-13s-11-21-11-37c0-12 3-22 8-31 6-8 15-14 28-18l37-11c7-1 12-4 14-7 3-4 4-11 3-21 0-12-3-20-8-25-6-5-13-7-22-7-12 0-21 4-26 11-6 7-8 18-8 31zM604 148c0 19 2 34 5 45s7 18 12 23c6 5 13 7 21 7s15-2 20-7c6-5 10-12 13-23s5-26 5-45c0-18-2-33-5-44-3-12-7-19-13-24-5-5-12-7-20-7s-15 2-21 7c-5 5-9 12-12 24-3 11-5 26-5 44zM682 61h18v166c0 24-5 43-14 55-10 13-24 19-44 19-18 0-31-4-40-12s-13-19-13-32h20c0 9 3 15 10 20 6 5 14 7 23 7 25 0 37-16 38-48v-28h-1c-3 10-9 18-16 24-8 5-16 7-25 7-10 1-19-2-27-7s-15-14-20-27-8-31-8-55c0-30 4-53 14-70 9-16 23-23 43-23 9 0 18 2 25 8 7 5 13 13 16 23h1zM834 135c-1-22-4-38-10-48-7-9-16-14-28-14-13 0-22 5-28 14-7 10-10 26-10 48zM853 180c-1 20-7 35-17 46s-23 17-40 17c-19 1-34-7-44-21-10-15-15-38-15-72 0-30 5-55 15-70 11-16 26-23 46-23 19 0 34 7 43 21s14 37 14 66v7h-97v9c0 25 4 42 11 52 8 10 16 15 27 15 21 0 34-16 37-47zM895 150c0 22 2 38 6 49 3 11 8 19 14 22 6 4 12 6 19 6s13-2 19-6c6-3 10-11 14-22s6-27 6-49c0-21-2-38-6-48-4-12-8-20-14-23-6-4-12-6-19-6s-13 2-19 6c-6 3-11 11-14 23-4 10-6 27-6 48zM975 210h-1c-3 10-8 18-16 24s-17 9-28 9c-19 0-33-7-42-23-10-16-14-39-14-70 0-30 4-53 14-70 9-16 23-23 42-23 12 0 21 2 28 8 7 5 12 13 14 22h1v-87h20v239h-18z">
          <text:p/>
        </draw:path>
        <draw:polygon draw:style-name="gr2" draw:text-style-name="P2" draw:layer="layout" svg:width="0.393cm" svg:height="0.389cm" svg:x="16.404cm" svg:y="18.241cm" svg:viewBox="0 0 394 390" draw:points="0,4 0,386 0,390 4,390 390,390 394,390 394,386 394,4 394,0 390,0 4,0 0,0">
          <text:p/>
        </draw:polygon>
        <draw:polygon draw:style-name="gr3" draw:text-style-name="P3" draw:layer="layout" svg:width="0.393cm" svg:height="0.389cm" svg:x="16.404cm" svg:y="18.241cm" svg:viewBox="0 0 394 390" draw:points="0,4 0,386 0,390 4,390 390,390 394,390 394,386 394,4 394,0 390,0 4,0 0,0">
          <text:p/>
        </draw:polygon>
        <draw:path draw:style-name="gr1" draw:text-style-name="P1" draw:layer="layout" svg:width="1.061cm" svg:height="0.242cm" svg:x="18.571cm" svg:y="18.354cm" svg:viewBox="0 0 1062 243" svg:d="M0 0h21l42 211 41-211h25l41 211 42-211h22l-51 239h-27l-39-211h-1l-39 211h-27zM258 0h20v34h-20zM258 61h20v178h-20zM334 149c0 23 2 39 6 50 3 11 8 19 14 22 6 4 12 6 19 6s13-2 19-6c6-3 10-11 14-22s6-27 6-50c0-21-2-38-6-48-4-11-8-19-14-22-6-4-12-6-19-6s-13 2-19 6c-6 3-11 11-14 22-4 10-6 27-6 48zM414 210h-1c-3 10-8 18-16 24s-17 9-28 9c-19 0-33-7-42-23-10-16-14-39-14-71 0-30 4-53 14-69 9-16 23-23 42-23 12 0 21 2 28 8 7 5 12 13 14 22h1v-87h20v239h-18zM480 149c0 29 4 49 12 61 7 11 17 17 28 17s21-6 28-17c8-12 12-32 12-61 0-28-4-47-12-59-7-11-17-17-28-17s-21 6-28 17c-8 12-12 31-12 59zM459 149c0-30 5-54 16-69 10-16 25-23 45-23s35 7 45 23c11 15 16 39 16 69 0 32-5 56-16 71-10 16-25 23-45 23s-35-7-45-23c-11-15-16-39-16-71zM596 61h21l30 158h1l32-158h25l30 158h1l30-158h21l-39 178h-24l-32-158h-1l-32 158h-24zM896 134c-1-22-4-38-10-47-7-9-16-14-28-14s-22 5-28 14c-7 9-10 25-10 47zM915 180c-1 20-7 35-17 46s-23 17-40 17c-19 1-33-7-44-21-10-15-15-38-15-73 0-30 5-54 15-69 11-16 26-23 46-23 19 0 34 7 43 21s14 36 14 65v7h-97v10c0 25 4 42 12 52 7 10 16 15 26 15 21 0 34-16 37-47zM964 149c0 23 2 39 5 50 4 11 9 19 15 22 6 4 12 6 19 6 6 0 13-2 19-6 5-3 10-11 14-22s5-27 5-50c0-21-1-38-5-48-4-11-9-19-14-22-6-4-13-6-19-6-7 0-13 2-19 6-6 3-11 11-15 22-3 10-5 27-5 48zM1043 210c-3 10-8 18-16 24s-17 9-28 9c-19 0-33-7-43-23-9-16-14-39-14-71 0-30 5-53 14-69 10-16 24-23 43-23 11 0 21 2 28 8 7 5 11 13 14 22v-87h21v239h-19z">
          <text:p/>
        </draw:path>
        <draw:polygon draw:style-name="gr2" draw:text-style-name="P2" draw:layer="layout" svg:width="0.394cm" svg:height="0.389cm" svg:x="19.803cm" svg:y="18.241cm" svg:viewBox="0 0 395 390" draw:points="0,4 0,386 0,390 4,390 390,390 395,390 395,386 395,4 395,0 390,0 4,0 0,0">
          <text:p/>
        </draw:polygon>
        <draw:polygon draw:style-name="gr3" draw:text-style-name="P3" draw:layer="layout" svg:width="0.394cm" svg:height="0.389cm" svg:x="19.803cm" svg:y="18.241cm" svg:viewBox="0 0 395 390" draw:points="0,4 0,386 0,390 4,390 390,390 395,390 395,386 395,4 395,0 390,0 4,0 0,0">
          <text:p/>
        </draw:polygon>
        <draw:path draw:style-name="gr1" draw:text-style-name="P1" draw:layer="layout" svg:width="1.209cm" svg:height="0.298cm" svg:x="12.593cm" svg:y="18.866cm" svg:viewBox="0 0 1210 299" svg:d="M0 0h36l57 212 58-212h34v239h-21v-219h-1l-60 219h-21l-61-219v219h-21zM305 138c-2 3-5 6-9 8s-8 3-12 4l-17 4c-10 3-17 7-22 13s-8 14-8 24c0 11 3 19 8 25 5 7 11 10 20 10 12 0 22-4 29-13s11-21 11-37zM222 114c0-18 4-32 13-42s22-15 41-15c18 0 30 5 38 13 7 9 11 20 11 34v105c0 10 3 15 10 15h6v15c-4 1-7 2-10 2-7 0-14-1-18-5-5-3-7-8-7-17v-6c-5 11-11 19-19 23-8 5-17 7-26 7-15-1-27-5-34-14s-11-21-11-36c0-12 3-23 9-31 5-9 14-15 26-19l37-10c7-2 12-4 14-8s3-10 3-20c0-12-3-20-8-24-6-5-13-7-22-7-12 0-20 3-25 10-6 7-8 17-8 30zM360 61h20v28c4-10 10-18 17-24 8-5 17-8 27-8 3 0 5 0 7 1v20c-3-1-6-1-9-1-12 0-21 4-29 13-9 8-13 20-13 38v111h-20zM452 61h19v28h1c4-10 10-18 17-24 8-5 17-8 27-8 2 0 5 0 7 1v20c-3-1-7-1-10-1-11 0-21 4-29 13-8 8-12 20-13 38v111h-19zM541 0h20v34h-20zM541 61h20v178h-20zM690 134c0-22-3-37-9-47-7-9-16-13-28-13s-21 4-27 13c-6 10-10 25-10 47zM710 180c-2 19-8 34-17 45-10 12-23 17-39 18-19 0-33-7-43-22-10-14-16-38-16-71 0-31 5-54 16-70 10-15 25-23 44-23s34 7 43 21 13 36 13 65v8h-95v8c1 25 4 43 11 53 8 10 16 14 26 14 21 0 33-15 37-46zM754 150c0 21 2 38 5 49 4 11 9 18 14 22 6 3 12 5 19 5s13-2 18-5c6-4 11-11 14-22 4-11 6-28 6-49 0-22-2-38-6-49-3-11-8-18-14-22-5-4-11-5-18-5s-13 1-19 5c-5 4-10 11-14 22-3 11-5 27-5 49zM832 209h-1c-3 10-8 19-15 24-8 6-17 9-27 10-19 0-34-8-43-24-9-15-13-39-13-69 0-31 4-54 13-70 9-15 24-23 43-23 10 0 19 3 26 8 7 6 12 13 14 23h1v-88h19v239h-17zM977 150c0 21 2 38 6 49 3 11 8 18 14 22 5 3 12 5 18 5 7 0 13-2 19-5 6-4 10-11 14-22s5-28 5-49c0-22-1-38-5-49s-8-18-14-22-12-5-19-5c-6 0-13 1-18 5-6 4-11 11-14 22-4 11-6 27-6 49zM958 0h19v88h1c2-10 7-17 14-23 7-5 16-8 27-8 19 0 33 8 42 23 9 16 13 39 13 70 0 30-4 54-13 69-9 16-23 24-42 24-11-1-20-4-27-10-8-5-13-14-16-24h-1v30h-17zM1094 61h21l39 154 35-154h21l-51 192c-4 17-9 29-16 35-7 8-17 11-30 11-5 0-9-1-13-1v-18c5 1 9 1 13 1 6 0 11-2 15-5s8-10 11-19l5-17z">
          <text:p/>
        </draw:path>
        <draw:path draw:style-name="gr1" draw:text-style-name="P1" draw:layer="layout" svg:width="1.844cm" svg:height="0.247cm" svg:x="11.935cm" svg:y="19.213cm" svg:viewBox="0 0 1845 248" svg:d="M24 82h-24v-17h24v-49h20v49h32v17h-32v128c0 7 3 12 6 15s7 4 14 4c4 0 8-1 12-2v17c-3 1-7 2-14 2-13 0-23-2-29-7s-9-13-9-24zM100 65h20v28c4-10 10-18 18-23 7-6 16-9 26-9 3 0 5 1 7 1v20c-3 0-6-1-9-1-11 0-21 4-29 13-9 9-13 22-13 39v111h-20zM268 143c-2 3-5 6-9 8s-8 3-12 4l-17 5c-10 2-17 6-22 12s-8 14-8 24c0 11 3 19 8 25 5 7 11 10 20 10 12 0 22-4 29-13s11-21 11-37zM185 119c0-18 4-33 13-43s22-15 41-15c18 0 30 5 38 13 7 9 11 20 11 35v105c0 10 3 15 10 15h6v15c-4 1-7 2-10 2-7 0-14-1-18-4-5-3-7-9-7-18v-6c-5 11-11 19-19 24-8 4-17 6-26 6-15 0-27-5-34-14s-11-21-11-36c0-12 3-22 9-31 5-9 14-15 26-18l37-11c7-2 12-4 14-8 2-3 3-10 3-20 0-11-3-20-8-25-6-5-13-7-22-7-12 0-20 3-25 10-6 7-8 18-8 31zM340 155c0 21 2 38 5 49 4 11 9 18 14 22 6 4 12 5 19 5s13-1 19-5c5-4 10-11 14-22 3-11 5-28 5-49 0-22-2-38-5-49-4-12-9-19-14-23-6-4-12-5-19-5s-13 1-19 5c-5 4-10 11-14 23-3 11-5 27-5 49zM418 214h-1c-3 11-8 19-15 25-8 6-17 9-27 9-19 0-33-8-42-24-9-15-14-38-14-69s5-54 14-70 23-24 42-24c11 0 20 3 27 8 7 6 11 13 13 23h1v-88h20v240h-18zM472 4h19v34h-19zM472 65h19v179h-19zM537 82h-24v-17h24v-49h19v49h31v17h-31v128c0 7 2 12 5 15s8 4 14 4c4 0 8-1 12-2v17c-2 1-7 2-14 2-13 0-22-2-28-7s-9-13-8-24zM609 4h20v34h-20zM609 65h20v179h-20zM679 155c0 28 4 48 11 59 7 12 17 18 28 17 11 1 20-5 27-17 8-11 12-31 12-59s-4-48-12-60c-7-12-16-17-27-17s-21 5-28 17-11 32-11 60zM658 155c0-31 5-54 15-71 11-15 26-23 45-23s34 8 44 23c11 17 16 40 16 71s-5 54-16 70c-10 15-25 23-44 23s-34-8-45-23c-10-16-15-39-15-70zM805 65h17v25h1c5-10 11-17 19-22 8-4 17-7 26-7 13 0 24 4 32 11 8 8 12 20 12 38v134h-20v-129c0-25-10-37-29-37-12 0-21 4-28 12-7 10-11 21-11 34v120h-19zM1024 0l-80 248h-18l80-248zM1148 185c-1 19-7 34-16 46-10 11-23 17-39 17-19 0-33-7-43-22-10-14-15-38-15-71 0-31 5-54 15-71 11-15 25-23 45-23 16 0 29 5 38 15s14 25 15 43h-19c-1-14-5-25-10-31-6-7-14-10-24-10-8 0-14 2-20 6s-11 12-14 24c-4 11-5 26-5 47 0 22 2 39 5 50 4 11 8 18 14 21 5 4 11 5 18 5 20 0 32-15 36-46zM1175 65h20v126c0 15 2 25 7 31s12 9 23 9 20-4 27-12c7-9 10-20 11-33v-121h19v179h-17v-25h-1c-5 10-11 17-19 22s-17 7-26 7c-13 0-24-4-32-12-8-7-12-19-12-36zM1347 156c-13-5-21-11-26-19-6-7-8-15-8-24 0-19 5-32 15-40s22-12 37-12c32 0 48 17 48 51v5h-20v-5c0-12-2-21-7-26s-12-8-21-8c-12 0-20 3-25 8-5 6-7 14-7 23 0 6 1 12 4 17s10 9 19 13l29 11c12 5 20 11 25 19 5 7 8 16 7 26 0 16-4 28-13 38-8 10-22 15-40 15s-32-4-41-13c-8-8-13-22-13-42v-6h20v5c0 26 11 39 33 39 11 0 19-3 25-8 6-6 9-14 10-24 0-7-2-14-6-19-3-6-9-10-18-13zM1451 82h-24v-17h24v-49h19v49h31v17h-31v128c0 7 2 12 5 15s8 4 14 4c4 0 8-1 12-2v17c-2 1-7 2-14 2-13 0-22-2-28-7s-8-13-8-24zM1534 155c0 28 4 48 11 59 8 12 17 18 28 17 11 1 20-5 28-17 7-11 11-31 11-59s-4-48-11-60c-8-12-17-17-28-17s-20 5-28 17c-7 12-11 32-11 60zM1513 155c0-31 5-54 16-71 10-15 25-23 44-23s34 8 44 23c11 17 16 40 16 71s-5 54-16 70c-10 15-25 23-44 23s-34-8-44-23c-11-16-16-39-16-70zM1661 65h18v25h1c4-10 10-17 18-22 7-4 16-7 26-7s19 3 25 9 10 13 11 22h1c4-10 9-17 16-23 8-5 17-8 28-8 12 0 22 4 29 11 7 8 11 19 11 36v136h-19v-133c-1-22-10-33-28-33-10 0-18 4-25 12-6 10-10 21-10 34v120h-20v-133c0-22-9-33-27-33-10 0-18 4-25 12-7 10-10 21-10 34v120h-20z">
          <text:p/>
        </draw:path>
        <draw:path draw:style-name="gr1" draw:text-style-name="P1" draw:layer="layout" svg:width="2.149cm" svg:height="0.301cm" svg:x="11.649cm" svg:y="19.767cm" svg:viewBox="0 0 2150 302" svg:d="M0 0h37l58 213h1l57-213h36v240h-21v-219h-1l-63 219h-20l-62-219v219h-22zM310 139c-2 3-5 5-9 7s-9 4-13 5l-17 4c-10 2-17 7-22 12-5 6-8 14-8 26 0 10 3 19 8 25s11 9 20 10c13 0 23-5 30-14 7-8 11-21 11-38zM225 114c0-18 5-32 14-42 9-9 22-14 41-14 18 0 31 4 39 13 8 8 12 20 11 34v106c0 10 4 15 11 15h5v14c-3 2-6 2-9 2-8 0-14-1-19-4-4-3-7-9-7-18v-6c-5 12-11 20-19 24s-17 6-27 6c-16 0-27-4-34-13-8-9-11-21-11-37 0-13 2-23 8-32 6-8 15-15 27-18l38-11c7-1 12-4 14-7 2-4 3-11 3-21 0-11-3-19-8-24-6-5-13-7-23-7-11 0-20 4-25 11-6 7-9 17-9 29zM373 62h20v27h1c4-10 9-17 17-23s17-8 27-8c3 0 5 0 7 1v20c-3-1-6-1-9-1-12 0-22 4-30 12s-13 21-13 38v112h-20zM465 62h20v27h1c4-10 10-17 18-23 7-6 16-8 27-8 2 0 5 0 7 1v20c-3-1-7-1-10-1-11 0-21 4-29 12-9 8-13 21-14 38v112h-20zM559 0h20v35h-20zM559 62h20v178h-20zM711 135c0-22-3-38-10-47-6-9-15-14-28-14-12 0-21 5-27 14-7 9-10 25-10 47zM731 180c-2 21-7 36-17 47s-24 17-40 17c-19 0-34-7-44-21-10-15-16-39-16-73 0-30 6-54 16-69 11-16 26-23 45-23 20 0 35 7 44 21s14 35 14 65v7h-97v9c0 26 4 43 11 53s16 15 26 15c22 0 34-16 38-48zM778 150c0 22 2 39 5 50 4 11 9 19 15 22 6 4 12 6 19 6 6 0 13-2 19-6 5-3 10-11 14-22s5-28 5-50c0-21-1-38-5-49-4-10-9-18-14-21-6-4-13-6-19-6-7 0-13 2-19 6-6 3-11 11-15 21-3 11-5 28-5 49zM857 211c-3 10-8 18-16 24s-17 9-28 9c-19 0-33-8-43-23-9-16-14-40-14-71 0-30 5-53 14-69 10-16 24-23 43-23 11 0 21 2 28 8 7 5 11 13 14 22v-88h20v240h-18zM989 62h20v27h1c4-10 9-17 17-23s17-8 27-8c3 0 5 0 7 1v20c-3-1-6-1-9-1-12 0-22 4-30 12s-13 21-13 38v112h-20zM1179 135c0-22-4-38-10-47s-16-14-28-14-22 5-28 14-10 25-10 47zM1199 180c-2 21-8 36-18 47s-23 17-40 17c-19 0-33-7-43-21-11-15-16-39-16-73 0-30 5-54 16-69 10-16 25-23 45-23s34 7 43 21c10 14 14 35 14 65v7h-97v9c1 26 4 43 12 53 7 10 16 15 26 15 21 0 34-16 37-48zM1228 0h20v240h-20zM1291 0h20v35h-20zM1291 62h20v178h-20zM1365 148c0 19 2 34 5 46 3 11 7 18 12 23 6 5 13 7 21 7s15-2 20-7c6-5 10-12 13-23 3-12 5-27 5-46 0-18-2-33-5-44s-7-19-13-23c-5-5-12-7-20-7s-15 2-21 7c-5 4-9 12-12 23s-5 26-5 44zM1443 62h18v166c0 24-5 43-14 55-10 13-24 19-44 19-18 0-31-5-40-12-9-8-13-19-13-32h20c0 9 3 15 10 20 6 5 14 7 23 7 25 0 37-17 38-48v-29h-1c-3 11-9 19-16 25-8 5-16 7-25 7-10 0-19-2-27-7s-15-14-20-27-8-32-8-56c0-30 4-53 14-69 9-16 23-23 43-23 9 0 18 2 25 8 7 5 13 13 16 23h1zM1503 0h20v35h-20zM1503 62h20v178h-20zM1575 150c0 28 4 49 11 61 8 11 17 17 29 17 11 0 20-6 28-17 7-12 11-33 11-61s-4-47-11-59c-8-12-17-17-28-17-12 0-21 5-29 17-7 12-11 31-11 59zM1553 150c0-30 6-54 16-69 11-16 26-23 46-23 19 0 34 7 45 23 10 15 16 39 16 69 0 31-6 56-16 71-11 15-26 23-45 23-20 0-35-8-46-23-10-15-16-40-16-71zM1707 62h20v126c0 14 2 24 7 30 5 7 13 10 23 10 12-1 21-5 28-13s11-19 11-34v-119h20v178h-18v-25c-6 10-12 18-20 22-8 5-17 7-26 7-14 0-25-4-33-11-8-8-12-20-12-36zM1883 151c-13-5-22-11-27-18s-8-15-7-24c0-18 5-31 15-39 10-9 22-13 38-12 33 0 49 16 48 49v5h-20v-5c0-11-2-20-7-25s-12-8-22-8c-11 1-20 3-25 9-5 5-7 13-7 21 0 7 1 12 4 17s10 9 20 13l29 11c12 5 20 11 26 19 5 8 7 17 7 27 0 16-4 29-13 38-9 10-23 15-42 15-18 0-32-4-41-12-9-9-13-23-13-43v-7h20v6c0 26 11 39 34 40 11 0 19-3 25-9 7-5 10-13 10-23 0-8-2-16-6-21-3-5-9-10-18-13zM1986 0h20v240h-20zM2031 62h21l40 154h1l36-154h21l-52 193c-4 17-10 29-17 35s-17 9-30 9c-5 0-10 0-13-1v-16c4 0 8 0 13 0 6 1 11-1 15-4 5-4 8-10 11-19l5-17z">
          <text:p/>
        </draw:path>
        <draw:polygon draw:style-name="gr2" draw:text-style-name="P2" draw:layer="layout" svg:width="0.389cm" svg:height="0.389cm" svg:x="13.957cm" svg:y="18.745cm" svg:viewBox="0 0 390 390" draw:points="0,4 0,386 0,390 4,390 386,390 390,390 390,386 390,4 390,0 386,0 4,0 0,0">
          <text:p/>
        </draw:polygon>
        <draw:polygon draw:style-name="gr3" draw:text-style-name="P3" draw:layer="layout" svg:width="0.389cm" svg:height="0.389cm" svg:x="13.957cm" svg:y="18.745cm" svg:viewBox="0 0 390 390" draw:points="0,4 0,386 0,390 4,390 386,390 390,390 390,386 390,4 390,0 386,0 4,0 0,0">
          <text:p/>
        </draw:polygon>
        <draw:polygon draw:style-name="gr2" draw:text-style-name="P2" draw:layer="layout" svg:width="0.389cm" svg:height="0.393cm" svg:x="13.957cm" svg:y="19.668cm" svg:viewBox="0 0 390 394" draw:points="0,4 0,386 0,394 4,394 386,394 390,394 390,386 390,4 390,0 386,0 4,0 0,0">
          <text:p/>
        </draw:polygon>
        <draw:polygon draw:style-name="gr3" draw:text-style-name="P3" draw:layer="layout" svg:width="0.389cm" svg:height="0.393cm" svg:x="13.957cm" svg:y="19.668cm" svg:viewBox="0 0 390 394" draw:points="0,4 0,386 0,394 4,394 386,394 390,394 390,386 390,4 390,0 386,0 4,0 0,0">
          <text:p/>
        </draw:polygon>
        <draw:path draw:style-name="gr1" draw:text-style-name="P1" draw:layer="layout" svg:width="0.954cm" svg:height="0.246cm" svg:x="15.284cm" svg:y="18.863cm" svg:viewBox="0 0 955 247" svg:d="M21 224h35c15 1 28-2 38-8 10-7 17-17 22-32 4-15 6-35 6-62 0-25-2-46-6-61-5-14-12-25-22-31s-23-9-38-9h-35zM0 3h57c23 0 41 4 53 13 13 9 22 23 27 40 5 18 7 40 7 66 0 27-2 49-7 67s-14 31-27 40c-12 9-30 14-53 14h-57zM269 138c0-23-3-39-10-48-6-9-15-14-28-13-12-1-21 4-28 13-6 9-9 25-9 48zM289 184c-2 19-7 34-17 45-10 12-24 17-40 18-19 0-34-7-44-22-10-14-16-38-16-71 0-32 5-55 16-71 11-15 26-23 45-23 20 0 34 7 44 21 9 14 14 36 14 66v8h-97v8c0 25 4 43 11 53s16 14 26 14c22 0 34-15 38-46zM411 81h-25v-17h25v-21c-1-8 0-16 2-22s6-11 11-15c6-4 14-6 25-6 3 0 6 0 9 0 2 0 3 1 5 1v17c-3-1-7-1-11-1-7 0-12 1-16 5-3 4-5 11-5 21v21h32v17h-32v162h-20zM566 142h-1c-1 3-4 6-8 8-5 2-9 3-13 4l-17 4c-10 3-18 7-23 13-5 5-7 14-7 24 0 11 2 19 7 25s12 10 21 10c12 0 22-5 29-13 8-9 12-21 12-37zM481 117c0-18 4-33 13-42 9-10 23-15 42-15 18 0 31 4 39 13 7 8 11 20 11 34v106c0 10 3 15 10 15h6v15c-4 1-7 2-9 2-8 0-15-2-19-5-5-3-7-9-7-18v-6h-1c-4 12-10 20-18 24-9 5-18 7-28 7-15-1-26-5-34-14-7-9-11-21-11-37 0-11 3-22 9-30 5-9 15-15 27-19l38-10c7-2 11-5 14-8 2-5 3-12 3-22 0-11-3-19-9-23-5-5-13-8-22-7-12 0-20 3-26 10-5 7-8 17-8 30zM735 184c-1 19-7 34-17 45-10 12-23 17-39 18-19 0-34-7-44-22-11-14-16-38-16-71 0-32 5-55 16-71 10-15 26-23 45-23 17 0 30 5 39 15 10 9 15 24 16 42h-20c-1-14-5-24-10-31-6-6-14-9-25-9-7-1-14 1-20 6-6 4-11 11-14 22-4 11-6 28-6 49 1 22 3 38 6 49 4 11 8 19 14 22s12 5 18 5c21 0 33-15 37-46zM770 81h-25v-17h25v-49h20v49h31v17h-31v128c0 7 1 12 4 15 3 2 8 4 15 4 4 0 8-1 12-2v17c-2 1-7 2-14 2-13 0-23-2-29-7s-9-13-8-25zM854 154c1 28 5 48 12 59 7 12 17 17 28 17 12 0 21-5 29-17 7-11 11-31 11-59s-4-49-11-61c-8-11-17-17-29-16-11-1-21 5-28 16-7 12-11 33-12 61zM833 154c0-32 5-55 16-71 11-15 26-23 45-23 20 0 35 8 46 23 10 16 15 39 15 71 0 31-5 54-15 69-11 16-26 24-46 24-19 0-34-8-45-24-11-15-16-38-16-69z">
          <text:p/>
        </draw:path>
        <draw:path draw:style-name="gr1" draw:text-style-name="P1" draw:layer="layout" svg:width="1.175cm" svg:height="0.302cm" svg:x="15.054cm" svg:y="19.361cm" svg:viewBox="0 0 1176 303" svg:d="M114 66c0-15-3-27-10-35s-18-12-33-13c-14 1-26 5-33 13-8 8-12 18-12 31 0 14 4 25 12 32 8 6 18 12 29 16 11 3 23 7 34 12 12 4 21 10 29 19 8 8 12 21 12 37 0 23-7 41-20 53-13 11-30 17-52 17-23 0-40-6-52-18s-18-29-18-53v-7h22v9c0 16 3 28 11 37s20 14 36 14c15 0 28-4 37-12 10-7 14-20 15-36-1-14-5-25-13-32-7-6-17-12-28-15-12-4-23-8-34-12-12-5-21-11-29-20s-12-22-12-39c0-19 6-35 17-46 12-12 28-18 49-18 22 0 38 6 49 17 10 11 16 27 16 49zM260 139c0-21-4-37-10-46-6-10-16-14-28-14s-21 4-28 14c-6 9-9 25-10 46zM280 185c-2 19-8 35-17 46-10 11-24 17-40 17-19 0-34-7-44-21-11-15-16-39-16-72 0-31 5-54 16-69 10-16 26-24 45-24 20 0 34 7 44 22 9 14 13 35 13 65v7h-97v8c1 26 5 43 12 53s16 15 26 14c22 1 34-15 38-46zM410 155c0-21-2-37-6-48-3-11-8-18-14-22-5-4-12-6-18-6-12 1-21 6-28 16-5 6-8 14-9 23-2 10-3 22-3 37 0 22 2 38 6 49 3 11 8 18 14 22s12 6 19 5c7 1 13-1 19-5s11-11 14-22c4-11 6-27 6-49zM312 66h18v26h1c3-9 8-16 16-21 7-5 16-8 28-9 19 0 34 8 43 24 9 15 13 39 13 69 0 31-4 54-14 70-9 15-23 23-43 23-11 0-20-3-27-8-7-6-12-13-14-23h-1v86h-20zM546 144h-1c-1 3-4 5-8 7-5 2-9 4-13 4l-17 5c-10 2-17 6-23 12-5 6-7 14-7 25 0 10 2 18 7 25 5 6 12 9 21 9 12 0 22-4 30-13 7-8 11-21 11-37zM461 119c0-18 4-32 13-42s23-15 42-15c18 1 31 5 39 14 8 8 11 19 11 34v105c0 9 3 14 10 14h6v15c-3 1-7 2-9 2-8 0-15-1-19-4-5-3-7-9-7-18v-6h-1c-4 12-10 20-18 24s-18 6-28 6c-15 0-26-5-34-13-7-9-11-21-11-37 0-12 3-22 9-31s15-15 27-18l38-11c7-2 11-4 14-8 2-3 3-10 3-20 0-11-3-19-9-24-5-5-13-7-22-7-12 0-20 4-26 11-5 6-8 16-8 29zM608 66h21v28c4-10 10-18 18-23 7-6 17-9 27-9 2 0 5 1 7 1v21c-3-1-7-1-10-1-11 0-21 4-29 12-9 8-13 21-13 38v111h-21zM780 144h-1c-1 3-4 5-8 7s-9 4-13 4l-17 5c-10 2-17 6-22 12-6 6-8 14-8 25 0 10 2 18 7 25 5 6 12 9 21 9 12 0 22-4 30-13 7-8 11-21 11-37zM695 119c0-18 5-32 13-42 9-10 23-15 42-15 18 1 31 5 39 14 9 8 12 19 12 34v105c0 9 4 14 10 14h6v15c-3 1-7 2-9 2-8 0-16-1-20-4-5-3-7-9-7-18v-6h-1c-4 12-10 20-18 24s-17 6-27 6c-16 0-27-5-35-13-7-9-11-21-11-37 0-12 3-22 9-31s15-15 27-18l38-11c7-2 12-4 14-8 2-3 3-10 3-20 0-11-3-19-9-24-5-5-13-7-22-7-12 0-20 4-26 11-5 6-8 16-8 29zM851 83h-24v-17h24v-50h20v50h31v17h-31v128c0 7 2 11 5 14s8 4 14 4c4 0 8 0 12-2v17c-2 1-7 2-14 2-13 0-23-2-29-7-5-4-8-12-8-24zM1017 139c0-21-4-37-10-46-6-10-16-14-28-14s-22 4-28 14c-6 9-10 25-10 46zM1037 185c-2 19-8 35-18 46s-23 17-40 17c-19 0-33-7-43-21-11-15-16-39-16-72 0-31 5-54 16-69 10-16 25-24 45-24s34 7 43 22c10 14 14 35 14 65v7h-97v8c1 26 5 43 12 53s16 15 26 14c21 1 34-15 38-46zM1078 155c0 22 2 38 6 49s8 18 14 22 12 6 19 5c7 1 13-1 19-5s11-11 14-22c4-11 6-27 6-49s-2-38-6-49c-3-11-8-18-14-22-6-3-12-5-19-5s-13 2-19 5c-6 4-10 11-14 22s-6 27-6 49zM1158 215h-1c-3 10-8 18-16 24-7 6-16 9-27 9-20 0-34-8-43-23-9-16-14-39-14-70 0-30 5-54 14-69 9-16 23-24 43-24 11 0 20 3 27 9 7 5 12 13 14 22h1v-89h20v240h-18z">
          <text:p/>
        </draw:path>
        <draw:path draw:style-name="gr1" draw:text-style-name="P1" draw:layer="layout" svg:width="0.992cm" svg:height="0.243cm" svg:x="15.241cm" svg:y="19.869cm" svg:viewBox="0 0 993 244" svg:d="M22 222h34c16 0 29-3 39-9 9-6 17-17 21-32 6-14 8-35 8-60 0-27-2-47-8-62-4-15-12-26-21-32-10-6-23-9-39-9h-34zM0 0h58c23 0 41 5 53 14 14 9 23 22 27 40 5 17 8 39 7 66 1 27-2 48-7 66-4 18-13 31-27 40-12 9-30 14-53 14h-58zM183 0h20v34h-20zM183 61h20v179h-20zM228 61h21l40 156 36-156h22l-47 179h-23zM377 151c0 28 4 48 12 59 7 12 17 18 28 17 11 1 21-5 28-17 8-11 12-31 12-59s-4-48-12-60c-7-12-17-17-28-17s-21 5-28 17c-8 12-12 32-12 60zM356 151c0-31 5-54 16-71 10-15 25-23 45-23s35 8 45 23c11 17 16 40 16 71s-5 54-16 70c-10 15-25 23-45 23s-35-8-45-23c-11-16-16-39-16-70zM509 61h20v28h1c4-10 10-18 17-23 8-6 17-9 28-9 2 0 4 1 7 1v20c-4 0-7-1-10-1-12 0-21 4-30 13-8 9-13 22-13 39v111h-20zM708 181c-1 19-7 34-17 46-10 11-23 17-39 17-19 0-34-7-44-22-10-14-16-38-16-71 0-31 6-54 16-71 11-15 26-23 45-23 17 0 30 5 40 15 9 10 14 25 15 43h-20c-1-14-4-25-10-31-6-7-14-10-25-10-7 0-14 2-20 6s-10 12-14 24c-4 11-5 26-5 47 0 22 2 39 5 50 4 11 9 18 14 21 6 4 12 5 18 5 21 0 33-15 37-46zM827 135c0-22-3-37-10-48-6-9-15-13-28-13-12 0-21 4-28 13-6 11-9 26-10 48zM847 181c-2 19-8 34-17 46-10 11-24 17-40 17-19 0-34-7-44-22-10-14-16-38-16-71 0-31 5-54 16-71 11-15 26-23 45-23 20 0 34 7 44 21 9 14 13 37 13 67v7h-97v8c1 25 5 43 12 53s16 15 26 14c22 0 34-15 38-46zM895 151c0 21 2 38 6 49 3 11 8 18 14 22s12 5 19 5 13-1 19-5 11-11 14-22c4-11 6-28 6-49 0-22-2-38-6-49-3-12-8-19-14-23s-12-5-19-5-13 1-19 5-11 11-14 23c-4 11-6 27-6 49zM975 210h-1c-3 11-8 19-16 25-7 6-17 9-27 9-20 0-34-8-43-24-10-15-14-38-14-69s4-54 14-70c9-16 23-24 43-24 11 0 20 3 27 8 7 6 12 13 14 23h1v-88h20v240h-18z">
          <text:p/>
        </draw:path>
        <draw:polygon draw:style-name="gr2" draw:text-style-name="P2" draw:layer="layout" svg:width="0.393cm" svg:height="0.389cm" svg:x="16.404cm" svg:y="18.745cm" svg:viewBox="0 0 394 390" draw:points="0,4 0,386 0,390 4,390 390,390 394,390 394,386 394,4 394,0 390,0 4,0 0,0">
          <text:p/>
        </draw:polygon>
        <draw:polygon draw:style-name="gr3" draw:text-style-name="P3" draw:layer="layout" svg:width="0.393cm" svg:height="0.389cm" svg:x="16.404cm" svg:y="18.745cm" svg:viewBox="0 0 394 390" draw:points="0,4 0,386 0,390 4,390 390,390 394,390 394,386 394,4 394,0 390,0 4,0 0,0">
          <text:p/>
        </draw:polygon>
        <draw:polygon draw:style-name="gr2" draw:text-style-name="P2" draw:layer="layout" svg:width="0.393cm" svg:height="0.389cm" svg:x="16.404cm" svg:y="19.27cm" svg:viewBox="0 0 394 390" draw:points="0,4 0,386 0,390 4,390 390,390 394,390 394,386 394,4 394,0 390,0 4,0 0,0">
          <text:p/>
        </draw:polygon>
        <draw:polygon draw:style-name="gr3" draw:text-style-name="P3" draw:layer="layout" svg:width="0.393cm" svg:height="0.389cm" svg:x="16.404cm" svg:y="19.27cm" svg:viewBox="0 0 394 390" draw:points="0,4 0,386 0,390 4,390 390,390 394,390 394,386 394,4 394,0 390,0 4,0 0,0">
          <text:p/>
        </draw:polygon>
        <draw:polygon draw:style-name="gr2" draw:text-style-name="P2" draw:layer="layout" svg:width="0.393cm" svg:height="0.394cm" svg:x="16.404cm" svg:y="19.79cm" svg:viewBox="0 0 394 395" draw:points="0,5 0,391 0,395 4,395 390,395 394,395 394,391 394,5 394,0 390,0 4,0 0,0">
          <text:p/>
        </draw:polygon>
        <draw:polygon draw:style-name="gr3" draw:text-style-name="P3" draw:layer="layout" svg:width="0.393cm" svg:height="0.394cm" svg:x="16.404cm" svg:y="19.79cm" svg:viewBox="0 0 394 395" draw:points="0,5 0,391 0,395 4,395 390,395 394,395 394,391 394,5 394,0 390,0 4,0 0,0">
          <text:p/>
        </draw:polygon>
        <draw:path draw:style-name="gr1" draw:text-style-name="P1" draw:layer="layout" svg:width="1.933cm" svg:height="0.243cm" svg:x="17.717cm" svg:y="18.866cm" svg:viewBox="0 0 1934 244" svg:d="M0 0h29l89 209h1v-209h21v240h-28l-90-209h-1v209h-21zM266 135c0-23-4-38-10-48-6-9-15-13-27-13s-21 4-28 13c-6 10-9 25-9 48zM285 181c-1 19-7 34-17 45-9 12-22 17-39 18-18 0-33-7-43-22-10-14-15-38-15-71 0-32 5-55 15-71 11-15 26-23 45-23s33 7 42 21 14 36 14 66v8h-95v8c0 25 4 43 11 53s16 14 26 14c21 0 33-15 37-46zM302 61h21l39 156h1l35-156h21l-46 179h-22zM525 135c0-23-4-38-10-48-6-9-15-13-27-13s-21 4-28 13c-6 10-9 25-9 48zM544 181c-1 19-7 34-17 45-10 12-23 17-39 18-19 0-33-7-43-22-10-14-15-38-15-71 0-32 5-55 15-71 11-15 25-23 45-23 19 0 33 7 42 21s14 36 14 66v8h-95v8c0 25 4 43 11 53s16 14 26 14c21 0 33-15 36-46zM578 61h19v28h1c4-10 10-18 17-24 8-5 17-8 27-8 2 0 6 0 8 1v20c-4-1-8-1-11-1-11 0-20 4-29 13-8 8-12 20-13 38v112h-19zM754 61h18v25c5-10 11-17 18-22 8-5 17-7 26-7 11 0 19 3 25 9 7 6 10 13 12 22 4-10 10-18 17-23s17-8 28-8c12 0 22 4 29 11s11 19 11 35v137h-20v-134c0-21-9-32-27-32-10 0-18 4-25 12s-10 19-10 33v121h-20v-134c0-21-9-32-27-32-10 0-19 4-25 12-7 8-10 19-11 33v121h-19zM1055 139h-1c-1 3-4 6-8 8s-9 3-13 4l-16 4c-10 3-17 7-22 13s-8 14-8 24c0 11 3 19 8 25 4 7 11 10 20 10 12 0 22-4 29-13s11-21 11-37zM972 114c0-18 4-32 13-42s22-15 40-15 31 5 39 13c7 9 11 20 11 34v106c0 10 3 15 10 15h5v15c-3 1-6 2-9 2-8 0-14-1-18-5-5-3-7-8-7-17v-6h-1c-4 11-10 19-18 23-8 5-17 7-27 7-15-1-26-5-33-14s-11-21-11-36c0-12 3-23 9-31 5-9 14-15 26-19l37-10c7-2 12-5 14-9s3-10 3-20c0-12-3-20-9-24-5-5-12-7-21-7-12 0-20 3-26 10-5 7-8 17-8 30zM1116 61h20v28h1c3-10 9-18 17-24 7-5 16-8 26-8 3 0 5 0 7 1v20c-3-1-6-1-9-1-11 0-21 4-29 13-8 8-13 20-13 38v112h-20zM1205 61h19v28h1c4-10 10-18 17-24 8-5 17-8 27-8 2 0 5 0 7 1v20c-3-1-7-1-10-1-11 0-20 4-29 13-8 8-12 20-13 38v112h-19zM1298 0h19v34h-19zM1298 61h19v179h-19zM1443 135c0-23-3-38-9-48-7-9-16-13-28-13s-21 4-27 13c-6 10-10 25-10 48zM1463 181c-2 19-8 34-17 45-10 12-23 17-39 18-19 0-33-7-43-22-10-14-16-38-16-71 0-32 5-55 16-71 10-15 25-23 44-23s34 7 43 21 13 36 13 66v8h-95v8c1 25 4 43 12 53 7 10 15 14 25 14 21 0 33-15 37-46zM1510 151c0 21 2 38 6 49 3 11 8 18 14 22 5 3 12 5 18 5 7 0 13-2 19-5 5-4 10-11 14-22 3-11 5-28 5-49 0-23-2-39-5-50-4-11-9-18-14-22-6-4-12-5-19-5-6 0-13 1-18 5-6 4-11 11-14 22-4 11-6 27-6 50zM1588 210h-1c-2 10-8 19-15 24-8 6-17 9-27 10-19 0-33-8-42-24-9-15-14-39-14-69 0-32 5-55 14-71 9-15 23-23 42-23 11 0 20 3 27 8 7 6 11 13 13 23h1v-88h20v240h-18zM1734 151c0 28 4 48 12 59 7 12 16 17 27 17s21-5 28-17c7-11 11-31 11-59 0-29-4-49-11-60-7-12-17-18-28-17-11-1-20 5-27 17-8 11-12 31-12 60zM1713 151c0-32 5-55 16-71 10-15 25-23 44-23s34 8 45 23c10 16 15 39 15 71 0 31-5 54-15 69-11 16-26 24-45 24s-34-8-44-24c-11-15-16-38-16-69zM1863 61h20v28h1c4-10 9-18 17-24 7-5 16-8 27-8 2 0 4 0 6 1v20c-3-1-6-1-9-1-11 0-21 4-29 13-8 8-13 20-13 38v112h-20z">
          <text:p/>
        </draw:path>
        <draw:path draw:style-name="gr1" draw:text-style-name="P1" draw:layer="layout" svg:width="2.065cm" svg:height="0.246cm" svg:x="17.577cm" svg:y="19.214cm" svg:viewBox="0 0 2066 247" svg:d="M19 154c0 21 2 38 6 49 3 11 8 18 14 22 5 4 11 5 18 5s13-1 19-5 10-11 14-22c3-11 5-28 5-49 0-22-2-38-5-49-4-11-8-18-14-22s-12-5-19-5-13 1-18 5c-6 4-11 11-14 22-4 11-6 27-6 49zM0 3h19v89h1c2-10 7-17 14-23 7-5 16-8 26-8 20 0 34 8 43 24 9 15 13 38 13 69s-4 54-13 69c-9 16-23 24-43 24-10 0-19-3-27-9-7-6-12-14-15-25h-1v30h-17zM234 138c-1-22-4-37-10-47-6-9-16-13-28-13s-21 4-27 13c-6 10-9 25-10 47zM253 184c-2 19-7 34-17 46-10 11-23 17-39 17-19 0-33-7-43-22-10-14-15-38-16-71 0-31 6-54 16-70 10-15 25-23 44-23 20 0 34 7 43 21s13 36 13 66v7h-95v8c1 25 5 43 12 53s15 15 25 14c21 0 34-15 37-46zM374 138c0-22-3-37-9-47-6-9-16-13-28-13s-21 4-27 13c-6 10-9 25-10 47zM394 184c-2 19-7 34-17 46-10 11-23 17-39 17-19 0-33-7-43-22-10-14-15-38-16-71 0-31 6-54 16-70 10-15 25-23 44-23 20 0 34 7 43 21s13 36 13 66v7h-95v8c1 25 5 43 12 53s15 15 25 14c21 0 34-15 37-46zM428 65h17v25h1c5-10 11-17 19-22 8-4 16-7 25-7 14 0 25 4 33 11 8 8 12 20 12 37v134h-20v-129c0-24-10-36-29-36-12 0-21 4-28 12-7 9-11 20-11 33v120h-19zM655 3h20v35h-20zM655 65h20v178h-20zM713 65h17v25h1c5-10 11-17 19-22 8-4 17-7 26-7 13 0 24 4 32 11 8 8 12 20 12 37v134h-20v-129c0-24-10-36-29-36-12 0-21 4-28 12-7 9-11 20-11 33v120h-19zM1018 142c-2 3-4 6-9 8-4 2-8 3-12 4l-17 5c-10 2-17 6-22 12s-8 14-8 24c0 11 3 19 8 25 5 7 11 10 20 10 12 0 22-4 29-13s11-21 11-37zM935 118c0-18 4-32 13-42s22-15 41-15c18 0 30 5 38 13 8 9 11 20 11 34v105c0 10 3 15 10 15h6v15c-4 1-7 2-9 2-8 0-15-1-19-4s-7-9-7-18v-6c-5 11-11 19-19 24-8 4-16 6-26 6-15 0-26-5-34-14-7-9-10-21-10-36 0-12 2-22 8-31 5-9 14-15 27-18l37-11c6-2 11-4 13-8 2-3 4-10 3-20 0-11-3-19-8-24-6-5-13-7-22-7-11 0-20 3-25 10-6 7-8 17-8 30zM1172 154c0 21 2 38 5 49 4 11 9 18 15 22 5 4 11 5 18 5s13-1 19-5c5-4 10-11 14-22 3-11 5-28 5-49 0-22-2-38-5-49-4-11-9-18-14-22-6-4-12-5-19-5s-13 1-18 5c-6 4-11 11-15 22-3 11-5 27-5 49zM1250 213h-1c-3 11-8 19-15 25-8 6-17 9-27 9-19 0-33-8-42-24-9-15-14-38-14-69s5-54 14-69c9-16 23-24 42-24 11 0 20 3 27 8 7 6 11 13 13 23h1v-89h20v240h-18zM1390 138c0-22-3-37-9-47-7-9-16-13-28-13s-21 4-27 13c-6 10-10 25-10 47zM1410 184c-2 19-8 34-17 46-10 11-23 17-39 17-19 0-33-7-43-22-10-14-16-38-16-71 0-31 5-54 16-70 10-15 25-23 44-23s34 7 43 21 13 36 13 66v7h-95v8c1 25 4 43 11 53 8 10 16 15 26 14 21 0 33-15 37-46zM1529 82h-24v-17h24v-21c0-8 1-15 3-22 1-7 5-12 11-16 5-4 13-6 24-6 3 0 5 0 7 1 2 0 4 0 6 0v17c-3-1-6-1-10-1-7 0-12 3-16 6-3 4-5 11-5 21v21h31v17h-31v161h-20zM1680 142c-2 3-5 6-9 8s-8 3-12 4l-17 5c-10 2-17 6-22 12s-8 14-8 24c0 11 3 19 8 25 5 7 11 10 20 10 12 0 22-4 29-13s11-21 11-37zM1597 118c0-18 4-32 13-42s22-15 41-15c18 0 30 5 38 13 7 9 11 20 11 34v105c0 10 3 15 10 15h6v15c-4 1-7 2-10 2-7 0-14-1-18-4-5-3-7-9-7-18v-6c-5 11-11 19-19 24-8 4-16 6-26 6-15 0-27-5-34-14s-11-21-11-36c0-12 3-22 9-31 5-9 14-15 27-18l37-11c6-2 11-4 13-8 2-3 3-10 3-20 0-11-3-19-8-24-6-5-13-7-22-7-11 0-20 3-25 10-6 7-8 17-8 30zM1846 184c-1 19-7 34-17 46-9 11-22 17-38 17-19 0-33-7-43-22-10-14-15-38-16-71 0-31 6-54 16-70 10-15 25-23 44-23 17 0 29 5 39 15 9 10 14 24 15 42h-20c-1-14-4-24-10-30-5-7-13-10-24-10-7 0-13 2-19 6s-11 12-14 23c-4 11-6 26-6 47 1 22 2 39 6 50 3 11 8 18 13 21 6 4 12 5 18 5 21 0 33-15 36-46zM1880 82h-24v-17h24v-50h19v50h31v17h-31v127c0 7 2 12 5 15s8 4 14 4c4 0 8-1 12-2v17c-2 1-7 2-13 2-14 0-23-2-29-7s-8-13-8-24zM1966 154c1 28 4 48 12 59 7 12 16 18 27 17 11 1 21-5 28-17 7-11 12-31 12-59s-5-48-12-59c-7-12-17-17-28-17s-20 5-27 17c-8 11-11 31-12 59zM1945 154c0-31 6-54 16-70 10-15 25-23 44-23 20 0 34 8 46 23 10 16 15 39 15 70s-5 54-15 70c-12 15-26 23-46 23-19 0-34-8-44-23-10-16-16-39-16-70z">
          <text:p/>
        </draw:path>
        <draw:path draw:style-name="gr1" draw:text-style-name="P1" draw:layer="layout" svg:width="1.307cm" svg:height="0.297cm" svg:x="18.332cm" svg:y="19.569cm" svg:viewBox="0 0 1308 298" svg:d="M0 61h20v27c4-10 10-17 17-23 8-5 17-8 27-8 2 0 5 0 7 1v20c-3-1-6-1-10-1-11 0-20 4-29 12-8 8-12 21-12 38v112h-20zM179 134c0-22-3-38-9-47s-16-14-28-14-21 5-27 14-9 25-10 47zM199 179c-2 21-7 36-17 47s-23 17-39 17c-19 1-33-7-43-21-10-15-15-38-16-73 0-30 6-54 16-69 10-16 25-23 44-23 20 0 34 7 43 21s13 36 13 65v7h-95v9c1 26 5 43 12 53s15 15 25 15c21 0 34-16 37-48zM234 0h19v239h-19zM371 138h-1c-1 3-4 5-8 7s-8 4-13 5l-16 4c-10 2-17 7-22 12-5 6-8 14-8 26 0 10 3 19 8 25s11 9 20 10c12 0 22-5 29-13 7-9 11-22 11-39zM288 114c0-19 4-33 13-43 9-9 22-14 41-14 18 0 30 4 38 13 7 8 11 20 11 34v106c0 10 3 15 10 15h6v14c-4 2-7 2-10 2-8 1-14-1-18-4-5-3-7-9-7-18v-6h-1c-4 12-10 20-18 24s-17 7-26 6c-16 0-27-4-34-13s-11-21-11-37c0-13 3-23 9-32 5-8 14-14 26-18l37-11c7-1 12-4 14-7 2-4 3-11 3-21 0-11-3-19-8-24-6-4-13-7-22-7-12 0-20 4-25 11-6 7-8 17-8 30zM440 77h-24v-16h24v-49h19v49h31v16h-31v129c0 7 2 12 5 14 3 3 8 5 14 5 4 0 8-1 12-2v16c-2 2-7 2-14 2-13 1-22-2-28-6-6-5-9-13-8-25zM512 0h20v34h-20zM512 61h20v178h-20zM582 149c0 28 4 49 11 61 7 11 17 17 29 17 11 0 20-6 28-17 7-12 11-33 11-61s-4-47-11-59c-8-11-17-17-28-17-12 0-22 6-29 17-7 12-11 31-11 59zM561 149c0-30 5-54 15-69 11-16 26-23 46-23 19 0 34 7 44 23 11 15 16 39 16 69 0 31-5 56-16 71-10 16-25 23-44 23-20 0-35-7-46-23-10-15-15-40-15-71zM712 61h18v24c5-9 12-17 20-21 7-5 16-7 25-7 13-1 24 3 32 11 8 7 12 19 12 36v135h-19v-129c0-24-10-37-30-37-12 1-21 5-28 13s-10 19-10 33v120h-20zM887 150c-12-5-21-11-26-18s-8-15-8-24c1-18 6-31 15-39 10-9 22-13 37-12 33 0 49 16 48 49v5h-20v-5c0-11-2-19-7-25-5-5-12-8-21-8-11 1-20 4-24 9-5 5-8 13-8 22 0 6 1 11 5 16 3 5 9 10 19 13l28 11c12 5 20 11 25 19s8 17 8 27c0 16-5 29-13 38-9 10-23 15-41 15-18 1-31-4-40-12-9-9-13-23-13-43v-7h19v6c0 26 11 39 34 40 10 0 19-3 25-9 6-5 9-13 9-23 0-8-2-16-5-21-4-5-10-10-19-13zM987 0h20v85h1c2-9 7-16 15-21s17-7 27-7c14-1 24 3 32 11 8 7 12 19 13 36v135h-20v-129c0-24-10-37-30-37-11 1-21 5-27 13-7 8-11 19-11 33v120h-20zM1133 0h19v34h-19zM1133 61h19v178h-19zM1287 150c0-21-2-38-5-49-4-11-8-18-14-22-5-4-11-6-18-6-11 1-21 6-28 16-4 6-7 14-8 24-2 9-3 22-3 37 0 21 2 39 6 50 3 10 8 18 14 21 5 4 12 6 18 6 7 0 13-2 19-6 6-3 10-11 14-21 4-11 5-29 5-50zM1192 61h17v25h1c3-8 8-15 15-21 8-5 17-8 28-8 19 0 33 8 42 23 9 16 14 39 13 70 0 30-4 54-13 70s-23 23-42 23c-11 0-20-3-27-8-7-6-12-13-14-22h-1v85h-19z">
          <text:p/>
        </draw:path>
        <draw:polygon draw:style-name="gr2" draw:text-style-name="P2" draw:layer="layout" svg:width="0.394cm" svg:height="0.389cm" svg:x="19.803cm" svg:y="18.745cm" svg:viewBox="0 0 395 390" draw:points="0,4 0,386 0,390 4,390 390,390 395,390 395,386 395,4 395,0 390,0 4,0 0,0">
          <text:p/>
        </draw:polygon>
        <draw:polygon draw:style-name="gr3" draw:text-style-name="P3" draw:layer="layout" svg:width="0.394cm" svg:height="0.389cm" svg:x="19.803cm" svg:y="18.745cm" svg:viewBox="0 0 395 390" draw:points="0,4 0,386 0,390 4,390 390,390 395,390 395,386 395,4 395,0 390,0 4,0 0,0">
          <text:p/>
        </draw:polygon>
        <draw:path draw:style-name="gr1" draw:text-style-name="P1" draw:layer="layout" svg:width="4.867cm" svg:height="0.298cm" svg:x="11.618cm" svg:y="20.457cm" svg:viewBox="0 0 4868 299" svg:d="M0 0h64c23 1 40 7 50 19 11 12 16 29 16 49 0 13-3 24-7 34-5 10-12 18-23 24s-25 9-43 10h-36v104h-21zM21 118h36c15 0 27-4 36-12 10-7 15-20 15-38s-4-30-13-38c-8-8-21-12-38-11h-36zM160 62h20v27h1c4-10 10-17 18-23 7-6 17-8 27-8 2 0 5 0 7 1v20c-3-1-7-1-10-1-11 0-21 4-29 12-9 8-13 21-14 38v112h-20zM343 135c-1-22-4-38-10-47-7-9-16-14-28-14s-22 5-28 14-10 25-10 47zM362 180c-1 21-7 36-17 47s-23 17-40 17c-19 1-33-7-44-21-10-15-15-39-15-73 0-30 5-54 16-69 10-16 25-23 45-23s34 7 43 21 14 36 14 65v7h-97v9c1 26 4 43 12 53 7 10 16 15 26 15 21 0 34-16 37-48zM504 180c-2 21-8 36-17 47-10 11-23 17-40 17-19 1-34-7-44-21-10-15-15-39-15-73 0-30 5-54 15-69 11-16 26-23 46-23 16 0 29 5 39 14 9 10 14 24 16 43h-20c-2-14-5-24-11-31-5-6-14-10-24-10-8 0-14 2-20 6s-11 12-15 23c-3 11-5 27-5 48 0 22 2 39 6 50 3 11 8 18 13 22 6 3 12 5 19 5 20 0 33-16 37-48zM534 0h21v35h-21zM534 62h21v178h-21zM625 151c-12-5-21-11-26-18-6-7-8-15-8-24 0-18 5-31 15-39 10-9 23-13 38-12 33 0 49 16 49 49v5h-20v-5c0-11-3-20-8-25s-12-8-21-8c-12 1-20 3-25 9-5 5-8 13-8 21 0 7 2 12 5 17s10 9 19 13l29 11c12 5 21 11 26 19s8 17 8 27c0 16-5 29-14 38-9 10-23 15-41 15-19 1-32-4-41-12-9-9-14-23-14-43v-7h20v6c0 26 12 39 34 40 11 0 20-3 26-9 6-5 9-13 9-23 0-8-1-16-5-21s-10-10-19-13zM814 135c0-22-4-38-10-47s-16-14-28-14-21 5-28 14c-6 9-9 25-10 47zM834 180c-2 21-8 36-18 47-9 11-23 17-40 17-18 1-33-7-43-21-11-15-16-39-16-73 0-30 5-54 16-69 10-16 26-23 45-23 20 0 34 7 43 21 10 14 14 36 14 65v7h-97v9c1 26 5 43 12 53s16 15 26 15c22 0 34-16 38-48zM948 62h20v27h1c4-10 10-17 17-23 8-6 17-8 28-8 2 0 4 0 7 1v20c-4-1-7-1-10-1-11 0-21 4-30 12-8 8-12 21-13 38v112h-20zM1130 135c0-22-3-38-10-47-6-9-15-14-27-14-13 0-22 5-28 14-7 9-10 25-10 47zM1150 180c-2 21-7 36-17 47s-23 17-40 17c-19 1-34-7-44-21-10-15-15-39-16-73 0-30 6-54 16-69 11-16 26-23 46-23 19 0 34 7 43 21s14 36 14 65v7h-97v9c0 26 4 43 11 53 8 10 16 15 27 15 21 0 33-16 37-48zM1189 0h20v240h-20zM1326 139h-1c-1 3-4 5-8 7-5 2-9 4-13 5l-17 4c-10 2-17 7-23 12-5 6-7 14-7 26 0 10 2 19 7 25s12 9 21 10c12 0 22-5 30-13 7-9 11-22 11-39zM1241 115c0-19 4-33 13-43 9-9 23-14 42-14 18 0 31 4 39 13 8 8 11 20 11 34v106c0 10 3 15 10 15h6v14c-3 2-7 2-9 2-8 0-15-1-19-4-5-3-7-9-7-18v-6h-1c-4 12-10 20-18 24s-17 7-28 6c-15 0-26-4-34-13-7-9-11-21-11-37 0-13 3-23 9-32 6-8 15-14 27-18l38-11c7-1 11-4 14-7 2-4 3-11 3-21 0-11-3-19-9-24-5-5-13-7-22-7-12 0-20 4-26 11-5 7-8 17-8 30zM1396 78h-25v-16h25v-49h20v49h31v16h-31v129c0 7 2 12 5 14 3 3 8 5 14 5 4 0 8-1 12-2v16c-2 2-7 2-14 2-13 0-23-2-29-6-6-5-8-13-8-25zM1470 0h20v35h-20zM1470 62h20v178h-20zM1544 150c1 28 4 49 12 61 7 11 17 17 28 17 12 0 21-6 28-17 8-12 12-33 12-61s-4-47-12-59c-7-11-16-17-28-17-11 0-21 6-28 17-8 12-11 31-12 59zM1523 150c0-30 5-54 16-69 10-16 26-23 45-23 20 0 35 7 45 23 11 15 16 39 16 69 0 31-5 56-16 71-10 16-25 23-45 23-19 0-35-7-45-23-11-15-16-40-16-71zM1676 62h18v24h1c5-9 12-17 20-21 8-5 16-7 25-7 14-1 25 3 33 11 8 7 13 19 13 36v135h-20v-129c0-24-10-37-31-37-11 1-21 5-28 13s-11 19-11 33v120h-20zM1855 151c-13-5-22-11-27-18s-8-15-7-24c0-18 5-31 15-39 9-9 22-13 37-12 33 0 50 16 49 49v5h-20v-5c0-11-2-20-7-25s-13-8-22-8c-11 1-20 3-25 9-5 5-7 13-7 21-1 7 1 12 4 17s10 9 20 13l29 11c12 5 20 11 25 19 6 8 8 17 8 27 0 16-4 29-13 38-9 10-23 15-42 15-18 1-32-4-41-12-9-9-13-23-13-43v-7h20v6c0 26 11 39 34 40 11 0 19-3 25-9 7-5 10-13 10-23 0-8-2-16-6-21-3-5-9-10-18-13zM1956 0h20v86h1c3-9 8-16 16-21s17-7 28-7c13-1 24 3 33 11 8 7 12 19 12 36v135h-20v-129c0-24-10-37-30-37-12 1-22 5-29 13s-10 19-11 33v120h-20zM2106 0h20v35h-20zM2106 62h20v178h-20zM2261 151c0-22-2-38-5-49-4-11-8-18-14-22s-12-6-19-6c-11 1-21 6-28 16-4 6-7 14-9 24-1 9-2 21-2 37 0 21 2 39 5 49 4 11 9 19 15 22 5 4 12 6 19 6 6 0 13-2 19-6 5-3 10-11 14-22 4-10 5-28 5-49zM2164 62h18v25c4-8 9-15 16-21 8-5 17-8 28-8 20 0 34 7 43 23 10 16 14 39 14 70 0 30-5 54-14 70-9 15-24 23-43 23-11 0-20-3-27-8-8-6-12-13-15-22v85h-20zM2404 78h-25v-16h25v-49h20v49h31v16h-31v129c0 7 1 12 4 14 3 3 8 5 15 5 4 0 8-1 12-2v16c-2 2-7 2-14 2-13 0-23-2-29-6-6-5-9-13-8-25zM2489 150c0 28 4 49 11 61 8 11 17 17 28 17 12 0 21-6 29-17 7-12 11-33 11-61s-4-47-11-59c-8-11-17-17-29-17-11 0-20 6-28 17-7 12-11 31-11 59zM2467 150c0-30 5-54 16-69 11-16 26-23 45-23 20 0 35 7 46 23 10 15 16 39 16 69 0 31-6 56-16 71-11 16-26 23-46 23-19 0-34-7-45-23-11-15-16-40-16-71zM2706 78h-25v-16h25v-49h20v49h31v16h-31v129c0 7 2 12 5 14 3 3 8 5 14 5 4 0 8-1 12-2v16c-2 2-7 2-14 2-13 0-23-2-29-6-5-5-8-13-8-25zM2779 0h20v86h1c2-9 7-16 15-21s17-7 28-7c14-1 25 3 33 11 8 7 12 19 13 36v135h-21v-129c0-24-10-37-30-37-12 1-21 5-28 13s-11 19-11 33v120h-20zM3019 135c0-22-4-38-10-47s-16-14-28-14-21 5-28 14c-6 9-9 25-10 47zM3039 180c-2 21-8 36-18 47-9 11-23 17-40 17-18 1-33-7-43-21-11-15-16-39-16-73 0-30 5-54 16-69 10-16 26-23 45-23 20 0 34 7 43 21 10 14 14 36 14 65v7h-97v9c1 26 5 43 12 53s16 15 26 15c22 0 34-16 38-48zM3153 62h18v24c5-9 11-17 19-21 8-5 17-7 27-7s19 3 25 9c7 5 10 13 12 22 4-10 10-18 17-23 8-6 17-8 29-8s22 3 29 11c8 7 11 19 12 34v137h-20v-134c-1-21-10-31-28-32-10 1-19 5-26 13s-10 19-10 33v120h-20v-134c-1-21-10-31-28-32-10 1-19 5-26 13-6 8-10 19-10 33v120h-20zM3463 139c-2 3-4 5-9 7-4 2-8 4-13 5l-16 4c-10 2-18 7-23 12-5 6-8 14-8 26 0 10 3 19 8 25s12 9 20 10c13 0 23-5 30-13 7-9 11-22 11-39zM3378 115c0-19 5-33 14-43 9-9 23-14 41-14 19 0 32 4 39 13 8 8 12 20 11 34v106c0 10 4 15 11 15h6v14c-4 2-7 2-10 2-8 0-14-1-19-4-4-3-7-9-7-18v-6c-4 12-11 20-19 24s-17 7-27 6c-15 0-27-4-34-13-8-9-11-21-11-37 0-13 3-23 8-32 6-8 15-14 28-18l37-11c7-1 12-4 14-7 3-4 4-11 3-21 0-11-3-19-8-24-6-5-13-7-22-7-12 0-21 4-26 11-6 7-8 17-8 30zM3526 0h20v35h-20zM3526 62h20v178h-20zM3588 62h18v24h1c5-9 11-17 19-21 8-5 17-7 26-7 14-1 25 3 33 11 8 7 12 19 13 36v135h-21v-129c0-24-10-37-30-37-12 1-21 5-28 13s-11 19-11 33v120h-20zM3897 139c-2 3-5 5-9 7s-9 4-13 5l-17 4c-10 2-17 7-22 12-5 6-8 14-8 26 0 10 2 19 7 25 6 6 12 9 21 10 13 0 22-5 30-13 7-9 11-22 11-39zM3812 115c0-19 5-33 14-43 9-9 22-14 41-14 18 0 31 4 39 13 8 8 11 20 11 34v106c0 10 4 15 11 15h5v14c-3 2-6 2-9 2-8 0-14-1-19-4s-7-9-7-18v-6c-5 12-11 20-19 24s-17 7-27 6c-16 0-27-4-34-13-8-9-11-21-11-37 0-13 2-23 8-32 6-8 15-14 27-18l38-11c7-1 12-4 14-7 2-4 3-11 3-21 0-11-3-19-8-24-6-5-13-7-23-7-11 0-20 4-25 11-6 7-9 17-9 30zM4055 151c0-22-2-38-5-49-4-11-8-18-14-22s-12-6-19-6c-11 1-21 6-28 16-4 6-7 14-9 24-1 9-2 21-2 37 0 21 2 39 5 49 4 11 9 19 15 22 5 4 12 6 19 6 6 0 13-2 18-6 6-3 11-11 15-22 4-10 5-28 5-49zM3958 62h18v25c4-8 9-15 16-21 8-5 17-8 28-8 20 0 34 7 43 23 10 16 14 39 14 70 0 30-5 54-14 70-9 15-24 23-43 23-11 0-20-3-27-8-8-6-12-13-15-22v85h-20zM4204 151c-1-22-3-38-6-49-4-11-8-18-14-22s-12-6-19-6c-11 1-21 6-28 16-4 6-7 14-9 24-1 9-2 21-2 37 0 21 2 39 5 49 4 11 9 19 15 22 5 4 12 6 19 6 6 0 13-2 19-6 6-3 10-11 14-22 4-10 6-28 6-49zM4106 62h18v25h1c3-8 8-15 15-21 8-5 17-8 28-8 20 0 34 7 44 23 9 16 13 39 13 70 0 30-5 54-14 70-9 15-24 23-43 23-11 0-20-3-27-8-7-6-12-13-14-22h-1v85h-20zM4257 0h20v240h-20zM4321 0h20v35h-20zM4321 62h20v178h-20zM4490 180c-2 21-7 36-17 47s-23 17-40 17c-19 1-33-7-43-21-11-15-16-39-16-73 0-30 5-54 16-69 10-16 25-23 45-23 17 0 30 5 39 14 9 10 15 24 16 43h-20c-1-14-5-24-10-31-6-6-14-10-25-10-7 0-14 2-20 6s-11 12-14 23c-4 11-6 27-6 48 0 22 2 39 6 50 3 11 8 18 14 22 5 3 12 5 18 5 21 0 33-16 37-48zM4598 139c-2 3-5 5-9 7s-9 4-13 5l-17 4c-10 2-17 7-22 12-5 6-8 14-8 26 0 10 2 19 7 25 6 6 12 9 21 10 13 0 22-5 30-13 7-9 11-22 11-39zM4513 115c0-19 5-33 14-43 9-9 22-14 41-14 18 0 31 4 39 13 8 8 11 20 11 34v106c0 10 4 15 11 15h5v14c-3 2-6 2-9 2-8 0-14-1-19-4s-7-9-7-18v-6c-5 12-11 20-19 24s-17 7-27 6c-16 0-27-4-34-13-8-9-11-21-11-37 0-13 2-23 8-32 6-8 15-14 27-18l38-11c7-1 12-4 14-7 2-4 3-11 3-21 0-11-3-19-8-24-6-5-13-7-23-7-11 0-20 4-25 11-6 7-9 17-9 30zM4659 62h18v24h1c5-9 12-17 20-21 8-5 16-7 25-7 14-1 25 3 33 11 8 7 13 19 13 36v135h-20v-129c0-24-10-37-31-37-12 1-21 5-28 13s-11 19-11 33v120h-20zM4817 78h-24v-16h24v-49h20v49h31v16h-31v129c0 7 2 12 5 14 3 3 8 5 14 5 4 0 8-1 12-2v16c-2 2-7 2-14 2-13 0-23-2-29-6-5-5-8-13-8-25z">
          <text:p/>
        </draw:path>
        <draw:line draw:style-name="gr3" draw:text-style-name="P3" draw:layer="layout" svg:x1="11.599cm" svg:y1="20.853cm" svg:x2="20.209cm" svg:y2="20.853cm">
          <text:p/>
        </draw:line>
        <draw:line draw:style-name="gr3" draw:text-style-name="P3" draw:layer="layout" svg:x1="11.603cm" svg:y1="21.45cm" svg:x2="11.603cm" svg:y2="20.857cm">
          <text:p/>
        </draw:line>
        <draw:line draw:style-name="gr3" draw:text-style-name="P3" draw:layer="layout" svg:x1="20.205cm" svg:y1="21.45cm" svg:x2="20.205cm" svg:y2="20.857cm">
          <text:p/>
        </draw:line>
        <draw:line draw:style-name="gr3" draw:text-style-name="P3" draw:layer="layout" svg:x1="11.599cm" svg:y1="21.454cm" svg:x2="20.209cm" svg:y2="21.454cm">
          <text:p/>
        </draw:line>
        <draw:line draw:style-name="gr3" draw:text-style-name="P3" draw:layer="layout" svg:x1="11.603cm" svg:y1="22.047cm" svg:x2="11.603cm" svg:y2="21.458cm">
          <text:p/>
        </draw:line>
        <draw:line draw:style-name="gr3" draw:text-style-name="P3" draw:layer="layout" svg:x1="20.205cm" svg:y1="22.047cm" svg:x2="20.205cm" svg:y2="21.458cm">
          <text:p/>
        </draw:line>
        <draw:line draw:style-name="gr3" draw:text-style-name="P3" draw:layer="layout" svg:x1="11.599cm" svg:y1="22.051cm" svg:x2="20.209cm" svg:y2="22.051cm">
          <text:p/>
        </draw:line>
        <draw:path draw:style-name="gr2" draw:text-style-name="P2" draw:layer="layout" svg:width="18.606cm" svg:height="14.838cm" svg:x="1.553cm" svg:y="10.164cm" svg:viewBox="0 0 18607 14839" svg:d="M4 1168h7808v504h-7808zM1804 5630h6706v504h-6706zM1804 6388h6706v504h-6706zM0 8043h8506v508h-8506zM1799 11997h6703v505h-6703zM1799 12768h6703v504h-6703zM4 14335h8506v504h-8506zM10102 0h8505v504h-8505zM10102 597h8505v503h-8505zM10102 1202h5203v504h-5203zM16401 1194h2206v503h-2206zM12401 4038h6201v504h-6201zM12401 4805h6201v503h-6201z">
          <text:p/>
        </draw:path>
        <draw:frame draw:style-name="gr7" draw:text-style-name="P6" draw:layer="layout" svg:width="8.128cm" svg:height="0.889cm" svg:x="11.722cm" svg:y="7.912cm">
          <draw:text-box>
            <text:p text:style-name="P5"><text:span text:style-name="T1">MATERNAL RELATIV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8T12:16:44.229622553</dc:date>
    <meta:editing-duration>PT5M28S</meta:editing-duration>
    <meta:editing-cycles>2</meta:editing-cycles>
    <meta:generator>LibreOffice/6.4.7.2$Linux_X86_64 LibreOffice_project/40$Build-2</meta:generator>
    <meta:document-statistic meta:object-count="415"/>
  </office:meta>
</office:document-meta>
</file>